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298cm"/>
    </style:style>
    <style:style style:name="co3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utput sigmoid" table:style-name="ta1">
        <table:shapes>
          <draw:frame draw:z-index="0" draw:style-name="gr1" draw:text-style-name="P1" svg:width="24.083cm" svg:height="12.968cm" svg:x="19.151cm" svg:y="1.455cm">
            <draw:object draw:notify-on-update-of-ranges="'output sigmoid'.H1:'output sigmoid'.H1 'output sigmoid'.H2:'output sigmoid'.H231 'output sigmoid'.I2:'output sigmoid'.I231 'output sigmoid'.I2:'output sigmoid'.I2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  <table:table-cell table:number-columns-repeated="2"/>
        </table:table-row>
        <table:table-row table:style-name="ro1">
          <table:table-cell office:value-type="float" office:value="-36.25" calcext:value-type="float">
            <text:p>-36.25</text:p>
          </table:table-cell>
          <table:table-cell office:value-type="float" office:value="193.75" calcext:value-type="float">
            <text:p>193.75</text:p>
          </table:table-cell>
          <table:table-cell office:value-type="float" office:value="-228.75" calcext:value-type="float">
            <text:p>-228.75</text:p>
          </table:table-cell>
          <table:table-cell office:value-type="float" office:value="-63.75" calcext:value-type="float">
            <text:p>-63.75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table:formula="of:=AVERAGE([.A2:.E2])" office:value-type="float" office:value="-28" calcext:value-type="float">
            <text:p>-28</text:p>
          </table:table-cell>
          <table:table-cell table:formula="of:=STDEV([.A2:.E2])/SQRT(COUNT([.A2:.E2]))" office:value-type="float" office:value="67.582819562371" calcext:value-type="float">
            <text:p>67.582819562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8.75" calcext:value-type="float">
            <text:p>218.75</text:p>
          </table:table-cell>
          <table:table-cell office:value-type="float" office:value="92.5" calcext:value-type="float">
            <text:p>92.5</text:p>
          </table:table-cell>
          <table:table-cell office:value-type="float" office:value="165" calcext:value-type="float">
            <text:p>165</text:p>
          </table:table-cell>
          <table:table-cell office:value-type="float" office:value="28.75" calcext:value-type="float">
            <text:p>28.75</text:p>
          </table:table-cell>
          <table:table-cell table:number-columns-repeated="2"/>
          <table:table-cell table:formula="of:=AVERAGE([.A3:.E3])" office:value-type="float" office:value="110" calcext:value-type="float">
            <text:p>110</text:p>
          </table:table-cell>
          <table:table-cell table:formula="of:=STDEV([.A3:.E3])/SQRT(COUNT([.A3:.E3]))" office:value-type="float" office:value="36.0446771382405" calcext:value-type="float">
            <text:p>36.0446771382</text:p>
          </table:table-cell>
          <table:table-cell table:number-columns-repeated="2"/>
        </table:table-row>
        <table:table-row table:style-name="ro1">
          <table:table-cell office:value-type="float" office:value="-36.25" calcext:value-type="float">
            <text:p>-36.25</text:p>
          </table:table-cell>
          <table:table-cell office:value-type="float" office:value="38.75" calcext:value-type="float">
            <text:p>38.75</text:p>
          </table:table-cell>
          <table:table-cell office:value-type="float" office:value="81.25" calcext:value-type="float">
            <text:p>81.25</text:p>
          </table:table-cell>
          <table:table-cell office:value-type="float" office:value="265" calcext:value-type="float">
            <text:p>265</text:p>
          </table:table-cell>
          <table:table-cell office:value-type="float" office:value="-57.5" calcext:value-type="float">
            <text:p>-57.5</text:p>
          </table:table-cell>
          <table:table-cell table:number-columns-repeated="2"/>
          <table:table-cell table:formula="of:=AVERAGE([.A4:.E4])" office:value-type="float" office:value="58.25" calcext:value-type="float">
            <text:p>58.25</text:p>
          </table:table-cell>
          <table:table-cell table:formula="of:=STDEV([.A4:.E4])/SQRT(COUNT([.A4:.E4]))" office:value-type="float" office:value="57.4382820947841" calcext:value-type="float">
            <text:p>57.4382820948</text:p>
          </table:table-cell>
          <table:table-cell table:number-columns-repeated="2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192.5" calcext:value-type="float">
            <text:p>192.5</text:p>
          </table:table-cell>
          <table:table-cell office:value-type="float" office:value="72.5" calcext:value-type="float">
            <text:p>72.5</text:p>
          </table:table-cell>
          <table:table-cell office:value-type="float" office:value="263.75" calcext:value-type="float">
            <text:p>263.7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AVERAGE([.A5:.E5])" office:value-type="float" office:value="78.75" calcext:value-type="float">
            <text:p>78.75</text:p>
          </table:table-cell>
          <table:table-cell table:formula="of:=STDEV([.A5:.E5])/SQRT(COUNT([.A5:.E5]))" office:value-type="float" office:value="79.9355208902776" calcext:value-type="float">
            <text:p>79.935520890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3.75" calcext:value-type="float">
            <text:p>283.75</text:p>
          </table:table-cell>
          <table:table-cell office:value-type="float" office:value="262.5" calcext:value-type="float">
            <text:p>262.5</text:p>
          </table:table-cell>
          <table:table-cell office:value-type="float" office:value="245" calcext:value-type="float">
            <text:p>245</text:p>
          </table:table-cell>
          <table:table-cell office:value-type="float" office:value="376.25" calcext:value-type="float">
            <text:p>376.25</text:p>
          </table:table-cell>
          <table:table-cell table:number-columns-repeated="2"/>
          <table:table-cell table:formula="of:=AVERAGE([.A6:.E6])" office:value-type="float" office:value="233.5" calcext:value-type="float">
            <text:p>233.5</text:p>
          </table:table-cell>
          <table:table-cell table:formula="of:=STDEV([.A6:.E6])/SQRT(COUNT([.A6:.E6]))" office:value-type="float" office:value="62.6091546820431" calcext:value-type="float">
            <text:p>62.609154682</text:p>
          </table:table-cell>
          <table:table-cell table:number-columns-repeated="2"/>
        </table:table-row>
        <table:table-row table:style-name="ro1">
          <table:table-cell office:value-type="float" office:value="131.25" calcext:value-type="float">
            <text:p>131.25</text:p>
          </table:table-cell>
          <table:table-cell office:value-type="float" office:value="65" calcext:value-type="float">
            <text:p>65</text:p>
          </table:table-cell>
          <table:table-cell office:value-type="float" office:value="235" calcext:value-type="float">
            <text:p>235</text:p>
          </table:table-cell>
          <table:table-cell office:value-type="float" office:value="372.5" calcext:value-type="float">
            <text:p>372.5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table:formula="of:=AVERAGE([.A7:.E7])" office:value-type="float" office:value="158.75" calcext:value-type="float">
            <text:p>158.75</text:p>
          </table:table-cell>
          <table:table-cell table:formula="of:=STDEV([.A7:.E7])/SQRT(COUNT([.A7:.E7]))" office:value-type="float" office:value="66.9047830876089" calcext:value-type="float">
            <text:p>66.9047830876</text:p>
          </table:table-cell>
          <table:table-cell table:number-columns-repeated="2"/>
        </table:table-row>
        <table:table-row table:style-name="ro1">
          <table:table-cell office:value-type="float" office:value="106.25" calcext:value-type="float">
            <text:p>106.25</text:p>
          </table:table-cell>
          <table:table-cell office:value-type="float" office:value="355" calcext:value-type="float">
            <text:p>355</text:p>
          </table:table-cell>
          <table:table-cell office:value-type="float" office:value="160" calcext:value-type="float">
            <text:p>160</text:p>
          </table:table-cell>
          <table:table-cell office:value-type="float" office:value="245" calcext:value-type="float">
            <text:p>245</text:p>
          </table:table-cell>
          <table:table-cell office:value-type="float" office:value="161.25" calcext:value-type="float">
            <text:p>161.25</text:p>
          </table:table-cell>
          <table:table-cell table:number-columns-repeated="2"/>
          <table:table-cell table:formula="of:=AVERAGE([.A8:.E8])" office:value-type="float" office:value="205.5" calcext:value-type="float">
            <text:p>205.5</text:p>
          </table:table-cell>
          <table:table-cell table:formula="of:=STDEV([.A8:.E8])/SQRT(COUNT([.A8:.E8]))" office:value-type="float" office:value="43.4680198536809" calcext:value-type="float">
            <text:p>43.4680198537</text:p>
          </table:table-cell>
          <table:table-cell table:number-columns-repeated="2"/>
        </table:table-row>
        <table:table-row table:style-name="ro1">
          <table:table-cell office:value-type="float" office:value="-3.75" calcext:value-type="float">
            <text:p>-3.75</text:p>
          </table:table-cell>
          <table:table-cell office:value-type="float" office:value="428.75" calcext:value-type="float">
            <text:p>428.75</text:p>
          </table:table-cell>
          <table:table-cell office:value-type="float" office:value="263.75" calcext:value-type="float">
            <text:p>263.75</text:p>
          </table:table-cell>
          <table:table-cell office:value-type="float" office:value="352.5" calcext:value-type="float">
            <text:p>352.5</text:p>
          </table:table-cell>
          <table:table-cell office:value-type="float" office:value="118.75" calcext:value-type="float">
            <text:p>118.75</text:p>
          </table:table-cell>
          <table:table-cell table:number-columns-repeated="2"/>
          <table:table-cell table:formula="of:=AVERAGE([.A9:.E9])" office:value-type="float" office:value="232" calcext:value-type="float">
            <text:p>232</text:p>
          </table:table-cell>
          <table:table-cell table:formula="of:=STDEV([.A9:.E9])/SQRT(COUNT([.A9:.E9]))" office:value-type="float" office:value="78.3078859374967" calcext:value-type="float">
            <text:p>78.3078859375</text:p>
          </table:table-cell>
          <table:table-cell table:number-columns-repeated="2"/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256.25" calcext:value-type="float">
            <text:p>256.25</text:p>
          </table:table-cell>
          <table:table-cell office:value-type="float" office:value="190" calcext:value-type="float">
            <text:p>190</text:p>
          </table:table-cell>
          <table:table-cell office:value-type="float" office:value="370" calcext:value-type="float">
            <text:p>370</text:p>
          </table:table-cell>
          <table:table-cell office:value-type="float" office:value="143.75" calcext:value-type="float">
            <text:p>143.75</text:p>
          </table:table-cell>
          <table:table-cell table:number-columns-repeated="2"/>
          <table:table-cell table:formula="of:=AVERAGE([.A10:.E10])" office:value-type="float" office:value="200.25" calcext:value-type="float">
            <text:p>200.25</text:p>
          </table:table-cell>
          <table:table-cell table:formula="of:=STDEV([.A10:.E10])/SQRT(COUNT([.A10:.E10]))" office:value-type="float" office:value="55.0133506523644" calcext:value-type="float">
            <text:p>55.013350652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3.75" calcext:value-type="float">
            <text:p>353.75</text:p>
          </table:table-cell>
          <table:table-cell office:value-type="float" office:value="386.25" calcext:value-type="float">
            <text:p>386.25</text:p>
          </table:table-cell>
          <table:table-cell office:value-type="float" office:value="313.75" calcext:value-type="float">
            <text:p>313.75</text:p>
          </table:table-cell>
          <table:table-cell office:value-type="float" office:value="335" calcext:value-type="float">
            <text:p>335</text:p>
          </table:table-cell>
          <table:table-cell table:number-columns-repeated="2"/>
          <table:table-cell table:formula="of:=AVERAGE([.A11:.E11])" office:value-type="float" office:value="280.75" calcext:value-type="float">
            <text:p>280.75</text:p>
          </table:table-cell>
          <table:table-cell table:formula="of:=STDEV([.A11:.E11])/SQRT(COUNT([.A11:.E11]))" office:value-type="float" office:value="67.4960647000994" calcext:value-type="float">
            <text:p>67.4960647001</text:p>
          </table:table-cell>
          <table:table-cell table:number-columns-repeated="2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66.25" calcext:value-type="float">
            <text:p>466.25</text:p>
          </table:table-cell>
          <table:table-cell office:value-type="float" office:value="241.25" calcext:value-type="float">
            <text:p>241.25</text:p>
          </table:table-cell>
          <table:table-cell office:value-type="float" office:value="282.5" calcext:value-type="float">
            <text:p>282.5</text:p>
          </table:table-cell>
          <table:table-cell office:value-type="float" office:value="335" calcext:value-type="float">
            <text:p>335</text:p>
          </table:table-cell>
          <table:table-cell table:number-columns-repeated="2"/>
          <table:table-cell table:formula="of:=AVERAGE([.A12:.E12])" office:value-type="float" office:value="263" calcext:value-type="float">
            <text:p>263</text:p>
          </table:table-cell>
          <table:table-cell table:formula="of:=STDEV([.A12:.E12])/SQRT(COUNT([.A12:.E12]))" office:value-type="float" office:value="78.0630754582472" calcext:value-type="float">
            <text:p>78.063075458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30" calcext:value-type="float">
            <text:p>330</text:p>
          </table:table-cell>
          <table:table-cell office:value-type="float" office:value="262.5" calcext:value-type="float">
            <text:p>262.5</text:p>
          </table:table-cell>
          <table:table-cell office:value-type="float" office:value="233.75" calcext:value-type="float">
            <text:p>233.75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table:formula="of:=AVERAGE([.A13:.E13])" office:value-type="float" office:value="190.5" calcext:value-type="float">
            <text:p>190.5</text:p>
          </table:table-cell>
          <table:table-cell table:formula="of:=STDEV([.A13:.E13])/SQRT(COUNT([.A13:.E13]))" office:value-type="float" office:value="56.7210829410018" calcext:value-type="float">
            <text:p>56.72108294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3.75" calcext:value-type="float">
            <text:p>343.75</text:p>
          </table:table-cell>
          <table:table-cell office:value-type="float" office:value="268.75" calcext:value-type="float">
            <text:p>268.75</text:p>
          </table:table-cell>
          <table:table-cell office:value-type="float" office:value="206.25" calcext:value-type="float">
            <text:p>206.25</text:p>
          </table:table-cell>
          <table:table-cell office:value-type="float" office:value="-23.75" calcext:value-type="float">
            <text:p>-23.75</text:p>
          </table:table-cell>
          <table:table-cell table:number-columns-repeated="2"/>
          <table:table-cell table:formula="of:=AVERAGE([.A14:.E14])" office:value-type="float" office:value="162" calcext:value-type="float">
            <text:p>162</text:p>
          </table:table-cell>
          <table:table-cell table:formula="of:=STDEV([.A14:.E14])/SQRT(COUNT([.A14:.E14]))" office:value-type="float" office:value="71.588668796116" calcext:value-type="float">
            <text:p>71.588668796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7.5" calcext:value-type="float">
            <text:p>397.5</text:p>
          </table:table-cell>
          <table:table-cell office:value-type="float" office:value="308.75" calcext:value-type="float">
            <text:p>308.75</text:p>
          </table:table-cell>
          <table:table-cell office:value-type="float" office:value="226.25" calcext:value-type="float">
            <text:p>226.25</text:p>
          </table:table-cell>
          <table:table-cell office:value-type="float" office:value="62.5" calcext:value-type="float">
            <text:p>62.5</text:p>
          </table:table-cell>
          <table:table-cell table:number-columns-repeated="2"/>
          <table:table-cell table:formula="of:=AVERAGE([.A15:.E15])" office:value-type="float" office:value="211" calcext:value-type="float">
            <text:p>211</text:p>
          </table:table-cell>
          <table:table-cell table:formula="of:=STDEV([.A15:.E15])/SQRT(COUNT([.A15:.E15]))" office:value-type="float" office:value="66.8667050930431" calcext:value-type="float">
            <text:p>66.866705093</text:p>
          </table:table-cell>
          <table:table-cell table:number-columns-repeated="2"/>
        </table:table-row>
        <table:table-row table:style-name="ro1">
          <table:table-cell office:value-type="float" office:value="158.75" calcext:value-type="float">
            <text:p>158.75</text:p>
          </table:table-cell>
          <table:table-cell office:value-type="float" office:value="475" calcext:value-type="float">
            <text:p>475</text:p>
          </table:table-cell>
          <table:table-cell office:value-type="float" office:value="300" calcext:value-type="float">
            <text:p>300</text:p>
          </table:table-cell>
          <table:table-cell office:value-type="float" office:value="265" calcext:value-type="float">
            <text:p>26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AVERAGE([.A16:.E16])" office:value-type="float" office:value="243.75" calcext:value-type="float">
            <text:p>243.75</text:p>
          </table:table-cell>
          <table:table-cell table:formula="of:=STDEV([.A16:.E16])/SQRT(COUNT([.A16:.E16]))" office:value-type="float" office:value="75.6244834693104" calcext:value-type="float">
            <text:p>75.6244834693</text:p>
          </table:table-cell>
          <table:table-cell table:number-columns-repeated="2"/>
        </table:table-row>
        <table:table-row table:style-name="ro1">
          <table:table-cell office:value-type="float" office:value="113.75" calcext:value-type="float">
            <text:p>113.75</text:p>
          </table:table-cell>
          <table:table-cell office:value-type="float" office:value="352.5" calcext:value-type="float">
            <text:p>352.5</text:p>
          </table:table-cell>
          <table:table-cell office:value-type="float" office:value="195" calcext:value-type="float">
            <text:p>195</text:p>
          </table:table-cell>
          <table:table-cell office:value-type="float" office:value="208.75" calcext:value-type="float">
            <text:p>208.75</text:p>
          </table:table-cell>
          <table:table-cell office:value-type="float" office:value="23.75" calcext:value-type="float">
            <text:p>23.75</text:p>
          </table:table-cell>
          <table:table-cell table:number-columns-repeated="2"/>
          <table:table-cell table:formula="of:=AVERAGE([.A17:.E17])" office:value-type="float" office:value="178.75" calcext:value-type="float">
            <text:p>178.75</text:p>
          </table:table-cell>
          <table:table-cell table:formula="of:=STDEV([.A17:.E17])/SQRT(COUNT([.A17:.E17]))" office:value-type="float" office:value="54.590807376334" calcext:value-type="float">
            <text:p>54.5908073763</text:p>
          </table:table-cell>
          <table:table-cell table:number-columns-repeated="2"/>
        </table:table-row>
        <table:table-row table:style-name="ro1">
          <table:table-cell office:value-type="float" office:value="71.25" calcext:value-type="float">
            <text:p>71.25</text:p>
          </table:table-cell>
          <table:table-cell office:value-type="float" office:value="261.25" calcext:value-type="float">
            <text:p>261.25</text:p>
          </table:table-cell>
          <table:table-cell office:value-type="float" office:value="273.75" calcext:value-type="float">
            <text:p>273.75</text:p>
          </table:table-cell>
          <table:table-cell office:value-type="float" office:value="270" calcext:value-type="float">
            <text:p>270</text:p>
          </table:table-cell>
          <table:table-cell office:value-type="float" office:value="18.75" calcext:value-type="float">
            <text:p>18.75</text:p>
          </table:table-cell>
          <table:table-cell table:number-columns-repeated="2"/>
          <table:table-cell table:formula="of:=AVERAGE([.A18:.E18])" office:value-type="float" office:value="179" calcext:value-type="float">
            <text:p>179</text:p>
          </table:table-cell>
          <table:table-cell table:formula="of:=STDEV([.A18:.E18])/SQRT(COUNT([.A18:.E18]))" office:value-type="float" office:value="55.3686508775498" calcext:value-type="float">
            <text:p>55.3686508775</text:p>
          </table:table-cell>
          <table:table-cell table:number-columns-repeated="2"/>
        </table:table-row>
        <table:table-row table:style-name="ro1">
          <table:table-cell office:value-type="float" office:value="137.5" calcext:value-type="float">
            <text:p>137.5</text:p>
          </table:table-cell>
          <table:table-cell office:value-type="float" office:value="403.75" calcext:value-type="float">
            <text:p>403.75</text:p>
          </table:table-cell>
          <table:table-cell office:value-type="float" office:value="166.25" calcext:value-type="float">
            <text:p>166.25</text:p>
          </table:table-cell>
          <table:table-cell office:value-type="float" office:value="266.25" calcext:value-type="float">
            <text:p>266.25</text:p>
          </table:table-cell>
          <table:table-cell office:value-type="float" office:value="53.75" calcext:value-type="float">
            <text:p>53.75</text:p>
          </table:table-cell>
          <table:table-cell table:number-columns-repeated="2"/>
          <table:table-cell table:formula="of:=AVERAGE([.A19:.E19])" office:value-type="float" office:value="205.5" calcext:value-type="float">
            <text:p>205.5</text:p>
          </table:table-cell>
          <table:table-cell table:formula="of:=STDEV([.A19:.E19])/SQRT(COUNT([.A19:.E19]))" office:value-type="float" office:value="60.0775540447512" calcext:value-type="float">
            <text:p>60.0775540448</text:p>
          </table:table-cell>
          <table:table-cell table:number-columns-repeated="2"/>
        </table:table-row>
        <table:table-row table:style-name="ro1">
          <table:table-cell office:value-type="float" office:value="208.75" calcext:value-type="float">
            <text:p>208.75</text:p>
          </table:table-cell>
          <table:table-cell office:value-type="float" office:value="343.75" calcext:value-type="float">
            <text:p>343.75</text:p>
          </table:table-cell>
          <table:table-cell office:value-type="float" office:value="123.75" calcext:value-type="float">
            <text:p>123.75</text:p>
          </table:table-cell>
          <table:table-cell office:value-type="float" office:value="350" calcext:value-type="float">
            <text:p>35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AVERAGE([.A20:.E20])" office:value-type="float" office:value="214.25" calcext:value-type="float">
            <text:p>214.25</text:p>
          </table:table-cell>
          <table:table-cell table:formula="of:=STDEV([.A20:.E20])/SQRT(COUNT([.A20:.E20]))" office:value-type="float" office:value="60.0268169237717" calcext:value-type="float">
            <text:p>60.0268169238</text:p>
          </table:table-cell>
          <table:table-cell table:number-columns-repeated="2"/>
        </table:table-row>
        <table:table-row table:style-name="ro1">
          <table:table-cell office:value-type="float" office:value="-16.25" calcext:value-type="float">
            <text:p>-16.25</text:p>
          </table:table-cell>
          <table:table-cell office:value-type="float" office:value="437.5" calcext:value-type="float">
            <text:p>437.5</text:p>
          </table:table-cell>
          <table:table-cell office:value-type="float" office:value="348.75" calcext:value-type="float">
            <text:p>348.75</text:p>
          </table:table-cell>
          <table:table-cell office:value-type="float" office:value="307.5" calcext:value-type="float">
            <text:p>307.5</text:p>
          </table:table-cell>
          <table:table-cell office:value-type="float" office:value="71.25" calcext:value-type="float">
            <text:p>71.25</text:p>
          </table:table-cell>
          <table:table-cell table:number-columns-repeated="2"/>
          <table:table-cell table:formula="of:=AVERAGE([.A21:.E21])" office:value-type="float" office:value="229.75" calcext:value-type="float">
            <text:p>229.75</text:p>
          </table:table-cell>
          <table:table-cell table:formula="of:=STDEV([.A21:.E21])/SQRT(COUNT([.A21:.E21]))" office:value-type="float" office:value="86.314649683585" calcext:value-type="float">
            <text:p>86.314649683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22.5" calcext:value-type="float">
            <text:p>422.5</text:p>
          </table:table-cell>
          <table:table-cell office:value-type="float" office:value="285" calcext:value-type="float">
            <text:p>285</text:p>
          </table:table-cell>
          <table:table-cell office:value-type="float" office:value="396.25" calcext:value-type="float">
            <text:p>396.25</text:p>
          </table:table-cell>
          <table:table-cell office:value-type="float" office:value="21.25" calcext:value-type="float">
            <text:p>21.25</text:p>
          </table:table-cell>
          <table:table-cell table:number-columns-repeated="2"/>
          <table:table-cell table:formula="of:=AVERAGE([.A22:.E22])" office:value-type="float" office:value="272" calcext:value-type="float">
            <text:p>272</text:p>
          </table:table-cell>
          <table:table-cell table:formula="of:=STDEV([.A22:.E22])/SQRT(COUNT([.A22:.E22]))" office:value-type="float" office:value="71.5897600917897" calcext:value-type="float">
            <text:p>71.5897600918</text:p>
          </table:table-cell>
          <table:table-cell table:number-columns-repeated="2"/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410" calcext:value-type="float">
            <text:p>410</text:p>
          </table:table-cell>
          <table:table-cell office:value-type="float" office:value="291.25" calcext:value-type="float">
            <text:p>291.25</text:p>
          </table:table-cell>
          <table:table-cell office:value-type="float" office:value="332.5" calcext:value-type="float">
            <text:p>332.5</text:p>
          </table:table-cell>
          <table:table-cell office:value-type="float" office:value="257.5" calcext:value-type="float">
            <text:p>257.5</text:p>
          </table:table-cell>
          <table:table-cell table:number-columns-repeated="2"/>
          <table:table-cell table:formula="of:=AVERAGE([.A23:.E23])" office:value-type="float" office:value="270.75" calcext:value-type="float">
            <text:p>270.75</text:p>
          </table:table-cell>
          <table:table-cell table:formula="of:=STDEV([.A23:.E23])/SQRT(COUNT([.A23:.E23]))" office:value-type="float" office:value="57.9514883329152" calcext:value-type="float">
            <text:p>57.9514883329</text:p>
          </table:table-cell>
          <table:table-cell table:number-columns-repeated="2"/>
        </table:table-row>
        <table:table-row table:style-name="ro1">
          <table:table-cell office:value-type="float" office:value="162.5" calcext:value-type="float">
            <text:p>162.5</text:p>
          </table:table-cell>
          <table:table-cell office:value-type="float" office:value="367.5" calcext:value-type="float">
            <text:p>367.5</text:p>
          </table:table-cell>
          <table:table-cell office:value-type="float" office:value="337.5" calcext:value-type="float">
            <text:p>337.5</text:p>
          </table:table-cell>
          <table:table-cell office:value-type="float" office:value="365" calcext:value-type="float">
            <text:p>365</text:p>
          </table:table-cell>
          <table:table-cell office:value-type="float" office:value="37.5" calcext:value-type="float">
            <text:p>37.5</text:p>
          </table:table-cell>
          <table:table-cell table:number-columns-repeated="2"/>
          <table:table-cell table:formula="of:=AVERAGE([.A24:.E24])" office:value-type="float" office:value="254" calcext:value-type="float">
            <text:p>254</text:p>
          </table:table-cell>
          <table:table-cell table:formula="of:=STDEV([.A24:.E24])/SQRT(COUNT([.A24:.E24]))" office:value-type="float" office:value="66.1135387042624" calcext:value-type="float">
            <text:p>66.1135387043</text:p>
          </table:table-cell>
          <table:table-cell table:number-columns-repeated="2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341.25" calcext:value-type="float">
            <text:p>341.25</text:p>
          </table:table-cell>
          <table:table-cell office:value-type="float" office:value="260" calcext:value-type="float">
            <text:p>260</text:p>
          </table:table-cell>
          <table:table-cell office:value-type="float" office:value="332.5" calcext:value-type="float">
            <text:p>332.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AVERAGE([.A25:.E25])" office:value-type="float" office:value="183.75" calcext:value-type="float">
            <text:p>183.75</text:p>
          </table:table-cell>
          <table:table-cell table:formula="of:=STDEV([.A25:.E25])/SQRT(COUNT([.A25:.E25]))" office:value-type="float" office:value="80.2223472605982" calcext:value-type="float">
            <text:p>80.222347260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7.5" calcext:value-type="float">
            <text:p>447.5</text:p>
          </table:table-cell>
          <table:table-cell office:value-type="float" office:value="245" calcext:value-type="float">
            <text:p>245</text:p>
          </table:table-cell>
          <table:table-cell office:value-type="float" office:value="455" calcext:value-type="float">
            <text:p>455</text:p>
          </table:table-cell>
          <table:table-cell office:value-type="float" office:value="336.25" calcext:value-type="float">
            <text:p>336.25</text:p>
          </table:table-cell>
          <table:table-cell table:number-columns-repeated="2"/>
          <table:table-cell table:formula="of:=AVERAGE([.A26:.E26])" office:value-type="float" office:value="303.75" calcext:value-type="float">
            <text:p>303.75</text:p>
          </table:table-cell>
          <table:table-cell table:formula="of:=STDEV([.A26:.E26])/SQRT(COUNT([.A26:.E26]))" office:value-type="float" office:value="77.5483720009647" calcext:value-type="float">
            <text:p>77.548372001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87.5" calcext:value-type="float">
            <text:p>487.5</text:p>
          </table:table-cell>
          <table:table-cell office:value-type="float" office:value="360" calcext:value-type="float">
            <text:p>360</text:p>
          </table:table-cell>
          <table:table-cell office:value-type="float" office:value="248.75" calcext:value-type="float">
            <text:p>248.7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AVERAGE([.A27:.E27])" office:value-type="float" office:value="260.25" calcext:value-type="float">
            <text:p>260.25</text:p>
          </table:table-cell>
          <table:table-cell table:formula="of:=STDEV([.A27:.E27])/SQRT(COUNT([.A27:.E27]))" office:value-type="float" office:value="76.8464377834132" calcext:value-type="float">
            <text:p>76.8464377834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05" calcext:value-type="float">
            <text:p>405</text:p>
          </table:table-cell>
          <table:table-cell office:value-type="float" office:value="310" calcext:value-type="float">
            <text:p>310</text:p>
          </table:table-cell>
          <table:table-cell office:value-type="float" office:value="260" calcext:value-type="float">
            <text:p>26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AVERAGE([.A28:.E28])" office:value-type="float" office:value="259" calcext:value-type="float">
            <text:p>259</text:p>
          </table:table-cell>
          <table:table-cell table:formula="of:=STDEV([.A28:.E28])/SQRT(COUNT([.A28:.E28]))" office:value-type="float" office:value="53.0659966456864" calcext:value-type="float">
            <text:p>53.0659966457</text:p>
          </table:table-cell>
          <table:table-cell table:number-columns-repeated="2"/>
        </table:table-row>
        <table:table-row table:style-name="ro1">
          <table:table-cell office:value-type="float" office:value="92.5" calcext:value-type="float">
            <text:p>92.5</text:p>
          </table:table-cell>
          <table:table-cell office:value-type="float" office:value="488.75" calcext:value-type="float">
            <text:p>488.75</text:p>
          </table:table-cell>
          <table:table-cell office:value-type="float" office:value="300" calcext:value-type="float">
            <text:p>300</text:p>
          </table:table-cell>
          <table:table-cell office:value-type="float" office:value="347.5" calcext:value-type="float">
            <text:p>347.5</text:p>
          </table:table-cell>
          <table:table-cell office:value-type="float" office:value="78.75" calcext:value-type="float">
            <text:p>78.75</text:p>
          </table:table-cell>
          <table:table-cell table:number-columns-repeated="2"/>
          <table:table-cell table:formula="of:=AVERAGE([.A29:.E29])" office:value-type="float" office:value="261.5" calcext:value-type="float">
            <text:p>261.5</text:p>
          </table:table-cell>
          <table:table-cell table:formula="of:=STDEV([.A29:.E29])/SQRT(COUNT([.A29:.E29]))" office:value-type="float" office:value="78.2557905205743" calcext:value-type="float">
            <text:p>78.2557905206</text:p>
          </table:table-cell>
          <table:table-cell table:number-columns-repeated="2"/>
        </table:table-row>
        <table:table-row table:style-name="ro1">
          <table:table-cell office:value-type="float" office:value="278.75" calcext:value-type="float">
            <text:p>278.75</text:p>
          </table:table-cell>
          <table:table-cell office:value-type="float" office:value="413.75" calcext:value-type="float">
            <text:p>413.75</text:p>
          </table:table-cell>
          <table:table-cell office:value-type="float" office:value="171.25" calcext:value-type="float">
            <text:p>171.25</text:p>
          </table:table-cell>
          <table:table-cell office:value-type="float" office:value="325" calcext:value-type="float">
            <text:p>32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AVERAGE([.A30:.E30])" office:value-type="float" office:value="251.75" calcext:value-type="float">
            <text:p>251.75</text:p>
          </table:table-cell>
          <table:table-cell table:formula="of:=STDEV([.A30:.E30])/SQRT(COUNT([.A30:.E30]))" office:value-type="float" office:value="59.9382494739378" calcext:value-type="float">
            <text:p>59.9382494739</text:p>
          </table:table-cell>
          <table:table-cell table:number-columns-repeated="2"/>
        </table:table-row>
        <table:table-row table:style-name="ro1">
          <table:table-cell office:value-type="float" office:value="217.5" calcext:value-type="float">
            <text:p>217.5</text:p>
          </table:table-cell>
          <table:table-cell office:value-type="float" office:value="507.5" calcext:value-type="float">
            <text:p>507.5</text:p>
          </table:table-cell>
          <table:table-cell office:value-type="float" office:value="227.5" calcext:value-type="float">
            <text:p>227.5</text:p>
          </table:table-cell>
          <table:table-cell office:value-type="float" office:value="332.5" calcext:value-type="float">
            <text:p>332.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AVERAGE([.A31:.E31])" office:value-type="float" office:value="268" calcext:value-type="float">
            <text:p>268</text:p>
          </table:table-cell>
          <table:table-cell table:formula="of:=STDEV([.A31:.E31])/SQRT(COUNT([.A31:.E31]))" office:value-type="float" office:value="74.5251635355468" calcext:value-type="float">
            <text:p>74.5251635355</text:p>
          </table:table-cell>
          <table:table-cell table:number-columns-repeated="2"/>
        </table:table-row>
        <table:table-row table:style-name="ro1">
          <table:table-cell office:value-type="float" office:value="138.75" calcext:value-type="float">
            <text:p>138.75</text:p>
          </table:table-cell>
          <table:table-cell office:value-type="float" office:value="545" calcext:value-type="float">
            <text:p>545</text:p>
          </table:table-cell>
          <table:table-cell office:value-type="float" office:value="315" calcext:value-type="float">
            <text:p>315</text:p>
          </table:table-cell>
          <table:table-cell office:value-type="float" office:value="305" calcext:value-type="float">
            <text:p>30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AVERAGE([.A32:.E32])" office:value-type="float" office:value="274.75" calcext:value-type="float">
            <text:p>274.75</text:p>
          </table:table-cell>
          <table:table-cell table:formula="of:=STDEV([.A32:.E32])/SQRT(COUNT([.A32:.E32]))" office:value-type="float" office:value="82.4587017845903" calcext:value-type="float">
            <text:p>82.4587017846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45" calcext:value-type="float">
            <text:p>445</text:p>
          </table:table-cell>
          <table:table-cell office:value-type="float" office:value="390" calcext:value-type="float">
            <text:p>390</text:p>
          </table:table-cell>
          <table:table-cell office:value-type="float" office:value="427.5" calcext:value-type="float">
            <text:p>427.5</text:p>
          </table:table-cell>
          <table:table-cell office:value-type="float" office:value="62.5" calcext:value-type="float">
            <text:p>62.5</text:p>
          </table:table-cell>
          <table:table-cell table:number-columns-repeated="2"/>
          <table:table-cell table:formula="of:=AVERAGE([.A33:.E33])" office:value-type="float" office:value="311" calcext:value-type="float">
            <text:p>311</text:p>
          </table:table-cell>
          <table:table-cell table:formula="of:=STDEV([.A33:.E33])/SQRT(COUNT([.A33:.E33]))" office:value-type="float" office:value="72.8294239988207" calcext:value-type="float">
            <text:p>72.8294239988</text:p>
          </table:table-cell>
          <table:table-cell table:number-columns-repeated="2"/>
        </table:table-row>
        <table:table-row table:style-name="ro1">
          <table:table-cell office:value-type="float" office:value="163.75" calcext:value-type="float">
            <text:p>163.75</text:p>
          </table:table-cell>
          <table:table-cell office:value-type="float" office:value="488.75" calcext:value-type="float">
            <text:p>488.75</text:p>
          </table:table-cell>
          <table:table-cell office:value-type="float" office:value="215" calcext:value-type="float">
            <text:p>215</text:p>
          </table:table-cell>
          <table:table-cell office:value-type="float" office:value="387.5" calcext:value-type="float">
            <text:p>387.5</text:p>
          </table:table-cell>
          <table:table-cell office:value-type="float" office:value="118.75" calcext:value-type="float">
            <text:p>118.75</text:p>
          </table:table-cell>
          <table:table-cell table:number-columns-repeated="2"/>
          <table:table-cell table:formula="of:=AVERAGE([.A34:.E34])" office:value-type="float" office:value="274.75" calcext:value-type="float">
            <text:p>274.75</text:p>
          </table:table-cell>
          <table:table-cell table:formula="of:=STDEV([.A34:.E34])/SQRT(COUNT([.A34:.E34]))" office:value-type="float" office:value="70.262232031156" calcext:value-type="float">
            <text:p>70.2622320312</text:p>
          </table:table-cell>
          <table:table-cell table:number-columns-repeated="2"/>
        </table:table-row>
        <table:table-row table:style-name="ro1">
          <table:table-cell office:value-type="float" office:value="156.25" calcext:value-type="float">
            <text:p>156.25</text:p>
          </table:table-cell>
          <table:table-cell office:value-type="float" office:value="393.75" calcext:value-type="float">
            <text:p>393.75</text:p>
          </table:table-cell>
          <table:table-cell office:value-type="float" office:value="365" calcext:value-type="float">
            <text:p>365</text:p>
          </table:table-cell>
          <table:table-cell office:value-type="float" office:value="428.75" calcext:value-type="float">
            <text:p>428.75</text:p>
          </table:table-cell>
          <table:table-cell office:value-type="float" office:value="78.75" calcext:value-type="float">
            <text:p>78.75</text:p>
          </table:table-cell>
          <table:table-cell table:number-columns-repeated="2"/>
          <table:table-cell table:formula="of:=AVERAGE([.A35:.E35])" office:value-type="float" office:value="284.5" calcext:value-type="float">
            <text:p>284.5</text:p>
          </table:table-cell>
          <table:table-cell table:formula="of:=STDEV([.A35:.E35])/SQRT(COUNT([.A35:.E35]))" office:value-type="float" office:value="70.0017856915093" calcext:value-type="float">
            <text:p>70.001785691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42.5" calcext:value-type="float">
            <text:p>442.5</text:p>
          </table:table-cell>
          <table:table-cell office:value-type="float" office:value="346.25" calcext:value-type="float">
            <text:p>346.25</text:p>
          </table:table-cell>
          <table:table-cell office:value-type="float" office:value="428.75" calcext:value-type="float">
            <text:p>428.75</text:p>
          </table:table-cell>
          <table:table-cell office:value-type="float" office:value="77.5" calcext:value-type="float">
            <text:p>77.5</text:p>
          </table:table-cell>
          <table:table-cell table:number-columns-repeated="2"/>
          <table:table-cell table:formula="of:=AVERAGE([.A36:.E36])" office:value-type="float" office:value="295" calcext:value-type="float">
            <text:p>295</text:p>
          </table:table-cell>
          <table:table-cell table:formula="of:=STDEV([.A36:.E36])/SQRT(COUNT([.A36:.E36]))" office:value-type="float" office:value="71.6948830112721" calcext:value-type="float">
            <text:p>71.6948830113</text:p>
          </table:table-cell>
          <table:table-cell table:number-columns-repeated="2"/>
        </table:table-row>
        <table:table-row table:style-name="ro1">
          <table:table-cell office:value-type="float" office:value="293.75" calcext:value-type="float">
            <text:p>293.75</text:p>
          </table:table-cell>
          <table:table-cell office:value-type="float" office:value="446.25" calcext:value-type="float">
            <text:p>446.25</text:p>
          </table:table-cell>
          <table:table-cell office:value-type="float" office:value="276.25" calcext:value-type="float">
            <text:p>276.25</text:p>
          </table:table-cell>
          <table:table-cell office:value-type="float" office:value="363.75" calcext:value-type="float">
            <text:p>363.75</text:p>
          </table:table-cell>
          <table:table-cell office:value-type="float" office:value="46.25" calcext:value-type="float">
            <text:p>46.25</text:p>
          </table:table-cell>
          <table:table-cell table:number-columns-repeated="2"/>
          <table:table-cell table:formula="of:=AVERAGE([.A37:.E37])" office:value-type="float" office:value="285.25" calcext:value-type="float">
            <text:p>285.25</text:p>
          </table:table-cell>
          <table:table-cell table:formula="of:=STDEV([.A37:.E37])/SQRT(COUNT([.A37:.E37]))" office:value-type="float" office:value="66.8421648362768" calcext:value-type="float">
            <text:p>66.8421648363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222.5" calcext:value-type="float">
            <text:p>222.5</text:p>
          </table:table-cell>
          <table:table-cell office:value-type="float" office:value="416.25" calcext:value-type="float">
            <text:p>416.25</text:p>
          </table:table-cell>
          <table:table-cell office:value-type="float" office:value="453.75" calcext:value-type="float">
            <text:p>453.75</text:p>
          </table:table-cell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AVERAGE([.A38:.E38])" office:value-type="float" office:value="326.5" calcext:value-type="float">
            <text:p>326.5</text:p>
          </table:table-cell>
          <table:table-cell table:formula="of:=STDEV([.A38:.E38])/SQRT(COUNT([.A38:.E38]))" office:value-type="float" office:value="77.9256456501966" calcext:value-type="float">
            <text:p>77.9256456502</text:p>
          </table:table-cell>
          <table:table-cell/>
          <table:table-cell office:value-type="string" calcext:value-type="string">
            <text:p>Stats taken from FD distance 16</text:p>
          </table:table-cell>
        </table:table-row>
        <table:table-row table:style-name="ro1">
          <table:table-cell office:value-type="float" office:value="153.75" calcext:value-type="float">
            <text:p>153.75</text:p>
          </table:table-cell>
          <table:table-cell office:value-type="float" office:value="318.75" calcext:value-type="float">
            <text:p>318.75</text:p>
          </table:table-cell>
          <table:table-cell office:value-type="float" office:value="365" calcext:value-type="float">
            <text:p>365</text:p>
          </table:table-cell>
          <table:table-cell office:value-type="float" office:value="346.25" calcext:value-type="float">
            <text:p>346.25</text:p>
          </table:table-cell>
          <table:table-cell office:value-type="float" office:value="86.25" calcext:value-type="float">
            <text:p>86.25</text:p>
          </table:table-cell>
          <table:table-cell table:number-columns-repeated="2"/>
          <table:table-cell table:formula="of:=AVERAGE([.A39:.E39])" office:value-type="float" office:value="254" calcext:value-type="float">
            <text:p>254</text:p>
          </table:table-cell>
          <table:table-cell table:formula="of:=STDEV([.A39:.E39])/SQRT(COUNT([.A39:.E39]))" office:value-type="float" office:value="56.2199919957305" calcext:value-type="float">
            <text:p>56.2199919957</text:p>
          </table:table-cell>
          <table:table-cell table:number-columns-repeated="2"/>
        </table:table-row>
        <table:table-row table:style-name="ro1">
          <table:table-cell office:value-type="float" office:value="251.25" calcext:value-type="float">
            <text:p>251.25</text:p>
          </table:table-cell>
          <table:table-cell office:value-type="float" office:value="285" calcext:value-type="float">
            <text:p>285</text:p>
          </table:table-cell>
          <table:table-cell office:value-type="float" office:value="157.5" calcext:value-type="float">
            <text:p>157.5</text:p>
          </table:table-cell>
          <table:table-cell office:value-type="float" office:value="320" calcext:value-type="float">
            <text:p>32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AVERAGE([.A40:.E40])" office:value-type="float" office:value="216.75" calcext:value-type="float">
            <text:p>216.75</text:p>
          </table:table-cell>
          <table:table-cell table:formula="of:=STDEV([.A40:.E40])/SQRT(COUNT([.A40:.E40]))" office:value-type="float" office:value="45.5823430727294" calcext:value-type="float">
            <text:p>45.5823430727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56.25" calcext:value-type="float">
            <text:p>456.25</text:p>
          </table:table-cell>
          <table:table-cell office:value-type="float" office:value="210" calcext:value-type="float">
            <text:p>210</text:p>
          </table:table-cell>
          <table:table-cell office:value-type="float" office:value="342.5" calcext:value-type="float">
            <text:p>342.5</text:p>
          </table:table-cell>
          <table:table-cell office:value-type="float" office:value="86.25" calcext:value-type="float">
            <text:p>86.25</text:p>
          </table:table-cell>
          <table:table-cell table:number-columns-repeated="2"/>
          <table:table-cell table:formula="of:=AVERAGE([.A41:.E41])" office:value-type="float" office:value="246" calcext:value-type="float">
            <text:p>246</text:p>
          </table:table-cell>
          <table:table-cell table:formula="of:=STDEV([.A41:.E41])/SQRT(COUNT([.A41:.E41]))" office:value-type="float" office:value="68.0640782645295" calcext:value-type="float">
            <text:p>68.0640782645</text:p>
          </table:table-cell>
          <table:table-cell table:number-columns-repeated="2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388.75" calcext:value-type="float">
            <text:p>388.75</text:p>
          </table:table-cell>
          <table:table-cell office:value-type="float" office:value="345" calcext:value-type="float">
            <text:p>345</text:p>
          </table:table-cell>
          <table:table-cell office:value-type="float" office:value="477.5" calcext:value-type="float">
            <text:p>477.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AVERAGE([.A42:.E42])" office:value-type="float" office:value="257.5" calcext:value-type="float">
            <text:p>257.5</text:p>
          </table:table-cell>
          <table:table-cell table:formula="of:=STDEV([.A42:.E42])/SQRT(COUNT([.A42:.E42]))" office:value-type="float" office:value="92.619011277383" calcext:value-type="float">
            <text:p>92.6190112774</text:p>
          </table:table-cell>
          <table:table-cell table:number-columns-repeated="2"/>
        </table:table-row>
        <table:table-row table:style-name="ro1">
          <table:table-cell office:value-type="float" office:value="167.5" calcext:value-type="float">
            <text:p>167.5</text:p>
          </table:table-cell>
          <table:table-cell office:value-type="float" office:value="371.25" calcext:value-type="float">
            <text:p>371.25</text:p>
          </table:table-cell>
          <table:table-cell office:value-type="float" office:value="401.25" calcext:value-type="float">
            <text:p>401.25</text:p>
          </table:table-cell>
          <table:table-cell office:value-type="float" office:value="520" calcext:value-type="float">
            <text:p>520</text:p>
          </table:table-cell>
          <table:table-cell office:value-type="float" office:value="62.5" calcext:value-type="float">
            <text:p>62.5</text:p>
          </table:table-cell>
          <table:table-cell table:number-columns-repeated="2"/>
          <table:table-cell table:formula="of:=AVERAGE([.A43:.E43])" office:value-type="float" office:value="304.5" calcext:value-type="float">
            <text:p>304.5</text:p>
          </table:table-cell>
          <table:table-cell table:formula="of:=STDEV([.A43:.E43])/SQRT(COUNT([.A43:.E43]))" office:value-type="float" office:value="82.942562957748" calcext:value-type="float">
            <text:p>82.9425629577</text:p>
          </table:table-cell>
          <table:table-cell table:number-columns-repeated="2"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467.5" calcext:value-type="float">
            <text:p>467.5</text:p>
          </table:table-cell>
          <table:table-cell office:value-type="float" office:value="257.5" calcext:value-type="float">
            <text:p>257.5</text:p>
          </table:table-cell>
          <table:table-cell office:value-type="float" office:value="410" calcext:value-type="float">
            <text:p>410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AVERAGE([.A44:.E44])" office:value-type="float" office:value="266.5" calcext:value-type="float">
            <text:p>266.5</text:p>
          </table:table-cell>
          <table:table-cell table:formula="of:=STDEV([.A44:.E44])/SQRT(COUNT([.A44:.E44]))" office:value-type="float" office:value="76.6102147236255" calcext:value-type="float">
            <text:p>76.6102147236</text:p>
          </table:table-cell>
          <table:table-cell table:number-columns-repeated="2"/>
        </table:table-row>
        <table:table-row table:style-name="ro1">
          <table:table-cell office:value-type="float" office:value="306.25" calcext:value-type="float">
            <text:p>306.25</text:p>
          </table:table-cell>
          <table:table-cell office:value-type="float" office:value="417.5" calcext:value-type="float">
            <text:p>417.5</text:p>
          </table:table-cell>
          <table:table-cell office:value-type="float" office:value="236.25" calcext:value-type="float">
            <text:p>236.25</text:p>
          </table:table-cell>
          <table:table-cell office:value-type="float" office:value="410" calcext:value-type="float">
            <text:p>410</text:p>
          </table:table-cell>
          <table:table-cell office:value-type="float" office:value="62.5" calcext:value-type="float">
            <text:p>62.5</text:p>
          </table:table-cell>
          <table:table-cell table:number-columns-repeated="2"/>
          <table:table-cell table:formula="of:=AVERAGE([.A45:.E45])" office:value-type="float" office:value="286.5" calcext:value-type="float">
            <text:p>286.5</text:p>
          </table:table-cell>
          <table:table-cell table:formula="of:=STDEV([.A45:.E45])/SQRT(COUNT([.A45:.E45]))" office:value-type="float" office:value="65.3851569547707" calcext:value-type="float">
            <text:p>65.3851569548</text:p>
          </table:table-cell>
          <table:table-cell table:number-columns-repeated="2"/>
        </table:table-row>
        <table:table-row table:style-name="ro1">
          <table:table-cell office:value-type="float" office:value="193.75" calcext:value-type="float">
            <text:p>193.75</text:p>
          </table:table-cell>
          <table:table-cell office:value-type="float" office:value="510" calcext:value-type="float">
            <text:p>510</text:p>
          </table:table-cell>
          <table:table-cell office:value-type="float" office:value="413.75" calcext:value-type="float">
            <text:p>413.75</text:p>
          </table:table-cell>
          <table:table-cell office:value-type="float" office:value="468.75" calcext:value-type="float">
            <text:p>468.75</text:p>
          </table:table-cell>
          <table:table-cell office:value-type="float" office:value="53.75" calcext:value-type="float">
            <text:p>53.75</text:p>
          </table:table-cell>
          <table:table-cell table:number-columns-repeated="2"/>
          <table:table-cell table:formula="of:=AVERAGE([.A46:.E46])" office:value-type="float" office:value="328" calcext:value-type="float">
            <text:p>328</text:p>
          </table:table-cell>
          <table:table-cell table:formula="of:=STDEV([.A46:.E46])/SQRT(COUNT([.A46:.E46]))" office:value-type="float" office:value="87.6138544980187" calcext:value-type="float">
            <text:p>87.613854498</text:p>
          </table:table-cell>
          <table:table-cell table:number-columns-repeated="2"/>
        </table:table-row>
        <table:table-row table:style-name="ro1">
          <table:table-cell office:value-type="float" office:value="161.25" calcext:value-type="float">
            <text:p>161.25</text:p>
          </table:table-cell>
          <table:table-cell office:value-type="float" office:value="515" calcext:value-type="float">
            <text:p>515</text:p>
          </table:table-cell>
          <table:table-cell office:value-type="float" office:value="305" calcext:value-type="float">
            <text:p>305</text:p>
          </table:table-cell>
          <table:table-cell office:value-type="float" office:value="306.25" calcext:value-type="float">
            <text:p>306.25</text:p>
          </table:table-cell>
          <table:table-cell office:value-type="float" office:value="152.5" calcext:value-type="float">
            <text:p>152.5</text:p>
          </table:table-cell>
          <table:table-cell table:number-columns-repeated="2"/>
          <table:table-cell table:formula="of:=AVERAGE([.A47:.E47])" office:value-type="float" office:value="288" calcext:value-type="float">
            <text:p>288</text:p>
          </table:table-cell>
          <table:table-cell table:formula="of:=STDEV([.A47:.E47])/SQRT(COUNT([.A47:.E47]))" office:value-type="float" office:value="65.7939491898761" calcext:value-type="float">
            <text:p>65.7939491899</text:p>
          </table:table-cell>
          <table:table-cell table:number-columns-repeated="2"/>
        </table:table-row>
        <table:table-row table:style-name="ro1">
          <table:table-cell office:value-type="float" office:value="202.5" calcext:value-type="float">
            <text:p>202.5</text:p>
          </table:table-cell>
          <table:table-cell office:value-type="float" office:value="325" calcext:value-type="float">
            <text:p>325</text:p>
          </table:table-cell>
          <table:table-cell office:value-type="float" office:value="252.5" calcext:value-type="float">
            <text:p>252.5</text:p>
          </table:table-cell>
          <table:table-cell office:value-type="float" office:value="411.25" calcext:value-type="float">
            <text:p>411.25</text:p>
          </table:table-cell>
          <table:table-cell office:value-type="float" office:value="242.5" calcext:value-type="float">
            <text:p>242.5</text:p>
          </table:table-cell>
          <table:table-cell table:number-columns-repeated="2"/>
          <table:table-cell table:formula="of:=AVERAGE([.A48:.E48])" office:value-type="float" office:value="286.75" calcext:value-type="float">
            <text:p>286.75</text:p>
          </table:table-cell>
          <table:table-cell table:formula="of:=STDEV([.A48:.E48])/SQRT(COUNT([.A48:.E48]))" office:value-type="float" office:value="36.8730931710373" calcext:value-type="float">
            <text:p>36.873093171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22.5" calcext:value-type="float">
            <text:p>522.5</text:p>
          </table:table-cell>
          <table:table-cell office:value-type="float" office:value="250" calcext:value-type="float">
            <text:p>250</text:p>
          </table:table-cell>
          <table:table-cell office:value-type="float" office:value="451.25" calcext:value-type="float">
            <text:p>451.25</text:p>
          </table:table-cell>
          <table:table-cell office:value-type="float" office:value="111.25" calcext:value-type="float">
            <text:p>111.25</text:p>
          </table:table-cell>
          <table:table-cell table:number-columns-repeated="2"/>
          <table:table-cell table:formula="of:=AVERAGE([.A49:.E49])" office:value-type="float" office:value="325" calcext:value-type="float">
            <text:p>325</text:p>
          </table:table-cell>
          <table:table-cell table:formula="of:=STDEV([.A49:.E49])/SQRT(COUNT([.A49:.E49]))" office:value-type="float" office:value="73.3090632186771" calcext:value-type="float">
            <text:p>73.3090632187</text:p>
          </table:table-cell>
          <table:table-cell table:number-columns-repeated="2"/>
        </table:table-row>
        <table:table-row table:style-name="ro1">
          <table:table-cell office:value-type="float" office:value="262.5" calcext:value-type="float">
            <text:p>262.5</text:p>
          </table:table-cell>
          <table:table-cell office:value-type="float" office:value="578.75" calcext:value-type="float">
            <text:p>578.75</text:p>
          </table:table-cell>
          <table:table-cell office:value-type="float" office:value="421.25" calcext:value-type="float">
            <text:p>421.25</text:p>
          </table:table-cell>
          <table:table-cell office:value-type="float" office:value="325" calcext:value-type="float">
            <text:p>325</text:p>
          </table:table-cell>
          <table:table-cell office:value-type="float" office:value="62.5" calcext:value-type="float">
            <text:p>62.5</text:p>
          </table:table-cell>
          <table:table-cell table:number-columns-repeated="2"/>
          <table:table-cell table:formula="of:=AVERAGE([.A50:.E50])" office:value-type="float" office:value="330" calcext:value-type="float">
            <text:p>330</text:p>
          </table:table-cell>
          <table:table-cell table:formula="of:=STDEV([.A50:.E50])/SQRT(COUNT([.A50:.E50]))" office:value-type="float" office:value="85.5396472403294" calcext:value-type="float">
            <text:p>85.5396472403</text:p>
          </table:table-cell>
          <table:table-cell table:number-columns-repeated="2"/>
        </table:table-row>
        <table:table-row table:style-name="ro1">
          <table:table-cell office:value-type="float" office:value="226.25" calcext:value-type="float">
            <text:p>226.25</text:p>
          </table:table-cell>
          <table:table-cell office:value-type="float" office:value="553.75" calcext:value-type="float">
            <text:p>553.75</text:p>
          </table:table-cell>
          <table:table-cell office:value-type="float" office:value="175" calcext:value-type="float">
            <text:p>175</text:p>
          </table:table-cell>
          <table:table-cell office:value-type="float" office:value="458.75" calcext:value-type="float">
            <text:p>458.75</text:p>
          </table:table-cell>
          <table:table-cell office:value-type="float" office:value="136.25" calcext:value-type="float">
            <text:p>136.25</text:p>
          </table:table-cell>
          <table:table-cell table:number-columns-repeated="2"/>
          <table:table-cell table:formula="of:=AVERAGE([.A51:.E51])" office:value-type="float" office:value="310" calcext:value-type="float">
            <text:p>310</text:p>
          </table:table-cell>
          <table:table-cell table:formula="of:=STDEV([.A51:.E51])/SQRT(COUNT([.A51:.E51]))" office:value-type="float" office:value="82.7552868401772" calcext:value-type="float">
            <text:p>82.7552868402</text:p>
          </table:table-cell>
          <table:table-cell table:number-columns-repeated="2"/>
        </table:table-row>
        <table:table-row table:style-name="ro1">
          <table:table-cell office:value-type="float" office:value="257.5" calcext:value-type="float">
            <text:p>257.5</text:p>
          </table:table-cell>
          <table:table-cell office:value-type="float" office:value="510" calcext:value-type="float">
            <text:p>510</text:p>
          </table:table-cell>
          <table:table-cell office:value-type="float" office:value="267.5" calcext:value-type="float">
            <text:p>267.5</text:p>
          </table:table-cell>
          <table:table-cell office:value-type="float" office:value="322.5" calcext:value-type="float">
            <text:p>322.5</text:p>
          </table:table-cell>
          <table:table-cell office:value-type="float" office:value="62.5" calcext:value-type="float">
            <text:p>62.5</text:p>
          </table:table-cell>
          <table:table-cell table:number-columns-repeated="2"/>
          <table:table-cell table:formula="of:=AVERAGE([.A52:.E52])" office:value-type="float" office:value="284" calcext:value-type="float">
            <text:p>284</text:p>
          </table:table-cell>
          <table:table-cell table:formula="of:=STDEV([.A52:.E52])/SQRT(COUNT([.A52:.E52]))" office:value-type="float" office:value="71.622273071999" calcext:value-type="float">
            <text:p>71.622273072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33.75" calcext:value-type="float">
            <text:p>533.75</text:p>
          </table:table-cell>
          <table:table-cell office:value-type="float" office:value="366.25" calcext:value-type="float">
            <text:p>366.25</text:p>
          </table:table-cell>
          <table:table-cell office:value-type="float" office:value="536.25" calcext:value-type="float">
            <text:p>536.25</text:p>
          </table:table-cell>
          <table:table-cell office:value-type="float" office:value="127.5" calcext:value-type="float">
            <text:p>127.5</text:p>
          </table:table-cell>
          <table:table-cell table:number-columns-repeated="2"/>
          <table:table-cell table:formula="of:=AVERAGE([.A53:.E53])" office:value-type="float" office:value="368.75" calcext:value-type="float">
            <text:p>368.75</text:p>
          </table:table-cell>
          <table:table-cell table:formula="of:=STDEV([.A53:.E53])/SQRT(COUNT([.A53:.E53]))" office:value-type="float" office:value="77.8991736156424" calcext:value-type="float">
            <text:p>77.8991736156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07.5" calcext:value-type="float">
            <text:p>507.5</text:p>
          </table:table-cell>
          <table:table-cell office:value-type="float" office:value="252.5" calcext:value-type="float">
            <text:p>252.5</text:p>
          </table:table-cell>
          <table:table-cell office:value-type="float" office:value="420" calcext:value-type="float">
            <text:p>420</text:p>
          </table:table-cell>
          <table:table-cell office:value-type="float" office:value="136.25" calcext:value-type="float">
            <text:p>136.25</text:p>
          </table:table-cell>
          <table:table-cell table:number-columns-repeated="2"/>
          <table:table-cell table:formula="of:=AVERAGE([.A54:.E54])" office:value-type="float" office:value="311.25" calcext:value-type="float">
            <text:p>311.25</text:p>
          </table:table-cell>
          <table:table-cell table:formula="of:=STDEV([.A54:.E54])/SQRT(COUNT([.A54:.E54]))" office:value-type="float" office:value="66.8931050258545" calcext:value-type="float">
            <text:p>66.8931050259</text:p>
          </table:table-cell>
          <table:table-cell table:number-columns-repeated="2"/>
        </table:table-row>
        <table:table-row table:style-name="ro1">
          <table:table-cell office:value-type="float" office:value="241.25" calcext:value-type="float">
            <text:p>241.25</text:p>
          </table:table-cell>
          <table:table-cell office:value-type="float" office:value="280" calcext:value-type="float">
            <text:p>280</text:p>
          </table:table-cell>
          <table:table-cell office:value-type="float" office:value="317.5" calcext:value-type="float">
            <text:p>317.5</text:p>
          </table:table-cell>
          <table:table-cell office:value-type="float" office:value="346.25" calcext:value-type="float">
            <text:p>346.2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AVERAGE([.A55:.E55])" office:value-type="float" office:value="256" calcext:value-type="float">
            <text:p>256</text:p>
          </table:table-cell>
          <table:table-cell table:formula="of:=STDEV([.A55:.E55])/SQRT(COUNT([.A55:.E55]))" office:value-type="float" office:value="43.9555883819111" calcext:value-type="float">
            <text:p>43.9555883819</text:p>
          </table:table-cell>
          <table:table-cell table:number-columns-repeated="2"/>
        </table:table-row>
        <table:table-row table:style-name="ro1">
          <table:table-cell office:value-type="float" office:value="361.25" calcext:value-type="float">
            <text:p>361.25</text:p>
          </table:table-cell>
          <table:table-cell office:value-type="float" office:value="516.25" calcext:value-type="float">
            <text:p>516.25</text:p>
          </table:table-cell>
          <table:table-cell office:value-type="float" office:value="360" calcext:value-type="float">
            <text:p>360</text:p>
          </table:table-cell>
          <table:table-cell office:value-type="float" office:value="338.75" calcext:value-type="float">
            <text:p>338.75</text:p>
          </table:table-cell>
          <table:table-cell office:value-type="float" office:value="143.75" calcext:value-type="float">
            <text:p>143.75</text:p>
          </table:table-cell>
          <table:table-cell table:number-columns-repeated="2"/>
          <table:table-cell table:formula="of:=AVERAGE([.A56:.E56])" office:value-type="float" office:value="344" calcext:value-type="float">
            <text:p>344</text:p>
          </table:table-cell>
          <table:table-cell table:formula="of:=STDEV([.A56:.E56])/SQRT(COUNT([.A56:.E56]))" office:value-type="float" office:value="59.3090423122815" calcext:value-type="float">
            <text:p>59.3090423123</text:p>
          </table:table-cell>
          <table:table-cell table:number-columns-repeated="2"/>
        </table:table-row>
        <table:table-row table:style-name="ro1">
          <table:table-cell office:value-type="float" office:value="266.25" calcext:value-type="float">
            <text:p>266.25</text:p>
          </table:table-cell>
          <table:table-cell office:value-type="float" office:value="557.5" calcext:value-type="float">
            <text:p>557.5</text:p>
          </table:table-cell>
          <table:table-cell office:value-type="float" office:value="268.75" calcext:value-type="float">
            <text:p>268.75</text:p>
          </table:table-cell>
          <table:table-cell office:value-type="float" office:value="405" calcext:value-type="float">
            <text:p>40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AVERAGE([.A57:.E57])" office:value-type="float" office:value="308.5" calcext:value-type="float">
            <text:p>308.5</text:p>
          </table:table-cell>
          <table:table-cell table:formula="of:=STDEV([.A57:.E57])/SQRT(COUNT([.A57:.E57]))" office:value-type="float" office:value="84.885400688222" calcext:value-type="float">
            <text:p>84.8854006882</text:p>
          </table:table-cell>
          <table:table-cell table:number-columns-repeated="2"/>
        </table:table-row>
        <table:table-row table:style-name="ro1">
          <table:table-cell office:value-type="float" office:value="183.75" calcext:value-type="float">
            <text:p>183.75</text:p>
          </table:table-cell>
          <table:table-cell office:value-type="float" office:value="450" calcext:value-type="float">
            <text:p>450</text:p>
          </table:table-cell>
          <table:table-cell office:value-type="float" office:value="157.5" calcext:value-type="float">
            <text:p>157.5</text:p>
          </table:table-cell>
          <table:table-cell office:value-type="float" office:value="306.25" calcext:value-type="float">
            <text:p>306.25</text:p>
          </table:table-cell>
          <table:table-cell office:value-type="float" office:value="102.5" calcext:value-type="float">
            <text:p>102.5</text:p>
          </table:table-cell>
          <table:table-cell table:number-columns-repeated="2"/>
          <table:table-cell table:formula="of:=AVERAGE([.A58:.E58])" office:value-type="float" office:value="240" calcext:value-type="float">
            <text:p>240</text:p>
          </table:table-cell>
          <table:table-cell table:formula="of:=STDEV([.A58:.E58])/SQRT(COUNT([.A58:.E58]))" office:value-type="float" office:value="62.1955082783315" calcext:value-type="float">
            <text:p>62.1955082783</text:p>
          </table:table-cell>
          <table:table-cell table:number-columns-repeated="2"/>
        </table:table-row>
        <table:table-row table:style-name="ro1">
          <table:table-cell office:value-type="float" office:value="247.5" calcext:value-type="float">
            <text:p>247.5</text:p>
          </table:table-cell>
          <table:table-cell office:value-type="float" office:value="436.25" calcext:value-type="float">
            <text:p>436.25</text:p>
          </table:table-cell>
          <table:table-cell office:value-type="float" office:value="300" calcext:value-type="float">
            <text:p>300</text:p>
          </table:table-cell>
          <table:table-cell office:value-type="float" office:value="373.75" calcext:value-type="float">
            <text:p>373.75</text:p>
          </table:table-cell>
          <table:table-cell office:value-type="float" office:value="3.75" calcext:value-type="float">
            <text:p>3.75</text:p>
          </table:table-cell>
          <table:table-cell table:number-columns-repeated="2"/>
          <table:table-cell table:formula="of:=AVERAGE([.A59:.E59])" office:value-type="float" office:value="272.25" calcext:value-type="float">
            <text:p>272.25</text:p>
          </table:table-cell>
          <table:table-cell table:formula="of:=STDEV([.A59:.E59])/SQRT(COUNT([.A59:.E59]))" office:value-type="float" office:value="74.3885491860138" calcext:value-type="float">
            <text:p>74.388549186</text:p>
          </table:table-cell>
          <table:table-cell table:number-columns-repeated="2"/>
        </table:table-row>
        <table:table-row table:style-name="ro1">
          <table:table-cell office:value-type="float" office:value="248.75" calcext:value-type="float">
            <text:p>248.75</text:p>
          </table:table-cell>
          <table:table-cell office:value-type="float" office:value="432.5" calcext:value-type="float">
            <text:p>432.5</text:p>
          </table:table-cell>
          <table:table-cell office:value-type="float" office:value="258.75" calcext:value-type="float">
            <text:p>258.75</text:p>
          </table:table-cell>
          <table:table-cell office:value-type="float" office:value="436.25" calcext:value-type="float">
            <text:p>436.25</text:p>
          </table:table-cell>
          <table:table-cell office:value-type="float" office:value="62.5" calcext:value-type="float">
            <text:p>62.5</text:p>
          </table:table-cell>
          <table:table-cell table:number-columns-repeated="2"/>
          <table:table-cell table:formula="of:=AVERAGE([.A60:.E60])" office:value-type="float" office:value="287.75" calcext:value-type="float">
            <text:p>287.75</text:p>
          </table:table-cell>
          <table:table-cell table:formula="of:=STDEV([.A60:.E60])/SQRT(COUNT([.A60:.E60]))" office:value-type="float" office:value="69.3196851550842" calcext:value-type="float">
            <text:p>69.3196851551</text:p>
          </table:table-cell>
          <table:table-cell table:number-columns-repeated="2"/>
        </table:table-row>
        <table:table-row table:style-name="ro1">
          <table:table-cell office:value-type="float" office:value="421.25" calcext:value-type="float">
            <text:p>421.25</text:p>
          </table:table-cell>
          <table:table-cell office:value-type="float" office:value="492.5" calcext:value-type="float">
            <text:p>492.5</text:p>
          </table:table-cell>
          <table:table-cell office:value-type="float" office:value="335" calcext:value-type="float">
            <text:p>335</text:p>
          </table:table-cell>
          <table:table-cell office:value-type="float" office:value="348.75" calcext:value-type="float">
            <text:p>348.7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AVERAGE([.A61:.E61])" office:value-type="float" office:value="338.5" calcext:value-type="float">
            <text:p>338.5</text:p>
          </table:table-cell>
          <table:table-cell table:formula="of:=STDEV([.A61:.E61])/SQRT(COUNT([.A61:.E61]))" office:value-type="float" office:value="67.0720228560314" calcext:value-type="float">
            <text:p>67.072022856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70" calcext:value-type="float">
            <text:p>470</text:p>
          </table:table-cell>
          <table:table-cell office:value-type="float" office:value="270" calcext:value-type="float">
            <text:p>270</text:p>
          </table:table-cell>
          <table:table-cell office:value-type="float" office:value="323.75" calcext:value-type="float">
            <text:p>323.7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AVERAGE([.A62:.E62])" office:value-type="float" office:value="293.75" calcext:value-type="float">
            <text:p>293.75</text:p>
          </table:table-cell>
          <table:table-cell table:formula="of:=STDEV([.A62:.E62])/SQRT(COUNT([.A62:.E62]))" office:value-type="float" office:value="60.1222712478496" calcext:value-type="float">
            <text:p>60.1222712478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11.25" calcext:value-type="float">
            <text:p>411.25</text:p>
          </table:table-cell>
          <table:table-cell office:value-type="float" office:value="227.5" calcext:value-type="float">
            <text:p>227.5</text:p>
          </table:table-cell>
          <table:table-cell office:value-type="float" office:value="370" calcext:value-type="float">
            <text:p>370</text:p>
          </table:table-cell>
          <table:table-cell office:value-type="float" office:value="118.75" calcext:value-type="float">
            <text:p>118.75</text:p>
          </table:table-cell>
          <table:table-cell table:number-columns-repeated="2"/>
          <table:table-cell table:formula="of:=AVERAGE([.A63:.E63])" office:value-type="float" office:value="299.5" calcext:value-type="float">
            <text:p>299.5</text:p>
          </table:table-cell>
          <table:table-cell table:formula="of:=STDEV([.A63:.E63])/SQRT(COUNT([.A63:.E63]))" office:value-type="float" office:value="54.9013319510556" calcext:value-type="float">
            <text:p>54.9013319511</text:p>
          </table:table-cell>
          <table:table-cell table:number-columns-repeated="2"/>
        </table:table-row>
        <table:table-row table:style-name="ro1">
          <table:table-cell office:value-type="float" office:value="246.25" calcext:value-type="float">
            <text:p>246.25</text:p>
          </table:table-cell>
          <table:table-cell office:value-type="float" office:value="542.5" calcext:value-type="float">
            <text:p>542.5</text:p>
          </table:table-cell>
          <table:table-cell office:value-type="float" office:value="275" calcext:value-type="float">
            <text:p>275</text:p>
          </table:table-cell>
          <table:table-cell office:value-type="float" office:value="445" calcext:value-type="float">
            <text:p>44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AVERAGE([.A64:.E64])" office:value-type="float" office:value="320.75" calcext:value-type="float">
            <text:p>320.75</text:p>
          </table:table-cell>
          <table:table-cell table:formula="of:=STDEV([.A64:.E64])/SQRT(COUNT([.A64:.E64]))" office:value-type="float" office:value="78.4912415496149" calcext:value-type="float">
            <text:p>78.4912415496</text:p>
          </table:table-cell>
          <table:table-cell table:number-columns-repeated="2"/>
        </table:table-row>
        <table:table-row table:style-name="ro1">
          <table:table-cell office:value-type="float" office:value="301.25" calcext:value-type="float">
            <text:p>301.25</text:p>
          </table:table-cell>
          <table:table-cell office:value-type="float" office:value="536.25" calcext:value-type="float">
            <text:p>536.25</text:p>
          </table:table-cell>
          <table:table-cell office:value-type="float" office:value="383.75" calcext:value-type="float">
            <text:p>383.75</text:p>
          </table:table-cell>
          <table:table-cell office:value-type="float" office:value="332.5" calcext:value-type="float">
            <text:p>332.5</text:p>
          </table:table-cell>
          <table:table-cell office:value-type="float" office:value="62.5" calcext:value-type="float">
            <text:p>62.5</text:p>
          </table:table-cell>
          <table:table-cell table:number-columns-repeated="2"/>
          <table:table-cell table:formula="of:=AVERAGE([.A65:.E65])" office:value-type="float" office:value="323.25" calcext:value-type="float">
            <text:p>323.25</text:p>
          </table:table-cell>
          <table:table-cell table:formula="of:=STDEV([.A65:.E65])/SQRT(COUNT([.A65:.E65]))" office:value-type="float" office:value="76.6776939533265" calcext:value-type="float">
            <text:p>76.6776939533</text:p>
          </table:table-cell>
          <table:table-cell table:number-columns-repeated="2"/>
        </table:table-row>
        <table:table-row table:style-name="ro1">
          <table:table-cell office:value-type="float" office:value="297.5" calcext:value-type="float">
            <text:p>297.5</text:p>
          </table:table-cell>
          <table:table-cell office:value-type="float" office:value="518.75" calcext:value-type="float">
            <text:p>518.75</text:p>
          </table:table-cell>
          <table:table-cell office:value-type="float" office:value="313.75" calcext:value-type="float">
            <text:p>313.75</text:p>
          </table:table-cell>
          <table:table-cell office:value-type="float" office:value="420" calcext:value-type="float">
            <text:p>420</text:p>
          </table:table-cell>
          <table:table-cell office:value-type="float" office:value="63.75" calcext:value-type="float">
            <text:p>63.75</text:p>
          </table:table-cell>
          <table:table-cell table:number-columns-repeated="2"/>
          <table:table-cell table:formula="of:=AVERAGE([.A66:.E66])" office:value-type="float" office:value="322.75" calcext:value-type="float">
            <text:p>322.75</text:p>
          </table:table-cell>
          <table:table-cell table:formula="of:=STDEV([.A66:.E66])/SQRT(COUNT([.A66:.E66]))" office:value-type="float" office:value="76.0503533851093" calcext:value-type="float">
            <text:p>76.0503533851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18.75" calcext:value-type="float">
            <text:p>418.75</text:p>
          </table:table-cell>
          <table:table-cell office:value-type="float" office:value="320" calcext:value-type="float">
            <text:p>320</text:p>
          </table:table-cell>
          <table:table-cell office:value-type="float" office:value="427.5" calcext:value-type="float">
            <text:p>427.5</text:p>
          </table:table-cell>
          <table:table-cell office:value-type="float" office:value="102.5" calcext:value-type="float">
            <text:p>102.5</text:p>
          </table:table-cell>
          <table:table-cell table:number-columns-repeated="2"/>
          <table:table-cell table:formula="of:=AVERAGE([.A67:.E67])" office:value-type="float" office:value="308.75" calcext:value-type="float">
            <text:p>308.75</text:p>
          </table:table-cell>
          <table:table-cell table:formula="of:=STDEV([.A67:.E67])/SQRT(COUNT([.A67:.E67]))" office:value-type="float" office:value="59.1634388790915" calcext:value-type="float">
            <text:p>59.1634388791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60" calcext:value-type="float">
            <text:p>46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141.25" calcext:value-type="float">
            <text:p>141.25</text:p>
          </table:table-cell>
          <table:table-cell table:number-columns-repeated="2"/>
          <table:table-cell table:formula="of:=AVERAGE([.A68:.E68])" office:value-type="float" office:value="294.25" calcext:value-type="float">
            <text:p>294.25</text:p>
          </table:table-cell>
          <table:table-cell table:formula="of:=STDEV([.A68:.E68])/SQRT(COUNT([.A68:.E68]))" office:value-type="float" office:value="54.0075226241678" calcext:value-type="float">
            <text:p>54.0075226242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71.25" calcext:value-type="float">
            <text:p>471.25</text:p>
          </table:table-cell>
          <table:table-cell office:value-type="float" office:value="225" calcext:value-type="float">
            <text:p>225</text:p>
          </table:table-cell>
          <table:table-cell office:value-type="float" office:value="365" calcext:value-type="float">
            <text:p>365</text:p>
          </table:table-cell>
          <table:table-cell office:value-type="float" office:value="28.75" calcext:value-type="float">
            <text:p>28.75</text:p>
          </table:table-cell>
          <table:table-cell table:number-columns-repeated="2"/>
          <table:table-cell table:formula="of:=AVERAGE([.A69:.E69])" office:value-type="float" office:value="277" calcext:value-type="float">
            <text:p>277</text:p>
          </table:table-cell>
          <table:table-cell table:formula="of:=STDEV([.A69:.E69])/SQRT(COUNT([.A69:.E69]))" office:value-type="float" office:value="74.2068477298423" calcext:value-type="float">
            <text:p>74.2068477298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88.75" calcext:value-type="float">
            <text:p>488.75</text:p>
          </table:table-cell>
          <table:table-cell office:value-type="float" office:value="376.25" calcext:value-type="float">
            <text:p>376.25</text:p>
          </table:table-cell>
          <table:table-cell office:value-type="float" office:value="323.75" calcext:value-type="float">
            <text:p>323.7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formula="of:=AVERAGE([.A70:.E70])" office:value-type="float" office:value="317.75" calcext:value-type="float">
            <text:p>317.75</text:p>
          </table:table-cell>
          <table:table-cell table:formula="of:=STDEV([.A70:.E70])/SQRT(COUNT([.A70:.E70]))" office:value-type="float" office:value="54.9906242008581" calcext:value-type="float">
            <text:p>54.9906242009</text:p>
          </table:table-cell>
          <table:table-cell table:number-columns-repeated="2"/>
        </table:table-row>
        <table:table-row table:style-name="ro1">
          <table:table-cell office:value-type="float" office:value="368.75" calcext:value-type="float">
            <text:p>368.75</text:p>
          </table:table-cell>
          <table:table-cell office:value-type="float" office:value="542.5" calcext:value-type="float">
            <text:p>542.5</text:p>
          </table:table-cell>
          <table:table-cell office:value-type="float" office:value="473.75" calcext:value-type="float">
            <text:p>473.75</text:p>
          </table:table-cell>
          <table:table-cell office:value-type="float" office:value="477.5" calcext:value-type="float">
            <text:p>477.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AVERAGE([.A71:.E71])" office:value-type="float" office:value="386.5" calcext:value-type="float">
            <text:p>386.5</text:p>
          </table:table-cell>
          <table:table-cell table:formula="of:=STDEV([.A71:.E71])/SQRT(COUNT([.A71:.E71]))" office:value-type="float" office:value="83.8799365164281" calcext:value-type="float">
            <text:p>83.8799365164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01.25" calcext:value-type="float">
            <text:p>501.25</text:p>
          </table:table-cell>
          <table:table-cell office:value-type="float" office:value="271.25" calcext:value-type="float">
            <text:p>271.25</text:p>
          </table:table-cell>
          <table:table-cell office:value-type="float" office:value="421.25" calcext:value-type="float">
            <text:p>421.25</text:p>
          </table:table-cell>
          <table:table-cell office:value-type="float" office:value="147.5" calcext:value-type="float">
            <text:p>147.5</text:p>
          </table:table-cell>
          <table:table-cell table:number-columns-repeated="2"/>
          <table:table-cell table:formula="of:=AVERAGE([.A72:.E72])" office:value-type="float" office:value="321.25" calcext:value-type="float">
            <text:p>321.25</text:p>
          </table:table-cell>
          <table:table-cell table:formula="of:=STDEV([.A72:.E72])/SQRT(COUNT([.A72:.E72]))" office:value-type="float" office:value="62.5512290047126" calcext:value-type="float">
            <text:p>62.5512290047</text:p>
          </table:table-cell>
          <table:table-cell table:number-columns-repeated="2"/>
        </table:table-row>
        <table:table-row table:style-name="ro1">
          <table:table-cell office:value-type="float" office:value="263.75" calcext:value-type="float">
            <text:p>263.75</text:p>
          </table:table-cell>
          <table:table-cell office:value-type="float" office:value="570" calcext:value-type="float">
            <text:p>570</text:p>
          </table:table-cell>
          <table:table-cell office:value-type="float" office:value="393.75" calcext:value-type="float">
            <text:p>393.75</text:p>
          </table:table-cell>
          <table:table-cell office:value-type="float" office:value="431.25" calcext:value-type="float">
            <text:p>431.25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AVERAGE([.A73:.E73])" office:value-type="float" office:value="367.75" calcext:value-type="float">
            <text:p>367.75</text:p>
          </table:table-cell>
          <table:table-cell table:formula="of:=STDEV([.A73:.E73])/SQRT(COUNT([.A73:.E73]))" office:value-type="float" office:value="67.7050127390875" calcext:value-type="float">
            <text:p>67.7050127391</text:p>
          </table:table-cell>
          <table:table-cell table:number-columns-repeated="2"/>
        </table:table-row>
        <table:table-row table:style-name="ro1">
          <table:table-cell office:value-type="float" office:value="227.5" calcext:value-type="float">
            <text:p>227.5</text:p>
          </table:table-cell>
          <table:table-cell office:value-type="float" office:value="483.75" calcext:value-type="float">
            <text:p>483.75</text:p>
          </table:table-cell>
          <table:table-cell office:value-type="float" office:value="266.25" calcext:value-type="float">
            <text:p>266.25</text:p>
          </table:table-cell>
          <table:table-cell office:value-type="float" office:value="351.25" calcext:value-type="float">
            <text:p>351.25</text:p>
          </table:table-cell>
          <table:table-cell office:value-type="float" office:value="76.25" calcext:value-type="float">
            <text:p>76.25</text:p>
          </table:table-cell>
          <table:table-cell table:number-columns-repeated="2"/>
          <table:table-cell table:formula="of:=AVERAGE([.A74:.E74])" office:value-type="float" office:value="281" calcext:value-type="float">
            <text:p>281</text:p>
          </table:table-cell>
          <table:table-cell table:formula="of:=STDEV([.A74:.E74])/SQRT(COUNT([.A74:.E74]))" office:value-type="float" office:value="67.4703638644405" calcext:value-type="float">
            <text:p>67.4703638644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 office:value-type="float" office:value="338.75" calcext:value-type="float">
            <text:p>338.75</text:p>
          </table:table-cell>
          <table:table-cell office:value-type="float" office:value="433.75" calcext:value-type="float">
            <text:p>433.75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formula="of:=AVERAGE([.A75:.E75])" office:value-type="float" office:value="356.5" calcext:value-type="float">
            <text:p>356.5</text:p>
          </table:table-cell>
          <table:table-cell table:formula="of:=STDEV([.A75:.E75])/SQRT(COUNT([.A75:.E75]))" office:value-type="float" office:value="52.8816485181769" calcext:value-type="float">
            <text:p>52.8816485182</text:p>
          </table:table-cell>
          <table:table-cell table:number-columns-repeated="2"/>
        </table:table-row>
        <table:table-row table:style-name="ro1">
          <table:table-cell office:value-type="float" office:value="343.75" calcext:value-type="float">
            <text:p>343.75</text:p>
          </table:table-cell>
          <table:table-cell office:value-type="float" office:value="290" calcext:value-type="float">
            <text:p>290</text:p>
          </table:table-cell>
          <table:table-cell office:value-type="float" office:value="-5" calcext:value-type="float">
            <text:p>-5</text:p>
          </table:table-cell>
          <table:table-cell office:value-type="float" office:value="323.75" calcext:value-type="float">
            <text:p>323.75</text:p>
          </table:table-cell>
          <table:table-cell office:value-type="float" office:value="257.5" calcext:value-type="float">
            <text:p>257.5</text:p>
          </table:table-cell>
          <table:table-cell table:number-columns-repeated="2"/>
          <table:table-cell table:formula="of:=AVERAGE([.A76:.E76])" office:value-type="float" office:value="242" calcext:value-type="float">
            <text:p>242</text:p>
          </table:table-cell>
          <table:table-cell table:formula="of:=STDEV([.A76:.E76])/SQRT(COUNT([.A76:.E76]))" office:value-type="float" office:value="63.4780966160769" calcext:value-type="float">
            <text:p>63.4780966161</text:p>
          </table:table-cell>
          <table:table-cell table:number-columns-repeated="2"/>
        </table:table-row>
        <table:table-row table:style-name="ro1">
          <table:table-cell office:value-type="float" office:value="206.25" calcext:value-type="float">
            <text:p>206.25</text:p>
          </table:table-cell>
          <table:table-cell office:value-type="float" office:value="541.25" calcext:value-type="float">
            <text:p>541.25</text:p>
          </table:table-cell>
          <table:table-cell office:value-type="float" office:value="198.75" calcext:value-type="float">
            <text:p>198.75</text:p>
          </table:table-cell>
          <table:table-cell office:value-type="float" office:value="217.5" calcext:value-type="float">
            <text:p>217.5</text:p>
          </table:table-cell>
          <table:table-cell office:value-type="float" office:value="232.5" calcext:value-type="float">
            <text:p>232.5</text:p>
          </table:table-cell>
          <table:table-cell table:number-columns-repeated="2"/>
          <table:table-cell table:formula="of:=AVERAGE([.A77:.E77])" office:value-type="float" office:value="279.25" calcext:value-type="float">
            <text:p>279.25</text:p>
          </table:table-cell>
          <table:table-cell table:formula="of:=STDEV([.A77:.E77])/SQRT(COUNT([.A77:.E77]))" office:value-type="float" office:value="65.746435264583" calcext:value-type="float">
            <text:p>65.7464352646</text:p>
          </table:table-cell>
          <table:table-cell table:number-columns-repeated="2"/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466.25" calcext:value-type="float">
            <text:p>466.25</text:p>
          </table:table-cell>
          <table:table-cell office:value-type="float" office:value="426.25" calcext:value-type="float">
            <text:p>426.25</text:p>
          </table:table-cell>
          <table:table-cell office:value-type="float" office:value="441.25" calcext:value-type="float">
            <text:p>441.2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AVERAGE([.A78:.E78])" office:value-type="float" office:value="293" calcext:value-type="float">
            <text:p>293</text:p>
          </table:table-cell>
          <table:table-cell table:formula="of:=STDEV([.A78:.E78])/SQRT(COUNT([.A78:.E78]))" office:value-type="float" office:value="93.6779723307459" calcext:value-type="float">
            <text:p>93.6779723307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07.5" calcext:value-type="float">
            <text:p>607.5</text:p>
          </table:table-cell>
          <table:table-cell office:value-type="float" office:value="435" calcext:value-type="float">
            <text:p>435</text:p>
          </table:table-cell>
          <table:table-cell office:value-type="float" office:value="466.25" calcext:value-type="float">
            <text:p>466.25</text:p>
          </table:table-cell>
          <table:table-cell office:value-type="float" office:value="192.5" calcext:value-type="float">
            <text:p>192.5</text:p>
          </table:table-cell>
          <table:table-cell table:number-columns-repeated="2"/>
          <table:table-cell table:formula="of:=AVERAGE([.A79:.E79])" office:value-type="float" office:value="386.25" calcext:value-type="float">
            <text:p>386.25</text:p>
          </table:table-cell>
          <table:table-cell table:formula="of:=STDEV([.A79:.E79])/SQRT(COUNT([.A79:.E79]))" office:value-type="float" office:value="77.3567223969579" calcext:value-type="float">
            <text:p>77.356722397</text:p>
          </table:table-cell>
          <table:table-cell table:number-columns-repeated="2"/>
        </table:table-row>
        <table:table-row table:style-name="ro1">
          <table:table-cell office:value-type="float" office:value="261.25" calcext:value-type="float">
            <text:p>261.25</text:p>
          </table:table-cell>
          <table:table-cell office:value-type="float" office:value="420" calcext:value-type="float">
            <text:p>420</text:p>
          </table:table-cell>
          <table:table-cell office:value-type="float" office:value="466.25" calcext:value-type="float">
            <text:p>466.25</text:p>
          </table:table-cell>
          <table:table-cell office:value-type="float" office:value="478.75" calcext:value-type="float">
            <text:p>478.75</text:p>
          </table:table-cell>
          <table:table-cell office:value-type="float" office:value="193.75" calcext:value-type="float">
            <text:p>193.75</text:p>
          </table:table-cell>
          <table:table-cell table:number-columns-repeated="2"/>
          <table:table-cell table:formula="of:=AVERAGE([.A80:.E80])" office:value-type="float" office:value="364" calcext:value-type="float">
            <text:p>364</text:p>
          </table:table-cell>
          <table:table-cell table:formula="of:=STDEV([.A80:.E80])/SQRT(COUNT([.A80:.E80]))" office:value-type="float" office:value="57.5765794399077" calcext:value-type="float">
            <text:p>57.5765794399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66.25" calcext:value-type="float">
            <text:p>566.25</text:p>
          </table:table-cell>
          <table:table-cell office:value-type="float" office:value="343.75" calcext:value-type="float">
            <text:p>343.75</text:p>
          </table:table-cell>
          <table:table-cell office:value-type="float" office:value="325" calcext:value-type="float">
            <text:p>325</text:p>
          </table:table-cell>
          <table:table-cell office:value-type="float" office:value="136.25" calcext:value-type="float">
            <text:p>136.25</text:p>
          </table:table-cell>
          <table:table-cell table:number-columns-repeated="2"/>
          <table:table-cell table:formula="of:=AVERAGE([.A81:.E81])" office:value-type="float" office:value="333.25" calcext:value-type="float">
            <text:p>333.25</text:p>
          </table:table-cell>
          <table:table-cell table:formula="of:=STDEV([.A81:.E81])/SQRT(COUNT([.A81:.E81]))" office:value-type="float" office:value="68.8256402077017" calcext:value-type="float">
            <text:p>68.8256402077</text:p>
          </table:table-cell>
          <table:table-cell table:number-columns-repeated="2"/>
        </table:table-row>
        <table:table-row table:style-name="ro1">
          <table:table-cell office:value-type="float" office:value="182.5" calcext:value-type="float">
            <text:p>182.5</text:p>
          </table:table-cell>
          <table:table-cell office:value-type="float" office:value="632.5" calcext:value-type="float">
            <text:p>632.5</text:p>
          </table:table-cell>
          <table:table-cell office:value-type="float" office:value="353.75" calcext:value-type="float">
            <text:p>353.75</text:p>
          </table:table-cell>
          <table:table-cell office:value-type="float" office:value="447.5" calcext:value-type="float">
            <text:p>447.5</text:p>
          </table:table-cell>
          <table:table-cell office:value-type="float" office:value="198.75" calcext:value-type="float">
            <text:p>198.75</text:p>
          </table:table-cell>
          <table:table-cell table:number-columns-repeated="2"/>
          <table:table-cell table:formula="of:=AVERAGE([.A82:.E82])" office:value-type="float" office:value="363" calcext:value-type="float">
            <text:p>363</text:p>
          </table:table-cell>
          <table:table-cell table:formula="of:=STDEV([.A82:.E82])/SQRT(COUNT([.A82:.E82]))" office:value-type="float" office:value="83.4908303348338" calcext:value-type="float">
            <text:p>83.4908303348</text:p>
          </table:table-cell>
          <table:table-cell table:number-columns-repeated="2"/>
        </table:table-row>
        <table:table-row table:style-name="ro1">
          <table:table-cell office:value-type="float" office:value="206.25" calcext:value-type="float">
            <text:p>206.25</text:p>
          </table:table-cell>
          <table:table-cell office:value-type="float" office:value="663.75" calcext:value-type="float">
            <text:p>663.75</text:p>
          </table:table-cell>
          <table:table-cell office:value-type="float" office:value="417.5" calcext:value-type="float">
            <text:p>417.5</text:p>
          </table:table-cell>
          <table:table-cell office:value-type="float" office:value="106.25" calcext:value-type="float">
            <text:p>106.2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AVERAGE([.A83:.E83])" office:value-type="float" office:value="318.75" calcext:value-type="float">
            <text:p>318.75</text:p>
          </table:table-cell>
          <table:table-cell table:formula="of:=STDEV([.A83:.E83])/SQRT(COUNT([.A83:.E83]))" office:value-type="float" office:value="100.172507455888" calcext:value-type="float">
            <text:p>100.1725074559</text:p>
          </table:table-cell>
          <table:table-cell table:number-columns-repeated="2"/>
        </table:table-row>
        <table:table-row table:style-name="ro1">
          <table:table-cell office:value-type="float" office:value="206.25" calcext:value-type="float">
            <text:p>206.25</text:p>
          </table:table-cell>
          <table:table-cell office:value-type="float" office:value="468.75" calcext:value-type="float">
            <text:p>468.75</text:p>
          </table:table-cell>
          <table:table-cell office:value-type="float" office:value="266.25" calcext:value-type="float">
            <text:p>266.25</text:p>
          </table:table-cell>
          <table:table-cell office:value-type="float" office:value="258.75" calcext:value-type="float">
            <text:p>258.75</text:p>
          </table:table-cell>
          <table:table-cell office:value-type="float" office:value="146.25" calcext:value-type="float">
            <text:p>146.25</text:p>
          </table:table-cell>
          <table:table-cell table:number-columns-repeated="2"/>
          <table:table-cell table:formula="of:=AVERAGE([.A84:.E84])" office:value-type="float" office:value="269.25" calcext:value-type="float">
            <text:p>269.25</text:p>
          </table:table-cell>
          <table:table-cell table:formula="of:=STDEV([.A84:.E84])/SQRT(COUNT([.A84:.E84]))" office:value-type="float" office:value="54.3219568866955" calcext:value-type="float">
            <text:p>54.3219568867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95" calcext:value-type="float">
            <text:p>495</text:p>
          </table:table-cell>
          <table:table-cell office:value-type="float" office:value="226.25" calcext:value-type="float">
            <text:p>226.25</text:p>
          </table:table-cell>
          <table:table-cell office:value-type="float" office:value="326.25" calcext:value-type="float">
            <text:p>326.25</text:p>
          </table:table-cell>
          <table:table-cell office:value-type="float" office:value="276.25" calcext:value-type="float">
            <text:p>276.25</text:p>
          </table:table-cell>
          <table:table-cell table:number-columns-repeated="2"/>
          <table:table-cell table:formula="of:=AVERAGE([.A85:.E85])" office:value-type="float" office:value="325.75" calcext:value-type="float">
            <text:p>325.75</text:p>
          </table:table-cell>
          <table:table-cell table:formula="of:=STDEV([.A85:.E85])/SQRT(COUNT([.A85:.E85]))" office:value-type="float" office:value="45.5120176436949" calcext:value-type="float">
            <text:p>45.5120176437</text:p>
          </table:table-cell>
          <table:table-cell table:number-columns-repeated="2"/>
        </table:table-row>
        <table:table-row table:style-name="ro1">
          <table:table-cell office:value-type="float" office:value="272.5" calcext:value-type="float">
            <text:p>272.5</text:p>
          </table:table-cell>
          <table:table-cell office:value-type="float" office:value="535" calcext:value-type="float">
            <text:p>535</text:p>
          </table:table-cell>
          <table:table-cell office:value-type="float" office:value="386.25" calcext:value-type="float">
            <text:p>386.25</text:p>
          </table:table-cell>
          <table:table-cell office:value-type="float" office:value="316.25" calcext:value-type="float">
            <text:p>316.25</text:p>
          </table:table-cell>
          <table:table-cell office:value-type="float" office:value="213.75" calcext:value-type="float">
            <text:p>213.75</text:p>
          </table:table-cell>
          <table:table-cell table:number-columns-repeated="2"/>
          <table:table-cell table:formula="of:=AVERAGE([.A86:.E86])" office:value-type="float" office:value="344.75" calcext:value-type="float">
            <text:p>344.75</text:p>
          </table:table-cell>
          <table:table-cell table:formula="of:=STDEV([.A86:.E86])/SQRT(COUNT([.A86:.E86]))" office:value-type="float" office:value="55.2768599867974" calcext:value-type="float">
            <text:p>55.2768599868</text:p>
          </table:table-cell>
          <table:table-cell table:number-columns-repeated="2"/>
        </table:table-row>
        <table:table-row table:style-name="ro1">
          <table:table-cell office:value-type="float" office:value="122.5" calcext:value-type="float">
            <text:p>122.5</text:p>
          </table:table-cell>
          <table:table-cell office:value-type="float" office:value="560" calcext:value-type="float">
            <text:p>560</text:p>
          </table:table-cell>
          <table:table-cell office:value-type="float" office:value="353.75" calcext:value-type="float">
            <text:p>353.75</text:p>
          </table:table-cell>
          <table:table-cell office:value-type="float" office:value="326.25" calcext:value-type="float">
            <text:p>326.25</text:p>
          </table:table-cell>
          <table:table-cell office:value-type="float" office:value="298.75" calcext:value-type="float">
            <text:p>298.75</text:p>
          </table:table-cell>
          <table:table-cell table:number-columns-repeated="2"/>
          <table:table-cell table:formula="of:=AVERAGE([.A87:.E87])" office:value-type="float" office:value="332.25" calcext:value-type="float">
            <text:p>332.25</text:p>
          </table:table-cell>
          <table:table-cell table:formula="of:=STDEV([.A87:.E87])/SQRT(COUNT([.A87:.E87]))" office:value-type="float" office:value="69.8160529534576" calcext:value-type="float">
            <text:p>69.8160529535</text:p>
          </table:table-cell>
          <table:table-cell table:number-columns-repeated="2"/>
        </table:table-row>
        <table:table-row table:style-name="ro1">
          <table:table-cell office:value-type="float" office:value="337.5" calcext:value-type="float">
            <text:p>337.5</text:p>
          </table:table-cell>
          <table:table-cell office:value-type="float" office:value="420" calcext:value-type="float">
            <text:p>420</text:p>
          </table:table-cell>
          <table:table-cell office:value-type="float" office:value="513.75" calcext:value-type="float">
            <text:p>513.75</text:p>
          </table:table-cell>
          <table:table-cell office:value-type="float" office:value="331.25" calcext:value-type="float">
            <text:p>331.25</text:p>
          </table:table-cell>
          <table:table-cell office:value-type="float" office:value="226.25" calcext:value-type="float">
            <text:p>226.25</text:p>
          </table:table-cell>
          <table:table-cell table:number-columns-repeated="2"/>
          <table:table-cell table:formula="of:=AVERAGE([.A88:.E88])" office:value-type="float" office:value="365.75" calcext:value-type="float">
            <text:p>365.75</text:p>
          </table:table-cell>
          <table:table-cell table:formula="of:=STDEV([.A88:.E88])/SQRT(COUNT([.A88:.E88]))" office:value-type="float" office:value="48.1121736154167" calcext:value-type="float">
            <text:p>48.1121736154</text:p>
          </table:table-cell>
          <table:table-cell table:number-columns-repeated="2"/>
        </table:table-row>
        <table:table-row table:style-name="ro1">
          <table:table-cell office:value-type="float" office:value="337.5" calcext:value-type="float">
            <text:p>337.5</text:p>
          </table:table-cell>
          <table:table-cell office:value-type="float" office:value="662.5" calcext:value-type="float">
            <text:p>662.5</text:p>
          </table:table-cell>
          <table:table-cell office:value-type="float" office:value="420" calcext:value-type="float">
            <text:p>420</text:p>
          </table:table-cell>
          <table:table-cell office:value-type="float" office:value="380" calcext:value-type="float">
            <text:p>380</text:p>
          </table:table-cell>
          <table:table-cell office:value-type="float" office:value="267.5" calcext:value-type="float">
            <text:p>267.5</text:p>
          </table:table-cell>
          <table:table-cell table:number-columns-repeated="2"/>
          <table:table-cell table:formula="of:=AVERAGE([.A89:.E89])" office:value-type="float" office:value="413.5" calcext:value-type="float">
            <text:p>413.5</text:p>
          </table:table-cell>
          <table:table-cell table:formula="of:=STDEV([.A89:.E89])/SQRT(COUNT([.A89:.E89]))" office:value-type="float" office:value="67.1779353657136" calcext:value-type="float">
            <text:p>67.1779353657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98.75" calcext:value-type="float">
            <text:p>598.75</text:p>
          </table:table-cell>
          <table:table-cell office:value-type="float" office:value="375" calcext:value-type="float">
            <text:p>375</text:p>
          </table:table-cell>
          <table:table-cell office:value-type="float" office:value="280" calcext:value-type="float">
            <text:p>280</text:p>
          </table:table-cell>
          <table:table-cell office:value-type="float" office:value="166.25" calcext:value-type="float">
            <text:p>166.25</text:p>
          </table:table-cell>
          <table:table-cell table:number-columns-repeated="2"/>
          <table:table-cell table:formula="of:=AVERAGE([.A90:.E90])" office:value-type="float" office:value="346" calcext:value-type="float">
            <text:p>346</text:p>
          </table:table-cell>
          <table:table-cell table:formula="of:=STDEV([.A90:.E90])/SQRT(COUNT([.A90:.E90]))" office:value-type="float" office:value="71.6538990565063" calcext:value-type="float">
            <text:p>71.653899056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96.25" calcext:value-type="float">
            <text:p>596.25</text:p>
          </table:table-cell>
          <table:table-cell office:value-type="float" office:value="316.25" calcext:value-type="float">
            <text:p>316.25</text:p>
          </table:table-cell>
          <table:table-cell office:value-type="float" office:value="478.75" calcext:value-type="float">
            <text:p>478.75</text:p>
          </table:table-cell>
          <table:table-cell office:value-type="float" office:value="183.75" calcext:value-type="float">
            <text:p>183.75</text:p>
          </table:table-cell>
          <table:table-cell table:number-columns-repeated="2"/>
          <table:table-cell table:formula="of:=AVERAGE([.A91:.E91])" office:value-type="float" office:value="326" calcext:value-type="float">
            <text:p>326</text:p>
          </table:table-cell>
          <table:table-cell table:formula="of:=STDEV([.A91:.E91])/SQRT(COUNT([.A91:.E91]))" office:value-type="float" office:value="97.5035255772836" calcext:value-type="float">
            <text:p>97.5035255773</text:p>
          </table:table-cell>
          <table:table-cell table:number-columns-repeated="2"/>
        </table:table-row>
        <table:table-row table:style-name="ro1">
          <table:table-cell office:value-type="float" office:value="306.25" calcext:value-type="float">
            <text:p>306.25</text:p>
          </table:table-cell>
          <table:table-cell office:value-type="float" office:value="632.5" calcext:value-type="float">
            <text:p>632.5</text:p>
          </table:table-cell>
          <table:table-cell office:value-type="float" office:value="401.25" calcext:value-type="float">
            <text:p>401.25</text:p>
          </table:table-cell>
          <table:table-cell office:value-type="float" office:value="223.75" calcext:value-type="float">
            <text:p>223.75</text:p>
          </table:table-cell>
          <table:table-cell office:value-type="float" office:value="231.25" calcext:value-type="float">
            <text:p>231.25</text:p>
          </table:table-cell>
          <table:table-cell table:number-columns-repeated="2"/>
          <table:table-cell table:formula="of:=AVERAGE([.A92:.E92])" office:value-type="float" office:value="359" calcext:value-type="float">
            <text:p>359</text:p>
          </table:table-cell>
          <table:table-cell table:formula="of:=STDEV([.A92:.E92])/SQRT(COUNT([.A92:.E92]))" office:value-type="float" office:value="75.492549301239" calcext:value-type="float">
            <text:p>75.4925493012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48.75" calcext:value-type="float">
            <text:p>648.75</text:p>
          </table:table-cell>
          <table:table-cell office:value-type="float" office:value="425" calcext:value-type="float">
            <text:p>425</text:p>
          </table:table-cell>
          <table:table-cell office:value-type="float" office:value="493.75" calcext:value-type="float">
            <text:p>493.75</text:p>
          </table:table-cell>
          <table:table-cell office:value-type="float" office:value="141.25" calcext:value-type="float">
            <text:p>141.25</text:p>
          </table:table-cell>
          <table:table-cell table:number-columns-repeated="2"/>
          <table:table-cell table:formula="of:=AVERAGE([.A93:.E93])" office:value-type="float" office:value="407.75" calcext:value-type="float">
            <text:p>407.75</text:p>
          </table:table-cell>
          <table:table-cell table:formula="of:=STDEV([.A93:.E93])/SQRT(COUNT([.A93:.E93]))" office:value-type="float" office:value="84.5109090591268" calcext:value-type="float">
            <text:p>84.5109090591</text:p>
          </table:table-cell>
          <table:table-cell table:number-columns-repeated="2"/>
        </table:table-row>
        <table:table-row table:style-name="ro1">
          <table:table-cell office:value-type="float" office:value="313.75" calcext:value-type="float">
            <text:p>313.75</text:p>
          </table:table-cell>
          <table:table-cell office:value-type="float" office:value="681.25" calcext:value-type="float">
            <text:p>681.25</text:p>
          </table:table-cell>
          <table:table-cell office:value-type="float" office:value="368.75" calcext:value-type="float">
            <text:p>368.75</text:p>
          </table:table-cell>
          <table:table-cell office:value-type="float" office:value="476.25" calcext:value-type="float">
            <text:p>476.25</text:p>
          </table:table-cell>
          <table:table-cell office:value-type="float" office:value="248.75" calcext:value-type="float">
            <text:p>248.75</text:p>
          </table:table-cell>
          <table:table-cell table:number-columns-repeated="2"/>
          <table:table-cell table:formula="of:=AVERAGE([.A94:.E94])" office:value-type="float" office:value="417.75" calcext:value-type="float">
            <text:p>417.75</text:p>
          </table:table-cell>
          <table:table-cell table:formula="of:=STDEV([.A94:.E94])/SQRT(COUNT([.A94:.E94]))" office:value-type="float" office:value="75.7074963263216" calcext:value-type="float">
            <text:p>75.7074963263</text:p>
          </table:table-cell>
          <table:table-cell table:number-columns-repeated="2"/>
        </table:table-row>
        <table:table-row table:style-name="ro1">
          <table:table-cell office:value-type="float" office:value="247.5" calcext:value-type="float">
            <text:p>247.5</text:p>
          </table:table-cell>
          <table:table-cell office:value-type="float" office:value="688.75" calcext:value-type="float">
            <text:p>688.75</text:p>
          </table:table-cell>
          <table:table-cell office:value-type="float" office:value="433.75" calcext:value-type="float">
            <text:p>433.75</text:p>
          </table:table-cell>
          <table:table-cell office:value-type="float" office:value="355" calcext:value-type="float">
            <text:p>355</text:p>
          </table:table-cell>
          <table:table-cell office:value-type="float" office:value="211.25" calcext:value-type="float">
            <text:p>211.25</text:p>
          </table:table-cell>
          <table:table-cell table:number-columns-repeated="2"/>
          <table:table-cell table:formula="of:=AVERAGE([.A95:.E95])" office:value-type="float" office:value="387.25" calcext:value-type="float">
            <text:p>387.25</text:p>
          </table:table-cell>
          <table:table-cell table:formula="of:=STDEV([.A95:.E95])/SQRT(COUNT([.A95:.E95]))" office:value-type="float" office:value="85.0325305397881" calcext:value-type="float">
            <text:p>85.0325305398</text:p>
          </table:table-cell>
          <table:table-cell table:number-columns-repeated="2"/>
        </table:table-row>
        <table:table-row table:style-name="ro1">
          <table:table-cell office:value-type="float" office:value="368.75" calcext:value-type="float">
            <text:p>368.75</text:p>
          </table:table-cell>
          <table:table-cell office:value-type="float" office:value="557.5" calcext:value-type="float">
            <text:p>557.5</text:p>
          </table:table-cell>
          <table:table-cell office:value-type="float" office:value="445" calcext:value-type="float">
            <text:p>445</text:p>
          </table:table-cell>
          <table:table-cell office:value-type="float" office:value="383.75" calcext:value-type="float">
            <text:p>383.75</text:p>
          </table:table-cell>
          <table:table-cell office:value-type="float" office:value="148.75" calcext:value-type="float">
            <text:p>148.75</text:p>
          </table:table-cell>
          <table:table-cell table:number-columns-repeated="2"/>
          <table:table-cell table:formula="of:=AVERAGE([.A96:.E96])" office:value-type="float" office:value="380.75" calcext:value-type="float">
            <text:p>380.75</text:p>
          </table:table-cell>
          <table:table-cell table:formula="of:=STDEV([.A96:.E96])/SQRT(COUNT([.A96:.E96]))" office:value-type="float" office:value="66.8377232556586" calcext:value-type="float">
            <text:p>66.837723255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63.75" calcext:value-type="float">
            <text:p>363.75</text:p>
          </table:table-cell>
          <table:table-cell office:value-type="float" office:value="426.25" calcext:value-type="float">
            <text:p>426.25</text:p>
          </table:table-cell>
          <table:table-cell office:value-type="float" office:value="342.5" calcext:value-type="float">
            <text:p>342.5</text:p>
          </table:table-cell>
          <table:table-cell office:value-type="float" office:value="158.75" calcext:value-type="float">
            <text:p>158.75</text:p>
          </table:table-cell>
          <table:table-cell table:number-columns-repeated="2"/>
          <table:table-cell table:formula="of:=AVERAGE([.A97:.E97])" office:value-type="float" office:value="290.25" calcext:value-type="float">
            <text:p>290.25</text:p>
          </table:table-cell>
          <table:table-cell table:formula="of:=STDEV([.A97:.E97])/SQRT(COUNT([.A97:.E97]))" office:value-type="float" office:value="55.1750056637967" calcext:value-type="float">
            <text:p>55.1750056638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67.5" calcext:value-type="float">
            <text:p>467.5</text:p>
          </table:table-cell>
          <table:table-cell office:value-type="float" office:value="556.25" calcext:value-type="float">
            <text:p>556.25</text:p>
          </table:table-cell>
          <table:table-cell office:value-type="float" office:value="383.75" calcext:value-type="float">
            <text:p>383.75</text:p>
          </table:table-cell>
          <table:table-cell office:value-type="float" office:value="207.5" calcext:value-type="float">
            <text:p>207.5</text:p>
          </table:table-cell>
          <table:table-cell table:number-columns-repeated="2"/>
          <table:table-cell table:formula="of:=AVERAGE([.A98:.E98])" office:value-type="float" office:value="410" calcext:value-type="float">
            <text:p>410</text:p>
          </table:table-cell>
          <table:table-cell table:formula="of:=STDEV([.A98:.E98])/SQRT(COUNT([.A98:.E98]))" office:value-type="float" office:value="57.8859330925917" calcext:value-type="float">
            <text:p>57.8859330926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30" calcext:value-type="float">
            <text:p>630</text:p>
          </table:table-cell>
          <table:table-cell office:value-type="float" office:value="408.75" calcext:value-type="float">
            <text:p>408.75</text:p>
          </table:table-cell>
          <table:table-cell office:value-type="float" office:value="433.75" calcext:value-type="float">
            <text:p>433.75</text:p>
          </table:table-cell>
          <table:table-cell office:value-type="float" office:value="181.25" calcext:value-type="float">
            <text:p>181.25</text:p>
          </table:table-cell>
          <table:table-cell table:number-columns-repeated="2"/>
          <table:table-cell table:formula="of:=AVERAGE([.A99:.E99])" office:value-type="float" office:value="402.75" calcext:value-type="float">
            <text:p>402.75</text:p>
          </table:table-cell>
          <table:table-cell table:formula="of:=STDEV([.A99:.E99])/SQRT(COUNT([.A99:.E99]))" office:value-type="float" office:value="71.9476806436455" calcext:value-type="float">
            <text:p>71.9476806436</text:p>
          </table:table-cell>
          <table:table-cell table:number-columns-repeated="2"/>
        </table:table-row>
        <table:table-row table:style-name="ro1">
          <table:table-cell office:value-type="float" office:value="212.5" calcext:value-type="float">
            <text:p>212.5</text:p>
          </table:table-cell>
          <table:table-cell office:value-type="float" office:value="650" calcext:value-type="float">
            <text:p>650</text:p>
          </table:table-cell>
          <table:table-cell office:value-type="float" office:value="416.25" calcext:value-type="float">
            <text:p>416.25</text:p>
          </table:table-cell>
          <table:table-cell office:value-type="float" office:value="425" calcext:value-type="float">
            <text:p>425</text:p>
          </table:table-cell>
          <table:table-cell office:value-type="float" office:value="121.25" calcext:value-type="float">
            <text:p>121.25</text:p>
          </table:table-cell>
          <table:table-cell table:number-columns-repeated="2"/>
          <table:table-cell table:formula="of:=AVERAGE([.A100:.E100])" office:value-type="float" office:value="365" calcext:value-type="float">
            <text:p>365</text:p>
          </table:table-cell>
          <table:table-cell table:formula="of:=STDEV([.A100:.E100])/SQRT(COUNT([.A100:.E100]))" office:value-type="float" office:value="92.2284866513595" calcext:value-type="float">
            <text:p>92.2284866514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85" calcext:value-type="float">
            <text:p>585</text:p>
          </table:table-cell>
          <table:table-cell office:value-type="float" office:value="423.75" calcext:value-type="float">
            <text:p>423.75</text:p>
          </table:table-cell>
          <table:table-cell office:value-type="float" office:value="470" calcext:value-type="float">
            <text:p>470</text:p>
          </table:table-cell>
          <table:table-cell office:value-type="float" office:value="176.25" calcext:value-type="float">
            <text:p>176.25</text:p>
          </table:table-cell>
          <table:table-cell table:number-columns-repeated="2"/>
          <table:table-cell table:formula="of:=AVERAGE([.A101:.E101])" office:value-type="float" office:value="384" calcext:value-type="float">
            <text:p>384</text:p>
          </table:table-cell>
          <table:table-cell table:formula="of:=STDEV([.A101:.E101])/SQRT(COUNT([.A101:.E101]))" office:value-type="float" office:value="73.0404425643766" calcext:value-type="float">
            <text:p>73.0404425644</text:p>
          </table:table-cell>
          <table:table-cell table:number-columns-repeated="2"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610" calcext:value-type="float">
            <text:p>610</text:p>
          </table:table-cell>
          <table:table-cell office:value-type="float" office:value="175" calcext:value-type="float">
            <text:p>175</text:p>
          </table:table-cell>
          <table:table-cell office:value-type="float" office:value="286.25" calcext:value-type="float">
            <text:p>286.25</text:p>
          </table:table-cell>
          <table:table-cell office:value-type="float" office:value="56.25" calcext:value-type="float">
            <text:p>56.25</text:p>
          </table:table-cell>
          <table:table-cell table:number-columns-repeated="2"/>
          <table:table-cell table:formula="of:=AVERAGE([.A102:.E102])" office:value-type="float" office:value="248" calcext:value-type="float">
            <text:p>248</text:p>
          </table:table-cell>
          <table:table-cell table:formula="of:=STDEV([.A102:.E102])/SQRT(COUNT([.A102:.E102]))" office:value-type="float" office:value="98.2253467797391" calcext:value-type="float">
            <text:p>98.2253467797</text:p>
          </table:table-cell>
          <table:table-cell table:number-columns-repeated="2"/>
        </table:table-row>
        <table:table-row table:style-name="ro1">
          <table:table-cell office:value-type="float" office:value="268.75" calcext:value-type="float">
            <text:p>268.75</text:p>
          </table:table-cell>
          <table:table-cell office:value-type="float" office:value="750" calcext:value-type="float">
            <text:p>750</text:p>
          </table:table-cell>
          <table:table-cell office:value-type="float" office:value="400" calcext:value-type="float">
            <text:p>400</text:p>
          </table:table-cell>
          <table:table-cell office:value-type="float" office:value="307.5" calcext:value-type="float">
            <text:p>307.5</text:p>
          </table:table-cell>
          <table:table-cell office:value-type="float" office:value="151.25" calcext:value-type="float">
            <text:p>151.25</text:p>
          </table:table-cell>
          <table:table-cell table:number-columns-repeated="2"/>
          <table:table-cell table:formula="of:=AVERAGE([.A103:.E103])" office:value-type="float" office:value="375.5" calcext:value-type="float">
            <text:p>375.5</text:p>
          </table:table-cell>
          <table:table-cell table:formula="of:=STDEV([.A103:.E103])/SQRT(COUNT([.A103:.E103]))" office:value-type="float" office:value="101.773799427947" calcext:value-type="float">
            <text:p>101.7737994279</text:p>
          </table:table-cell>
          <table:table-cell table:number-columns-repeated="2"/>
        </table:table-row>
        <table:table-row table:style-name="ro1">
          <table:table-cell office:value-type="float" office:value="187.5" calcext:value-type="float">
            <text:p>187.5</text:p>
          </table:table-cell>
          <table:table-cell office:value-type="float" office:value="617.5" calcext:value-type="float">
            <text:p>617.5</text:p>
          </table:table-cell>
          <table:table-cell office:value-type="float" office:value="383.75" calcext:value-type="float">
            <text:p>383.75</text:p>
          </table:table-cell>
          <table:table-cell office:value-type="float" office:value="328.75" calcext:value-type="float">
            <text:p>328.75</text:p>
          </table:table-cell>
          <table:table-cell office:value-type="float" office:value="177.5" calcext:value-type="float">
            <text:p>177.5</text:p>
          </table:table-cell>
          <table:table-cell table:number-columns-repeated="2"/>
          <table:table-cell table:formula="of:=AVERAGE([.A104:.E104])" office:value-type="float" office:value="339" calcext:value-type="float">
            <text:p>339</text:p>
          </table:table-cell>
          <table:table-cell table:formula="of:=STDEV([.A104:.E104])/SQRT(COUNT([.A104:.E104]))" office:value-type="float" office:value="80.2198151954989" calcext:value-type="float">
            <text:p>80.219815195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76.25" calcext:value-type="float">
            <text:p>576.25</text:p>
          </table:table-cell>
          <table:table-cell office:value-type="float" office:value="411.25" calcext:value-type="float">
            <text:p>411.25</text:p>
          </table:table-cell>
          <table:table-cell office:value-type="float" office:value="355" calcext:value-type="float">
            <text:p>355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formula="of:=AVERAGE([.A105:.E105])" office:value-type="float" office:value="346.5" calcext:value-type="float">
            <text:p>346.5</text:p>
          </table:table-cell>
          <table:table-cell table:formula="of:=STDEV([.A105:.E105])/SQRT(COUNT([.A105:.E105]))" office:value-type="float" office:value="72.0258200231001" calcext:value-type="float">
            <text:p>72.0258200231</text:p>
          </table:table-cell>
          <table:table-cell table:number-columns-repeated="2"/>
        </table:table-row>
        <table:table-row table:style-name="ro1">
          <table:table-cell office:value-type="float" office:value="247.5" calcext:value-type="float">
            <text:p>247.5</text:p>
          </table:table-cell>
          <table:table-cell office:value-type="float" office:value="613.75" calcext:value-type="float">
            <text:p>613.75</text:p>
          </table:table-cell>
          <table:table-cell office:value-type="float" office:value="277.5" calcext:value-type="float">
            <text:p>277.5</text:p>
          </table:table-cell>
          <table:table-cell office:value-type="float" office:value="485" calcext:value-type="float">
            <text:p>485</text:p>
          </table:table-cell>
          <table:table-cell office:value-type="float" office:value="183.75" calcext:value-type="float">
            <text:p>183.75</text:p>
          </table:table-cell>
          <table:table-cell table:number-columns-repeated="2"/>
          <table:table-cell table:formula="of:=AVERAGE([.A106:.E106])" office:value-type="float" office:value="361.5" calcext:value-type="float">
            <text:p>361.5</text:p>
          </table:table-cell>
          <table:table-cell table:formula="of:=STDEV([.A106:.E106])/SQRT(COUNT([.A106:.E106]))" office:value-type="float" office:value="80.7865629297348" calcext:value-type="float">
            <text:p>80.7865629297</text:p>
          </table:table-cell>
          <table:table-cell table:number-columns-repeated="2"/>
        </table:table-row>
        <table:table-row table:style-name="ro1">
          <table:table-cell office:value-type="float" office:value="203.75" calcext:value-type="float">
            <text:p>203.75</text:p>
          </table:table-cell>
          <table:table-cell office:value-type="float" office:value="433.75" calcext:value-type="float">
            <text:p>433.75</text:p>
          </table:table-cell>
          <table:table-cell office:value-type="float" office:value="171.25" calcext:value-type="float">
            <text:p>171.25</text:p>
          </table:table-cell>
          <table:table-cell office:value-type="float" office:value="266.25" calcext:value-type="float">
            <text:p>266.25</text:p>
          </table:table-cell>
          <table:table-cell office:value-type="float" office:value="83.75" calcext:value-type="float">
            <text:p>83.75</text:p>
          </table:table-cell>
          <table:table-cell table:number-columns-repeated="2"/>
          <table:table-cell table:formula="of:=AVERAGE([.A107:.E107])" office:value-type="float" office:value="231.75" calcext:value-type="float">
            <text:p>231.75</text:p>
          </table:table-cell>
          <table:table-cell table:formula="of:=STDEV([.A107:.E107])/SQRT(COUNT([.A107:.E107]))" office:value-type="float" office:value="58.4561801694226" calcext:value-type="float">
            <text:p>58.4561801694</text:p>
          </table:table-cell>
          <table:table-cell table:number-columns-repeated="2"/>
        </table:table-row>
        <table:table-row table:style-name="ro1">
          <table:table-cell office:value-type="float" office:value="171.25" calcext:value-type="float">
            <text:p>171.25</text:p>
          </table:table-cell>
          <table:table-cell office:value-type="float" office:value="595" calcext:value-type="float">
            <text:p>595</text:p>
          </table:table-cell>
          <table:table-cell office:value-type="float" office:value="348.75" calcext:value-type="float">
            <text:p>348.75</text:p>
          </table:table-cell>
          <table:table-cell office:value-type="float" office:value="407.5" calcext:value-type="float">
            <text:p>407.5</text:p>
          </table:table-cell>
          <table:table-cell office:value-type="float" office:value="151.25" calcext:value-type="float">
            <text:p>151.25</text:p>
          </table:table-cell>
          <table:table-cell table:number-columns-repeated="2"/>
          <table:table-cell table:formula="of:=AVERAGE([.A108:.E108])" office:value-type="float" office:value="334.75" calcext:value-type="float">
            <text:p>334.75</text:p>
          </table:table-cell>
          <table:table-cell table:formula="of:=STDEV([.A108:.E108])/SQRT(COUNT([.A108:.E108]))" office:value-type="float" office:value="81.7383401470815" calcext:value-type="float">
            <text:p>81.7383401471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21.25" calcext:value-type="float">
            <text:p>521.25</text:p>
          </table:table-cell>
          <table:table-cell office:value-type="float" office:value="288.75" calcext:value-type="float">
            <text:p>288.75</text:p>
          </table:table-cell>
          <table:table-cell office:value-type="float" office:value="423.75" calcext:value-type="float">
            <text:p>423.75</text:p>
          </table:table-cell>
          <table:table-cell office:value-type="float" office:value="248.75" calcext:value-type="float">
            <text:p>248.75</text:p>
          </table:table-cell>
          <table:table-cell table:number-columns-repeated="2"/>
          <table:table-cell table:formula="of:=AVERAGE([.A109:.E109])" office:value-type="float" office:value="366.5" calcext:value-type="float">
            <text:p>366.5</text:p>
          </table:table-cell>
          <table:table-cell table:formula="of:=STDEV([.A109:.E109])/SQRT(COUNT([.A109:.E109]))" office:value-type="float" office:value="48.6864971013524" calcext:value-type="float">
            <text:p>48.6864971014</text:p>
          </table:table-cell>
          <table:table-cell table:number-columns-repeated="2"/>
        </table:table-row>
        <table:table-row table:style-name="ro1">
          <table:table-cell office:value-type="float" office:value="197.5" calcext:value-type="float">
            <text:p>197.5</text:p>
          </table:table-cell>
          <table:table-cell office:value-type="float" office:value="630" calcext:value-type="float">
            <text:p>630</text:p>
          </table:table-cell>
          <table:table-cell office:value-type="float" office:value="257.5" calcext:value-type="float">
            <text:p>257.5</text:p>
          </table:table-cell>
          <table:table-cell office:value-type="float" office:value="321.25" calcext:value-type="float">
            <text:p>321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A110:.E110])" office:value-type="float" office:value="281.25" calcext:value-type="float">
            <text:p>281.25</text:p>
          </table:table-cell>
          <table:table-cell table:formula="of:=STDEV([.A110:.E110])/SQRT(COUNT([.A110:.E110]))" office:value-type="float" office:value="102.446632448314" calcext:value-type="float">
            <text:p>102.4466324483</text:p>
          </table:table-cell>
          <table:table-cell table:number-columns-repeated="2"/>
        </table:table-row>
        <table:table-row table:style-name="ro1">
          <table:table-cell office:value-type="float" office:value="416.25" calcext:value-type="float">
            <text:p>416.25</text:p>
          </table:table-cell>
          <table:table-cell office:value-type="float" office:value="598.75" calcext:value-type="float">
            <text:p>598.75</text:p>
          </table:table-cell>
          <table:table-cell office:value-type="float" office:value="263.75" calcext:value-type="float">
            <text:p>263.75</text:p>
          </table:table-cell>
          <table:table-cell office:value-type="float" office:value="411.25" calcext:value-type="float">
            <text:p>411.25</text:p>
          </table:table-cell>
          <table:table-cell office:value-type="float" office:value="212.5" calcext:value-type="float">
            <text:p>212.5</text:p>
          </table:table-cell>
          <table:table-cell table:number-columns-repeated="2"/>
          <table:table-cell table:formula="of:=AVERAGE([.A111:.E111])" office:value-type="float" office:value="380.5" calcext:value-type="float">
            <text:p>380.5</text:p>
          </table:table-cell>
          <table:table-cell table:formula="of:=STDEV([.A111:.E111])/SQRT(COUNT([.A111:.E111]))" office:value-type="float" office:value="67.7167815242278" calcext:value-type="float">
            <text:p>67.7167815242</text:p>
          </table:table-cell>
          <table:table-cell table:number-columns-repeated="2"/>
        </table:table-row>
        <table:table-row table:style-name="ro1">
          <table:table-cell office:value-type="float" office:value="333.75" calcext:value-type="float">
            <text:p>333.75</text:p>
          </table:table-cell>
          <table:table-cell office:value-type="float" office:value="578.75" calcext:value-type="float">
            <text:p>578.75</text:p>
          </table:table-cell>
          <table:table-cell office:value-type="float" office:value="322.5" calcext:value-type="float">
            <text:p>322.5</text:p>
          </table:table-cell>
          <table:table-cell office:value-type="float" office:value="233.75" calcext:value-type="float">
            <text:p>233.75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table:formula="of:=AVERAGE([.A112:.E112])" office:value-type="float" office:value="351.75" calcext:value-type="float">
            <text:p>351.75</text:p>
          </table:table-cell>
          <table:table-cell table:formula="of:=STDEV([.A112:.E112])/SQRT(COUNT([.A112:.E112]))" office:value-type="float" office:value="59.348810013344" calcext:value-type="float">
            <text:p>59.3488100133</text:p>
          </table:table-cell>
          <table:table-cell table:number-columns-repeated="2"/>
        </table:table-row>
        <table:table-row table:style-name="ro1">
          <table:table-cell office:value-type="float" office:value="281.25" calcext:value-type="float">
            <text:p>281.25</text:p>
          </table:table-cell>
          <table:table-cell office:value-type="float" office:value="318.75" calcext:value-type="float">
            <text:p>318.75</text:p>
          </table:table-cell>
          <table:table-cell office:value-type="float" office:value="383.75" calcext:value-type="float">
            <text:p>383.75</text:p>
          </table:table-cell>
          <table:table-cell office:value-type="float" office:value="441.25" calcext:value-type="float">
            <text:p>441.25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table:formula="of:=AVERAGE([.A113:.E113])" office:value-type="float" office:value="332" calcext:value-type="float">
            <text:p>332</text:p>
          </table:table-cell>
          <table:table-cell table:formula="of:=STDEV([.A113:.E113])/SQRT(COUNT([.A113:.E113]))" office:value-type="float" office:value="36.5880786595853" calcext:value-type="float">
            <text:p>36.5880786596</text:p>
          </table:table-cell>
          <table:table-cell table:number-columns-repeated="2"/>
        </table:table-row>
        <table:table-row table:style-name="ro1">
          <table:table-cell office:value-type="float" office:value="387.5" calcext:value-type="float">
            <text:p>387.5</text:p>
          </table:table-cell>
          <table:table-cell office:value-type="float" office:value="623.75" calcext:value-type="float">
            <text:p>623.75</text:p>
          </table:table-cell>
          <table:table-cell office:value-type="float" office:value="247.5" calcext:value-type="float">
            <text:p>247.5</text:p>
          </table:table-cell>
          <table:table-cell office:value-type="float" office:value="535" calcext:value-type="float">
            <text:p>535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table:formula="of:=AVERAGE([.A114:.E114])" office:value-type="float" office:value="405.75" calcext:value-type="float">
            <text:p>405.75</text:p>
          </table:table-cell>
          <table:table-cell table:formula="of:=STDEV([.A114:.E114])/SQRT(COUNT([.A114:.E114]))" office:value-type="float" office:value="77.0588249326448" calcext:value-type="float">
            <text:p>77.0588249326</text:p>
          </table:table-cell>
          <table:table-cell table:number-columns-repeated="2"/>
        </table:table-row>
        <table:table-row table:style-name="ro1">
          <table:table-cell office:value-type="float" office:value="191.25" calcext:value-type="float">
            <text:p>191.25</text:p>
          </table:table-cell>
          <table:table-cell office:value-type="float" office:value="485" calcext:value-type="float">
            <text:p>485</text:p>
          </table:table-cell>
          <table:table-cell office:value-type="float" office:value="255" calcext:value-type="float">
            <text:p>255</text:p>
          </table:table-cell>
          <table:table-cell office:value-type="float" office:value="377.5" calcext:value-type="float">
            <text:p>377.5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table:formula="of:=AVERAGE([.A115:.E115])" office:value-type="float" office:value="288.25" calcext:value-type="float">
            <text:p>288.25</text:p>
          </table:table-cell>
          <table:table-cell table:formula="of:=STDEV([.A115:.E115])/SQRT(COUNT([.A115:.E115]))" office:value-type="float" office:value="63.8156524686538" calcext:value-type="float">
            <text:p>63.8156524687</text:p>
          </table:table-cell>
          <table:table-cell table:number-columns-repeated="2"/>
        </table:table-row>
        <table:table-row table:style-name="ro1">
          <table:table-cell office:value-type="float" office:value="477.5" calcext:value-type="float">
            <text:p>477.5</text:p>
          </table:table-cell>
          <table:table-cell office:value-type="float" office:value="563.75" calcext:value-type="float">
            <text:p>563.75</text:p>
          </table:table-cell>
          <table:table-cell office:value-type="float" office:value="371.25" calcext:value-type="float">
            <text:p>371.25</text:p>
          </table:table-cell>
          <table:table-cell office:value-type="float" office:value="412.5" calcext:value-type="float">
            <text:p>412.5</text:p>
          </table:table-cell>
          <table:table-cell office:value-type="float" office:value="273.75" calcext:value-type="float">
            <text:p>273.75</text:p>
          </table:table-cell>
          <table:table-cell table:number-columns-repeated="2"/>
          <table:table-cell table:formula="of:=AVERAGE([.A116:.E116])" office:value-type="float" office:value="419.75" calcext:value-type="float">
            <text:p>419.75</text:p>
          </table:table-cell>
          <table:table-cell table:formula="of:=STDEV([.A116:.E116])/SQRT(COUNT([.A116:.E116]))" office:value-type="float" office:value="48.8834711328891" calcext:value-type="float">
            <text:p>48.8834711329</text:p>
          </table:table-cell>
          <table:table-cell table:number-columns-repeated="2"/>
        </table:table-row>
        <table:table-row table:style-name="ro1">
          <table:table-cell office:value-type="float" office:value="427.5" calcext:value-type="float">
            <text:p>427.5</text:p>
          </table:table-cell>
          <table:table-cell office:value-type="float" office:value="483.75" calcext:value-type="float">
            <text:p>483.75</text:p>
          </table:table-cell>
          <table:table-cell office:value-type="float" office:value="285" calcext:value-type="float">
            <text:p>285</text:p>
          </table:table-cell>
          <table:table-cell office:value-type="float" office:value="217.5" calcext:value-type="float">
            <text:p>217.5</text:p>
          </table:table-cell>
          <table:table-cell office:value-type="float" office:value="178.75" calcext:value-type="float">
            <text:p>178.75</text:p>
          </table:table-cell>
          <table:table-cell table:number-columns-repeated="2"/>
          <table:table-cell table:formula="of:=AVERAGE([.A117:.E117])" office:value-type="float" office:value="318.5" calcext:value-type="float">
            <text:p>318.5</text:p>
          </table:table-cell>
          <table:table-cell table:formula="of:=STDEV([.A117:.E117])/SQRT(COUNT([.A117:.E117]))" office:value-type="float" office:value="59.178490602583" calcext:value-type="float">
            <text:p>59.1784906026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00" calcext:value-type="float">
            <text:p>600</text:p>
          </table:table-cell>
          <table:table-cell office:value-type="float" office:value="168.75" calcext:value-type="float">
            <text:p>168.75</text:p>
          </table:table-cell>
          <table:table-cell office:value-type="float" office:value="362.5" calcext:value-type="float">
            <text:p>362.5</text:p>
          </table:table-cell>
          <table:table-cell office:value-type="float" office:value="136.25" calcext:value-type="float">
            <text:p>136.25</text:p>
          </table:table-cell>
          <table:table-cell table:number-columns-repeated="2"/>
          <table:table-cell table:formula="of:=AVERAGE([.A118:.E118])" office:value-type="float" office:value="298.5" calcext:value-type="float">
            <text:p>298.5</text:p>
          </table:table-cell>
          <table:table-cell table:formula="of:=STDEV([.A118:.E118])/SQRT(COUNT([.A118:.E118]))" office:value-type="float" office:value="84.7232627440657" calcext:value-type="float">
            <text:p>84.7232627441</text:p>
          </table:table-cell>
          <table:table-cell table:number-columns-repeated="2"/>
        </table:table-row>
        <table:table-row table:style-name="ro1">
          <table:table-cell office:value-type="float" office:value="407.5" calcext:value-type="float">
            <text:p>407.5</text:p>
          </table:table-cell>
          <table:table-cell office:value-type="float" office:value="468.75" calcext:value-type="float">
            <text:p>468.75</text:p>
          </table:table-cell>
          <table:table-cell office:value-type="float" office:value="426.25" calcext:value-type="float">
            <text:p>426.25</text:p>
          </table:table-cell>
          <table:table-cell office:value-type="float" office:value="418.75" calcext:value-type="float">
            <text:p>418.75</text:p>
          </table:table-cell>
          <table:table-cell office:value-type="float" office:value="323.75" calcext:value-type="float">
            <text:p>323.75</text:p>
          </table:table-cell>
          <table:table-cell table:number-columns-repeated="2"/>
          <table:table-cell table:formula="of:=AVERAGE([.A119:.E119])" office:value-type="float" office:value="409" calcext:value-type="float">
            <text:p>409</text:p>
          </table:table-cell>
          <table:table-cell table:formula="of:=STDEV([.A119:.E119])/SQRT(COUNT([.A119:.E119]))" office:value-type="float" office:value="23.6986286523081" calcext:value-type="float">
            <text:p>23.6986286523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56.25" calcext:value-type="float">
            <text:p>556.25</text:p>
          </table:table-cell>
          <table:table-cell office:value-type="float" office:value="218.75" calcext:value-type="float">
            <text:p>218.75</text:p>
          </table:table-cell>
          <table:table-cell office:value-type="float" office:value="273.75" calcext:value-type="float">
            <text:p>273.75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formula="of:=AVERAGE([.A120:.E120])" office:value-type="float" office:value="319.75" calcext:value-type="float">
            <text:p>319.75</text:p>
          </table:table-cell>
          <table:table-cell table:formula="of:=STDEV([.A120:.E120])/SQRT(COUNT([.A120:.E120]))" office:value-type="float" office:value="65.8423780706621" calcext:value-type="float">
            <text:p>65.8423780707</text:p>
          </table:table-cell>
          <table:table-cell table:number-columns-repeated="2"/>
        </table:table-row>
        <table:table-row table:style-name="ro1">
          <table:table-cell office:value-type="float" office:value="432.5" calcext:value-type="float">
            <text:p>432.5</text:p>
          </table:table-cell>
          <table:table-cell office:value-type="float" office:value="517.5" calcext:value-type="float">
            <text:p>517.5</text:p>
          </table:table-cell>
          <table:table-cell office:value-type="float" office:value="20" calcext:value-type="float">
            <text:p>20</text:p>
          </table:table-cell>
          <table:table-cell office:value-type="float" office:value="405" calcext:value-type="float">
            <text:p>405</text:p>
          </table:table-cell>
          <table:table-cell office:value-type="float" office:value="242.5" calcext:value-type="float">
            <text:p>242.5</text:p>
          </table:table-cell>
          <table:table-cell table:number-columns-repeated="2"/>
          <table:table-cell table:formula="of:=AVERAGE([.A121:.E121])" office:value-type="float" office:value="323.5" calcext:value-type="float">
            <text:p>323.5</text:p>
          </table:table-cell>
          <table:table-cell table:formula="of:=STDEV([.A121:.E121])/SQRT(COUNT([.A121:.E121]))" office:value-type="float" office:value="87.9865046470196" calcext:value-type="float">
            <text:p>87.986504647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06.25" calcext:value-type="float">
            <text:p>606.25</text:p>
          </table:table-cell>
          <table:table-cell office:value-type="float" office:value="123.75" calcext:value-type="float">
            <text:p>123.75</text:p>
          </table:table-cell>
          <table:table-cell office:value-type="float" office:value="270" calcext:value-type="float">
            <text:p>27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formula="of:=AVERAGE([.A122:.E122])" office:value-type="float" office:value="291" calcext:value-type="float">
            <text:p>291</text:p>
          </table:table-cell>
          <table:table-cell table:formula="of:=STDEV([.A122:.E122])/SQRT(COUNT([.A122:.E122]))" office:value-type="float" office:value="90.4082753402585" calcext:value-type="float">
            <text:p>90.4082753403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23.75" calcext:value-type="float">
            <text:p>623.75</text:p>
          </table:table-cell>
          <table:table-cell office:value-type="float" office:value="350" calcext:value-type="float">
            <text:p>350</text:p>
          </table:table-cell>
          <table:table-cell office:value-type="float" office:value="342.5" calcext:value-type="float">
            <text:p>342.5</text:p>
          </table:table-cell>
          <table:table-cell office:value-type="float" office:value="186.25" calcext:value-type="float">
            <text:p>186.25</text:p>
          </table:table-cell>
          <table:table-cell table:number-columns-repeated="2"/>
          <table:table-cell table:formula="of:=AVERAGE([.A123:.E123])" office:value-type="float" office:value="370.5" calcext:value-type="float">
            <text:p>370.5</text:p>
          </table:table-cell>
          <table:table-cell table:formula="of:=STDEV([.A123:.E123])/SQRT(COUNT([.A123:.E123]))" office:value-type="float" office:value="70.607409313754" calcext:value-type="float">
            <text:p>70.6074093138</text:p>
          </table:table-cell>
          <table:table-cell table:number-columns-repeated="2"/>
        </table:table-row>
        <table:table-row table:style-name="ro1">
          <table:table-cell office:value-type="float" office:value="382.5" calcext:value-type="float">
            <text:p>382.5</text:p>
          </table:table-cell>
          <table:table-cell office:value-type="float" office:value="566.25" calcext:value-type="float">
            <text:p>566.25</text:p>
          </table:table-cell>
          <table:table-cell office:value-type="float" office:value="348.75" calcext:value-type="float">
            <text:p>348.75</text:p>
          </table:table-cell>
          <table:table-cell office:value-type="float" office:value="323.75" calcext:value-type="float">
            <text:p>323.7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AVERAGE([.A124:.E124])" office:value-type="float" office:value="384.25" calcext:value-type="float">
            <text:p>384.25</text:p>
          </table:table-cell>
          <table:table-cell table:formula="of:=STDEV([.A124:.E124])/SQRT(COUNT([.A124:.E124]))" office:value-type="float" office:value="47.5108540230546" calcext:value-type="float">
            <text:p>47.5108540231</text:p>
          </table:table-cell>
          <table:table-cell table:number-columns-repeated="2"/>
        </table:table-row>
        <table:table-row table:style-name="ro1">
          <table:table-cell office:value-type="float" office:value="396.25" calcext:value-type="float">
            <text:p>396.25</text:p>
          </table:table-cell>
          <table:table-cell office:value-type="float" office:value="671.25" calcext:value-type="float">
            <text:p>671.25</text:p>
          </table:table-cell>
          <table:table-cell office:value-type="float" office:value="322.5" calcext:value-type="float">
            <text:p>322.5</text:p>
          </table:table-cell>
          <table:table-cell office:value-type="float" office:value="501.25" calcext:value-type="float">
            <text:p>501.25</text:p>
          </table:table-cell>
          <table:table-cell office:value-type="float" office:value="228.75" calcext:value-type="float">
            <text:p>228.75</text:p>
          </table:table-cell>
          <table:table-cell table:number-columns-repeated="2"/>
          <table:table-cell table:formula="of:=AVERAGE([.A125:.E125])" office:value-type="float" office:value="424" calcext:value-type="float">
            <text:p>424</text:p>
          </table:table-cell>
          <table:table-cell table:formula="of:=STDEV([.A125:.E125])/SQRT(COUNT([.A125:.E125]))" office:value-type="float" office:value="76.2545080634581" calcext:value-type="float">
            <text:p>76.2545080635</text:p>
          </table:table-cell>
          <table:table-cell table:number-columns-repeated="2"/>
        </table:table-row>
        <table:table-row table:style-name="ro1">
          <table:table-cell office:value-type="float" office:value="396.25" calcext:value-type="float">
            <text:p>396.25</text:p>
          </table:table-cell>
          <table:table-cell office:value-type="float" office:value="510" calcext:value-type="float">
            <text:p>510</text:p>
          </table:table-cell>
          <table:table-cell office:value-type="float" office:value="335" calcext:value-type="float">
            <text:p>335</text:p>
          </table:table-cell>
          <table:table-cell office:value-type="float" office:value="442.5" calcext:value-type="float">
            <text:p>442.5</text:p>
          </table:table-cell>
          <table:table-cell office:value-type="float" office:value="251.25" calcext:value-type="float">
            <text:p>251.25</text:p>
          </table:table-cell>
          <table:table-cell table:number-columns-repeated="2"/>
          <table:table-cell table:formula="of:=AVERAGE([.A126:.E126])" office:value-type="float" office:value="387" calcext:value-type="float">
            <text:p>387</text:p>
          </table:table-cell>
          <table:table-cell table:formula="of:=STDEV([.A126:.E126])/SQRT(COUNT([.A126:.E126]))" office:value-type="float" office:value="44.3998170041274" calcext:value-type="float">
            <text:p>44.3998170041</text:p>
          </table:table-cell>
          <table:table-cell table:number-columns-repeated="2"/>
        </table:table-row>
        <table:table-row table:style-name="ro1">
          <table:table-cell office:value-type="float" office:value="336.25" calcext:value-type="float">
            <text:p>336.25</text:p>
          </table:table-cell>
          <table:table-cell office:value-type="float" office:value="535" calcext:value-type="float">
            <text:p>535</text:p>
          </table:table-cell>
          <table:table-cell office:value-type="float" office:value="373.75" calcext:value-type="float">
            <text:p>373.75</text:p>
          </table:table-cell>
          <table:table-cell office:value-type="float" office:value="445" calcext:value-type="float">
            <text:p>445</text:p>
          </table:table-cell>
          <table:table-cell office:value-type="float" office:value="222.5" calcext:value-type="float">
            <text:p>222.5</text:p>
          </table:table-cell>
          <table:table-cell table:number-columns-repeated="2"/>
          <table:table-cell table:formula="of:=AVERAGE([.A127:.E127])" office:value-type="float" office:value="382.5" calcext:value-type="float">
            <text:p>382.5</text:p>
          </table:table-cell>
          <table:table-cell table:formula="of:=STDEV([.A127:.E127])/SQRT(COUNT([.A127:.E127]))" office:value-type="float" office:value="52.430012874307" calcext:value-type="float">
            <text:p>52.4300128743</text:p>
          </table:table-cell>
          <table:table-cell table:number-columns-repeated="2"/>
        </table:table-row>
        <table:table-row table:style-name="ro1">
          <table:table-cell office:value-type="float" office:value="417.5" calcext:value-type="float">
            <text:p>417.5</text:p>
          </table:table-cell>
          <table:table-cell office:value-type="float" office:value="566.25" calcext:value-type="float">
            <text:p>566.25</text:p>
          </table:table-cell>
          <table:table-cell office:value-type="float" office:value="390" calcext:value-type="float">
            <text:p>390</text:p>
          </table:table-cell>
          <table:table-cell office:value-type="float" office:value="331.25" calcext:value-type="float">
            <text:p>331.25</text:p>
          </table:table-cell>
          <table:table-cell office:value-type="float" office:value="168.75" calcext:value-type="float">
            <text:p>168.75</text:p>
          </table:table-cell>
          <table:table-cell table:number-columns-repeated="2"/>
          <table:table-cell table:formula="of:=AVERAGE([.A128:.E128])" office:value-type="float" office:value="374.75" calcext:value-type="float">
            <text:p>374.75</text:p>
          </table:table-cell>
          <table:table-cell table:formula="of:=STDEV([.A128:.E128])/SQRT(COUNT([.A128:.E128]))" office:value-type="float" office:value="64.4440164018352" calcext:value-type="float">
            <text:p>64.4440164018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93.75" calcext:value-type="float">
            <text:p>493.75</text:p>
          </table:table-cell>
          <table:table-cell office:value-type="float" office:value="453.75" calcext:value-type="float">
            <text:p>453.75</text:p>
          </table:table-cell>
          <table:table-cell office:value-type="float" office:value="405" calcext:value-type="float">
            <text:p>405</text:p>
          </table:table-cell>
          <table:table-cell office:value-type="float" office:value="291.25" calcext:value-type="float">
            <text:p>291.25</text:p>
          </table:table-cell>
          <table:table-cell table:number-columns-repeated="2"/>
          <table:table-cell table:formula="of:=AVERAGE([.A129:.E129])" office:value-type="float" office:value="398.75" calcext:value-type="float">
            <text:p>398.75</text:p>
          </table:table-cell>
          <table:table-cell table:formula="of:=STDEV([.A129:.E129])/SQRT(COUNT([.A129:.E129]))" office:value-type="float" office:value="36.0706771491748" calcext:value-type="float">
            <text:p>36.0706771492</text:p>
          </table:table-cell>
          <table:table-cell table:number-columns-repeated="2"/>
        </table:table-row>
        <table:table-row table:style-name="ro1">
          <table:table-cell office:value-type="float" office:value="288.75" calcext:value-type="float">
            <text:p>288.75</text:p>
          </table:table-cell>
          <table:table-cell office:value-type="float" office:value="548.75" calcext:value-type="float">
            <text:p>548.75</text:p>
          </table:table-cell>
          <table:table-cell office:value-type="float" office:value="545" calcext:value-type="float">
            <text:p>545</text:p>
          </table:table-cell>
          <table:table-cell office:value-type="float" office:value="233.75" calcext:value-type="float">
            <text:p>233.75</text:p>
          </table:table-cell>
          <table:table-cell office:value-type="float" office:value="223.75" calcext:value-type="float">
            <text:p>223.75</text:p>
          </table:table-cell>
          <table:table-cell table:number-columns-repeated="2"/>
          <table:table-cell table:formula="of:=AVERAGE([.A130:.E130])" office:value-type="float" office:value="368" calcext:value-type="float">
            <text:p>368</text:p>
          </table:table-cell>
          <table:table-cell table:formula="of:=STDEV([.A130:.E130])/SQRT(COUNT([.A130:.E130]))" office:value-type="float" office:value="73.8617796969448" calcext:value-type="float">
            <text:p>73.8617796969</text:p>
          </table:table-cell>
          <table:table-cell table:number-columns-repeated="2"/>
        </table:table-row>
        <table:table-row table:style-name="ro1">
          <table:table-cell office:value-type="float" office:value="218.75" calcext:value-type="float">
            <text:p>218.75</text:p>
          </table:table-cell>
          <table:table-cell office:value-type="float" office:value="452.5" calcext:value-type="float">
            <text:p>452.5</text:p>
          </table:table-cell>
          <table:table-cell office:value-type="float" office:value="407.5" calcext:value-type="float">
            <text:p>407.5</text:p>
          </table:table-cell>
          <table:table-cell office:value-type="float" office:value="323.75" calcext:value-type="float">
            <text:p>323.75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formula="of:=AVERAGE([.A131:.E131])" office:value-type="float" office:value="315.5" calcext:value-type="float">
            <text:p>315.5</text:p>
          </table:table-cell>
          <table:table-cell table:formula="of:=STDEV([.A131:.E131])/SQRT(COUNT([.A131:.E131]))" office:value-type="float" office:value="53.1045548893878" calcext:value-type="float">
            <text:p>53.1045548894</text:p>
          </table:table-cell>
          <table:table-cell table:number-columns-repeated="2"/>
        </table:table-row>
        <table:table-row table:style-name="ro1">
          <table:table-cell office:value-type="float" office:value="326.25" calcext:value-type="float">
            <text:p>326.25</text:p>
          </table:table-cell>
          <table:table-cell office:value-type="float" office:value="542.5" calcext:value-type="float">
            <text:p>542.5</text:p>
          </table:table-cell>
          <table:table-cell office:value-type="float" office:value="536.25" calcext:value-type="float">
            <text:p>536.25</text:p>
          </table:table-cell>
          <table:table-cell office:value-type="float" office:value="412.5" calcext:value-type="float">
            <text:p>412.5</text:p>
          </table:table-cell>
          <table:table-cell office:value-type="float" office:value="197.5" calcext:value-type="float">
            <text:p>197.5</text:p>
          </table:table-cell>
          <table:table-cell table:number-columns-repeated="2"/>
          <table:table-cell table:formula="of:=AVERAGE([.A132:.E132])" office:value-type="float" office:value="403" calcext:value-type="float">
            <text:p>403</text:p>
          </table:table-cell>
          <table:table-cell table:formula="of:=STDEV([.A132:.E132])/SQRT(COUNT([.A132:.E132]))" office:value-type="float" office:value="65.3555181296882" calcext:value-type="float">
            <text:p>65.3555181297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92.5" calcext:value-type="float">
            <text:p>492.5</text:p>
          </table:table-cell>
          <table:table-cell office:value-type="float" office:value="472.5" calcext:value-type="float">
            <text:p>472.5</text:p>
          </table:table-cell>
          <table:table-cell office:value-type="float" office:value="462.5" calcext:value-type="float">
            <text:p>462.5</text:p>
          </table:table-cell>
          <table:table-cell office:value-type="float" office:value="238.75" calcext:value-type="float">
            <text:p>238.75</text:p>
          </table:table-cell>
          <table:table-cell table:number-columns-repeated="2"/>
          <table:table-cell table:formula="of:=AVERAGE([.A133:.E133])" office:value-type="float" office:value="398.25" calcext:value-type="float">
            <text:p>398.25</text:p>
          </table:table-cell>
          <table:table-cell table:formula="of:=STDEV([.A133:.E133])/SQRT(COUNT([.A133:.E133]))" office:value-type="float" office:value="49.6638701673561" calcext:value-type="float">
            <text:p>49.6638701674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01.25" calcext:value-type="float">
            <text:p>501.25</text:p>
          </table:table-cell>
          <table:table-cell office:value-type="float" office:value="398.75" calcext:value-type="float">
            <text:p>398.75</text:p>
          </table:table-cell>
          <table:table-cell office:value-type="float" office:value="381.25" calcext:value-type="float">
            <text:p>381.25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AVERAGE([.A134:.E134])" office:value-type="float" office:value="361.25" calcext:value-type="float">
            <text:p>361.25</text:p>
          </table:table-cell>
          <table:table-cell table:formula="of:=STDEV([.A134:.E134])/SQRT(COUNT([.A134:.E134]))" office:value-type="float" office:value="55.6425534101375" calcext:value-type="float">
            <text:p>55.6425534101</text:p>
          </table:table-cell>
          <table:table-cell table:number-columns-repeated="2"/>
        </table:table-row>
        <table:table-row table:style-name="ro1">
          <table:table-cell office:value-type="float" office:value="233.75" calcext:value-type="float">
            <text:p>233.75</text:p>
          </table:table-cell>
          <table:table-cell office:value-type="float" office:value="438.75" calcext:value-type="float">
            <text:p>438.75</text:p>
          </table:table-cell>
          <table:table-cell office:value-type="float" office:value="376.25" calcext:value-type="float">
            <text:p>376.25</text:p>
          </table:table-cell>
          <table:table-cell office:value-type="float" office:value="256.25" calcext:value-type="float">
            <text:p>256.25</text:p>
          </table:table-cell>
          <table:table-cell office:value-type="float" office:value="248.75" calcext:value-type="float">
            <text:p>248.75</text:p>
          </table:table-cell>
          <table:table-cell table:number-columns-repeated="2"/>
          <table:table-cell table:formula="of:=AVERAGE([.A135:.E135])" office:value-type="float" office:value="310.75" calcext:value-type="float">
            <text:p>310.75</text:p>
          </table:table-cell>
          <table:table-cell table:formula="of:=STDEV([.A135:.E135])/SQRT(COUNT([.A135:.E135]))" office:value-type="float" office:value="40.8763378985936" calcext:value-type="float">
            <text:p>40.8763378986</text:p>
          </table:table-cell>
          <table:table-cell table:number-columns-repeated="2"/>
        </table:table-row>
        <table:table-row table:style-name="ro1">
          <table:table-cell office:value-type="float" office:value="477.5" calcext:value-type="float">
            <text:p>477.5</text:p>
          </table:table-cell>
          <table:table-cell office:value-type="float" office:value="527.5" calcext:value-type="float">
            <text:p>527.5</text:p>
          </table:table-cell>
          <table:table-cell office:value-type="float" office:value="457.5" calcext:value-type="float">
            <text:p>457.5</text:p>
          </table:table-cell>
          <table:table-cell office:value-type="float" office:value="461.25" calcext:value-type="float">
            <text:p>461.25</text:p>
          </table:table-cell>
          <table:table-cell office:value-type="float" office:value="183.75" calcext:value-type="float">
            <text:p>183.75</text:p>
          </table:table-cell>
          <table:table-cell table:number-columns-repeated="2"/>
          <table:table-cell table:formula="of:=AVERAGE([.A136:.E136])" office:value-type="float" office:value="421.5" calcext:value-type="float">
            <text:p>421.5</text:p>
          </table:table-cell>
          <table:table-cell table:formula="of:=STDEV([.A136:.E136])/SQRT(COUNT([.A136:.E136]))" office:value-type="float" office:value="60.734308673105" calcext:value-type="float">
            <text:p>60.7343086731</text:p>
          </table:table-cell>
          <table:table-cell table:number-columns-repeated="2"/>
        </table:table-row>
        <table:table-row table:style-name="ro1">
          <table:table-cell office:value-type="float" office:value="211.25" calcext:value-type="float">
            <text:p>211.25</text:p>
          </table:table-cell>
          <table:table-cell office:value-type="float" office:value="625" calcext:value-type="float">
            <text:p>625</text:p>
          </table:table-cell>
          <table:table-cell office:value-type="float" office:value="422.5" calcext:value-type="float">
            <text:p>422.5</text:p>
          </table:table-cell>
          <table:table-cell office:value-type="float" office:value="406.25" calcext:value-type="float">
            <text:p>406.25</text:p>
          </table:table-cell>
          <table:table-cell office:value-type="float" office:value="277.5" calcext:value-type="float">
            <text:p>277.5</text:p>
          </table:table-cell>
          <table:table-cell table:number-columns-repeated="2"/>
          <table:table-cell table:formula="of:=AVERAGE([.A137:.E137])" office:value-type="float" office:value="388.5" calcext:value-type="float">
            <text:p>388.5</text:p>
          </table:table-cell>
          <table:table-cell table:formula="of:=STDEV([.A137:.E137])/SQRT(COUNT([.A137:.E137]))" office:value-type="float" office:value="71.1132459531978" calcext:value-type="float">
            <text:p>71.1132459532</text:p>
          </table:table-cell>
          <table:table-cell table:number-columns-repeated="2"/>
        </table:table-row>
        <table:table-row table:style-name="ro1">
          <table:table-cell office:value-type="float" office:value="342.5" calcext:value-type="float">
            <text:p>342.5</text:p>
          </table:table-cell>
          <table:table-cell office:value-type="float" office:value="591.25" calcext:value-type="float">
            <text:p>591.25</text:p>
          </table:table-cell>
          <table:table-cell office:value-type="float" office:value="186.25" calcext:value-type="float">
            <text:p>186.25</text:p>
          </table:table-cell>
          <table:table-cell office:value-type="float" office:value="330" calcext:value-type="float">
            <text:p>33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AVERAGE([.A138:.E138])" office:value-type="float" office:value="322" calcext:value-type="float">
            <text:p>322</text:p>
          </table:table-cell>
          <table:table-cell table:formula="of:=STDEV([.A138:.E138])/SQRT(COUNT([.A138:.E138]))" office:value-type="float" office:value="76.6980687501322" calcext:value-type="float">
            <text:p>76.6980687501</text:p>
          </table:table-cell>
          <table:table-cell table:number-columns-repeated="2"/>
        </table:table-row>
        <table:table-row table:style-name="ro1">
          <table:table-cell office:value-type="float" office:value="327.5" calcext:value-type="float">
            <text:p>327.5</text:p>
          </table:table-cell>
          <table:table-cell office:value-type="float" office:value="621.25" calcext:value-type="float">
            <text:p>621.25</text:p>
          </table:table-cell>
          <table:table-cell office:value-type="float" office:value="228.75" calcext:value-type="float">
            <text:p>228.75</text:p>
          </table:table-cell>
          <table:table-cell office:value-type="float" office:value="376.25" calcext:value-type="float">
            <text:p>376.25</text:p>
          </table:table-cell>
          <table:table-cell office:value-type="float" office:value="123.75" calcext:value-type="float">
            <text:p>123.75</text:p>
          </table:table-cell>
          <table:table-cell table:number-columns-repeated="2"/>
          <table:table-cell table:formula="of:=AVERAGE([.A139:.E139])" office:value-type="float" office:value="335.5" calcext:value-type="float">
            <text:p>335.5</text:p>
          </table:table-cell>
          <table:table-cell table:formula="of:=STDEV([.A139:.E139])/SQRT(COUNT([.A139:.E139]))" office:value-type="float" office:value="83.5497606220389" calcext:value-type="float">
            <text:p>83.549760622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27.5" calcext:value-type="float">
            <text:p>527.5</text:p>
          </table:table-cell>
          <table:table-cell office:value-type="float" office:value="461.25" calcext:value-type="float">
            <text:p>461.25</text:p>
          </table:table-cell>
          <table:table-cell office:value-type="float" office:value="436.25" calcext:value-type="float">
            <text:p>436.25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AVERAGE([.A140:.E140])" office:value-type="float" office:value="386" calcext:value-type="float">
            <text:p>386</text:p>
          </table:table-cell>
          <table:table-cell table:formula="of:=STDEV([.A140:.E140])/SQRT(COUNT([.A140:.E140]))" office:value-type="float" office:value="60.9782235720261" calcext:value-type="float">
            <text:p>60.978223572</text:p>
          </table:table-cell>
          <table:table-cell table:number-columns-repeated="2"/>
        </table:table-row>
        <table:table-row table:style-name="ro1">
          <table:table-cell office:value-type="float" office:value="373.75" calcext:value-type="float">
            <text:p>373.75</text:p>
          </table:table-cell>
          <table:table-cell office:value-type="float" office:value="605" calcext:value-type="float">
            <text:p>605</text:p>
          </table:table-cell>
          <table:table-cell office:value-type="float" office:value="308.75" calcext:value-type="float">
            <text:p>308.75</text:p>
          </table:table-cell>
          <table:table-cell office:value-type="float" office:value="355" calcext:value-type="float">
            <text:p>355</text:p>
          </table:table-cell>
          <table:table-cell office:value-type="float" office:value="248.75" calcext:value-type="float">
            <text:p>248.75</text:p>
          </table:table-cell>
          <table:table-cell table:number-columns-repeated="2"/>
          <table:table-cell table:formula="of:=AVERAGE([.A141:.E141])" office:value-type="float" office:value="378.25" calcext:value-type="float">
            <text:p>378.25</text:p>
          </table:table-cell>
          <table:table-cell table:formula="of:=STDEV([.A141:.E141])/SQRT(COUNT([.A141:.E141]))" office:value-type="float" office:value="60.6534726953041" calcext:value-type="float">
            <text:p>60.6534726953</text:p>
          </table:table-cell>
          <table:table-cell table:number-columns-repeated="2"/>
        </table:table-row>
        <table:table-row table:style-name="ro1">
          <table:table-cell office:value-type="float" office:value="441.25" calcext:value-type="float">
            <text:p>441.25</text:p>
          </table:table-cell>
          <table:table-cell office:value-type="float" office:value="468.75" calcext:value-type="float">
            <text:p>468.75</text:p>
          </table:table-cell>
          <table:table-cell office:value-type="float" office:value="288.75" calcext:value-type="float">
            <text:p>288.75</text:p>
          </table:table-cell>
          <table:table-cell office:value-type="float" office:value="445" calcext:value-type="float">
            <text:p>445</text:p>
          </table:table-cell>
          <table:table-cell office:value-type="float" office:value="221.25" calcext:value-type="float">
            <text:p>221.25</text:p>
          </table:table-cell>
          <table:table-cell table:number-columns-repeated="2"/>
          <table:table-cell table:formula="of:=AVERAGE([.A142:.E142])" office:value-type="float" office:value="373" calcext:value-type="float">
            <text:p>373</text:p>
          </table:table-cell>
          <table:table-cell table:formula="of:=STDEV([.A142:.E142])/SQRT(COUNT([.A142:.E142]))" office:value-type="float" office:value="49.5662435534508" calcext:value-type="float">
            <text:p>49.566243553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88.75" calcext:value-type="float">
            <text:p>588.75</text:p>
          </table:table-cell>
          <table:table-cell office:value-type="float" office:value="308.75" calcext:value-type="float">
            <text:p>308.75</text:p>
          </table:table-cell>
          <table:table-cell office:value-type="float" office:value="290" calcext:value-type="float">
            <text:p>290</text:p>
          </table:table-cell>
          <table:table-cell office:value-type="float" office:value="158.75" calcext:value-type="float">
            <text:p>158.75</text:p>
          </table:table-cell>
          <table:table-cell table:number-columns-repeated="2"/>
          <table:table-cell table:formula="of:=AVERAGE([.A143:.E143])" office:value-type="float" office:value="343.25" calcext:value-type="float">
            <text:p>343.25</text:p>
          </table:table-cell>
          <table:table-cell table:formula="of:=STDEV([.A143:.E143])/SQRT(COUNT([.A143:.E143]))" office:value-type="float" office:value="70.3746669619118" calcext:value-type="float">
            <text:p>70.3746669619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48.75" calcext:value-type="float">
            <text:p>548.75</text:p>
          </table:table-cell>
          <table:table-cell office:value-type="float" office:value="486.25" calcext:value-type="float">
            <text:p>486.25</text:p>
          </table:table-cell>
          <table:table-cell office:value-type="float" office:value="386.25" calcext:value-type="float">
            <text:p>386.25</text:p>
          </table:table-cell>
          <table:table-cell office:value-type="float" office:value="46.25" calcext:value-type="float">
            <text:p>46.25</text:p>
          </table:table-cell>
          <table:table-cell table:number-columns-repeated="2"/>
          <table:table-cell table:formula="of:=AVERAGE([.A144:.E144])" office:value-type="float" office:value="363.5" calcext:value-type="float">
            <text:p>363.5</text:p>
          </table:table-cell>
          <table:table-cell table:formula="of:=STDEV([.A144:.E144])/SQRT(COUNT([.A144:.E144]))" office:value-type="float" office:value="86.8137373921893" calcext:value-type="float">
            <text:p>86.8137373922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86.25" calcext:value-type="float">
            <text:p>486.25</text:p>
          </table:table-cell>
          <table:table-cell office:value-type="float" office:value="401.25" calcext:value-type="float">
            <text:p>401.25</text:p>
          </table:table-cell>
          <table:table-cell office:value-type="float" office:value="443.75" calcext:value-type="float">
            <text:p>443.75</text:p>
          </table:table-cell>
          <table:table-cell office:value-type="float" office:value="187.5" calcext:value-type="float">
            <text:p>187.5</text:p>
          </table:table-cell>
          <table:table-cell table:number-columns-repeated="2"/>
          <table:table-cell table:formula="of:=AVERAGE([.A145:.E145])" office:value-type="float" office:value="378.75" calcext:value-type="float">
            <text:p>378.75</text:p>
          </table:table-cell>
          <table:table-cell table:formula="of:=STDEV([.A145:.E145])/SQRT(COUNT([.A145:.E145]))" office:value-type="float" office:value="51.4189289075531" calcext:value-type="float">
            <text:p>51.4189289076</text:p>
          </table:table-cell>
          <table:table-cell table:number-columns-repeated="2"/>
        </table:table-row>
        <table:table-row table:style-name="ro1">
          <table:table-cell office:value-type="float" office:value="327.5" calcext:value-type="float">
            <text:p>327.5</text:p>
          </table:table-cell>
          <table:table-cell office:value-type="float" office:value="518.75" calcext:value-type="float">
            <text:p>518.75</text:p>
          </table:table-cell>
          <table:table-cell office:value-type="float" office:value="238.75" calcext:value-type="float">
            <text:p>238.75</text:p>
          </table:table-cell>
          <table:table-cell office:value-type="float" office:value="396.25" calcext:value-type="float">
            <text:p>396.25</text:p>
          </table:table-cell>
          <table:table-cell office:value-type="float" office:value="143.75" calcext:value-type="float">
            <text:p>143.75</text:p>
          </table:table-cell>
          <table:table-cell table:number-columns-repeated="2"/>
          <table:table-cell table:formula="of:=AVERAGE([.A146:.E146])" office:value-type="float" office:value="325" calcext:value-type="float">
            <text:p>325</text:p>
          </table:table-cell>
          <table:table-cell table:formula="of:=STDEV([.A146:.E146])/SQRT(COUNT([.A146:.E146]))" office:value-type="float" office:value="64.3865280940043" calcext:value-type="float">
            <text:p>64.386528094</text:p>
          </table:table-cell>
          <table:table-cell table:number-columns-repeated="2"/>
        </table:table-row>
        <table:table-row table:style-name="ro1">
          <table:table-cell office:value-type="float" office:value="362.5" calcext:value-type="float">
            <text:p>362.5</text:p>
          </table:table-cell>
          <table:table-cell office:value-type="float" office:value="501.25" calcext:value-type="float">
            <text:p>501.25</text:p>
          </table:table-cell>
          <table:table-cell office:value-type="float" office:value="425" calcext:value-type="float">
            <text:p>425</text:p>
          </table:table-cell>
          <table:table-cell office:value-type="float" office:value="246.25" calcext:value-type="float">
            <text:p>246.25</text:p>
          </table:table-cell>
          <table:table-cell office:value-type="float" office:value="192.5" calcext:value-type="float">
            <text:p>192.5</text:p>
          </table:table-cell>
          <table:table-cell table:number-columns-repeated="2"/>
          <table:table-cell table:formula="of:=AVERAGE([.A147:.E147])" office:value-type="float" office:value="345.5" calcext:value-type="float">
            <text:p>345.5</text:p>
          </table:table-cell>
          <table:table-cell table:formula="of:=STDEV([.A147:.E147])/SQRT(COUNT([.A147:.E147]))" office:value-type="float" office:value="56.6245860912025" calcext:value-type="float">
            <text:p>56.6245860912</text:p>
          </table:table-cell>
          <table:table-cell table:number-columns-repeated="2"/>
        </table:table-row>
        <table:table-row table:style-name="ro1">
          <table:table-cell office:value-type="float" office:value="307.5" calcext:value-type="float">
            <text:p>307.5</text:p>
          </table:table-cell>
          <table:table-cell office:value-type="float" office:value="518.75" calcext:value-type="float">
            <text:p>518.75</text:p>
          </table:table-cell>
          <table:table-cell office:value-type="float" office:value="301.25" calcext:value-type="float">
            <text:p>301.25</text:p>
          </table:table-cell>
          <table:table-cell table:number-columns-repeated="2" office:value-type="float" office:value="286.25" calcext:value-type="float">
            <text:p>286.25</text:p>
          </table:table-cell>
          <table:table-cell table:number-columns-repeated="2"/>
          <table:table-cell table:formula="of:=AVERAGE([.A148:.E148])" office:value-type="float" office:value="340" calcext:value-type="float">
            <text:p>340</text:p>
          </table:table-cell>
          <table:table-cell table:formula="of:=STDEV([.A148:.E148])/SQRT(COUNT([.A148:.E148]))" office:value-type="float" office:value="44.8817891800227" calcext:value-type="float">
            <text:p>44.88178918</text:p>
          </table:table-cell>
          <table:table-cell table:number-columns-repeated="2"/>
        </table:table-row>
        <table:table-row table:style-name="ro1">
          <table:table-cell office:value-type="float" office:value="392.5" calcext:value-type="float">
            <text:p>392.5</text:p>
          </table:table-cell>
          <table:table-cell office:value-type="float" office:value="600" calcext:value-type="float">
            <text:p>600</text:p>
          </table:table-cell>
          <table:table-cell office:value-type="float" office:value="387.5" calcext:value-type="float">
            <text:p>387.5</text:p>
          </table:table-cell>
          <table:table-cell office:value-type="float" office:value="418.75" calcext:value-type="float">
            <text:p>418.75</text:p>
          </table:table-cell>
          <table:table-cell office:value-type="float" office:value="172.5" calcext:value-type="float">
            <text:p>172.5</text:p>
          </table:table-cell>
          <table:table-cell table:number-columns-repeated="2"/>
          <table:table-cell table:formula="of:=AVERAGE([.A149:.E149])" office:value-type="float" office:value="394.25" calcext:value-type="float">
            <text:p>394.25</text:p>
          </table:table-cell>
          <table:table-cell table:formula="of:=STDEV([.A149:.E149])/SQRT(COUNT([.A149:.E149]))" office:value-type="float" office:value="67.8804095450226" calcext:value-type="float">
            <text:p>67.880409545</text:p>
          </table:table-cell>
          <table:table-cell table:number-columns-repeated="2"/>
        </table:table-row>
        <table:table-row table:style-name="ro1">
          <table:table-cell office:value-type="float" office:value="261.25" calcext:value-type="float">
            <text:p>261.25</text:p>
          </table:table-cell>
          <table:table-cell office:value-type="float" office:value="632.5" calcext:value-type="float">
            <text:p>632.5</text:p>
          </table:table-cell>
          <table:table-cell office:value-type="float" office:value="315" calcext:value-type="float">
            <text:p>315</text:p>
          </table:table-cell>
          <table:table-cell office:value-type="float" office:value="406.25" calcext:value-type="float">
            <text:p>406.25</text:p>
          </table:table-cell>
          <table:table-cell office:value-type="float" office:value="198.75" calcext:value-type="float">
            <text:p>198.75</text:p>
          </table:table-cell>
          <table:table-cell table:number-columns-repeated="2"/>
          <table:table-cell table:formula="of:=AVERAGE([.A150:.E150])" office:value-type="float" office:value="362.75" calcext:value-type="float">
            <text:p>362.75</text:p>
          </table:table-cell>
          <table:table-cell table:formula="of:=STDEV([.A150:.E150])/SQRT(COUNT([.A150:.E150]))" office:value-type="float" office:value="75.5432409286231" calcext:value-type="float">
            <text:p>75.5432409286</text:p>
          </table:table-cell>
          <table:table-cell table:number-columns-repeated="2"/>
        </table:table-row>
        <table:table-row table:style-name="ro1">
          <table:table-cell office:value-type="float" office:value="243.75" calcext:value-type="float">
            <text:p>243.75</text:p>
          </table:table-cell>
          <table:table-cell office:value-type="float" office:value="622.5" calcext:value-type="float">
            <text:p>622.5</text:p>
          </table:table-cell>
          <table:table-cell office:value-type="float" office:value="361.25" calcext:value-type="float">
            <text:p>361.25</text:p>
          </table:table-cell>
          <table:table-cell office:value-type="float" office:value="373.75" calcext:value-type="float">
            <text:p>373.75</text:p>
          </table:table-cell>
          <table:table-cell office:value-type="float" office:value="186.25" calcext:value-type="float">
            <text:p>186.25</text:p>
          </table:table-cell>
          <table:table-cell table:number-columns-repeated="2"/>
          <table:table-cell table:formula="of:=AVERAGE([.A151:.E151])" office:value-type="float" office:value="357.5" calcext:value-type="float">
            <text:p>357.5</text:p>
          </table:table-cell>
          <table:table-cell table:formula="of:=STDEV([.A151:.E151])/SQRT(COUNT([.A151:.E151]))" office:value-type="float" office:value="75.0895298959848" calcext:value-type="float">
            <text:p>75.089529896</text:p>
          </table:table-cell>
          <table:table-cell table:number-columns-repeated="2"/>
        </table:table-row>
        <table:table-row table:style-name="ro1">
          <table:table-cell office:value-type="float" office:value="317.5" calcext:value-type="float">
            <text:p>317.5</text:p>
          </table:table-cell>
          <table:table-cell office:value-type="float" office:value="626.25" calcext:value-type="float">
            <text:p>626.25</text:p>
          </table:table-cell>
          <table:table-cell office:value-type="float" office:value="261.25" calcext:value-type="float">
            <text:p>261.25</text:p>
          </table:table-cell>
          <table:table-cell office:value-type="float" office:value="353.75" calcext:value-type="float">
            <text:p>353.75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table:formula="of:=AVERAGE([.A152:.E152])" office:value-type="float" office:value="358.75" calcext:value-type="float">
            <text:p>358.75</text:p>
          </table:table-cell>
          <table:table-cell table:formula="of:=STDEV([.A152:.E152])/SQRT(COUNT([.A152:.E152]))" office:value-type="float" office:value="70.0368206731288" calcext:value-type="float">
            <text:p>70.0368206731</text:p>
          </table:table-cell>
          <table:table-cell table:number-columns-repeated="2"/>
        </table:table-row>
        <table:table-row table:style-name="ro1">
          <table:table-cell office:value-type="float" office:value="296.25" calcext:value-type="float">
            <text:p>296.25</text:p>
          </table:table-cell>
          <table:table-cell office:value-type="float" office:value="518.75" calcext:value-type="float">
            <text:p>518.75</text:p>
          </table:table-cell>
          <table:table-cell office:value-type="float" office:value="272.5" calcext:value-type="float">
            <text:p>272.5</text:p>
          </table:table-cell>
          <table:table-cell office:value-type="float" office:value="320" calcext:value-type="float">
            <text:p>320</text:p>
          </table:table-cell>
          <table:table-cell office:value-type="float" office:value="243.75" calcext:value-type="float">
            <text:p>243.75</text:p>
          </table:table-cell>
          <table:table-cell table:number-columns-repeated="2"/>
          <table:table-cell table:formula="of:=AVERAGE([.A153:.E153])" office:value-type="float" office:value="330.25" calcext:value-type="float">
            <text:p>330.25</text:p>
          </table:table-cell>
          <table:table-cell table:formula="of:=STDEV([.A153:.E153])/SQRT(COUNT([.A153:.E153]))" office:value-type="float" office:value="48.7906881484572" calcext:value-type="float">
            <text:p>48.7906881485</text:p>
          </table:table-cell>
          <table:table-cell table:number-columns-repeated="2"/>
        </table:table-row>
        <table:table-row table:style-name="ro1">
          <table:table-cell office:value-type="float" office:value="341.25" calcext:value-type="float">
            <text:p>341.25</text:p>
          </table:table-cell>
          <table:table-cell office:value-type="float" office:value="561.25" calcext:value-type="float">
            <text:p>561.25</text:p>
          </table:table-cell>
          <table:table-cell office:value-type="float" office:value="465" calcext:value-type="float">
            <text:p>465</text:p>
          </table:table-cell>
          <table:table-cell office:value-type="float" office:value="458.75" calcext:value-type="float">
            <text:p>458.75</text:p>
          </table:table-cell>
          <table:table-cell office:value-type="float" office:value="148.75" calcext:value-type="float">
            <text:p>148.75</text:p>
          </table:table-cell>
          <table:table-cell table:number-columns-repeated="2"/>
          <table:table-cell table:formula="of:=AVERAGE([.A154:.E154])" office:value-type="float" office:value="395" calcext:value-type="float">
            <text:p>395</text:p>
          </table:table-cell>
          <table:table-cell table:formula="of:=STDEV([.A154:.E154])/SQRT(COUNT([.A154:.E154]))" office:value-type="float" office:value="70.7570667848802" calcext:value-type="float">
            <text:p>70.7570667849</text:p>
          </table:table-cell>
          <table:table-cell table:number-columns-repeated="2"/>
        </table:table-row>
        <table:table-row table:style-name="ro1">
          <table:table-cell office:value-type="float" office:value="257.5" calcext:value-type="float">
            <text:p>257.5</text:p>
          </table:table-cell>
          <table:table-cell office:value-type="float" office:value="583.75" calcext:value-type="float">
            <text:p>583.75</text:p>
          </table:table-cell>
          <table:table-cell office:value-type="float" office:value="336.25" calcext:value-type="float">
            <text:p>336.25</text:p>
          </table:table-cell>
          <table:table-cell office:value-type="float" office:value="452.5" calcext:value-type="float">
            <text:p>452.5</text:p>
          </table:table-cell>
          <table:table-cell office:value-type="float" office:value="201.25" calcext:value-type="float">
            <text:p>201.25</text:p>
          </table:table-cell>
          <table:table-cell table:number-columns-repeated="2"/>
          <table:table-cell table:formula="of:=AVERAGE([.A155:.E155])" office:value-type="float" office:value="366.25" calcext:value-type="float">
            <text:p>366.25</text:p>
          </table:table-cell>
          <table:table-cell table:formula="of:=STDEV([.A155:.E155])/SQRT(COUNT([.A155:.E155]))" office:value-type="float" office:value="68.8102009152713" calcext:value-type="float">
            <text:p>68.8102009153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41.25" calcext:value-type="float">
            <text:p>541.25</text:p>
          </table:table-cell>
          <table:table-cell office:value-type="float" office:value="232.5" calcext:value-type="float">
            <text:p>232.5</text:p>
          </table:table-cell>
          <table:table-cell office:value-type="float" office:value="390" calcext:value-type="float">
            <text:p>390</text:p>
          </table:table-cell>
          <table:table-cell office:value-type="float" office:value="198.75" calcext:value-type="float">
            <text:p>198.75</text:p>
          </table:table-cell>
          <table:table-cell table:number-columns-repeated="2"/>
          <table:table-cell table:formula="of:=AVERAGE([.A156:.E156])" office:value-type="float" office:value="332.5" calcext:value-type="float">
            <text:p>332.5</text:p>
          </table:table-cell>
          <table:table-cell table:formula="of:=STDEV([.A156:.E156])/SQRT(COUNT([.A156:.E156]))" office:value-type="float" office:value="61.5743960587516" calcext:value-type="float">
            <text:p>61.5743960588</text:p>
          </table:table-cell>
          <table:table-cell table:number-columns-repeated="2"/>
        </table:table-row>
        <table:table-row table:style-name="ro1">
          <table:table-cell office:value-type="float" office:value="213.75" calcext:value-type="float">
            <text:p>213.75</text:p>
          </table:table-cell>
          <table:table-cell office:value-type="float" office:value="580" calcext:value-type="float">
            <text:p>580</text:p>
          </table:table-cell>
          <table:table-cell office:value-type="float" office:value="336.25" calcext:value-type="float">
            <text:p>336.25</text:p>
          </table:table-cell>
          <table:table-cell office:value-type="float" office:value="327.5" calcext:value-type="float">
            <text:p>327.5</text:p>
          </table:table-cell>
          <table:table-cell office:value-type="float" office:value="122.5" calcext:value-type="float">
            <text:p>122.5</text:p>
          </table:table-cell>
          <table:table-cell table:number-columns-repeated="2"/>
          <table:table-cell table:formula="of:=AVERAGE([.A157:.E157])" office:value-type="float" office:value="316" calcext:value-type="float">
            <text:p>316</text:p>
          </table:table-cell>
          <table:table-cell table:formula="of:=STDEV([.A157:.E157])/SQRT(COUNT([.A157:.E157]))" office:value-type="float" office:value="76.8555869797375" calcext:value-type="float">
            <text:p>76.8555869797</text:p>
          </table:table-cell>
          <table:table-cell table:number-columns-repeated="2"/>
        </table:table-row>
        <table:table-row table:style-name="ro1">
          <table:table-cell office:value-type="float" office:value="297.5" calcext:value-type="float">
            <text:p>297.5</text:p>
          </table:table-cell>
          <table:table-cell office:value-type="float" office:value="373.75" calcext:value-type="float">
            <text:p>373.75</text:p>
          </table:table-cell>
          <table:table-cell office:value-type="float" office:value="351.25" calcext:value-type="float">
            <text:p>351.25</text:p>
          </table:table-cell>
          <table:table-cell office:value-type="float" office:value="238.75" calcext:value-type="float">
            <text:p>238.75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AVERAGE([.A158:.E158])" office:value-type="float" office:value="282.25" calcext:value-type="float">
            <text:p>282.25</text:p>
          </table:table-cell>
          <table:table-cell table:formula="of:=STDEV([.A158:.E158])/SQRT(COUNT([.A158:.E158]))" office:value-type="float" office:value="40.4648767451478" calcext:value-type="float">
            <text:p>40.4648767451</text:p>
          </table:table-cell>
          <table:table-cell table:number-columns-repeated="2"/>
        </table:table-row>
        <table:table-row table:style-name="ro1">
          <table:table-cell office:value-type="float" office:value="227.5" calcext:value-type="float">
            <text:p>227.5</text:p>
          </table:table-cell>
          <table:table-cell office:value-type="float" office:value="483.75" calcext:value-type="float">
            <text:p>483.75</text:p>
          </table:table-cell>
          <table:table-cell office:value-type="float" office:value="345" calcext:value-type="float">
            <text:p>345</text:p>
          </table:table-cell>
          <table:table-cell office:value-type="float" office:value="337.5" calcext:value-type="float">
            <text:p>337.5</text:p>
          </table:table-cell>
          <table:table-cell office:value-type="float" office:value="148.75" calcext:value-type="float">
            <text:p>148.75</text:p>
          </table:table-cell>
          <table:table-cell table:number-columns-repeated="2"/>
          <table:table-cell table:formula="of:=AVERAGE([.A159:.E159])" office:value-type="float" office:value="308.5" calcext:value-type="float">
            <text:p>308.5</text:p>
          </table:table-cell>
          <table:table-cell table:formula="of:=STDEV([.A159:.E159])/SQRT(COUNT([.A159:.E159]))" office:value-type="float" office:value="56.9942431303373" calcext:value-type="float">
            <text:p>56.9942431303</text:p>
          </table:table-cell>
          <table:table-cell table:number-columns-repeated="2"/>
        </table:table-row>
        <table:table-row table:style-name="ro1">
          <table:table-cell office:value-type="float" office:value="226.25" calcext:value-type="float">
            <text:p>226.25</text:p>
          </table:table-cell>
          <table:table-cell office:value-type="float" office:value="527.5" calcext:value-type="float">
            <text:p>527.5</text:p>
          </table:table-cell>
          <table:table-cell office:value-type="float" office:value="177.5" calcext:value-type="float">
            <text:p>177.5</text:p>
          </table:table-cell>
          <table:table-cell office:value-type="float" office:value="250" calcext:value-type="float">
            <text:p>250</text:p>
          </table:table-cell>
          <table:table-cell office:value-type="float" office:value="77.5" calcext:value-type="float">
            <text:p>77.5</text:p>
          </table:table-cell>
          <table:table-cell table:number-columns-repeated="2"/>
          <table:table-cell table:formula="of:=AVERAGE([.A160:.E160])" office:value-type="float" office:value="251.75" calcext:value-type="float">
            <text:p>251.75</text:p>
          </table:table-cell>
          <table:table-cell table:formula="of:=STDEV([.A160:.E160])/SQRT(COUNT([.A160:.E160]))" office:value-type="float" office:value="75.0224966260121" calcext:value-type="float">
            <text:p>75.022496626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87.5" calcext:value-type="float">
            <text:p>587.5</text:p>
          </table:table-cell>
          <table:table-cell office:value-type="float" office:value="286.25" calcext:value-type="float">
            <text:p>286.25</text:p>
          </table:table-cell>
          <table:table-cell office:value-type="float" office:value="443.75" calcext:value-type="float">
            <text:p>443.75</text:p>
          </table:table-cell>
          <table:table-cell office:value-type="float" office:value="178.75" calcext:value-type="float">
            <text:p>178.75</text:p>
          </table:table-cell>
          <table:table-cell table:number-columns-repeated="2"/>
          <table:table-cell table:formula="of:=AVERAGE([.A161:.E161])" office:value-type="float" office:value="369.25" calcext:value-type="float">
            <text:p>369.25</text:p>
          </table:table-cell>
          <table:table-cell table:formula="of:=STDEV([.A161:.E161])/SQRT(COUNT([.A161:.E161]))" office:value-type="float" office:value="69.5460728582139" calcext:value-type="float">
            <text:p>69.5460728582</text:p>
          </table:table-cell>
          <table:table-cell table:number-columns-repeated="2"/>
        </table:table-row>
        <table:table-row table:style-name="ro1">
          <table:table-cell office:value-type="float" office:value="332.5" calcext:value-type="float">
            <text:p>332.5</text:p>
          </table:table-cell>
          <table:table-cell office:value-type="float" office:value="575" calcext:value-type="float">
            <text:p>575</text:p>
          </table:table-cell>
          <table:table-cell office:value-type="float" office:value="323.75" calcext:value-type="float">
            <text:p>323.75</text:p>
          </table:table-cell>
          <table:table-cell office:value-type="float" office:value="341.25" calcext:value-type="float">
            <text:p>341.25</text:p>
          </table:table-cell>
          <table:table-cell office:value-type="float" office:value="243.75" calcext:value-type="float">
            <text:p>243.75</text:p>
          </table:table-cell>
          <table:table-cell table:number-columns-repeated="2"/>
          <table:table-cell table:formula="of:=AVERAGE([.A162:.E162])" office:value-type="float" office:value="363.25" calcext:value-type="float">
            <text:p>363.25</text:p>
          </table:table-cell>
          <table:table-cell table:formula="of:=STDEV([.A162:.E162])/SQRT(COUNT([.A162:.E162]))" office:value-type="float" office:value="55.7261720379213" calcext:value-type="float">
            <text:p>55.7261720379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05" calcext:value-type="float">
            <text:p>605</text:p>
          </table:table-cell>
          <table:table-cell office:value-type="float" office:value="375" calcext:value-type="float">
            <text:p>375</text:p>
          </table:table-cell>
          <table:table-cell office:value-type="float" office:value="290" calcext:value-type="float">
            <text:p>290</text:p>
          </table:table-cell>
          <table:table-cell office:value-type="float" office:value="143.75" calcext:value-type="float">
            <text:p>143.75</text:p>
          </table:table-cell>
          <table:table-cell table:number-columns-repeated="2"/>
          <table:table-cell table:formula="of:=AVERAGE([.A163:.E163])" office:value-type="float" office:value="354.75" calcext:value-type="float">
            <text:p>354.75</text:p>
          </table:table-cell>
          <table:table-cell table:formula="of:=STDEV([.A163:.E163])/SQRT(COUNT([.A163:.E163]))" office:value-type="float" office:value="74.758360736442" calcext:value-type="float">
            <text:p>74.7583607364</text:p>
          </table:table-cell>
          <table:table-cell table:number-columns-repeated="2"/>
        </table:table-row>
        <table:table-row table:style-name="ro1">
          <table:table-cell office:value-type="float" office:value="288.75" calcext:value-type="float">
            <text:p>288.75</text:p>
          </table:table-cell>
          <table:table-cell office:value-type="float" office:value="598.75" calcext:value-type="float">
            <text:p>598.75</text:p>
          </table:table-cell>
          <table:table-cell office:value-type="float" office:value="342.5" calcext:value-type="float">
            <text:p>342.5</text:p>
          </table:table-cell>
          <table:table-cell office:value-type="float" office:value="361.25" calcext:value-type="float">
            <text:p>361.25</text:p>
          </table:table-cell>
          <table:table-cell office:value-type="float" office:value="187.5" calcext:value-type="float">
            <text:p>187.5</text:p>
          </table:table-cell>
          <table:table-cell table:number-columns-repeated="2"/>
          <table:table-cell table:formula="of:=AVERAGE([.A164:.E164])" office:value-type="float" office:value="355.75" calcext:value-type="float">
            <text:p>355.75</text:p>
          </table:table-cell>
          <table:table-cell table:formula="of:=STDEV([.A164:.E164])/SQRT(COUNT([.A164:.E164]))" office:value-type="float" office:value="67.8424185152623" calcext:value-type="float">
            <text:p>67.8424185153</text:p>
          </table:table-cell>
          <table:table-cell table:number-columns-repeated="2"/>
        </table:table-row>
        <table:table-row table:style-name="ro1">
          <table:table-cell office:value-type="float" office:value="346.25" calcext:value-type="float">
            <text:p>346.25</text:p>
          </table:table-cell>
          <table:table-cell office:value-type="float" office:value="591.25" calcext:value-type="float">
            <text:p>591.25</text:p>
          </table:table-cell>
          <table:table-cell office:value-type="float" office:value="235" calcext:value-type="float">
            <text:p>235</text:p>
          </table:table-cell>
          <table:table-cell office:value-type="float" office:value="347.5" calcext:value-type="float">
            <text:p>347.5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AVERAGE([.A165:.E165])" office:value-type="float" office:value="336" calcext:value-type="float">
            <text:p>336</text:p>
          </table:table-cell>
          <table:table-cell table:formula="of:=STDEV([.A165:.E165])/SQRT(COUNT([.A165:.E165]))" office:value-type="float" office:value="72.9955049985956" calcext:value-type="float">
            <text:p>72.9955049986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31.25" calcext:value-type="float">
            <text:p>631.25</text:p>
          </table:table-cell>
          <table:table-cell office:value-type="float" office:value="211.25" calcext:value-type="float">
            <text:p>211.25</text:p>
          </table:table-cell>
          <table:table-cell office:value-type="float" office:value="330" calcext:value-type="float">
            <text:p>330</text:p>
          </table:table-cell>
          <table:table-cell office:value-type="float" office:value="216.25" calcext:value-type="float">
            <text:p>216.25</text:p>
          </table:table-cell>
          <table:table-cell table:number-columns-repeated="2"/>
          <table:table-cell table:formula="of:=AVERAGE([.A166:.E166])" office:value-type="float" office:value="336.75" calcext:value-type="float">
            <text:p>336.75</text:p>
          </table:table-cell>
          <table:table-cell table:formula="of:=STDEV([.A166:.E166])/SQRT(COUNT([.A166:.E166]))" office:value-type="float" office:value="77.0679489152267" calcext:value-type="float">
            <text:p>77.0679489152</text:p>
          </table:table-cell>
          <table:table-cell table:number-columns-repeated="2"/>
        </table:table-row>
        <table:table-row table:style-name="ro1">
          <table:table-cell office:value-type="float" office:value="342.5" calcext:value-type="float">
            <text:p>342.5</text:p>
          </table:table-cell>
          <table:table-cell office:value-type="float" office:value="531.25" calcext:value-type="float">
            <text:p>531.25</text:p>
          </table:table-cell>
          <table:table-cell office:value-type="float" office:value="460" calcext:value-type="float">
            <text:p>460</text:p>
          </table:table-cell>
          <table:table-cell office:value-type="float" office:value="445" calcext:value-type="float">
            <text:p>445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table:formula="of:=AVERAGE([.A167:.E167])" office:value-type="float" office:value="386.75" calcext:value-type="float">
            <text:p>386.75</text:p>
          </table:table-cell>
          <table:table-cell table:formula="of:=STDEV([.A167:.E167])/SQRT(COUNT([.A167:.E167]))" office:value-type="float" office:value="65.3088814787085" calcext:value-type="float">
            <text:p>65.3088814787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50" calcext:value-type="float">
            <text:p>550</text:p>
          </table:table-cell>
          <table:table-cell office:value-type="float" office:value="438.75" calcext:value-type="float">
            <text:p>438.75</text:p>
          </table:table-cell>
          <table:table-cell office:value-type="float" office:value="276.25" calcext:value-type="float">
            <text:p>276.25</text:p>
          </table:table-cell>
          <table:table-cell office:value-type="float" office:value="168.75" calcext:value-type="float">
            <text:p>168.75</text:p>
          </table:table-cell>
          <table:table-cell table:number-columns-repeated="2"/>
          <table:table-cell table:formula="of:=AVERAGE([.A168:.E168])" office:value-type="float" office:value="354.75" calcext:value-type="float">
            <text:p>354.75</text:p>
          </table:table-cell>
          <table:table-cell table:formula="of:=STDEV([.A168:.E168])/SQRT(COUNT([.A168:.E168]))" office:value-type="float" office:value="65.6332137716873" calcext:value-type="float">
            <text:p>65.6332137717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03.75" calcext:value-type="float">
            <text:p>603.75</text:p>
          </table:table-cell>
          <table:table-cell office:value-type="float" office:value="351.25" calcext:value-type="float">
            <text:p>351.25</text:p>
          </table:table-cell>
          <table:table-cell office:value-type="float" office:value="320" calcext:value-type="float">
            <text:p>320</text:p>
          </table:table-cell>
          <table:table-cell office:value-type="float" office:value="63.75" calcext:value-type="float">
            <text:p>63.75</text:p>
          </table:table-cell>
          <table:table-cell table:number-columns-repeated="2"/>
          <table:table-cell table:formula="of:=AVERAGE([.A169:.E169])" office:value-type="float" office:value="336.75" calcext:value-type="float">
            <text:p>336.75</text:p>
          </table:table-cell>
          <table:table-cell table:formula="of:=STDEV([.A169:.E169])/SQRT(COUNT([.A169:.E169]))" office:value-type="float" office:value="85.5502410867439" calcext:value-type="float">
            <text:p>85.5502410867</text:p>
          </table:table-cell>
          <table:table-cell table:number-columns-repeated="2"/>
        </table:table-row>
        <table:table-row table:style-name="ro1">
          <table:table-cell office:value-type="float" office:value="328.75" calcext:value-type="float">
            <text:p>328.75</text:p>
          </table:table-cell>
          <table:table-cell office:value-type="float" office:value="437.5" calcext:value-type="float">
            <text:p>437.5</text:p>
          </table:table-cell>
          <table:table-cell office:value-type="float" office:value="202.5" calcext:value-type="float">
            <text:p>202.5</text:p>
          </table:table-cell>
          <table:table-cell office:value-type="float" office:value="192.5" calcext:value-type="float">
            <text:p>192.5</text:p>
          </table:table-cell>
          <table:table-cell office:value-type="float" office:value="253.75" calcext:value-type="float">
            <text:p>253.75</text:p>
          </table:table-cell>
          <table:table-cell table:number-columns-repeated="2"/>
          <table:table-cell table:formula="of:=AVERAGE([.A170:.E170])" office:value-type="float" office:value="283" calcext:value-type="float">
            <text:p>283</text:p>
          </table:table-cell>
          <table:table-cell table:formula="of:=STDEV([.A170:.E170])/SQRT(COUNT([.A170:.E170]))" office:value-type="float" office:value="45.5463362961281" calcext:value-type="float">
            <text:p>45.5463362961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86.25" calcext:value-type="float">
            <text:p>686.25</text:p>
          </table:table-cell>
          <table:table-cell office:value-type="float" office:value="231.25" calcext:value-type="float">
            <text:p>231.25</text:p>
          </table:table-cell>
          <table:table-cell office:value-type="float" office:value="418.75" calcext:value-type="float">
            <text:p>418.75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formula="of:=AVERAGE([.A171:.E171])" office:value-type="float" office:value="383.25" calcext:value-type="float">
            <text:p>383.25</text:p>
          </table:table-cell>
          <table:table-cell table:formula="of:=STDEV([.A171:.E171])/SQRT(COUNT([.A171:.E171]))" office:value-type="float" office:value="84.6653338149682" calcext:value-type="float">
            <text:p>84.66533381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42.5" calcext:value-type="float">
            <text:p>542.5</text:p>
          </table:table-cell>
          <table:table-cell office:value-type="float" office:value="297.5" calcext:value-type="float">
            <text:p>297.5</text:p>
          </table:table-cell>
          <table:table-cell office:value-type="float" office:value="238.75" calcext:value-type="float">
            <text:p>238.75</text:p>
          </table:table-cell>
          <table:table-cell office:value-type="float" office:value="262.5" calcext:value-type="float">
            <text:p>262.5</text:p>
          </table:table-cell>
          <table:table-cell table:number-columns-repeated="2"/>
          <table:table-cell table:formula="of:=AVERAGE([.A172:.E172])" office:value-type="float" office:value="347.25" calcext:value-type="float">
            <text:p>347.25</text:p>
          </table:table-cell>
          <table:table-cell table:formula="of:=STDEV([.A172:.E172])/SQRT(COUNT([.A172:.E172]))" office:value-type="float" office:value="55.602383042456" calcext:value-type="float">
            <text:p>55.602383042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13.75" calcext:value-type="float">
            <text:p>713.75</text:p>
          </table:table-cell>
          <table:table-cell office:value-type="float" office:value="331.25" calcext:value-type="float">
            <text:p>331.25</text:p>
          </table:table-cell>
          <table:table-cell office:value-type="float" office:value="401.25" calcext:value-type="float">
            <text:p>401.25</text:p>
          </table:table-cell>
          <table:table-cell office:value-type="float" office:value="192.5" calcext:value-type="float">
            <text:p>192.5</text:p>
          </table:table-cell>
          <table:table-cell table:number-columns-repeated="2"/>
          <table:table-cell table:formula="of:=AVERAGE([.A173:.E173])" office:value-type="float" office:value="429.75" calcext:value-type="float">
            <text:p>429.75</text:p>
          </table:table-cell>
          <table:table-cell table:formula="of:=STDEV([.A173:.E173])/SQRT(COUNT([.A173:.E173]))" office:value-type="float" office:value="87.7206147379281" calcext:value-type="float">
            <text:p>87.7206147379</text:p>
          </table:table-cell>
          <table:table-cell table:number-columns-repeated="2"/>
        </table:table-row>
        <table:table-row table:style-name="ro1">
          <table:table-cell office:value-type="float" office:value="356.25" calcext:value-type="float">
            <text:p>356.25</text:p>
          </table:table-cell>
          <table:table-cell office:value-type="float" office:value="640" calcext:value-type="float">
            <text:p>640</text:p>
          </table:table-cell>
          <table:table-cell office:value-type="float" office:value="458.75" calcext:value-type="float">
            <text:p>458.75</text:p>
          </table:table-cell>
          <table:table-cell office:value-type="float" office:value="338.75" calcext:value-type="float">
            <text:p>338.75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table:formula="of:=AVERAGE([.A174:.E174])" office:value-type="float" office:value="411.75" calcext:value-type="float">
            <text:p>411.75</text:p>
          </table:table-cell>
          <table:table-cell table:formula="of:=STDEV([.A174:.E174])/SQRT(COUNT([.A174:.E174]))" office:value-type="float" office:value="64.9044971477324" calcext:value-type="float">
            <text:p>64.9044971477</text:p>
          </table:table-cell>
          <table:table-cell table:number-columns-repeated="2"/>
        </table:table-row>
        <table:table-row table:style-name="ro1">
          <table:table-cell office:value-type="float" office:value="388.75" calcext:value-type="float">
            <text:p>388.75</text:p>
          </table:table-cell>
          <table:table-cell office:value-type="float" office:value="608.75" calcext:value-type="float">
            <text:p>608.75</text:p>
          </table:table-cell>
          <table:table-cell office:value-type="float" office:value="506.25" calcext:value-type="float">
            <text:p>506.25</text:p>
          </table:table-cell>
          <table:table-cell office:value-type="float" office:value="296.25" calcext:value-type="float">
            <text:p>296.25</text:p>
          </table:table-cell>
          <table:table-cell office:value-type="float" office:value="186.25" calcext:value-type="float">
            <text:p>186.25</text:p>
          </table:table-cell>
          <table:table-cell table:number-columns-repeated="2"/>
          <table:table-cell table:formula="of:=AVERAGE([.A175:.E175])" office:value-type="float" office:value="397.25" calcext:value-type="float">
            <text:p>397.25</text:p>
          </table:table-cell>
          <table:table-cell table:formula="of:=STDEV([.A175:.E175])/SQRT(COUNT([.A175:.E175]))" office:value-type="float" office:value="74.6349448984857" calcext:value-type="float">
            <text:p>74.6349448985</text:p>
          </table:table-cell>
          <table:table-cell table:number-columns-repeated="2"/>
        </table:table-row>
        <table:table-row table:style-name="ro1">
          <table:table-cell office:value-type="float" office:value="478.75" calcext:value-type="float">
            <text:p>478.75</text:p>
          </table:table-cell>
          <table:table-cell office:value-type="float" office:value="565" calcext:value-type="float">
            <text:p>565</text:p>
          </table:table-cell>
          <table:table-cell office:value-type="float" office:value="376.25" calcext:value-type="float">
            <text:p>376.25</text:p>
          </table:table-cell>
          <table:table-cell office:value-type="float" office:value="388.75" calcext:value-type="float">
            <text:p>388.75</text:p>
          </table:table-cell>
          <table:table-cell office:value-type="float" office:value="193.75" calcext:value-type="float">
            <text:p>193.75</text:p>
          </table:table-cell>
          <table:table-cell table:number-columns-repeated="2"/>
          <table:table-cell table:formula="of:=AVERAGE([.A176:.E176])" office:value-type="float" office:value="400.5" calcext:value-type="float">
            <text:p>400.5</text:p>
          </table:table-cell>
          <table:table-cell table:formula="of:=STDEV([.A176:.E176])/SQRT(COUNT([.A176:.E176]))" office:value-type="float" office:value="61.9092077158156" calcext:value-type="float">
            <text:p>61.909207715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1.25" calcext:value-type="float">
            <text:p>481.25</text:p>
          </table:table-cell>
          <table:table-cell office:value-type="float" office:value="353.75" calcext:value-type="float">
            <text:p>353.75</text:p>
          </table:table-cell>
          <table:table-cell office:value-type="float" office:value="346.25" calcext:value-type="float">
            <text:p>346.25</text:p>
          </table:table-cell>
          <table:table-cell office:value-type="float" office:value="292.5" calcext:value-type="float">
            <text:p>292.5</text:p>
          </table:table-cell>
          <table:table-cell table:number-columns-repeated="2"/>
          <table:table-cell table:formula="of:=AVERAGE([.A177:.E177])" office:value-type="float" office:value="334.75" calcext:value-type="float">
            <text:p>334.75</text:p>
          </table:table-cell>
          <table:table-cell table:formula="of:=STDEV([.A177:.E177])/SQRT(COUNT([.A177:.E177]))" office:value-type="float" office:value="45.7701458376527" calcext:value-type="float">
            <text:p>45.7701458377</text:p>
          </table:table-cell>
          <table:table-cell table:number-columns-repeated="2"/>
        </table:table-row>
        <table:table-row table:style-name="ro1">
          <table:table-cell office:value-type="float" office:value="261.25" calcext:value-type="float">
            <text:p>261.25</text:p>
          </table:table-cell>
          <table:table-cell office:value-type="float" office:value="713.75" calcext:value-type="float">
            <text:p>713.75</text:p>
          </table:table-cell>
          <table:table-cell office:value-type="float" office:value="330" calcext:value-type="float">
            <text:p>330</text:p>
          </table:table-cell>
          <table:table-cell office:value-type="float" office:value="390" calcext:value-type="float">
            <text:p>390</text:p>
          </table:table-cell>
          <table:table-cell office:value-type="float" office:value="302.5" calcext:value-type="float">
            <text:p>302.5</text:p>
          </table:table-cell>
          <table:table-cell table:number-columns-repeated="2"/>
          <table:table-cell table:formula="of:=AVERAGE([.A178:.E178])" office:value-type="float" office:value="399.5" calcext:value-type="float">
            <text:p>399.5</text:p>
          </table:table-cell>
          <table:table-cell table:formula="of:=STDEV([.A178:.E178])/SQRT(COUNT([.A178:.E178]))" office:value-type="float" office:value="81.3005611911751" calcext:value-type="float">
            <text:p>81.3005611912</text:p>
          </table:table-cell>
          <table:table-cell table:number-columns-repeated="2"/>
        </table:table-row>
        <table:table-row table:style-name="ro1">
          <table:table-cell office:value-type="float" office:value="397.5" calcext:value-type="float">
            <text:p>397.5</text:p>
          </table:table-cell>
          <table:table-cell office:value-type="float" office:value="682.5" calcext:value-type="float">
            <text:p>682.5</text:p>
          </table:table-cell>
          <table:table-cell office:value-type="float" office:value="230" calcext:value-type="float">
            <text:p>230</text:p>
          </table:table-cell>
          <table:table-cell office:value-type="float" office:value="406.25" calcext:value-type="float">
            <text:p>406.25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table:formula="of:=AVERAGE([.A179:.E179])" office:value-type="float" office:value="396.25" calcext:value-type="float">
            <text:p>396.25</text:p>
          </table:table-cell>
          <table:table-cell table:formula="of:=STDEV([.A179:.E179])/SQRT(COUNT([.A179:.E179]))" office:value-type="float" office:value="79.6574698317741" calcext:value-type="float">
            <text:p>79.6574698318</text:p>
          </table:table-cell>
          <table:table-cell table:number-columns-repeated="2"/>
        </table:table-row>
        <table:table-row table:style-name="ro1">
          <table:table-cell office:value-type="float" office:value="301.25" calcext:value-type="float">
            <text:p>301.25</text:p>
          </table:table-cell>
          <table:table-cell office:value-type="float" office:value="632.5" calcext:value-type="float">
            <text:p>632.5</text:p>
          </table:table-cell>
          <table:table-cell office:value-type="float" office:value="326.25" calcext:value-type="float">
            <text:p>326.25</text:p>
          </table:table-cell>
          <table:table-cell office:value-type="float" office:value="430" calcext:value-type="float">
            <text:p>430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table:formula="of:=AVERAGE([.A180:.E180])" office:value-type="float" office:value="381" calcext:value-type="float">
            <text:p>381</text:p>
          </table:table-cell>
          <table:table-cell table:formula="of:=STDEV([.A180:.E180])/SQRT(COUNT([.A180:.E180]))" office:value-type="float" office:value="71.6124552714121" calcext:value-type="float">
            <text:p>71.6124552714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97.5" calcext:value-type="float">
            <text:p>697.5</text:p>
          </table:table-cell>
          <table:table-cell office:value-type="float" office:value="351.25" calcext:value-type="float">
            <text:p>351.25</text:p>
          </table:table-cell>
          <table:table-cell office:value-type="float" office:value="227.5" calcext:value-type="float">
            <text:p>227.5</text:p>
          </table:table-cell>
          <table:table-cell office:value-type="float" office:value="242.5" calcext:value-type="float">
            <text:p>242.5</text:p>
          </table:table-cell>
          <table:table-cell table:number-columns-repeated="2"/>
          <table:table-cell table:formula="of:=AVERAGE([.A181:.E181])" office:value-type="float" office:value="376.75" calcext:value-type="float">
            <text:p>376.75</text:p>
          </table:table-cell>
          <table:table-cell table:formula="of:=STDEV([.A181:.E181])/SQRT(COUNT([.A181:.E181]))" office:value-type="float" office:value="84.8432377977173" calcext:value-type="float">
            <text:p>84.8432377977</text:p>
          </table:table-cell>
          <table:table-cell table:number-columns-repeated="2"/>
        </table:table-row>
        <table:table-row table:style-name="ro1">
          <table:table-cell office:value-type="float" office:value="296.25" calcext:value-type="float">
            <text:p>296.25</text:p>
          </table:table-cell>
          <table:table-cell office:value-type="float" office:value="607.5" calcext:value-type="float">
            <text:p>607.5</text:p>
          </table:table-cell>
          <table:table-cell office:value-type="float" office:value="341.25" calcext:value-type="float">
            <text:p>341.25</text:p>
          </table:table-cell>
          <table:table-cell office:value-type="float" office:value="365" calcext:value-type="float">
            <text:p>365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AVERAGE([.A182:.E182])" office:value-type="float" office:value="347" calcext:value-type="float">
            <text:p>347</text:p>
          </table:table-cell>
          <table:table-cell table:formula="of:=STDEV([.A182:.E182])/SQRT(COUNT([.A182:.E182]))" office:value-type="float" office:value="77.4844742512976" calcext:value-type="float">
            <text:p>77.4844742513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20" calcext:value-type="float">
            <text:p>420</text:p>
          </table:table-cell>
          <table:table-cell office:value-type="float" office:value="256.25" calcext:value-type="float">
            <text:p>256.25</text:p>
          </table:table-cell>
          <table:table-cell office:value-type="float" office:value="403.75" calcext:value-type="float">
            <text:p>403.75</text:p>
          </table:table-cell>
          <table:table-cell office:value-type="float" office:value="207.5" calcext:value-type="float">
            <text:p>207.5</text:p>
          </table:table-cell>
          <table:table-cell table:number-columns-repeated="2"/>
          <table:table-cell table:formula="of:=AVERAGE([.A183:.E183])" office:value-type="float" office:value="352.5" calcext:value-type="float">
            <text:p>352.5</text:p>
          </table:table-cell>
          <table:table-cell table:formula="of:=STDEV([.A183:.E183])/SQRT(COUNT([.A183:.E183]))" office:value-type="float" office:value="51.2240788106531" calcext:value-type="float">
            <text:p>51.2240788107</text:p>
          </table:table-cell>
          <table:table-cell table:number-columns-repeated="2"/>
        </table:table-row>
        <table:table-row table:style-name="ro1">
          <table:table-cell office:value-type="float" office:value="273.75" calcext:value-type="float">
            <text:p>273.75</text:p>
          </table:table-cell>
          <table:table-cell office:value-type="float" office:value="685" calcext:value-type="float">
            <text:p>685</text:p>
          </table:table-cell>
          <table:table-cell office:value-type="float" office:value="377.5" calcext:value-type="float">
            <text:p>377.5</text:p>
          </table:table-cell>
          <table:table-cell office:value-type="float" office:value="475" calcext:value-type="float">
            <text:p>47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formula="of:=AVERAGE([.A184:.E184])" office:value-type="float" office:value="401.25" calcext:value-type="float">
            <text:p>401.25</text:p>
          </table:table-cell>
          <table:table-cell table:formula="of:=STDEV([.A184:.E184])/SQRT(COUNT([.A184:.E184]))" office:value-type="float" office:value="85.2386356061616" calcext:value-type="float">
            <text:p>85.2386356062</text:p>
          </table:table-cell>
          <table:table-cell table:number-columns-repeated="2"/>
        </table:table-row>
        <table:table-row table:style-name="ro1">
          <table:table-cell office:value-type="float" office:value="397.5" calcext:value-type="float">
            <text:p>397.5</text:p>
          </table:table-cell>
          <table:table-cell office:value-type="float" office:value="552.5" calcext:value-type="float">
            <text:p>552.5</text:p>
          </table:table-cell>
          <table:table-cell office:value-type="float" office:value="382.5" calcext:value-type="float">
            <text:p>382.5</text:p>
          </table:table-cell>
          <table:table-cell office:value-type="float" office:value="260" calcext:value-type="float">
            <text:p>260</text:p>
          </table:table-cell>
          <table:table-cell office:value-type="float" office:value="73.75" calcext:value-type="float">
            <text:p>73.75</text:p>
          </table:table-cell>
          <table:table-cell table:number-columns-repeated="2"/>
          <table:table-cell table:formula="of:=AVERAGE([.A185:.E185])" office:value-type="float" office:value="333.25" calcext:value-type="float">
            <text:p>333.25</text:p>
          </table:table-cell>
          <table:table-cell table:formula="of:=STDEV([.A185:.E185])/SQRT(COUNT([.A185:.E185]))" office:value-type="float" office:value="79.7903502937542" calcext:value-type="float">
            <text:p>79.7903502938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87.5" calcext:value-type="float">
            <text:p>587.5</text:p>
          </table:table-cell>
          <table:table-cell office:value-type="float" office:value="342.5" calcext:value-type="float">
            <text:p>342.5</text:p>
          </table:table-cell>
          <table:table-cell office:value-type="float" office:value="350" calcext:value-type="float">
            <text:p>350</text:p>
          </table:table-cell>
          <table:table-cell office:value-type="float" office:value="66.25" calcext:value-type="float">
            <text:p>66.25</text:p>
          </table:table-cell>
          <table:table-cell table:number-columns-repeated="2"/>
          <table:table-cell table:formula="of:=AVERAGE([.A186:.E186])" office:value-type="float" office:value="318.25" calcext:value-type="float">
            <text:p>318.25</text:p>
          </table:table-cell>
          <table:table-cell table:formula="of:=STDEV([.A186:.E186])/SQRT(COUNT([.A186:.E186]))" office:value-type="float" office:value="84.5462151725315" calcext:value-type="float">
            <text:p>84.546215172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73.75" calcext:value-type="float">
            <text:p>373.75</text:p>
          </table:table-cell>
          <table:table-cell office:value-type="float" office:value="413.75" calcext:value-type="float">
            <text:p>413.75</text:p>
          </table:table-cell>
          <table:table-cell office:value-type="float" office:value="362.5" calcext:value-type="float">
            <text:p>362.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formula="of:=AVERAGE([.A187:.E187])" office:value-type="float" office:value="334" calcext:value-type="float">
            <text:p>334</text:p>
          </table:table-cell>
          <table:table-cell table:formula="of:=STDEV([.A187:.E187])/SQRT(COUNT([.A187:.E187]))" office:value-type="float" office:value="37.519578222576" calcext:value-type="float">
            <text:p>37.5195782226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67.5" calcext:value-type="float">
            <text:p>567.5</text:p>
          </table:table-cell>
          <table:table-cell office:value-type="float" office:value="310" calcext:value-type="float">
            <text:p>310</text:p>
          </table:table-cell>
          <table:table-cell office:value-type="float" office:value="552.5" calcext:value-type="float">
            <text:p>552.5</text:p>
          </table:table-cell>
          <table:table-cell office:value-type="float" office:value="78.75" calcext:value-type="float">
            <text:p>78.75</text:p>
          </table:table-cell>
          <table:table-cell table:number-columns-repeated="2"/>
          <table:table-cell table:formula="of:=AVERAGE([.A188:.E188])" office:value-type="float" office:value="364.75" calcext:value-type="float">
            <text:p>364.75</text:p>
          </table:table-cell>
          <table:table-cell table:formula="of:=STDEV([.A188:.E188])/SQRT(COUNT([.A188:.E188]))" office:value-type="float" office:value="90.4506080687134" calcext:value-type="float">
            <text:p>90.4506080687</text:p>
          </table:table-cell>
          <table:table-cell table:number-columns-repeated="2"/>
        </table:table-row>
        <table:table-row table:style-name="ro1">
          <table:table-cell office:value-type="float" office:value="332.5" calcext:value-type="float">
            <text:p>332.5</text:p>
          </table:table-cell>
          <table:table-cell office:value-type="float" office:value="436.25" calcext:value-type="float">
            <text:p>436.25</text:p>
          </table:table-cell>
          <table:table-cell office:value-type="float" office:value="508.75" calcext:value-type="float">
            <text:p>508.75</text:p>
          </table:table-cell>
          <table:table-cell office:value-type="float" office:value="417.5" calcext:value-type="float">
            <text:p>417.5</text:p>
          </table:table-cell>
          <table:table-cell office:value-type="float" office:value="152.5" calcext:value-type="float">
            <text:p>152.5</text:p>
          </table:table-cell>
          <table:table-cell table:number-columns-repeated="2"/>
          <table:table-cell table:formula="of:=AVERAGE([.A189:.E189])" office:value-type="float" office:value="369.5" calcext:value-type="float">
            <text:p>369.5</text:p>
          </table:table-cell>
          <table:table-cell table:formula="of:=STDEV([.A189:.E189])/SQRT(COUNT([.A189:.E189]))" office:value-type="float" office:value="61.0770517461346" calcext:value-type="float">
            <text:p>61.0770517461</text:p>
          </table:table-cell>
          <table:table-cell table:number-columns-repeated="2"/>
        </table:table-row>
        <table:table-row table:style-name="ro1">
          <table:table-cell office:value-type="float" office:value="422.5" calcext:value-type="float">
            <text:p>422.5</text:p>
          </table:table-cell>
          <table:table-cell office:value-type="float" office:value="328.75" calcext:value-type="float">
            <text:p>328.75</text:p>
          </table:table-cell>
          <table:table-cell office:value-type="float" office:value="457.5" calcext:value-type="float">
            <text:p>457.5</text:p>
          </table:table-cell>
          <table:table-cell office:value-type="float" office:value="316.25" calcext:value-type="float">
            <text:p>316.25</text:p>
          </table:table-cell>
          <table:table-cell office:value-type="float" office:value="226.25" calcext:value-type="float">
            <text:p>226.25</text:p>
          </table:table-cell>
          <table:table-cell table:number-columns-repeated="2"/>
          <table:table-cell table:formula="of:=AVERAGE([.A190:.E190])" office:value-type="float" office:value="350.25" calcext:value-type="float">
            <text:p>350.25</text:p>
          </table:table-cell>
          <table:table-cell table:formula="of:=STDEV([.A190:.E190])/SQRT(COUNT([.A190:.E190]))" office:value-type="float" office:value="41.0590276309608" calcext:value-type="float">
            <text:p>41.059027631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12.5" calcext:value-type="float">
            <text:p>612.5</text:p>
          </table:table-cell>
          <table:table-cell office:value-type="float" office:value="362.5" calcext:value-type="float">
            <text:p>362.5</text:p>
          </table:table-cell>
          <table:table-cell office:value-type="float" office:value="400" calcext:value-type="float">
            <text:p>400</text:p>
          </table:table-cell>
          <table:table-cell office:value-type="float" office:value="201.25" calcext:value-type="float">
            <text:p>201.25</text:p>
          </table:table-cell>
          <table:table-cell table:number-columns-repeated="2"/>
          <table:table-cell table:formula="of:=AVERAGE([.A191:.E191])" office:value-type="float" office:value="358.25" calcext:value-type="float">
            <text:p>358.25</text:p>
          </table:table-cell>
          <table:table-cell table:formula="of:=STDEV([.A191:.E191])/SQRT(COUNT([.A191:.E191]))" office:value-type="float" office:value="74.6906118598583" calcext:value-type="float">
            <text:p>74.6906118599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00" calcext:value-type="float">
            <text:p>600</text:p>
          </table:table-cell>
          <table:table-cell office:value-type="float" office:value="442.5" calcext:value-type="float">
            <text:p>442.5</text:p>
          </table:table-cell>
          <table:table-cell office:value-type="float" office:value="470" calcext:value-type="float">
            <text:p>470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formula="of:=AVERAGE([.A192:.E192])" office:value-type="float" office:value="384.5" calcext:value-type="float">
            <text:p>384.5</text:p>
          </table:table-cell>
          <table:table-cell table:formula="of:=STDEV([.A192:.E192])/SQRT(COUNT([.A192:.E192]))" office:value-type="float" office:value="78.5350240338666" calcext:value-type="float">
            <text:p>78.5350240339</text:p>
          </table:table-cell>
          <table:table-cell table:number-columns-repeated="2"/>
        </table:table-row>
        <table:table-row table:style-name="ro1">
          <table:table-cell office:value-type="float" office:value="311.25" calcext:value-type="float">
            <text:p>311.25</text:p>
          </table:table-cell>
          <table:table-cell office:value-type="float" office:value="471.25" calcext:value-type="float">
            <text:p>471.25</text:p>
          </table:table-cell>
          <table:table-cell office:value-type="float" office:value="362.5" calcext:value-type="float">
            <text:p>362.5</text:p>
          </table:table-cell>
          <table:table-cell office:value-type="float" office:value="351.25" calcext:value-type="float">
            <text:p>351.25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AVERAGE([.A193:.E193])" office:value-type="float" office:value="345.25" calcext:value-type="float">
            <text:p>345.25</text:p>
          </table:table-cell>
          <table:table-cell table:formula="of:=STDEV([.A193:.E193])/SQRT(COUNT([.A193:.E193]))" office:value-type="float" office:value="39.1459608388912" calcext:value-type="float">
            <text:p>39.1459608389</text:p>
          </table:table-cell>
          <table:table-cell table:number-columns-repeated="2"/>
        </table:table-row>
        <table:table-row table:style-name="ro1">
          <table:table-cell office:value-type="float" office:value="426.25" calcext:value-type="float">
            <text:p>426.25</text:p>
          </table:table-cell>
          <table:table-cell office:value-type="float" office:value="436.25" calcext:value-type="float">
            <text:p>436.25</text:p>
          </table:table-cell>
          <table:table-cell office:value-type="float" office:value="460" calcext:value-type="float">
            <text:p>460</text:p>
          </table:table-cell>
          <table:table-cell office:value-type="float" office:value="501.25" calcext:value-type="float">
            <text:p>501.25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table:formula="of:=AVERAGE([.A194:.E194])" office:value-type="float" office:value="413.75" calcext:value-type="float">
            <text:p>413.75</text:p>
          </table:table-cell>
          <table:table-cell table:formula="of:=STDEV([.A194:.E194])/SQRT(COUNT([.A194:.E194]))" office:value-type="float" office:value="44.1216358490934" calcext:value-type="float">
            <text:p>44.1216358491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75" calcext:value-type="float">
            <text:p>575</text:p>
          </table:table-cell>
          <table:table-cell office:value-type="float" office:value="301.25" calcext:value-type="float">
            <text:p>301.25</text:p>
          </table:table-cell>
          <table:table-cell office:value-type="float" office:value="472.5" calcext:value-type="float">
            <text:p>472.5</text:p>
          </table:table-cell>
          <table:table-cell office:value-type="float" office:value="232.5" calcext:value-type="float">
            <text:p>232.5</text:p>
          </table:table-cell>
          <table:table-cell table:number-columns-repeated="2"/>
          <table:table-cell table:formula="of:=AVERAGE([.A195:.E195])" office:value-type="float" office:value="411.25" calcext:value-type="float">
            <text:p>411.25</text:p>
          </table:table-cell>
          <table:table-cell table:formula="of:=STDEV([.A195:.E195])/SQRT(COUNT([.A195:.E195]))" office:value-type="float" office:value="62.7221053536949" calcext:value-type="float">
            <text:p>62.7221053537</text:p>
          </table:table-cell>
          <table:table-cell table:number-columns-repeated="2"/>
        </table:table-row>
        <table:table-row table:style-name="ro1">
          <table:table-cell office:value-type="float" office:value="327.5" calcext:value-type="float">
            <text:p>327.5</text:p>
          </table:table-cell>
          <table:table-cell office:value-type="float" office:value="627.5" calcext:value-type="float">
            <text:p>627.5</text:p>
          </table:table-cell>
          <table:table-cell office:value-type="float" office:value="422.5" calcext:value-type="float">
            <text:p>422.5</text:p>
          </table:table-cell>
          <table:table-cell office:value-type="float" office:value="410" calcext:value-type="float">
            <text:p>410</text:p>
          </table:table-cell>
          <table:table-cell office:value-type="float" office:value="31.25" calcext:value-type="float">
            <text:p>31.25</text:p>
          </table:table-cell>
          <table:table-cell table:number-columns-repeated="2"/>
          <table:table-cell table:formula="of:=AVERAGE([.A196:.E196])" office:value-type="float" office:value="363.75" calcext:value-type="float">
            <text:p>363.75</text:p>
          </table:table-cell>
          <table:table-cell table:formula="of:=STDEV([.A196:.E196])/SQRT(COUNT([.A196:.E196]))" office:value-type="float" office:value="96.7018614091787" calcext:value-type="float">
            <text:p>96.7018614092</text:p>
          </table:table-cell>
          <table:table-cell table:number-columns-repeated="2"/>
        </table:table-row>
        <table:table-row table:style-name="ro1">
          <table:table-cell office:value-type="float" office:value="356.25" calcext:value-type="float">
            <text:p>356.25</text:p>
          </table:table-cell>
          <table:table-cell office:value-type="float" office:value="621.25" calcext:value-type="float">
            <text:p>621.25</text:p>
          </table:table-cell>
          <table:table-cell office:value-type="float" office:value="456.25" calcext:value-type="float">
            <text:p>456.25</text:p>
          </table:table-cell>
          <table:table-cell office:value-type="float" office:value="446.25" calcext:value-type="float">
            <text:p>446.25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AVERAGE([.A197:.E197])" office:value-type="float" office:value="413" calcext:value-type="float">
            <text:p>413</text:p>
          </table:table-cell>
          <table:table-cell table:formula="of:=STDEV([.A197:.E197])/SQRT(COUNT([.A197:.E197]))" office:value-type="float" office:value="71.2561400863112" calcext:value-type="float">
            <text:p>71.2561400863</text:p>
          </table:table-cell>
          <table:table-cell table:number-columns-repeated="2"/>
        </table:table-row>
        <table:table-row table:style-name="ro1">
          <table:table-cell office:value-type="float" office:value="238.75" calcext:value-type="float">
            <text:p>238.75</text:p>
          </table:table-cell>
          <table:table-cell office:value-type="float" office:value="568.75" calcext:value-type="float">
            <text:p>568.75</text:p>
          </table:table-cell>
          <table:table-cell office:value-type="float" office:value="302.5" calcext:value-type="float">
            <text:p>302.5</text:p>
          </table:table-cell>
          <table:table-cell office:value-type="float" office:value="422.5" calcext:value-type="float">
            <text:p>422.5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table:formula="of:=AVERAGE([.A198:.E198])" office:value-type="float" office:value="337.5" calcext:value-type="float">
            <text:p>337.5</text:p>
          </table:table-cell>
          <table:table-cell table:formula="of:=STDEV([.A198:.E198])/SQRT(COUNT([.A198:.E198]))" office:value-type="float" office:value="72.4514923931868" calcext:value-type="float">
            <text:p>72.4514923932</text:p>
          </table:table-cell>
          <table:table-cell table:number-columns-repeated="2"/>
        </table:table-row>
        <table:table-row table:style-name="ro1">
          <table:table-cell office:value-type="float" office:value="381.25" calcext:value-type="float">
            <text:p>381.25</text:p>
          </table:table-cell>
          <table:table-cell office:value-type="float" office:value="581.25" calcext:value-type="float">
            <text:p>581.25</text:p>
          </table:table-cell>
          <table:table-cell office:value-type="float" office:value="278.75" calcext:value-type="float">
            <text:p>278.75</text:p>
          </table:table-cell>
          <table:table-cell office:value-type="float" office:value="453.75" calcext:value-type="float">
            <text:p>453.75</text:p>
          </table:table-cell>
          <table:table-cell office:value-type="float" office:value="187.5" calcext:value-type="float">
            <text:p>187.5</text:p>
          </table:table-cell>
          <table:table-cell table:number-columns-repeated="2"/>
          <table:table-cell table:formula="of:=AVERAGE([.A199:.E199])" office:value-type="float" office:value="376.5" calcext:value-type="float">
            <text:p>376.5</text:p>
          </table:table-cell>
          <table:table-cell table:formula="of:=STDEV([.A199:.E199])/SQRT(COUNT([.A199:.E199]))" office:value-type="float" office:value="68.2600725168088" calcext:value-type="float">
            <text:p>68.2600725168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48.75" calcext:value-type="float">
            <text:p>448.75</text:p>
          </table:table-cell>
          <table:table-cell office:value-type="float" office:value="338.75" calcext:value-type="float">
            <text:p>338.75</text:p>
          </table:table-cell>
          <table:table-cell office:value-type="float" office:value="401.25" calcext:value-type="float">
            <text:p>401.25</text:p>
          </table:table-cell>
          <table:table-cell office:value-type="float" office:value="133.75" calcext:value-type="float">
            <text:p>133.75</text:p>
          </table:table-cell>
          <table:table-cell table:number-columns-repeated="2"/>
          <table:table-cell table:formula="of:=AVERAGE([.A200:.E200])" office:value-type="float" office:value="316.5" calcext:value-type="float">
            <text:p>316.5</text:p>
          </table:table-cell>
          <table:table-cell table:formula="of:=STDEV([.A200:.E200])/SQRT(COUNT([.A200:.E200]))" office:value-type="float" office:value="55.5686512343066" calcext:value-type="float">
            <text:p>55.5686512343</text:p>
          </table:table-cell>
          <table:table-cell table:number-columns-repeated="2"/>
        </table:table-row>
        <table:table-row table:style-name="ro1">
          <table:table-cell office:value-type="float" office:value="398.75" calcext:value-type="float">
            <text:p>398.75</text:p>
          </table:table-cell>
          <table:table-cell office:value-type="float" office:value="437.5" calcext:value-type="float">
            <text:p>437.5</text:p>
          </table:table-cell>
          <table:table-cell office:value-type="float" office:value="442.5" calcext:value-type="float">
            <text:p>442.5</text:p>
          </table:table-cell>
          <table:table-cell office:value-type="float" office:value="268.75" calcext:value-type="float">
            <text:p>268.75</text:p>
          </table:table-cell>
          <table:table-cell office:value-type="float" office:value="-3.75" calcext:value-type="float">
            <text:p>-3.75</text:p>
          </table:table-cell>
          <table:table-cell table:number-columns-repeated="2"/>
          <table:table-cell table:formula="of:=AVERAGE([.A201:.E201])" office:value-type="float" office:value="308.75" calcext:value-type="float">
            <text:p>308.75</text:p>
          </table:table-cell>
          <table:table-cell table:formula="of:=STDEV([.A201:.E201])/SQRT(COUNT([.A201:.E201]))" office:value-type="float" office:value="84.2086322772196" calcext:value-type="float">
            <text:p>84.2086322772</text:p>
          </table:table-cell>
          <table:table-cell table:number-columns-repeated="2"/>
        </table:table-row>
        <table:table-row table:style-name="ro1">
          <table:table-cell office:value-type="float" office:value="418.75" calcext:value-type="float">
            <text:p>418.75</text:p>
          </table:table-cell>
          <table:table-cell office:value-type="float" office:value="482.5" calcext:value-type="float">
            <text:p>482.5</text:p>
          </table:table-cell>
          <table:table-cell office:value-type="float" office:value="306.25" calcext:value-type="float">
            <text:p>306.25</text:p>
          </table:table-cell>
          <table:table-cell office:value-type="float" office:value="476.25" calcext:value-type="float">
            <text:p>476.25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table:formula="of:=AVERAGE([.A202:.E202])" office:value-type="float" office:value="363.25" calcext:value-type="float">
            <text:p>363.25</text:p>
          </table:table-cell>
          <table:table-cell table:formula="of:=STDEV([.A202:.E202])/SQRT(COUNT([.A202:.E202]))" office:value-type="float" office:value="65.7891993415332" calcext:value-type="float">
            <text:p>65.7891993415</text:p>
          </table:table-cell>
          <table:table-cell table:number-columns-repeated="2"/>
        </table:table-row>
        <table:table-row table:style-name="ro1">
          <table:table-cell office:value-type="float" office:value="537.5" calcext:value-type="float">
            <text:p>537.5</text:p>
          </table:table-cell>
          <table:table-cell office:value-type="float" office:value="526.25" calcext:value-type="float">
            <text:p>526.25</text:p>
          </table:table-cell>
          <table:table-cell office:value-type="float" office:value="286.25" calcext:value-type="float">
            <text:p>286.25</text:p>
          </table:table-cell>
          <table:table-cell office:value-type="float" office:value="421.25" calcext:value-type="float">
            <text:p>421.25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AVERAGE([.A203:.E203])" office:value-type="float" office:value="378.25" calcext:value-type="float">
            <text:p>378.25</text:p>
          </table:table-cell>
          <table:table-cell table:formula="of:=STDEV([.A203:.E203])/SQRT(COUNT([.A203:.E203]))" office:value-type="float" office:value="78.8259554334738" calcext:value-type="float">
            <text:p>78.8259554335</text:p>
          </table:table-cell>
          <table:table-cell table:number-columns-repeated="2"/>
        </table:table-row>
        <table:table-row table:style-name="ro1">
          <table:table-cell office:value-type="float" office:value="298.75" calcext:value-type="float">
            <text:p>298.75</text:p>
          </table:table-cell>
          <table:table-cell office:value-type="float" office:value="575" calcext:value-type="float">
            <text:p>575</text:p>
          </table:table-cell>
          <table:table-cell office:value-type="float" office:value="311.25" calcext:value-type="float">
            <text:p>311.25</text:p>
          </table:table-cell>
          <table:table-cell office:value-type="float" office:value="400" calcext:value-type="float">
            <text:p>400</text:p>
          </table:table-cell>
          <table:table-cell office:value-type="float" office:value="147.5" calcext:value-type="float">
            <text:p>147.5</text:p>
          </table:table-cell>
          <table:table-cell table:number-columns-repeated="2"/>
          <table:table-cell table:formula="of:=AVERAGE([.A204:.E204])" office:value-type="float" office:value="346.5" calcext:value-type="float">
            <text:p>346.5</text:p>
          </table:table-cell>
          <table:table-cell table:formula="of:=STDEV([.A204:.E204])/SQRT(COUNT([.A204:.E204]))" office:value-type="float" office:value="70.0707232016339" calcext:value-type="float">
            <text:p>70.0707232016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60" calcext:value-type="float">
            <text:p>560</text:p>
          </table:table-cell>
          <table:table-cell office:value-type="float" office:value="382.5" calcext:value-type="float">
            <text:p>382.5</text:p>
          </table:table-cell>
          <table:table-cell office:value-type="float" office:value="345" calcext:value-type="float">
            <text:p>345</text:p>
          </table:table-cell>
          <table:table-cell office:value-type="float" office:value="116.25" calcext:value-type="float">
            <text:p>116.25</text:p>
          </table:table-cell>
          <table:table-cell table:number-columns-repeated="2"/>
          <table:table-cell table:formula="of:=AVERAGE([.A205:.E205])" office:value-type="float" office:value="353.75" calcext:value-type="float">
            <text:p>353.75</text:p>
          </table:table-cell>
          <table:table-cell table:formula="of:=STDEV([.A205:.E205])/SQRT(COUNT([.A205:.E205]))" office:value-type="float" office:value="70.7018387313937" calcext:value-type="float">
            <text:p>70.7018387314</text:p>
          </table:table-cell>
          <table:table-cell table:number-columns-repeated="2"/>
        </table:table-row>
        <table:table-row table:style-name="ro1">
          <table:table-cell office:value-type="float" office:value="422.5" calcext:value-type="float">
            <text:p>422.5</text:p>
          </table:table-cell>
          <table:table-cell office:value-type="float" office:value="621.25" calcext:value-type="float">
            <text:p>621.25</text:p>
          </table:table-cell>
          <table:table-cell office:value-type="float" office:value="507.5" calcext:value-type="float">
            <text:p>507.5</text:p>
          </table:table-cell>
          <table:table-cell office:value-type="float" office:value="173.75" calcext:value-type="float">
            <text:p>173.75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AVERAGE([.A206:.E206])" office:value-type="float" office:value="377" calcext:value-type="float">
            <text:p>377</text:p>
          </table:table-cell>
          <table:table-cell table:formula="of:=STDEV([.A206:.E206])/SQRT(COUNT([.A206:.E206]))" office:value-type="float" office:value="91.4215852520618" calcext:value-type="float">
            <text:p>91.4215852521</text:p>
          </table:table-cell>
          <table:table-cell table:number-columns-repeated="2"/>
        </table:table-row>
        <table:table-row table:style-name="ro1">
          <table:table-cell office:value-type="float" office:value="388.75" calcext:value-type="float">
            <text:p>388.75</text:p>
          </table:table-cell>
          <table:table-cell office:value-type="float" office:value="421.25" calcext:value-type="float">
            <text:p>421.25</text:p>
          </table:table-cell>
          <table:table-cell office:value-type="float" office:value="178.75" calcext:value-type="float">
            <text:p>178.75</text:p>
          </table:table-cell>
          <table:table-cell office:value-type="float" office:value="421.25" calcext:value-type="float">
            <text:p>421.25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AVERAGE([.A207:.E207])" office:value-type="float" office:value="307" calcext:value-type="float">
            <text:p>307</text:p>
          </table:table-cell>
          <table:table-cell table:formula="of:=STDEV([.A207:.E207])/SQRT(COUNT([.A207:.E207]))" office:value-type="float" office:value="64.1721318018967" calcext:value-type="float">
            <text:p>64.1721318019</text:p>
          </table:table-cell>
          <table:table-cell table:number-columns-repeated="2"/>
        </table:table-row>
        <table:table-row table:style-name="ro1">
          <table:table-cell office:value-type="float" office:value="321.25" calcext:value-type="float">
            <text:p>321.25</text:p>
          </table:table-cell>
          <table:table-cell office:value-type="float" office:value="542.5" calcext:value-type="float">
            <text:p>542.5</text:p>
          </table:table-cell>
          <table:table-cell office:value-type="float" office:value="288.75" calcext:value-type="float">
            <text:p>288.75</text:p>
          </table:table-cell>
          <table:table-cell office:value-type="float" office:value="305" calcext:value-type="float">
            <text:p>305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table:formula="of:=AVERAGE([.A208:.E208])" office:value-type="float" office:value="334.5" calcext:value-type="float">
            <text:p>334.5</text:p>
          </table:table-cell>
          <table:table-cell table:formula="of:=STDEV([.A208:.E208])/SQRT(COUNT([.A208:.E208]))" office:value-type="float" office:value="55.0831757435971" calcext:value-type="float">
            <text:p>55.0831757436</text:p>
          </table:table-cell>
          <table:table-cell table:number-columns-repeated="2"/>
        </table:table-row>
        <table:table-row table:style-name="ro1">
          <table:table-cell office:value-type="float" office:value="372.5" calcext:value-type="float">
            <text:p>372.5</text:p>
          </table:table-cell>
          <table:table-cell office:value-type="float" office:value="412.5" calcext:value-type="float">
            <text:p>412.5</text:p>
          </table:table-cell>
          <table:table-cell office:value-type="float" office:value="482.5" calcext:value-type="float">
            <text:p>482.5</text:p>
          </table:table-cell>
          <table:table-cell office:value-type="float" office:value="398.75" calcext:value-type="float">
            <text:p>398.75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AVERAGE([.A209:.E209])" office:value-type="float" office:value="369.25" calcext:value-type="float">
            <text:p>369.25</text:p>
          </table:table-cell>
          <table:table-cell table:formula="of:=STDEV([.A209:.E209])/SQRT(COUNT([.A209:.E209]))" office:value-type="float" office:value="50.6914687102278" calcext:value-type="float">
            <text:p>50.6914687102</text:p>
          </table:table-cell>
          <table:table-cell table:number-columns-repeated="2"/>
        </table:table-row>
        <table:table-row table:style-name="ro1">
          <table:table-cell office:value-type="float" office:value="392.5" calcext:value-type="float">
            <text:p>392.5</text:p>
          </table:table-cell>
          <table:table-cell office:value-type="float" office:value="485" calcext:value-type="float">
            <text:p>485</text:p>
          </table:table-cell>
          <table:table-cell office:value-type="float" office:value="263.75" calcext:value-type="float">
            <text:p>263.75</text:p>
          </table:table-cell>
          <table:table-cell office:value-type="float" office:value="361.25" calcext:value-type="float">
            <text:p>361.25</text:p>
          </table:table-cell>
          <table:table-cell office:value-type="float" office:value="268.75" calcext:value-type="float">
            <text:p>268.75</text:p>
          </table:table-cell>
          <table:table-cell table:number-columns-repeated="2"/>
          <table:table-cell table:formula="of:=AVERAGE([.A210:.E210])" office:value-type="float" office:value="354.25" calcext:value-type="float">
            <text:p>354.25</text:p>
          </table:table-cell>
          <table:table-cell table:formula="of:=STDEV([.A210:.E210])/SQRT(COUNT([.A210:.E210]))" office:value-type="float" office:value="41.296564627097" calcext:value-type="float">
            <text:p>41.2965646271</text:p>
          </table:table-cell>
          <table:table-cell table:number-columns-repeated="2"/>
        </table:table-row>
        <table:table-row table:style-name="ro1">
          <table:table-cell office:value-type="float" office:value="357.5" calcext:value-type="float">
            <text:p>357.5</text:p>
          </table:table-cell>
          <table:table-cell office:value-type="float" office:value="512.5" calcext:value-type="float">
            <text:p>512.5</text:p>
          </table:table-cell>
          <table:table-cell office:value-type="float" office:value="291.25" calcext:value-type="float">
            <text:p>291.25</text:p>
          </table:table-cell>
          <table:table-cell office:value-type="float" office:value="340" calcext:value-type="float">
            <text:p>340</text:p>
          </table:table-cell>
          <table:table-cell office:value-type="float" office:value="208.75" calcext:value-type="float">
            <text:p>208.75</text:p>
          </table:table-cell>
          <table:table-cell table:number-columns-repeated="2"/>
          <table:table-cell table:formula="of:=AVERAGE([.A211:.E211])" office:value-type="float" office:value="342" calcext:value-type="float">
            <text:p>342</text:p>
          </table:table-cell>
          <table:table-cell table:formula="of:=STDEV([.A211:.E211])/SQRT(COUNT([.A211:.E211]))" office:value-type="float" office:value="49.8224974283706" calcext:value-type="float">
            <text:p>49.8224974284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01.25" calcext:value-type="float">
            <text:p>501.25</text:p>
          </table:table-cell>
          <table:table-cell office:value-type="float" office:value="372.5" calcext:value-type="float">
            <text:p>372.5</text:p>
          </table:table-cell>
          <table:table-cell office:value-type="float" office:value="382.5" calcext:value-type="float">
            <text:p>382.5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table:formula="of:=AVERAGE([.A212:.E212])" office:value-type="float" office:value="380.25" calcext:value-type="float">
            <text:p>380.25</text:p>
          </table:table-cell>
          <table:table-cell table:formula="of:=STDEV([.A212:.E212])/SQRT(COUNT([.A212:.E212]))" office:value-type="float" office:value="42.8303338768215" calcext:value-type="float">
            <text:p>42.8303338768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70" calcext:value-type="float">
            <text:p>470</text:p>
          </table:table-cell>
          <table:table-cell office:value-type="float" office:value="367.5" calcext:value-type="float">
            <text:p>367.5</text:p>
          </table:table-cell>
          <table:table-cell office:value-type="float" office:value="266.25" calcext:value-type="float">
            <text:p>266.25</text:p>
          </table:table-cell>
          <table:table-cell office:value-type="float" office:value="251.25" calcext:value-type="float">
            <text:p>251.25</text:p>
          </table:table-cell>
          <table:table-cell table:number-columns-repeated="2"/>
          <table:table-cell table:formula="of:=AVERAGE([.A213:.E213])" office:value-type="float" office:value="326" calcext:value-type="float">
            <text:p>326</text:p>
          </table:table-cell>
          <table:table-cell table:formula="of:=STDEV([.A213:.E213])/SQRT(COUNT([.A213:.E213]))" office:value-type="float" office:value="41.3623470078766" calcext:value-type="float">
            <text:p>41.3623470079</text:p>
          </table:table-cell>
          <table:table-cell table:number-columns-repeated="2"/>
        </table:table-row>
        <table:table-row table:style-name="ro1">
          <table:table-cell office:value-type="float" office:value="213.75" calcext:value-type="float">
            <text:p>213.75</text:p>
          </table:table-cell>
          <table:table-cell office:value-type="float" office:value="596.25" calcext:value-type="float">
            <text:p>596.25</text:p>
          </table:table-cell>
          <table:table-cell office:value-type="float" office:value="326.25" calcext:value-type="float">
            <text:p>326.25</text:p>
          </table:table-cell>
          <table:table-cell office:value-type="float" office:value="373.75" calcext:value-type="float">
            <text:p>373.75</text:p>
          </table:table-cell>
          <table:table-cell office:value-type="float" office:value="23.75" calcext:value-type="float">
            <text:p>23.75</text:p>
          </table:table-cell>
          <table:table-cell table:number-columns-repeated="2"/>
          <table:table-cell table:formula="of:=AVERAGE([.A214:.E214])" office:value-type="float" office:value="306.75" calcext:value-type="float">
            <text:p>306.75</text:p>
          </table:table-cell>
          <table:table-cell table:formula="of:=STDEV([.A214:.E214])/SQRT(COUNT([.A214:.E214]))" office:value-type="float" office:value="94.1853226357483" calcext:value-type="float">
            <text:p>94.1853226357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51.25" calcext:value-type="float">
            <text:p>551.25</text:p>
          </table:table-cell>
          <table:table-cell office:value-type="float" office:value="371.25" calcext:value-type="float">
            <text:p>371.25</text:p>
          </table:table-cell>
          <table:table-cell office:value-type="float" office:value="350" calcext:value-type="float">
            <text:p>350</text:p>
          </table:table-cell>
          <table:table-cell office:value-type="float" office:value="248.75" calcext:value-type="float">
            <text:p>248.75</text:p>
          </table:table-cell>
          <table:table-cell table:number-columns-repeated="2"/>
          <table:table-cell table:formula="of:=AVERAGE([.A215:.E215])" office:value-type="float" office:value="382.25" calcext:value-type="float">
            <text:p>382.25</text:p>
          </table:table-cell>
          <table:table-cell table:formula="of:=STDEV([.A215:.E215])/SQRT(COUNT([.A215:.E215]))" office:value-type="float" office:value="48.7874855880071" calcext:value-type="float">
            <text:p>48.787485588</text:p>
          </table:table-cell>
          <table:table-cell table:number-columns-repeated="2"/>
        </table:table-row>
        <table:table-row table:style-name="ro1">
          <table:table-cell office:value-type="float" office:value="367.5" calcext:value-type="float">
            <text:p>367.5</text:p>
          </table:table-cell>
          <table:table-cell office:value-type="float" office:value="525" calcext:value-type="float">
            <text:p>525</text:p>
          </table:table-cell>
          <table:table-cell office:value-type="float" office:value="337.5" calcext:value-type="float">
            <text:p>337.5</text:p>
          </table:table-cell>
          <table:table-cell office:value-type="float" office:value="315" calcext:value-type="float">
            <text:p>315</text:p>
          </table:table-cell>
          <table:table-cell office:value-type="float" office:value="186.25" calcext:value-type="float">
            <text:p>186.25</text:p>
          </table:table-cell>
          <table:table-cell table:number-columns-repeated="2"/>
          <table:table-cell table:formula="of:=AVERAGE([.A216:.E216])" office:value-type="float" office:value="346.25" calcext:value-type="float">
            <text:p>346.25</text:p>
          </table:table-cell>
          <table:table-cell table:formula="of:=STDEV([.A216:.E216])/SQRT(COUNT([.A216:.E216]))" office:value-type="float" office:value="54.339787448977" calcext:value-type="float">
            <text:p>54.339787449</text:p>
          </table:table-cell>
          <table:table-cell table:number-columns-repeated="2"/>
        </table:table-row>
        <table:table-row table:style-name="ro1">
          <table:table-cell office:value-type="float" office:value="386.25" calcext:value-type="float">
            <text:p>386.25</text:p>
          </table:table-cell>
          <table:table-cell office:value-type="float" office:value="515" calcext:value-type="float">
            <text:p>515</text:p>
          </table:table-cell>
          <table:table-cell office:value-type="float" office:value="340" calcext:value-type="float">
            <text:p>340</text:p>
          </table:table-cell>
          <table:table-cell office:value-type="float" office:value="453.75" calcext:value-type="float">
            <text:p>453.75</text:p>
          </table:table-cell>
          <table:table-cell office:value-type="float" office:value="283.75" calcext:value-type="float">
            <text:p>283.75</text:p>
          </table:table-cell>
          <table:table-cell table:number-columns-repeated="2"/>
          <table:table-cell table:formula="of:=AVERAGE([.A217:.E217])" office:value-type="float" office:value="395.75" calcext:value-type="float">
            <text:p>395.75</text:p>
          </table:table-cell>
          <table:table-cell table:formula="of:=STDEV([.A217:.E217])/SQRT(COUNT([.A217:.E217]))" office:value-type="float" office:value="40.8208739494881" calcext:value-type="float">
            <text:p>40.8208739495</text:p>
          </table:table-cell>
          <table:table-cell table:number-columns-repeated="2"/>
        </table:table-row>
        <table:table-row table:style-name="ro1">
          <table:table-cell office:value-type="float" office:value="343.75" calcext:value-type="float">
            <text:p>343.75</text:p>
          </table:table-cell>
          <table:table-cell office:value-type="float" office:value="530" calcext:value-type="float">
            <text:p>530</text:p>
          </table:table-cell>
          <table:table-cell office:value-type="float" office:value="325" calcext:value-type="float">
            <text:p>325</text:p>
          </table:table-cell>
          <table:table-cell office:value-type="float" office:value="378.75" calcext:value-type="float">
            <text:p>378.75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AVERAGE([.A218:.E218])" office:value-type="float" office:value="333.5" calcext:value-type="float">
            <text:p>333.5</text:p>
          </table:table-cell>
          <table:table-cell table:formula="of:=STDEV([.A218:.E218])/SQRT(COUNT([.A218:.E218]))" office:value-type="float" office:value="70.7564043037802" calcext:value-type="float">
            <text:p>70.7564043038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77.5" calcext:value-type="float">
            <text:p>577.5</text:p>
          </table:table-cell>
          <table:table-cell office:value-type="float" office:value="401.25" calcext:value-type="float">
            <text:p>401.25</text:p>
          </table:table-cell>
          <table:table-cell office:value-type="float" office:value="431.25" calcext:value-type="float">
            <text:p>431.25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table:formula="of:=AVERAGE([.A219:.E219])" office:value-type="float" office:value="393" calcext:value-type="float">
            <text:p>393</text:p>
          </table:table-cell>
          <table:table-cell table:formula="of:=STDEV([.A219:.E219])/SQRT(COUNT([.A219:.E219]))" office:value-type="float" office:value="56.7293464619504" calcext:value-type="float">
            <text:p>56.729346462</text:p>
          </table:table-cell>
          <table:table-cell table:number-columns-repeated="2"/>
        </table:table-row>
        <table:table-row table:style-name="ro1">
          <table:table-cell office:value-type="float" office:value="338.75" calcext:value-type="float">
            <text:p>338.75</text:p>
          </table:table-cell>
          <table:table-cell office:value-type="float" office:value="562.5" calcext:value-type="float">
            <text:p>562.5</text:p>
          </table:table-cell>
          <table:table-cell office:value-type="float" office:value="288.75" calcext:value-type="float">
            <text:p>288.75</text:p>
          </table:table-cell>
          <table:table-cell office:value-type="float" office:value="362.5" calcext:value-type="float">
            <text:p>362.5</text:p>
          </table:table-cell>
          <table:table-cell office:value-type="float" office:value="186.25" calcext:value-type="float">
            <text:p>186.25</text:p>
          </table:table-cell>
          <table:table-cell table:number-columns-repeated="2"/>
          <table:table-cell table:formula="of:=AVERAGE([.A220:.E220])" office:value-type="float" office:value="347.75" calcext:value-type="float">
            <text:p>347.75</text:p>
          </table:table-cell>
          <table:table-cell table:formula="of:=STDEV([.A220:.E220])/SQRT(COUNT([.A220:.E220]))" office:value-type="float" office:value="61.63577492009" calcext:value-type="float">
            <text:p>61.6357749201</text:p>
          </table:table-cell>
          <table:table-cell table:number-columns-repeated="2"/>
        </table:table-row>
        <table:table-row table:style-name="ro1">
          <table:table-cell office:value-type="float" office:value="308.75" calcext:value-type="float">
            <text:p>308.75</text:p>
          </table:table-cell>
          <table:table-cell office:value-type="float" office:value="631.25" calcext:value-type="float">
            <text:p>631.25</text:p>
          </table:table-cell>
          <table:table-cell office:value-type="float" office:value="298.75" calcext:value-type="float">
            <text:p>298.75</text:p>
          </table:table-cell>
          <table:table-cell office:value-type="float" office:value="235" calcext:value-type="float">
            <text:p>235</text:p>
          </table:table-cell>
          <table:table-cell office:value-type="float" office:value="332.5" calcext:value-type="float">
            <text:p>332.5</text:p>
          </table:table-cell>
          <table:table-cell table:number-columns-repeated="2"/>
          <table:table-cell table:formula="of:=AVERAGE([.A221:.E221])" office:value-type="float" office:value="361.25" calcext:value-type="float">
            <text:p>361.25</text:p>
          </table:table-cell>
          <table:table-cell table:formula="of:=STDEV([.A221:.E221])/SQRT(COUNT([.A221:.E221]))" office:value-type="float" office:value="69.4003332124565" calcext:value-type="float">
            <text:p>69.4003332125</text:p>
          </table:table-cell>
          <table:table-cell table:number-columns-repeated="2"/>
        </table:table-row>
        <table:table-row table:style-name="ro1">
          <table:table-cell office:value-type="float" office:value="291.25" calcext:value-type="float">
            <text:p>291.25</text:p>
          </table:table-cell>
          <table:table-cell office:value-type="float" office:value="633.75" calcext:value-type="float">
            <text:p>633.75</text:p>
          </table:table-cell>
          <table:table-cell office:value-type="float" office:value="336.25" calcext:value-type="float">
            <text:p>336.25</text:p>
          </table:table-cell>
          <table:table-cell office:value-type="float" office:value="403.75" calcext:value-type="float">
            <text:p>403.75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AVERAGE([.A222:.E222])" office:value-type="float" office:value="370" calcext:value-type="float">
            <text:p>370</text:p>
          </table:table-cell>
          <table:table-cell table:formula="of:=STDEV([.A222:.E222])/SQRT(COUNT([.A222:.E222]))" office:value-type="float" office:value="74.9228770136332" calcext:value-type="float">
            <text:p>74.9228770136</text:p>
          </table:table-cell>
          <table:table-cell table:number-columns-repeated="2"/>
        </table:table-row>
        <table:table-row table:style-name="ro1">
          <table:table-cell office:value-type="float" office:value="281.25" calcext:value-type="float">
            <text:p>281.25</text:p>
          </table:table-cell>
          <table:table-cell office:value-type="float" office:value="557.5" calcext:value-type="float">
            <text:p>557.5</text:p>
          </table:table-cell>
          <table:table-cell office:value-type="float" office:value="393.75" calcext:value-type="float">
            <text:p>393.75</text:p>
          </table:table-cell>
          <table:table-cell office:value-type="float" office:value="355" calcext:value-type="float">
            <text:p>355</text:p>
          </table:table-cell>
          <table:table-cell office:value-type="float" office:value="178.75" calcext:value-type="float">
            <text:p>178.75</text:p>
          </table:table-cell>
          <table:table-cell table:number-columns-repeated="2"/>
          <table:table-cell table:formula="of:=AVERAGE([.A223:.E223])" office:value-type="float" office:value="353.25" calcext:value-type="float">
            <text:p>353.25</text:p>
          </table:table-cell>
          <table:table-cell table:formula="of:=STDEV([.A223:.E223])/SQRT(COUNT([.A223:.E223]))" office:value-type="float" office:value="62.8472851442288" calcext:value-type="float">
            <text:p>62.8472851442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80" calcext:value-type="float">
            <text:p>680</text:p>
          </table:table-cell>
          <table:table-cell office:value-type="float" office:value="401.25" calcext:value-type="float">
            <text:p>401.25</text:p>
          </table:table-cell>
          <table:table-cell office:value-type="float" office:value="337.5" calcext:value-type="float">
            <text:p>337.5</text:p>
          </table:table-cell>
          <table:table-cell office:value-type="float" office:value="288.75" calcext:value-type="float">
            <text:p>288.75</text:p>
          </table:table-cell>
          <table:table-cell table:number-columns-repeated="2"/>
          <table:table-cell table:formula="of:=AVERAGE([.A224:.E224])" office:value-type="float" office:value="422.5" calcext:value-type="float">
            <text:p>422.5</text:p>
          </table:table-cell>
          <table:table-cell table:formula="of:=STDEV([.A224:.E224])/SQRT(COUNT([.A224:.E224]))" office:value-type="float" office:value="67.8889258274131" calcext:value-type="float">
            <text:p>67.8889258274</text:p>
          </table:table-cell>
          <table:table-cell table:number-columns-repeated="2"/>
        </table:table-row>
        <table:table-row table:style-name="ro1">
          <table:table-cell office:value-type="float" office:value="412.5" calcext:value-type="float">
            <text:p>412.5</text:p>
          </table:table-cell>
          <table:table-cell office:value-type="float" office:value="568.75" calcext:value-type="float">
            <text:p>568.75</text:p>
          </table:table-cell>
          <table:table-cell office:value-type="float" office:value="270" calcext:value-type="float">
            <text:p>270</text:p>
          </table:table-cell>
          <table:table-cell office:value-type="float" office:value="441.25" calcext:value-type="float">
            <text:p>441.25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table:formula="of:=AVERAGE([.A225:.E225])" office:value-type="float" office:value="393.5" calcext:value-type="float">
            <text:p>393.5</text:p>
          </table:table-cell>
          <table:table-cell table:formula="of:=STDEV([.A225:.E225])/SQRT(COUNT([.A225:.E225]))" office:value-type="float" office:value="55.9679037484879" calcext:value-type="float">
            <text:p>55.967903748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75" calcext:value-type="float">
            <text:p>675</text:p>
          </table:table-cell>
          <table:table-cell office:value-type="float" office:value="376.25" calcext:value-type="float">
            <text:p>376.25</text:p>
          </table:table-cell>
          <table:table-cell office:value-type="float" office:value="503.75" calcext:value-type="float">
            <text:p>503.75</text:p>
          </table:table-cell>
          <table:table-cell office:value-type="float" office:value="126.25" calcext:value-type="float">
            <text:p>126.25</text:p>
          </table:table-cell>
          <table:table-cell table:number-columns-repeated="2"/>
          <table:table-cell table:formula="of:=AVERAGE([.A226:.E226])" office:value-type="float" office:value="426.25" calcext:value-type="float">
            <text:p>426.25</text:p>
          </table:table-cell>
          <table:table-cell table:formula="of:=STDEV([.A226:.E226])/SQRT(COUNT([.A226:.E226]))" office:value-type="float" office:value="89.7069883008007" calcext:value-type="float">
            <text:p>89.7069883008</text:p>
          </table:table-cell>
          <table:table-cell table:number-columns-repeated="2"/>
        </table:table-row>
        <table:table-row table:style-name="ro1">
          <table:table-cell office:value-type="float" office:value="397.5" calcext:value-type="float">
            <text:p>397.5</text:p>
          </table:table-cell>
          <table:table-cell office:value-type="float" office:value="487.5" calcext:value-type="float">
            <text:p>487.5</text:p>
          </table:table-cell>
          <table:table-cell office:value-type="float" office:value="320" calcext:value-type="float">
            <text:p>320</text:p>
          </table:table-cell>
          <table:table-cell office:value-type="float" office:value="376.25" calcext:value-type="float">
            <text:p>376.25</text:p>
          </table:table-cell>
          <table:table-cell office:value-type="float" office:value="186.25" calcext:value-type="float">
            <text:p>186.25</text:p>
          </table:table-cell>
          <table:table-cell table:number-columns-repeated="2"/>
          <table:table-cell table:formula="of:=AVERAGE([.A227:.E227])" office:value-type="float" office:value="353.5" calcext:value-type="float">
            <text:p>353.5</text:p>
          </table:table-cell>
          <table:table-cell table:formula="of:=STDEV([.A227:.E227])/SQRT(COUNT([.A227:.E227]))" office:value-type="float" office:value="49.7515703269756" calcext:value-type="float">
            <text:p>49.751570327</text:p>
          </table:table-cell>
          <table:table-cell table:number-columns-repeated="2"/>
        </table:table-row>
        <table:table-row table:style-name="ro1">
          <table:table-cell office:value-type="float" office:value="292.5" calcext:value-type="float">
            <text:p>292.5</text:p>
          </table:table-cell>
          <table:table-cell office:value-type="float" office:value="595" calcext:value-type="float">
            <text:p>595</text:p>
          </table:table-cell>
          <table:table-cell office:value-type="float" office:value="207.5" calcext:value-type="float">
            <text:p>207.5</text:p>
          </table:table-cell>
          <table:table-cell office:value-type="float" office:value="411.25" calcext:value-type="float">
            <text:p>411.25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formula="of:=AVERAGE([.A228:.E228])" office:value-type="float" office:value="351.25" calcext:value-type="float">
            <text:p>351.25</text:p>
          </table:table-cell>
          <table:table-cell table:formula="of:=STDEV([.A228:.E228])/SQRT(COUNT([.A228:.E228]))" office:value-type="float" office:value="69.7786679437205" calcext:value-type="float">
            <text:p>69.7786679437</text:p>
          </table:table-cell>
          <table:table-cell table:number-columns-repeated="2"/>
        </table:table-row>
        <table:table-row table:style-name="ro1">
          <table:table-cell office:value-type="float" office:value="352.5" calcext:value-type="float">
            <text:p>352.5</text:p>
          </table:table-cell>
          <table:table-cell office:value-type="float" office:value="576.25" calcext:value-type="float">
            <text:p>576.25</text:p>
          </table:table-cell>
          <table:table-cell office:value-type="float" office:value="378.75" calcext:value-type="float">
            <text:p>378.75</text:p>
          </table:table-cell>
          <table:table-cell office:value-type="float" office:value="322.5" calcext:value-type="float">
            <text:p>322.5</text:p>
          </table:table-cell>
          <table:table-cell office:value-type="float" office:value="281.25" calcext:value-type="float">
            <text:p>281.25</text:p>
          </table:table-cell>
          <table:table-cell table:number-columns-repeated="2"/>
          <table:table-cell table:formula="of:=AVERAGE([.A229:.E229])" office:value-type="float" office:value="382.25" calcext:value-type="float">
            <text:p>382.25</text:p>
          </table:table-cell>
          <table:table-cell table:formula="of:=STDEV([.A229:.E229])/SQRT(COUNT([.A229:.E229]))" office:value-type="float" office:value="51.139209516769" calcext:value-type="float">
            <text:p>51.1392095168</text:p>
          </table:table-cell>
          <table:table-cell table:number-columns-repeated="2"/>
        </table:table-row>
        <table:table-row table:style-name="ro1">
          <table:table-cell office:value-type="float" office:value="383.75" calcext:value-type="float">
            <text:p>383.75</text:p>
          </table:table-cell>
          <table:table-cell office:value-type="float" office:value="542.5" calcext:value-type="float">
            <text:p>542.5</text:p>
          </table:table-cell>
          <table:table-cell office:value-type="float" office:value="312.5" calcext:value-type="float">
            <text:p>312.5</text:p>
          </table:table-cell>
          <table:table-cell office:value-type="float" office:value="383.75" calcext:value-type="float">
            <text:p>383.75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table:formula="of:=AVERAGE([.A230:.E230])" office:value-type="float" office:value="371.5" calcext:value-type="float">
            <text:p>371.5</text:p>
          </table:table-cell>
          <table:table-cell table:formula="of:=STDEV([.A230:.E230])/SQRT(COUNT([.A230:.E230]))" office:value-type="float" office:value="50.8204560192055" calcext:value-type="float">
            <text:p>50.8204560192</text:p>
          </table:table-cell>
          <table:table-cell table:number-columns-repeated="2"/>
        </table:table-row>
        <table:table-row table:style-name="ro1">
          <table:table-cell office:value-type="float" office:value="308.75" calcext:value-type="float">
            <text:p>308.75</text:p>
          </table:table-cell>
          <table:table-cell office:value-type="float" office:value="583.75" calcext:value-type="float">
            <text:p>583.75</text:p>
          </table:table-cell>
          <table:table-cell office:value-type="float" office:value="420" calcext:value-type="float">
            <text:p>420</text:p>
          </table:table-cell>
          <table:table-cell office:value-type="float" office:value="438.75" calcext:value-type="float">
            <text:p>438.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AVERAGE([.A231:.E231])" office:value-type="float" office:value="352.25" calcext:value-type="float">
            <text:p>352.25</text:p>
          </table:table-cell>
          <table:table-cell table:formula="of:=STDEV([.A231:.E231])/SQRT(COUNT([.A231:.E231]))" office:value-type="float" office:value="96.096793650985" calcext:value-type="float">
            <text:p>96.096793651</text:p>
          </table:table-cell>
          <table:table-cell table:number-columns-repeated="2"/>
        </table:table-row>
      </table:table>
      <table:table table:name="output linear" table:style-name="ta1">
        <table:shapes>
          <draw:frame draw:z-index="0" draw:style-name="gr1" draw:text-style-name="P1" svg:width="24.083cm" svg:height="12.968cm" svg:x="19.151cm" svg:y="1.455cm">
            <draw:object draw:notify-on-update-of-ranges="'output linear'.H1:'output linear'.H1 'output linear'.H2:'output linear'.H231 'output sigmoid'.I2:'output sigmoid'.I231 'output sigmoid'.I2:'output sigmoid'.I2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</table:table-row>
        <table:table-row table:style-name="ro1">
          <table:table-cell office:value-type="float" office:value="-123.75" calcext:value-type="float">
            <text:p>-123.75</text:p>
          </table:table-cell>
          <table:table-cell office:value-type="float" office:value="-355" calcext:value-type="float">
            <text:p>-355</text:p>
          </table:table-cell>
          <table:table-cell office:value-type="float" office:value="-221.25" calcext:value-type="float">
            <text:p>-221.25</text:p>
          </table:table-cell>
          <table:table-cell office:value-type="float" office:value="80" calcext:value-type="float">
            <text:p>80</text:p>
          </table:table-cell>
          <table:table-cell office:value-type="float" office:value="-478.75" calcext:value-type="float">
            <text:p>-478.75</text:p>
          </table:table-cell>
          <table:table-cell table:number-columns-repeated="2"/>
          <table:table-cell table:formula="of:=AVERAGE([.A2:.E2])" office:value-type="float" office:value="-219.75" calcext:value-type="float">
            <text:p>-219.75</text:p>
          </table:table-cell>
          <table:table-cell table:formula="of:=STDEV([.A2:.E2])/SQRT(COUNT([.A2:.E2]))" office:value-type="float" office:value="96.0317330365333" calcext:value-type="float">
            <text:p>96.0317330365</text:p>
          </table:table-cell>
        </table:table-row>
        <table:table-row table:style-name="ro1">
          <table:table-cell office:value-type="float" office:value="-287.5" calcext:value-type="float">
            <text:p>-287.5</text:p>
          </table:table-cell>
          <table:table-cell office:value-type="float" office:value="31.25" calcext:value-type="float">
            <text:p>31.25</text:p>
          </table:table-cell>
          <table:table-cell office:value-type="float" office:value="-45" calcext:value-type="float">
            <text:p>-45</text:p>
          </table:table-cell>
          <table:table-cell office:value-type="float" office:value="-263.75" calcext:value-type="float">
            <text:p>-263.75</text:p>
          </table:table-cell>
          <table:table-cell office:value-type="float" office:value="-6.25" calcext:value-type="float">
            <text:p>-6.25</text:p>
          </table:table-cell>
          <table:table-cell table:number-columns-repeated="2"/>
          <table:table-cell table:formula="of:=AVERAGE([.A3:.E3])" office:value-type="float" office:value="-114.25" calcext:value-type="float">
            <text:p>-114.25</text:p>
          </table:table-cell>
          <table:table-cell table:formula="of:=STDEV([.A3:.E3])/SQRT(COUNT([.A3:.E3]))" office:value-type="float" office:value="67.0804088389449" calcext:value-type="float">
            <text:p>67.080408838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327.5" calcext:value-type="float">
            <text:p>-327.5</text:p>
          </table:table-cell>
          <table:table-cell office:value-type="float" office:value="-25" calcext:value-type="float">
            <text:p>-25</text:p>
          </table:table-cell>
          <table:table-cell office:value-type="float" office:value="233.75" calcext:value-type="float">
            <text:p>233.75</text:p>
          </table:table-cell>
          <table:table-cell office:value-type="float" office:value="-78.75" calcext:value-type="float">
            <text:p>-78.75</text:p>
          </table:table-cell>
          <table:table-cell table:number-columns-repeated="2"/>
          <table:table-cell table:formula="of:=AVERAGE([.A4:.E4])" office:value-type="float" office:value="-22.5" calcext:value-type="float">
            <text:p>-22.5</text:p>
          </table:table-cell>
          <table:table-cell table:formula="of:=STDEV([.A4:.E4])/SQRT(COUNT([.A4:.E4]))" office:value-type="float" office:value="93.1170298602785" calcext:value-type="float">
            <text:p>93.1170298603</text:p>
          </table:table-cell>
        </table:table-row>
        <table:table-row table:style-name="ro1">
          <table:table-cell office:value-type="float" office:value="208.75" calcext:value-type="float">
            <text:p>208.75</text:p>
          </table:table-cell>
          <table:table-cell office:value-type="float" office:value="287.5" calcext:value-type="float">
            <text:p>287.5</text:p>
          </table:table-cell>
          <table:table-cell office:value-type="float" office:value="-12.5" calcext:value-type="float">
            <text:p>-12.5</text:p>
          </table:table-cell>
          <table:table-cell office:value-type="float" office:value="-78.75" calcext:value-type="float">
            <text:p>-78.75</text:p>
          </table:table-cell>
          <table:table-cell office:value-type="float" office:value="307.5" calcext:value-type="float">
            <text:p>307.5</text:p>
          </table:table-cell>
          <table:table-cell table:number-columns-repeated="2"/>
          <table:table-cell table:formula="of:=AVERAGE([.A5:.E5])" office:value-type="float" office:value="142.5" calcext:value-type="float">
            <text:p>142.5</text:p>
          </table:table-cell>
          <table:table-cell table:formula="of:=STDEV([.A5:.E5])/SQRT(COUNT([.A5:.E5]))" office:value-type="float" office:value="79.2513801141658" calcext:value-type="float">
            <text:p>79.2513801142</text:p>
          </table:table-cell>
        </table:table-row>
        <table:table-row table:style-name="ro1">
          <table:table-cell office:value-type="float" office:value="132.5" calcext:value-type="float">
            <text:p>132.5</text:p>
          </table:table-cell>
          <table:table-cell office:value-type="float" office:value="105" calcext:value-type="float">
            <text:p>105</text:p>
          </table:table-cell>
          <table:table-cell office:value-type="float" office:value="-158.75" calcext:value-type="float">
            <text:p>-158.75</text:p>
          </table:table-cell>
          <table:table-cell office:value-type="float" office:value="-420" calcext:value-type="float">
            <text:p>-420</text:p>
          </table:table-cell>
          <table:table-cell office:value-type="float" office:value="201.25" calcext:value-type="float">
            <text:p>201.25</text:p>
          </table:table-cell>
          <table:table-cell table:number-columns-repeated="2"/>
          <table:table-cell table:formula="of:=AVERAGE([.A6:.E6])" office:value-type="float" office:value="-28" calcext:value-type="float">
            <text:p>-28</text:p>
          </table:table-cell>
          <table:table-cell table:formula="of:=STDEV([.A6:.E6])/SQRT(COUNT([.A6:.E6]))" office:value-type="float" office:value="115.491206375204" calcext:value-type="float">
            <text:p>115.4912063752</text:p>
          </table:table-cell>
        </table:table-row>
        <table:table-row table:style-name="ro1">
          <table:table-cell office:value-type="float" office:value="223.75" calcext:value-type="float">
            <text:p>223.75</text:p>
          </table:table-cell>
          <table:table-cell office:value-type="float" office:value="90" calcext:value-type="float">
            <text:p>90</text:p>
          </table:table-cell>
          <table:table-cell office:value-type="float" office:value="-110" calcext:value-type="float">
            <text:p>-110</text:p>
          </table:table-cell>
          <table:table-cell office:value-type="float" office:value="405" calcext:value-type="float">
            <text:p>405</text:p>
          </table:table-cell>
          <table:table-cell office:value-type="float" office:value="342.5" calcext:value-type="float">
            <text:p>342.5</text:p>
          </table:table-cell>
          <table:table-cell table:number-columns-repeated="2"/>
          <table:table-cell table:formula="of:=AVERAGE([.A7:.E7])" office:value-type="float" office:value="190.25" calcext:value-type="float">
            <text:p>190.25</text:p>
          </table:table-cell>
          <table:table-cell table:formula="of:=STDEV([.A7:.E7])/SQRT(COUNT([.A7:.E7]))" office:value-type="float" office:value="92.3634126697363" calcext:value-type="float">
            <text:p>92.3634126697</text:p>
          </table:table-cell>
        </table:table-row>
        <table:table-row table:style-name="ro1">
          <table:table-cell office:value-type="float" office:value="201.25" calcext:value-type="float">
            <text:p>201.25</text:p>
          </table:table-cell>
          <table:table-cell office:value-type="float" office:value="476.25" calcext:value-type="float">
            <text:p>476.25</text:p>
          </table:table-cell>
          <table:table-cell office:value-type="float" office:value="-107.5" calcext:value-type="float">
            <text:p>-107.5</text:p>
          </table:table-cell>
          <table:table-cell office:value-type="float" office:value="323.75" calcext:value-type="float">
            <text:p>323.75</text:p>
          </table:table-cell>
          <table:table-cell office:value-type="float" office:value="287.5" calcext:value-type="float">
            <text:p>287.5</text:p>
          </table:table-cell>
          <table:table-cell table:number-columns-repeated="2"/>
          <table:table-cell table:formula="of:=AVERAGE([.A8:.E8])" office:value-type="float" office:value="236.25" calcext:value-type="float">
            <text:p>236.25</text:p>
          </table:table-cell>
          <table:table-cell table:formula="of:=STDEV([.A8:.E8])/SQRT(COUNT([.A8:.E8]))" office:value-type="float" office:value="96.7656641066448" calcext:value-type="float">
            <text:p>96.7656641066</text:p>
          </table:table-cell>
        </table:table-row>
        <table:table-row table:style-name="ro1">
          <table:table-cell office:value-type="float" office:value="183.75" calcext:value-type="float">
            <text:p>183.75</text:p>
          </table:table-cell>
          <table:table-cell office:value-type="float" office:value="221.25" calcext:value-type="float">
            <text:p>221.25</text:p>
          </table:table-cell>
          <table:table-cell office:value-type="float" office:value="126.25" calcext:value-type="float">
            <text:p>126.25</text:p>
          </table:table-cell>
          <table:table-cell office:value-type="float" office:value="393.75" calcext:value-type="float">
            <text:p>393.75</text:p>
          </table:table-cell>
          <table:table-cell office:value-type="float" office:value="368.75" calcext:value-type="float">
            <text:p>368.75</text:p>
          </table:table-cell>
          <table:table-cell table:number-columns-repeated="2"/>
          <table:table-cell table:formula="of:=AVERAGE([.A9:.E9])" office:value-type="float" office:value="258.75" calcext:value-type="float">
            <text:p>258.75</text:p>
          </table:table-cell>
          <table:table-cell table:formula="of:=STDEV([.A9:.E9])/SQRT(COUNT([.A9:.E9]))" office:value-type="float" office:value="52.3987118162269" calcext:value-type="float">
            <text:p>52.3987118162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562.5" calcext:value-type="float">
            <text:p>562.5</text:p>
          </table:table-cell>
          <table:table-cell office:value-type="float" office:value="67.5" calcext:value-type="float">
            <text:p>67.5</text:p>
          </table:table-cell>
          <table:table-cell office:value-type="float" office:value="378.75" calcext:value-type="float">
            <text:p>378.75</text:p>
          </table:table-cell>
          <table:table-cell office:value-type="float" office:value="452.5" calcext:value-type="float">
            <text:p>452.5</text:p>
          </table:table-cell>
          <table:table-cell table:number-columns-repeated="2"/>
          <table:table-cell table:formula="of:=AVERAGE([.A10:.E10])" office:value-type="float" office:value="309.75" calcext:value-type="float">
            <text:p>309.75</text:p>
          </table:table-cell>
          <table:table-cell table:formula="of:=STDEV([.A10:.E10])/SQRT(COUNT([.A10:.E10]))" office:value-type="float" office:value="99.2726674367119" calcext:value-type="float">
            <text:p>99.2726674367</text:p>
          </table:table-cell>
        </table:table-row>
        <table:table-row table:style-name="ro1">
          <table:table-cell office:value-type="float" office:value="96.25" calcext:value-type="float">
            <text:p>96.25</text:p>
          </table:table-cell>
          <table:table-cell office:value-type="float" office:value="256.25" calcext:value-type="float">
            <text:p>256.25</text:p>
          </table:table-cell>
          <table:table-cell office:value-type="float" office:value="96.25" calcext:value-type="float">
            <text:p>96.25</text:p>
          </table:table-cell>
          <table:table-cell office:value-type="float" office:value="423.75" calcext:value-type="float">
            <text:p>423.75</text:p>
          </table:table-cell>
          <table:table-cell office:value-type="float" office:value="246.25" calcext:value-type="float">
            <text:p>246.25</text:p>
          </table:table-cell>
          <table:table-cell table:number-columns-repeated="2"/>
          <table:table-cell table:formula="of:=AVERAGE([.A11:.E11])" office:value-type="float" office:value="223.75" calcext:value-type="float">
            <text:p>223.75</text:p>
          </table:table-cell>
          <table:table-cell table:formula="of:=STDEV([.A11:.E11])/SQRT(COUNT([.A11:.E11]))" office:value-type="float" office:value="60.858442306717" calcext:value-type="float">
            <text:p>60.8584423067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241.25" calcext:value-type="float">
            <text:p>241.25</text:p>
          </table:table-cell>
          <table:table-cell office:value-type="float" office:value="72.5" calcext:value-type="float">
            <text:p>72.5</text:p>
          </table:table-cell>
          <table:table-cell office:value-type="float" office:value="368.75" calcext:value-type="float">
            <text:p>368.75</text:p>
          </table:table-cell>
          <table:table-cell office:value-type="float" office:value="243.75" calcext:value-type="float">
            <text:p>243.75</text:p>
          </table:table-cell>
          <table:table-cell table:number-columns-repeated="2"/>
          <table:table-cell table:formula="of:=AVERAGE([.A12:.E12])" office:value-type="float" office:value="188.75" calcext:value-type="float">
            <text:p>188.75</text:p>
          </table:table-cell>
          <table:table-cell table:formula="of:=STDEV([.A12:.E12])/SQRT(COUNT([.A12:.E12]))" office:value-type="float" office:value="63.6482030382634" calcext:value-type="float">
            <text:p>63.6482030383</text:p>
          </table:table-cell>
        </table:table-row>
        <table:table-row table:style-name="ro1">
          <table:table-cell office:value-type="float" office:value="261.25" calcext:value-type="float">
            <text:p>261.25</text:p>
          </table:table-cell>
          <table:table-cell office:value-type="float" office:value="306.25" calcext:value-type="float">
            <text:p>306.25</text:p>
          </table:table-cell>
          <table:table-cell office:value-type="float" office:value="160" calcext:value-type="float">
            <text:p>160</text:p>
          </table:table-cell>
          <table:table-cell office:value-type="float" office:value="192.5" calcext:value-type="float">
            <text:p>192.5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table:formula="of:=AVERAGE([.A13:.E13])" office:value-type="float" office:value="239" calcext:value-type="float">
            <text:p>239</text:p>
          </table:table-cell>
          <table:table-cell table:formula="of:=STDEV([.A13:.E13])/SQRT(COUNT([.A13:.E13]))" office:value-type="float" office:value="27.12644005394" calcext:value-type="float">
            <text:p>27.1264400539</text:p>
          </table:table-cell>
        </table:table-row>
        <table:table-row table:style-name="ro1">
          <table:table-cell office:value-type="float" office:value="232.5" calcext:value-type="float">
            <text:p>232.5</text:p>
          </table:table-cell>
          <table:table-cell office:value-type="float" office:value="365" calcext:value-type="float">
            <text:p>365</text:p>
          </table:table-cell>
          <table:table-cell office:value-type="float" office:value="106.25" calcext:value-type="float">
            <text:p>106.25</text:p>
          </table:table-cell>
          <table:table-cell office:value-type="float" office:value="353.75" calcext:value-type="float">
            <text:p>353.75</text:p>
          </table:table-cell>
          <table:table-cell office:value-type="float" office:value="237.5" calcext:value-type="float">
            <text:p>237.5</text:p>
          </table:table-cell>
          <table:table-cell table:number-columns-repeated="2"/>
          <table:table-cell table:formula="of:=AVERAGE([.A14:.E14])" office:value-type="float" office:value="259" calcext:value-type="float">
            <text:p>259</text:p>
          </table:table-cell>
          <table:table-cell table:formula="of:=STDEV([.A14:.E14])/SQRT(COUNT([.A14:.E14]))" office:value-type="float" office:value="47.2814049072148" calcext:value-type="float">
            <text:p>47.2814049072</text:p>
          </table:table-cell>
        </table:table-row>
        <table:table-row table:style-name="ro1">
          <table:table-cell office:value-type="float" office:value="292.5" calcext:value-type="float">
            <text:p>292.5</text:p>
          </table:table-cell>
          <table:table-cell office:value-type="float" office:value="295" calcext:value-type="float">
            <text:p>295</text:p>
          </table:table-cell>
          <table:table-cell office:value-type="float" office:value="196.25" calcext:value-type="float">
            <text:p>196.25</text:p>
          </table:table-cell>
          <table:table-cell office:value-type="float" office:value="235" calcext:value-type="float">
            <text:p>235</text:p>
          </table:table-cell>
          <table:table-cell office:value-type="float" office:value="346.25" calcext:value-type="float">
            <text:p>346.25</text:p>
          </table:table-cell>
          <table:table-cell table:number-columns-repeated="2"/>
          <table:table-cell table:formula="of:=AVERAGE([.A15:.E15])" office:value-type="float" office:value="273" calcext:value-type="float">
            <text:p>273</text:p>
          </table:table-cell>
          <table:table-cell table:formula="of:=STDEV([.A15:.E15])/SQRT(COUNT([.A15:.E15]))" office:value-type="float" office:value="26.0426333153927" calcext:value-type="float">
            <text:p>26.0426333154</text:p>
          </table:table-cell>
        </table:table-row>
        <table:table-row table:style-name="ro1">
          <table:table-cell office:value-type="float" office:value="98.75" calcext:value-type="float">
            <text:p>98.75</text:p>
          </table:table-cell>
          <table:table-cell office:value-type="float" office:value="257.5" calcext:value-type="float">
            <text:p>257.5</text:p>
          </table:table-cell>
          <table:table-cell office:value-type="float" office:value="62.5" calcext:value-type="float">
            <text:p>62.5</text:p>
          </table:table-cell>
          <table:table-cell office:value-type="float" office:value="283.75" calcext:value-type="float">
            <text:p>283.75</text:p>
          </table:table-cell>
          <table:table-cell office:value-type="float" office:value="298.75" calcext:value-type="float">
            <text:p>298.75</text:p>
          </table:table-cell>
          <table:table-cell table:number-columns-repeated="2"/>
          <table:table-cell table:formula="of:=AVERAGE([.A16:.E16])" office:value-type="float" office:value="200.25" calcext:value-type="float">
            <text:p>200.25</text:p>
          </table:table-cell>
          <table:table-cell table:formula="of:=STDEV([.A16:.E16])/SQRT(COUNT([.A16:.E16]))" office:value-type="float" office:value="49.6131912902204" calcext:value-type="float">
            <text:p>49.6131912902</text:p>
          </table:table-cell>
        </table:table-row>
        <table:table-row table:style-name="ro1">
          <table:table-cell office:value-type="float" office:value="-12.5" calcext:value-type="float">
            <text:p>-12.5</text:p>
          </table:table-cell>
          <table:table-cell office:value-type="float" office:value="296.25" calcext:value-type="float">
            <text:p>296.25</text:p>
          </table:table-cell>
          <table:table-cell office:value-type="float" office:value="221.25" calcext:value-type="float">
            <text:p>221.25</text:p>
          </table:table-cell>
          <table:table-cell office:value-type="float" office:value="518.75" calcext:value-type="float">
            <text:p>518.75</text:p>
          </table:table-cell>
          <table:table-cell office:value-type="float" office:value="422.5" calcext:value-type="float">
            <text:p>422.5</text:p>
          </table:table-cell>
          <table:table-cell table:number-columns-repeated="2"/>
          <table:table-cell table:formula="of:=AVERAGE([.A17:.E17])" office:value-type="float" office:value="289.25" calcext:value-type="float">
            <text:p>289.25</text:p>
          </table:table-cell>
          <table:table-cell table:formula="of:=STDEV([.A17:.E17])/SQRT(COUNT([.A17:.E17]))" office:value-type="float" office:value="91.1460023807956" calcext:value-type="float">
            <text:p>91.1460023808</text:p>
          </table:table-cell>
        </table:table-row>
        <table:table-row table:style-name="ro1">
          <table:table-cell office:value-type="float" office:value="116.25" calcext:value-type="float">
            <text:p>116.25</text:p>
          </table:table-cell>
          <table:table-cell office:value-type="float" office:value="388.75" calcext:value-type="float">
            <text:p>388.75</text:p>
          </table:table-cell>
          <table:table-cell office:value-type="float" office:value="230" calcext:value-type="float">
            <text:p>230</text:p>
          </table:table-cell>
          <table:table-cell office:value-type="float" office:value="566.25" calcext:value-type="float">
            <text:p>566.25</text:p>
          </table:table-cell>
          <table:table-cell office:value-type="float" office:value="466.25" calcext:value-type="float">
            <text:p>466.25</text:p>
          </table:table-cell>
          <table:table-cell table:number-columns-repeated="2"/>
          <table:table-cell table:formula="of:=AVERAGE([.A18:.E18])" office:value-type="float" office:value="353.5" calcext:value-type="float">
            <text:p>353.5</text:p>
          </table:table-cell>
          <table:table-cell table:formula="of:=STDEV([.A18:.E18])/SQRT(COUNT([.A18:.E18]))" office:value-type="float" office:value="80.8571270822801" calcext:value-type="float">
            <text:p>80.8571270823</text:p>
          </table:table-cell>
        </table:table-row>
        <table:table-row table:style-name="ro1">
          <table:table-cell office:value-type="float" office:value="106.25" calcext:value-type="float">
            <text:p>106.25</text:p>
          </table:table-cell>
          <table:table-cell office:value-type="float" office:value="421.25" calcext:value-type="float">
            <text:p>421.25</text:p>
          </table:table-cell>
          <table:table-cell office:value-type="float" office:value="222.5" calcext:value-type="float">
            <text:p>222.5</text:p>
          </table:table-cell>
          <table:table-cell office:value-type="float" office:value="431.25" calcext:value-type="float">
            <text:p>431.25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table:formula="of:=AVERAGE([.A19:.E19])" office:value-type="float" office:value="313.25" calcext:value-type="float">
            <text:p>313.25</text:p>
          </table:table-cell>
          <table:table-cell table:formula="of:=STDEV([.A19:.E19])/SQRT(COUNT([.A19:.E19]))" office:value-type="float" office:value="63.9611698610962" calcext:value-type="float">
            <text:p>63.9611698611</text:p>
          </table:table-cell>
        </table:table-row>
        <table:table-row table:style-name="ro1">
          <table:table-cell office:value-type="float" office:value="156.25" calcext:value-type="float">
            <text:p>156.25</text:p>
          </table:table-cell>
          <table:table-cell office:value-type="float" office:value="401.25" calcext:value-type="float">
            <text:p>401.25</text:p>
          </table:table-cell>
          <table:table-cell office:value-type="float" office:value="335" calcext:value-type="float">
            <text:p>335</text:p>
          </table:table-cell>
          <table:table-cell office:value-type="float" office:value="375" calcext:value-type="float">
            <text:p>375</text:p>
          </table:table-cell>
          <table:table-cell office:value-type="float" office:value="368.75" calcext:value-type="float">
            <text:p>368.75</text:p>
          </table:table-cell>
          <table:table-cell table:number-columns-repeated="2"/>
          <table:table-cell table:formula="of:=AVERAGE([.A20:.E20])" office:value-type="float" office:value="327.25" calcext:value-type="float">
            <text:p>327.25</text:p>
          </table:table-cell>
          <table:table-cell table:formula="of:=STDEV([.A20:.E20])/SQRT(COUNT([.A20:.E20]))" office:value-type="float" office:value="44.0337228723623" calcext:value-type="float">
            <text:p>44.0337228724</text:p>
          </table:table-cell>
        </table:table-row>
        <table:table-row table:style-name="ro1">
          <table:table-cell office:value-type="float" office:value="251.25" calcext:value-type="float">
            <text:p>251.25</text:p>
          </table:table-cell>
          <table:table-cell office:value-type="float" office:value="393.75" calcext:value-type="float">
            <text:p>393.75</text:p>
          </table:table-cell>
          <table:table-cell office:value-type="float" office:value="205" calcext:value-type="float">
            <text:p>205</text:p>
          </table:table-cell>
          <table:table-cell office:value-type="float" office:value="448.75" calcext:value-type="float">
            <text:p>448.75</text:p>
          </table:table-cell>
          <table:table-cell office:value-type="float" office:value="427.5" calcext:value-type="float">
            <text:p>427.5</text:p>
          </table:table-cell>
          <table:table-cell table:number-columns-repeated="2"/>
          <table:table-cell table:formula="of:=AVERAGE([.A21:.E21])" office:value-type="float" office:value="345.25" calcext:value-type="float">
            <text:p>345.25</text:p>
          </table:table-cell>
          <table:table-cell table:formula="of:=STDEV([.A21:.E21])/SQRT(COUNT([.A21:.E21]))" office:value-type="float" office:value="49.1607694203417" calcext:value-type="float">
            <text:p>49.1607694203</text:p>
          </table:table-cell>
        </table:table-row>
        <table:table-row table:style-name="ro1">
          <table:table-cell office:value-type="float" office:value="163.75" calcext:value-type="float">
            <text:p>163.75</text:p>
          </table:table-cell>
          <table:table-cell office:value-type="float" office:value="426.25" calcext:value-type="float">
            <text:p>426.25</text:p>
          </table:table-cell>
          <table:table-cell office:value-type="float" office:value="223.75" calcext:value-type="float">
            <text:p>223.75</text:p>
          </table:table-cell>
          <table:table-cell office:value-type="float" office:value="181.25" calcext:value-type="float">
            <text:p>181.25</text:p>
          </table:table-cell>
          <table:table-cell office:value-type="float" office:value="248.75" calcext:value-type="float">
            <text:p>248.75</text:p>
          </table:table-cell>
          <table:table-cell table:number-columns-repeated="2"/>
          <table:table-cell table:formula="of:=AVERAGE([.A22:.E22])" office:value-type="float" office:value="248.75" calcext:value-type="float">
            <text:p>248.75</text:p>
          </table:table-cell>
          <table:table-cell table:formula="of:=STDEV([.A22:.E22])/SQRT(COUNT([.A22:.E22]))" office:value-type="float" office:value="46.8574967321132" calcext:value-type="float">
            <text:p>46.8574967321</text:p>
          </table:table-cell>
        </table:table-row>
        <table:table-row table:style-name="ro1">
          <table:table-cell office:value-type="float" office:value="291.25" calcext:value-type="float">
            <text:p>291.25</text:p>
          </table:table-cell>
          <table:table-cell office:value-type="float" office:value="225" calcext:value-type="float">
            <text:p>225</text:p>
          </table:table-cell>
          <table:table-cell office:value-type="float" office:value="146.25" calcext:value-type="float">
            <text:p>146.25</text:p>
          </table:table-cell>
          <table:table-cell office:value-type="float" office:value="243.75" calcext:value-type="float">
            <text:p>243.75</text:p>
          </table:table-cell>
          <table:table-cell office:value-type="float" office:value="292.5" calcext:value-type="float">
            <text:p>292.5</text:p>
          </table:table-cell>
          <table:table-cell table:number-columns-repeated="2"/>
          <table:table-cell table:formula="of:=AVERAGE([.A23:.E23])" office:value-type="float" office:value="239.75" calcext:value-type="float">
            <text:p>239.75</text:p>
          </table:table-cell>
          <table:table-cell table:formula="of:=STDEV([.A23:.E23])/SQRT(COUNT([.A23:.E23]))" office:value-type="float" office:value="26.842713163911" calcext:value-type="float">
            <text:p>26.8427131639</text:p>
          </table:table-cell>
        </table:table-row>
        <table:table-row table:style-name="ro1">
          <table:table-cell office:value-type="float" office:value="302.5" calcext:value-type="float">
            <text:p>302.5</text:p>
          </table:table-cell>
          <table:table-cell office:value-type="float" office:value="412.5" calcext:value-type="float">
            <text:p>412.5</text:p>
          </table:table-cell>
          <table:table-cell office:value-type="float" office:value="195" calcext:value-type="float">
            <text:p>195</text:p>
          </table:table-cell>
          <table:table-cell office:value-type="float" office:value="341.25" calcext:value-type="float">
            <text:p>341.25</text:p>
          </table:table-cell>
          <table:table-cell office:value-type="float" office:value="237.5" calcext:value-type="float">
            <text:p>237.5</text:p>
          </table:table-cell>
          <table:table-cell table:number-columns-repeated="2"/>
          <table:table-cell table:formula="of:=AVERAGE([.A24:.E24])" office:value-type="float" office:value="297.75" calcext:value-type="float">
            <text:p>297.75</text:p>
          </table:table-cell>
          <table:table-cell table:formula="of:=STDEV([.A24:.E24])/SQRT(COUNT([.A24:.E24]))" office:value-type="float" office:value="38.2557185267771" calcext:value-type="float">
            <text:p>38.2557185268</text:p>
          </table:table-cell>
        </table:table-row>
        <table:table-row table:style-name="ro1">
          <table:table-cell office:value-type="float" office:value="211.25" calcext:value-type="float">
            <text:p>211.25</text:p>
          </table:table-cell>
          <table:table-cell table:number-columns-repeated="2" office:value-type="float" office:value="193.75" calcext:value-type="float">
            <text:p>193.75</text:p>
          </table:table-cell>
          <table:table-cell office:value-type="float" office:value="420" calcext:value-type="float">
            <text:p>420</text:p>
          </table:table-cell>
          <table:table-cell office:value-type="float" office:value="306.25" calcext:value-type="float">
            <text:p>306.25</text:p>
          </table:table-cell>
          <table:table-cell table:number-columns-repeated="2"/>
          <table:table-cell table:formula="of:=AVERAGE([.A25:.E25])" office:value-type="float" office:value="265" calcext:value-type="float">
            <text:p>265</text:p>
          </table:table-cell>
          <table:table-cell table:formula="of:=STDEV([.A25:.E25])/SQRT(COUNT([.A25:.E25]))" office:value-type="float" office:value="44.0276901506313" calcext:value-type="float">
            <text:p>44.0276901506</text:p>
          </table:table-cell>
        </table:table-row>
        <table:table-row table:style-name="ro1">
          <table:table-cell office:value-type="float" office:value="86.25" calcext:value-type="float">
            <text:p>86.25</text:p>
          </table:table-cell>
          <table:table-cell office:value-type="float" office:value="351.25" calcext:value-type="float">
            <text:p>351.25</text:p>
          </table:table-cell>
          <table:table-cell office:value-type="float" office:value="238.75" calcext:value-type="float">
            <text:p>238.75</text:p>
          </table:table-cell>
          <table:table-cell office:value-type="float" office:value="293.75" calcext:value-type="float">
            <text:p>293.75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table:formula="of:=AVERAGE([.A26:.E26])" office:value-type="float" office:value="258" calcext:value-type="float">
            <text:p>258</text:p>
          </table:table-cell>
          <table:table-cell table:formula="of:=STDEV([.A26:.E26])/SQRT(COUNT([.A26:.E26]))" office:value-type="float" office:value="46.736629103948" calcext:value-type="float">
            <text:p>46.73662910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8.75" calcext:value-type="float">
            <text:p>408.75</text:p>
          </table:table-cell>
          <table:table-cell office:value-type="float" office:value="88.75" calcext:value-type="float">
            <text:p>88.75</text:p>
          </table:table-cell>
          <table:table-cell office:value-type="float" office:value="346.25" calcext:value-type="float">
            <text:p>346.25</text:p>
          </table:table-cell>
          <table:table-cell office:value-type="float" office:value="387.5" calcext:value-type="float">
            <text:p>387.5</text:p>
          </table:table-cell>
          <table:table-cell table:number-columns-repeated="2"/>
          <table:table-cell table:formula="of:=AVERAGE([.A27:.E27])" office:value-type="float" office:value="264.25" calcext:value-type="float">
            <text:p>264.25</text:p>
          </table:table-cell>
          <table:table-cell table:formula="of:=STDEV([.A27:.E27])/SQRT(COUNT([.A27:.E27]))" office:value-type="float" office:value="72.0965065034361" calcext:value-type="float">
            <text:p>72.0965065034</text:p>
          </table:table-cell>
        </table:table-row>
        <table:table-row table:style-name="ro1">
          <table:table-cell office:value-type="float" office:value="171.25" calcext:value-type="float">
            <text:p>171.25</text:p>
          </table:table-cell>
          <table:table-cell office:value-type="float" office:value="332.5" calcext:value-type="float">
            <text:p>332.5</text:p>
          </table:table-cell>
          <table:table-cell office:value-type="float" office:value="232.5" calcext:value-type="float">
            <text:p>232.5</text:p>
          </table:table-cell>
          <table:table-cell office:value-type="float" office:value="423.75" calcext:value-type="float">
            <text:p>423.75</text:p>
          </table:table-cell>
          <table:table-cell office:value-type="float" office:value="421.25" calcext:value-type="float">
            <text:p>421.25</text:p>
          </table:table-cell>
          <table:table-cell table:number-columns-repeated="2"/>
          <table:table-cell table:formula="of:=AVERAGE([.A28:.E28])" office:value-type="float" office:value="316.25" calcext:value-type="float">
            <text:p>316.25</text:p>
          </table:table-cell>
          <table:table-cell table:formula="of:=STDEV([.A28:.E28])/SQRT(COUNT([.A28:.E28]))" office:value-type="float" office:value="50.4402493054902" calcext:value-type="float">
            <text:p>50.4402493055</text:p>
          </table:table-cell>
        </table:table-row>
        <table:table-row table:style-name="ro1">
          <table:table-cell office:value-type="float" office:value="391.25" calcext:value-type="float">
            <text:p>391.25</text:p>
          </table:table-cell>
          <table:table-cell office:value-type="float" office:value="360" calcext:value-type="float">
            <text:p>360</text:p>
          </table:table-cell>
          <table:table-cell office:value-type="float" office:value="195" calcext:value-type="float">
            <text:p>195</text:p>
          </table:table-cell>
          <table:table-cell office:value-type="float" office:value="473.75" calcext:value-type="float">
            <text:p>473.75</text:p>
          </table:table-cell>
          <table:table-cell office:value-type="float" office:value="262.5" calcext:value-type="float">
            <text:p>262.5</text:p>
          </table:table-cell>
          <table:table-cell table:number-columns-repeated="2"/>
          <table:table-cell table:formula="of:=AVERAGE([.A29:.E29])" office:value-type="float" office:value="336.5" calcext:value-type="float">
            <text:p>336.5</text:p>
          </table:table-cell>
          <table:table-cell table:formula="of:=STDEV([.A29:.E29])/SQRT(COUNT([.A29:.E29]))" office:value-type="float" office:value="48.9313932971462" calcext:value-type="float">
            <text:p>48.9313932971</text:p>
          </table:table-cell>
        </table:table-row>
        <table:table-row table:style-name="ro1">
          <table:table-cell office:value-type="float" office:value="351.25" calcext:value-type="float">
            <text:p>351.25</text:p>
          </table:table-cell>
          <table:table-cell office:value-type="float" office:value="671.25" calcext:value-type="float">
            <text:p>671.25</text:p>
          </table:table-cell>
          <table:table-cell office:value-type="float" office:value="258.75" calcext:value-type="float">
            <text:p>258.75</text:p>
          </table:table-cell>
          <table:table-cell office:value-type="float" office:value="403.75" calcext:value-type="float">
            <text:p>403.75</text:p>
          </table:table-cell>
          <table:table-cell office:value-type="float" office:value="443.75" calcext:value-type="float">
            <text:p>443.75</text:p>
          </table:table-cell>
          <table:table-cell table:number-columns-repeated="2"/>
          <table:table-cell table:formula="of:=AVERAGE([.A30:.E30])" office:value-type="float" office:value="425.75" calcext:value-type="float">
            <text:p>425.75</text:p>
          </table:table-cell>
          <table:table-cell table:formula="of:=STDEV([.A30:.E30])/SQRT(COUNT([.A30:.E30]))" office:value-type="float" office:value="68.7449998181686" calcext:value-type="float">
            <text:p>68.7449998182</text:p>
          </table:table-cell>
        </table:table-row>
        <table:table-row table:style-name="ro1">
          <table:table-cell office:value-type="float" office:value="241.25" calcext:value-type="float">
            <text:p>241.25</text:p>
          </table:table-cell>
          <table:table-cell office:value-type="float" office:value="427.5" calcext:value-type="float">
            <text:p>427.5</text:p>
          </table:table-cell>
          <table:table-cell office:value-type="float" office:value="245" calcext:value-type="float">
            <text:p>245</text:p>
          </table:table-cell>
          <table:table-cell office:value-type="float" office:value="336.25" calcext:value-type="float">
            <text:p>336.25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AVERAGE([.A31:.E31])" office:value-type="float" office:value="320" calcext:value-type="float">
            <text:p>320</text:p>
          </table:table-cell>
          <table:table-cell table:formula="of:=STDEV([.A31:.E31])/SQRT(COUNT([.A31:.E31]))" office:value-type="float" office:value="35.0334661431038" calcext:value-type="float">
            <text:p>35.0334661431</text:p>
          </table:table-cell>
        </table:table-row>
        <table:table-row table:style-name="ro1">
          <table:table-cell office:value-type="float" office:value="252.5" calcext:value-type="float">
            <text:p>252.5</text:p>
          </table:table-cell>
          <table:table-cell office:value-type="float" office:value="323.75" calcext:value-type="float">
            <text:p>323.75</text:p>
          </table:table-cell>
          <table:table-cell office:value-type="float" office:value="168.75" calcext:value-type="float">
            <text:p>168.75</text:p>
          </table:table-cell>
          <table:table-cell office:value-type="float" office:value="325" calcext:value-type="float">
            <text:p>325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AVERAGE([.A32:.E32])" office:value-type="float" office:value="268" calcext:value-type="float">
            <text:p>268</text:p>
          </table:table-cell>
          <table:table-cell table:formula="of:=STDEV([.A32:.E32])/SQRT(COUNT([.A32:.E32]))" office:value-type="float" office:value="28.6808952091806" calcext:value-type="float">
            <text:p>28.680895209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91.25" calcext:value-type="float">
            <text:p>491.25</text:p>
          </table:table-cell>
          <table:table-cell office:value-type="float" office:value="240" calcext:value-type="float">
            <text:p>240</text:p>
          </table:table-cell>
          <table:table-cell office:value-type="float" office:value="347.5" calcext:value-type="float">
            <text:p>347.5</text:p>
          </table:table-cell>
          <table:table-cell office:value-type="float" office:value="323.75" calcext:value-type="float">
            <text:p>323.75</text:p>
          </table:table-cell>
          <table:table-cell table:number-columns-repeated="2"/>
          <table:table-cell table:formula="of:=AVERAGE([.A33:.E33])" office:value-type="float" office:value="315.5" calcext:value-type="float">
            <text:p>315.5</text:p>
          </table:table-cell>
          <table:table-cell table:formula="of:=STDEV([.A33:.E33])/SQRT(COUNT([.A33:.E33]))" office:value-type="float" office:value="53.5820049083645" calcext:value-type="float">
            <text:p>53.582004908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31.25" calcext:value-type="float">
            <text:p>431.25</text:p>
          </table:table-cell>
          <table:table-cell office:value-type="float" office:value="185" calcext:value-type="float">
            <text:p>185</text:p>
          </table:table-cell>
          <table:table-cell office:value-type="float" office:value="433.75" calcext:value-type="float">
            <text:p>433.75</text:p>
          </table:table-cell>
          <table:table-cell office:value-type="float" office:value="292.5" calcext:value-type="float">
            <text:p>292.5</text:p>
          </table:table-cell>
          <table:table-cell table:number-columns-repeated="2"/>
          <table:table-cell table:formula="of:=AVERAGE([.A34:.E34])" office:value-type="float" office:value="312.5" calcext:value-type="float">
            <text:p>312.5</text:p>
          </table:table-cell>
          <table:table-cell table:formula="of:=STDEV([.A34:.E34])/SQRT(COUNT([.A34:.E34]))" office:value-type="float" office:value="51.9690412649685" calcext:value-type="float">
            <text:p>51.969041265</text:p>
          </table:table-cell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455" calcext:value-type="float">
            <text:p>455</text:p>
          </table:table-cell>
          <table:table-cell office:value-type="float" office:value="258.75" calcext:value-type="float">
            <text:p>258.75</text:p>
          </table:table-cell>
          <table:table-cell office:value-type="float" office:value="396.25" calcext:value-type="float">
            <text:p>396.25</text:p>
          </table:table-cell>
          <table:table-cell office:value-type="float" office:value="356.25" calcext:value-type="float">
            <text:p>356.25</text:p>
          </table:table-cell>
          <table:table-cell table:number-columns-repeated="2"/>
          <table:table-cell table:formula="of:=AVERAGE([.A35:.E35])" office:value-type="float" office:value="304.5" calcext:value-type="float">
            <text:p>304.5</text:p>
          </table:table-cell>
          <table:table-cell table:formula="of:=STDEV([.A35:.E35])/SQRT(COUNT([.A35:.E35]))" office:value-type="float" office:value="69.809562382241" calcext:value-type="float">
            <text:p>69.809562382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61.25" calcext:value-type="float">
            <text:p>361.25</text:p>
          </table:table-cell>
          <table:table-cell office:value-type="float" office:value="315" calcext:value-type="float">
            <text:p>315</text:p>
          </table:table-cell>
          <table:table-cell office:value-type="float" office:value="438.75" calcext:value-type="float">
            <text:p>438.75</text:p>
          </table:table-cell>
          <table:table-cell office:value-type="float" office:value="356.25" calcext:value-type="float">
            <text:p>356.25</text:p>
          </table:table-cell>
          <table:table-cell table:number-columns-repeated="2"/>
          <table:table-cell table:formula="of:=AVERAGE([.A36:.E36])" office:value-type="float" office:value="358.25" calcext:value-type="float">
            <text:p>358.25</text:p>
          </table:table-cell>
          <table:table-cell table:formula="of:=STDEV([.A36:.E36])/SQRT(COUNT([.A36:.E36]))" office:value-type="float" office:value="22.1662750591975" calcext:value-type="float">
            <text:p>22.1662750592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347.5" calcext:value-type="float">
            <text:p>347.5</text:p>
          </table:table-cell>
          <table:table-cell office:value-type="float" office:value="225" calcext:value-type="float">
            <text:p>225</text:p>
          </table:table-cell>
          <table:table-cell office:value-type="float" office:value="465" calcext:value-type="float">
            <text:p>465</text:p>
          </table:table-cell>
          <table:table-cell office:value-type="float" office:value="368.75" calcext:value-type="float">
            <text:p>368.75</text:p>
          </table:table-cell>
          <table:table-cell table:number-columns-repeated="2"/>
          <table:table-cell table:formula="of:=AVERAGE([.A37:.E37])" office:value-type="float" office:value="296.75" calcext:value-type="float">
            <text:p>296.75</text:p>
          </table:table-cell>
          <table:table-cell table:formula="of:=STDEV([.A37:.E37])/SQRT(COUNT([.A37:.E37]))" office:value-type="float" office:value="66.8155109237369" calcext:value-type="float">
            <text:p>66.8155109237</text:p>
          </table:table-cell>
        </table:table-row>
        <table:table-row table:style-name="ro1">
          <table:table-cell office:value-type="float" office:value="231.25" calcext:value-type="float">
            <text:p>231.25</text:p>
          </table:table-cell>
          <table:table-cell office:value-type="float" office:value="598.75" calcext:value-type="float">
            <text:p>598.75</text:p>
          </table:table-cell>
          <table:table-cell office:value-type="float" office:value="192.5" calcext:value-type="float">
            <text:p>192.5</text:p>
          </table:table-cell>
          <table:table-cell office:value-type="float" office:value="413.75" calcext:value-type="float">
            <text:p>413.75</text:p>
          </table:table-cell>
          <table:table-cell office:value-type="float" office:value="357.5" calcext:value-type="float">
            <text:p>357.5</text:p>
          </table:table-cell>
          <table:table-cell table:number-columns-repeated="2"/>
          <table:table-cell table:formula="of:=AVERAGE([.A38:.E38])" office:value-type="float" office:value="358.75" calcext:value-type="float">
            <text:p>358.75</text:p>
          </table:table-cell>
          <table:table-cell table:formula="of:=STDEV([.A38:.E38])/SQRT(COUNT([.A38:.E38]))" office:value-type="float" office:value="72.2917267050663" calcext:value-type="float">
            <text:p>72.291726705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52.5" calcext:value-type="float">
            <text:p>552.5</text:p>
          </table:table-cell>
          <table:table-cell office:value-type="float" office:value="136.25" calcext:value-type="float">
            <text:p>136.25</text:p>
          </table:table-cell>
          <table:table-cell office:value-type="float" office:value="458.75" calcext:value-type="float">
            <text:p>458.75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AVERAGE([.A39:.E39])" office:value-type="float" office:value="336.5" calcext:value-type="float">
            <text:p>336.5</text:p>
          </table:table-cell>
          <table:table-cell table:formula="of:=STDEV([.A39:.E39])/SQRT(COUNT([.A39:.E39]))" office:value-type="float" office:value="79.541066437407" calcext:value-type="float">
            <text:p>79.5410664374</text:p>
          </table:table-cell>
        </table:table-row>
        <table:table-row table:style-name="ro1">
          <table:table-cell office:value-type="float" office:value="361.25" calcext:value-type="float">
            <text:p>361.25</text:p>
          </table:table-cell>
          <table:table-cell office:value-type="float" office:value="532.5" calcext:value-type="float">
            <text:p>532.5</text:p>
          </table:table-cell>
          <table:table-cell office:value-type="float" office:value="183.75" calcext:value-type="float">
            <text:p>183.75</text:p>
          </table:table-cell>
          <table:table-cell office:value-type="float" office:value="430" calcext:value-type="float">
            <text:p>430</text:p>
          </table:table-cell>
          <table:table-cell office:value-type="float" office:value="423.75" calcext:value-type="float">
            <text:p>423.75</text:p>
          </table:table-cell>
          <table:table-cell table:number-columns-repeated="2"/>
          <table:table-cell table:formula="of:=AVERAGE([.A40:.E40])" office:value-type="float" office:value="386.25" calcext:value-type="float">
            <text:p>386.25</text:p>
          </table:table-cell>
          <table:table-cell table:formula="of:=STDEV([.A40:.E40])/SQRT(COUNT([.A40:.E40]))" office:value-type="float" office:value="57.5936736977248" calcext:value-type="float">
            <text:p>57.5936736977</text:p>
          </table:table-cell>
        </table:table-row>
        <table:table-row table:style-name="ro1">
          <table:table-cell office:value-type="float" office:value="357.5" calcext:value-type="float">
            <text:p>357.5</text:p>
          </table:table-cell>
          <table:table-cell office:value-type="float" office:value="330" calcext:value-type="float">
            <text:p>330</text:p>
          </table:table-cell>
          <table:table-cell office:value-type="float" office:value="233.75" calcext:value-type="float">
            <text:p>233.75</text:p>
          </table:table-cell>
          <table:table-cell office:value-type="float" office:value="220" calcext:value-type="float">
            <text:p>220</text:p>
          </table:table-cell>
          <table:table-cell office:value-type="float" office:value="376.25" calcext:value-type="float">
            <text:p>376.25</text:p>
          </table:table-cell>
          <table:table-cell table:number-columns-repeated="2"/>
          <table:table-cell table:formula="of:=AVERAGE([.A41:.E41])" office:value-type="float" office:value="303.5" calcext:value-type="float">
            <text:p>303.5</text:p>
          </table:table-cell>
          <table:table-cell table:formula="of:=STDEV([.A41:.E41])/SQRT(COUNT([.A41:.E41]))" office:value-type="float" office:value="32.2087915017003" calcext:value-type="float">
            <text:p>32.2087915017</text:p>
          </table:table-cell>
        </table:table-row>
        <table:table-row table:style-name="ro1">
          <table:table-cell office:value-type="float" office:value="96.25" calcext:value-type="float">
            <text:p>96.25</text:p>
          </table:table-cell>
          <table:table-cell office:value-type="float" office:value="430" calcext:value-type="float">
            <text:p>430</text:p>
          </table:table-cell>
          <table:table-cell office:value-type="float" office:value="85" calcext:value-type="float">
            <text:p>85</text:p>
          </table:table-cell>
          <table:table-cell office:value-type="float" office:value="296.25" calcext:value-type="float">
            <text:p>296.25</text:p>
          </table:table-cell>
          <table:table-cell office:value-type="float" office:value="263.75" calcext:value-type="float">
            <text:p>263.75</text:p>
          </table:table-cell>
          <table:table-cell table:number-columns-repeated="2"/>
          <table:table-cell table:formula="of:=AVERAGE([.A42:.E42])" office:value-type="float" office:value="234.25" calcext:value-type="float">
            <text:p>234.25</text:p>
          </table:table-cell>
          <table:table-cell table:formula="of:=STDEV([.A42:.E42])/SQRT(COUNT([.A42:.E42]))" office:value-type="float" office:value="64.9430038572285" calcext:value-type="float">
            <text:p>64.94300385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25" calcext:value-type="float">
            <text:p>325</text:p>
          </table:table-cell>
          <table:table-cell office:value-type="float" office:value="205" calcext:value-type="float">
            <text:p>205</text:p>
          </table:table-cell>
          <table:table-cell office:value-type="float" office:value="233.75" calcext:value-type="float">
            <text:p>233.75</text:p>
          </table:table-cell>
          <table:table-cell office:value-type="float" office:value="368.75" calcext:value-type="float">
            <text:p>368.75</text:p>
          </table:table-cell>
          <table:table-cell table:number-columns-repeated="2"/>
          <table:table-cell table:formula="of:=AVERAGE([.A43:.E43])" office:value-type="float" office:value="240.5" calcext:value-type="float">
            <text:p>240.5</text:p>
          </table:table-cell>
          <table:table-cell table:formula="of:=STDEV([.A43:.E43])/SQRT(COUNT([.A43:.E43]))" office:value-type="float" office:value="51.944381313093" calcext:value-type="float">
            <text:p>51.9443813131</text:p>
          </table:table-cell>
        </table:table-row>
        <table:table-row table:style-name="ro1">
          <table:table-cell office:value-type="float" office:value="-107.5" calcext:value-type="float">
            <text:p>-107.5</text:p>
          </table:table-cell>
          <table:table-cell office:value-type="float" office:value="440" calcext:value-type="float">
            <text:p>440</text:p>
          </table:table-cell>
          <table:table-cell office:value-type="float" office:value="203.75" calcext:value-type="float">
            <text:p>203.75</text:p>
          </table:table-cell>
          <table:table-cell office:value-type="float" office:value="426.25" calcext:value-type="float">
            <text:p>426.25</text:p>
          </table:table-cell>
          <table:table-cell office:value-type="float" office:value="431.25" calcext:value-type="float">
            <text:p>431.25</text:p>
          </table:table-cell>
          <table:table-cell table:number-columns-repeated="2"/>
          <table:table-cell table:formula="of:=AVERAGE([.A44:.E44])" office:value-type="float" office:value="278.75" calcext:value-type="float">
            <text:p>278.75</text:p>
          </table:table-cell>
          <table:table-cell table:formula="of:=STDEV([.A44:.E44])/SQRT(COUNT([.A44:.E44]))" office:value-type="float" office:value="106.261028839363" calcext:value-type="float">
            <text:p>106.2610288394</text:p>
          </table:table-cell>
        </table:table-row>
        <table:table-row table:style-name="ro1">
          <table:table-cell office:value-type="float" office:value="151.25" calcext:value-type="float">
            <text:p>151.25</text:p>
          </table:table-cell>
          <table:table-cell office:value-type="float" office:value="370" calcext:value-type="float">
            <text:p>370</text:p>
          </table:table-cell>
          <table:table-cell office:value-type="float" office:value="275" calcext:value-type="float">
            <text:p>275</text:p>
          </table:table-cell>
          <table:table-cell office:value-type="float" office:value="515" calcext:value-type="float">
            <text:p>515</text:p>
          </table:table-cell>
          <table:table-cell office:value-type="float" office:value="276.25" calcext:value-type="float">
            <text:p>276.25</text:p>
          </table:table-cell>
          <table:table-cell table:number-columns-repeated="2"/>
          <table:table-cell table:formula="of:=AVERAGE([.A45:.E45])" office:value-type="float" office:value="317.5" calcext:value-type="float">
            <text:p>317.5</text:p>
          </table:table-cell>
          <table:table-cell table:formula="of:=STDEV([.A45:.E45])/SQRT(COUNT([.A45:.E45]))" office:value-type="float" office:value="60.3777173301542" calcext:value-type="float">
            <text:p>60.3777173302</text:p>
          </table:table-cell>
        </table:table-row>
        <table:table-row table:style-name="ro1">
          <table:table-cell office:value-type="float" office:value="463.75" calcext:value-type="float">
            <text:p>463.75</text:p>
          </table:table-cell>
          <table:table-cell office:value-type="float" office:value="338.75" calcext:value-type="float">
            <text:p>338.75</text:p>
          </table:table-cell>
          <table:table-cell office:value-type="float" office:value="156.25" calcext:value-type="float">
            <text:p>156.25</text:p>
          </table:table-cell>
          <table:table-cell office:value-type="float" office:value="381.25" calcext:value-type="float">
            <text:p>381.25</text:p>
          </table:table-cell>
          <table:table-cell office:value-type="float" office:value="232.5" calcext:value-type="float">
            <text:p>232.5</text:p>
          </table:table-cell>
          <table:table-cell table:number-columns-repeated="2"/>
          <table:table-cell table:formula="of:=AVERAGE([.A46:.E46])" office:value-type="float" office:value="314.5" calcext:value-type="float">
            <text:p>314.5</text:p>
          </table:table-cell>
          <table:table-cell table:formula="of:=STDEV([.A46:.E46])/SQRT(COUNT([.A46:.E46]))" office:value-type="float" office:value="54.3535877380693" calcext:value-type="float">
            <text:p>54.3535877381</text:p>
          </table:table-cell>
        </table:table-row>
        <table:table-row table:style-name="ro1">
          <table:table-cell office:value-type="float" office:value="332.5" calcext:value-type="float">
            <text:p>332.5</text:p>
          </table:table-cell>
          <table:table-cell office:value-type="float" office:value="325" calcext:value-type="float">
            <text:p>325</text:p>
          </table:table-cell>
          <table:table-cell office:value-type="float" office:value="138.75" calcext:value-type="float">
            <text:p>138.75</text:p>
          </table:table-cell>
          <table:table-cell office:value-type="float" office:value="81.25" calcext:value-type="float">
            <text:p>81.25</text:p>
          </table:table-cell>
          <table:table-cell office:value-type="float" office:value="296.25" calcext:value-type="float">
            <text:p>296.25</text:p>
          </table:table-cell>
          <table:table-cell table:number-columns-repeated="2"/>
          <table:table-cell table:formula="of:=AVERAGE([.A47:.E47])" office:value-type="float" office:value="234.75" calcext:value-type="float">
            <text:p>234.75</text:p>
          </table:table-cell>
          <table:table-cell table:formula="of:=STDEV([.A47:.E47])/SQRT(COUNT([.A47:.E47]))" office:value-type="float" office:value="52.0867665535115" calcext:value-type="float">
            <text:p>52.086766553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61.25" calcext:value-type="float">
            <text:p>461.25</text:p>
          </table:table-cell>
          <table:table-cell office:value-type="float" office:value="283.75" calcext:value-type="float">
            <text:p>283.75</text:p>
          </table:table-cell>
          <table:table-cell office:value-type="float" office:value="350" calcext:value-type="float">
            <text:p>350</text:p>
          </table:table-cell>
          <table:table-cell office:value-type="float" office:value="337.5" calcext:value-type="float">
            <text:p>337.5</text:p>
          </table:table-cell>
          <table:table-cell table:number-columns-repeated="2"/>
          <table:table-cell table:formula="of:=AVERAGE([.A48:.E48])" office:value-type="float" office:value="351.5" calcext:value-type="float">
            <text:p>351.5</text:p>
          </table:table-cell>
          <table:table-cell table:formula="of:=STDEV([.A48:.E48])/SQRT(COUNT([.A48:.E48]))" office:value-type="float" office:value="29.6104922282626" calcext:value-type="float">
            <text:p>29.6104922283</text:p>
          </table:table-cell>
        </table:table-row>
        <table:table-row table:style-name="ro1">
          <table:table-cell office:value-type="float" office:value="252.5" calcext:value-type="float">
            <text:p>252.5</text:p>
          </table:table-cell>
          <table:table-cell office:value-type="float" office:value="435" calcext:value-type="float">
            <text:p>435</text:p>
          </table:table-cell>
          <table:table-cell office:value-type="float" office:value="288.75" calcext:value-type="float">
            <text:p>288.75</text:p>
          </table:table-cell>
          <table:table-cell office:value-type="float" office:value="390" calcext:value-type="float">
            <text:p>390</text:p>
          </table:table-cell>
          <table:table-cell office:value-type="float" office:value="373.75" calcext:value-type="float">
            <text:p>373.75</text:p>
          </table:table-cell>
          <table:table-cell table:number-columns-repeated="2"/>
          <table:table-cell table:formula="of:=AVERAGE([.A49:.E49])" office:value-type="float" office:value="348" calcext:value-type="float">
            <text:p>348</text:p>
          </table:table-cell>
          <table:table-cell table:formula="of:=STDEV([.A49:.E49])/SQRT(COUNT([.A49:.E49]))" office:value-type="float" office:value="33.6354537653352" calcext:value-type="float">
            <text:p>33.635453765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82.5" calcext:value-type="float">
            <text:p>282.5</text:p>
          </table:table-cell>
          <table:table-cell office:value-type="float" office:value="198.75" calcext:value-type="float">
            <text:p>198.75</text:p>
          </table:table-cell>
          <table:table-cell office:value-type="float" office:value="451.25" calcext:value-type="float">
            <text:p>451.25</text:p>
          </table:table-cell>
          <table:table-cell office:value-type="float" office:value="372.5" calcext:value-type="float">
            <text:p>372.5</text:p>
          </table:table-cell>
          <table:table-cell table:number-columns-repeated="2"/>
          <table:table-cell table:formula="of:=AVERAGE([.A50:.E50])" office:value-type="float" office:value="338" calcext:value-type="float">
            <text:p>338</text:p>
          </table:table-cell>
          <table:table-cell table:formula="of:=STDEV([.A50:.E50])/SQRT(COUNT([.A50:.E50]))" office:value-type="float" office:value="43.9861483878732" calcext:value-type="float">
            <text:p>43.9861483879</text:p>
          </table:table-cell>
        </table:table-row>
        <table:table-row table:style-name="ro1">
          <table:table-cell office:value-type="float" office:value="308.75" calcext:value-type="float">
            <text:p>308.75</text:p>
          </table:table-cell>
          <table:table-cell office:value-type="float" office:value="458.75" calcext:value-type="float">
            <text:p>458.75</text:p>
          </table:table-cell>
          <table:table-cell office:value-type="float" office:value="175" calcext:value-type="float">
            <text:p>175</text:p>
          </table:table-cell>
          <table:table-cell office:value-type="float" office:value="340" calcext:value-type="float">
            <text:p>340</text:p>
          </table:table-cell>
          <table:table-cell office:value-type="float" office:value="357.5" calcext:value-type="float">
            <text:p>357.5</text:p>
          </table:table-cell>
          <table:table-cell table:number-columns-repeated="2"/>
          <table:table-cell table:formula="of:=AVERAGE([.A51:.E51])" office:value-type="float" office:value="328" calcext:value-type="float">
            <text:p>328</text:p>
          </table:table-cell>
          <table:table-cell table:formula="of:=STDEV([.A51:.E51])/SQRT(COUNT([.A51:.E51]))" office:value-type="float" office:value="45.7653662718873" calcext:value-type="float">
            <text:p>45.7653662719</text:p>
          </table:table-cell>
        </table:table-row>
        <table:table-row table:style-name="ro1">
          <table:table-cell office:value-type="float" office:value="277.5" calcext:value-type="float">
            <text:p>277.5</text:p>
          </table:table-cell>
          <table:table-cell office:value-type="float" office:value="457.5" calcext:value-type="float">
            <text:p>457.5</text:p>
          </table:table-cell>
          <table:table-cell office:value-type="float" office:value="150" calcext:value-type="float">
            <text:p>150</text:p>
          </table:table-cell>
          <table:table-cell office:value-type="float" office:value="378.75" calcext:value-type="float">
            <text:p>378.7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table:formula="of:=AVERAGE([.A52:.E52])" office:value-type="float" office:value="323.75" calcext:value-type="float">
            <text:p>323.75</text:p>
          </table:table-cell>
          <table:table-cell table:formula="of:=STDEV([.A52:.E52])/SQRT(COUNT([.A52:.E52]))" office:value-type="float" office:value="52.0666639991463" calcext:value-type="float">
            <text:p>52.0666639991</text:p>
          </table:table-cell>
        </table:table-row>
        <table:table-row table:style-name="ro1">
          <table:table-cell office:value-type="float" office:value="312.5" calcext:value-type="float">
            <text:p>312.5</text:p>
          </table:table-cell>
          <table:table-cell office:value-type="float" office:value="381.25" calcext:value-type="float">
            <text:p>381.25</text:p>
          </table:table-cell>
          <table:table-cell office:value-type="float" office:value="258.75" calcext:value-type="float">
            <text:p>258.75</text:p>
          </table:table-cell>
          <table:table-cell office:value-type="float" office:value="286.25" calcext:value-type="float">
            <text:p>286.25</text:p>
          </table:table-cell>
          <table:table-cell office:value-type="float" office:value="298.75" calcext:value-type="float">
            <text:p>298.75</text:p>
          </table:table-cell>
          <table:table-cell table:number-columns-repeated="2"/>
          <table:table-cell table:formula="of:=AVERAGE([.A53:.E53])" office:value-type="float" office:value="307.5" calcext:value-type="float">
            <text:p>307.5</text:p>
          </table:table-cell>
          <table:table-cell table:formula="of:=STDEV([.A53:.E53])/SQRT(COUNT([.A53:.E53]))" office:value-type="float" office:value="20.4557449143266" calcext:value-type="float">
            <text:p>20.4557449143</text:p>
          </table:table-cell>
        </table:table-row>
        <table:table-row table:style-name="ro1">
          <table:table-cell office:value-type="float" office:value="366.25" calcext:value-type="float">
            <text:p>366.25</text:p>
          </table:table-cell>
          <table:table-cell office:value-type="float" office:value="555" calcext:value-type="float">
            <text:p>555</text:p>
          </table:table-cell>
          <table:table-cell office:value-type="float" office:value="258.75" calcext:value-type="float">
            <text:p>258.75</text:p>
          </table:table-cell>
          <table:table-cell office:value-type="float" office:value="211.25" calcext:value-type="float">
            <text:p>211.25</text:p>
          </table:table-cell>
          <table:table-cell office:value-type="float" office:value="223.75" calcext:value-type="float">
            <text:p>223.75</text:p>
          </table:table-cell>
          <table:table-cell table:number-columns-repeated="2"/>
          <table:table-cell table:formula="of:=AVERAGE([.A54:.E54])" office:value-type="float" office:value="323" calcext:value-type="float">
            <text:p>323</text:p>
          </table:table-cell>
          <table:table-cell table:formula="of:=STDEV([.A54:.E54])/SQRT(COUNT([.A54:.E54]))" office:value-type="float" office:value="64.0941690015558" calcext:value-type="float">
            <text:p>64.0941690016</text:p>
          </table:table-cell>
        </table:table-row>
        <table:table-row table:style-name="ro1">
          <table:table-cell office:value-type="float" office:value="358.75" calcext:value-type="float">
            <text:p>358.75</text:p>
          </table:table-cell>
          <table:table-cell office:value-type="float" office:value="242.5" calcext:value-type="float">
            <text:p>242.5</text:p>
          </table:table-cell>
          <table:table-cell office:value-type="float" office:value="196.25" calcext:value-type="float">
            <text:p>196.25</text:p>
          </table:table-cell>
          <table:table-cell office:value-type="float" office:value="488.75" calcext:value-type="float">
            <text:p>488.75</text:p>
          </table:table-cell>
          <table:table-cell office:value-type="float" office:value="306.25" calcext:value-type="float">
            <text:p>306.25</text:p>
          </table:table-cell>
          <table:table-cell table:number-columns-repeated="2"/>
          <table:table-cell table:formula="of:=AVERAGE([.A55:.E55])" office:value-type="float" office:value="318.5" calcext:value-type="float">
            <text:p>318.5</text:p>
          </table:table-cell>
          <table:table-cell table:formula="of:=STDEV([.A55:.E55])/SQRT(COUNT([.A55:.E55]))" office:value-type="float" office:value="50.7327556909735" calcext:value-type="float">
            <text:p>50.732755691</text:p>
          </table:table-cell>
        </table:table-row>
        <table:table-row table:style-name="ro1">
          <table:table-cell office:value-type="float" office:value="423.75" calcext:value-type="float">
            <text:p>423.75</text:p>
          </table:table-cell>
          <table:table-cell office:value-type="float" office:value="378.75" calcext:value-type="float">
            <text:p>378.75</text:p>
          </table:table-cell>
          <table:table-cell office:value-type="float" office:value="-30" calcext:value-type="float">
            <text:p>-30</text:p>
          </table:table-cell>
          <table:table-cell office:value-type="float" office:value="171.25" calcext:value-type="float">
            <text:p>171.25</text:p>
          </table:table-cell>
          <table:table-cell office:value-type="float" office:value="383.75" calcext:value-type="float">
            <text:p>383.75</text:p>
          </table:table-cell>
          <table:table-cell table:number-columns-repeated="2"/>
          <table:table-cell table:formula="of:=AVERAGE([.A56:.E56])" office:value-type="float" office:value="265.5" calcext:value-type="float">
            <text:p>265.5</text:p>
          </table:table-cell>
          <table:table-cell table:formula="of:=STDEV([.A56:.E56])/SQRT(COUNT([.A56:.E56]))" office:value-type="float" office:value="86.0392352360247" calcext:value-type="float">
            <text:p>86.039235236</text:p>
          </table:table-cell>
        </table:table-row>
        <table:table-row table:style-name="ro1">
          <table:table-cell office:value-type="float" office:value="392.5" calcext:value-type="float">
            <text:p>392.5</text:p>
          </table:table-cell>
          <table:table-cell office:value-type="float" office:value="468.75" calcext:value-type="float">
            <text:p>468.75</text:p>
          </table:table-cell>
          <table:table-cell office:value-type="float" office:value="63.75" calcext:value-type="float">
            <text:p>63.75</text:p>
          </table:table-cell>
          <table:table-cell office:value-type="float" office:value="271.25" calcext:value-type="float">
            <text:p>271.25</text:p>
          </table:table-cell>
          <table:table-cell office:value-type="float" office:value="356.25" calcext:value-type="float">
            <text:p>356.25</text:p>
          </table:table-cell>
          <table:table-cell table:number-columns-repeated="2"/>
          <table:table-cell table:formula="of:=AVERAGE([.A57:.E57])" office:value-type="float" office:value="310.5" calcext:value-type="float">
            <text:p>310.5</text:p>
          </table:table-cell>
          <table:table-cell table:formula="of:=STDEV([.A57:.E57])/SQRT(COUNT([.A57:.E57]))" office:value-type="float" office:value="69.385246990985" calcext:value-type="float">
            <text:p>69.38524699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172.5" calcext:value-type="float">
            <text:p>172.5</text:p>
          </table:table-cell>
          <table:table-cell office:value-type="float" office:value="158.75" calcext:value-type="float">
            <text:p>158.75</text:p>
          </table:table-cell>
          <table:table-cell office:value-type="float" office:value="232.5" calcext:value-type="float">
            <text:p>232.5</text:p>
          </table:table-cell>
          <table:table-cell table:number-columns-repeated="2"/>
          <table:table-cell table:formula="of:=AVERAGE([.A58:.E58])" office:value-type="float" office:value="198.75" calcext:value-type="float">
            <text:p>198.75</text:p>
          </table:table-cell>
          <table:table-cell table:formula="of:=STDEV([.A58:.E58])/SQRT(COUNT([.A58:.E58]))" office:value-type="float" office:value="60.1690327327937" calcext:value-type="float">
            <text:p>60.1690327328</text:p>
          </table:table-cell>
        </table:table-row>
        <table:table-row table:style-name="ro1">
          <table:table-cell office:value-type="float" office:value="303.75" calcext:value-type="float">
            <text:p>303.75</text:p>
          </table:table-cell>
          <table:table-cell office:value-type="float" office:value="258.75" calcext:value-type="float">
            <text:p>258.75</text:p>
          </table:table-cell>
          <table:table-cell office:value-type="float" office:value="248.75" calcext:value-type="float">
            <text:p>248.75</text:p>
          </table:table-cell>
          <table:table-cell office:value-type="float" office:value="332.5" calcext:value-type="float">
            <text:p>332.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AVERAGE([.A59:.E59])" office:value-type="float" office:value="288.75" calcext:value-type="float">
            <text:p>288.75</text:p>
          </table:table-cell>
          <table:table-cell table:formula="of:=STDEV([.A59:.E59])/SQRT(COUNT([.A59:.E59]))" office:value-type="float" office:value="15.4363612940356" calcext:value-type="float">
            <text:p>15.43636129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5" calcext:value-type="float">
            <text:p>105</text:p>
          </table:table-cell>
          <table:table-cell office:value-type="float" office:value="267.5" calcext:value-type="float">
            <text:p>267.5</text:p>
          </table:table-cell>
          <table:table-cell office:value-type="float" office:value="96.25" calcext:value-type="float">
            <text:p>96.25</text:p>
          </table:table-cell>
          <table:table-cell office:value-type="float" office:value="298.75" calcext:value-type="float">
            <text:p>298.75</text:p>
          </table:table-cell>
          <table:table-cell table:number-columns-repeated="2"/>
          <table:table-cell table:formula="of:=AVERAGE([.A60:.E60])" office:value-type="float" office:value="202.5" calcext:value-type="float">
            <text:p>202.5</text:p>
          </table:table-cell>
          <table:table-cell table:formula="of:=STDEV([.A60:.E60])/SQRT(COUNT([.A60:.E60]))" office:value-type="float" office:value="42.4797745992137" calcext:value-type="float">
            <text:p>42.4797745992</text:p>
          </table:table-cell>
        </table:table-row>
        <table:table-row table:style-name="ro1">
          <table:table-cell office:value-type="float" office:value="351.25" calcext:value-type="float">
            <text:p>351.25</text:p>
          </table:table-cell>
          <table:table-cell office:value-type="float" office:value="513.75" calcext:value-type="float">
            <text:p>513.75</text:p>
          </table:table-cell>
          <table:table-cell office:value-type="float" office:value="-72.5" calcext:value-type="float">
            <text:p>-72.5</text:p>
          </table:table-cell>
          <table:table-cell office:value-type="float" office:value="516.25" calcext:value-type="float">
            <text:p>516.25</text:p>
          </table:table-cell>
          <table:table-cell office:value-type="float" office:value="296.25" calcext:value-type="float">
            <text:p>296.25</text:p>
          </table:table-cell>
          <table:table-cell table:number-columns-repeated="2"/>
          <table:table-cell table:formula="of:=AVERAGE([.A61:.E61])" office:value-type="float" office:value="321" calcext:value-type="float">
            <text:p>321</text:p>
          </table:table-cell>
          <table:table-cell table:formula="of:=STDEV([.A61:.E61])/SQRT(COUNT([.A61:.E61]))" office:value-type="float" office:value="107.6208622898" calcext:value-type="float">
            <text:p>107.6208622898</text:p>
          </table:table-cell>
        </table:table-row>
        <table:table-row table:style-name="ro1">
          <table:table-cell office:value-type="float" office:value="298.75" calcext:value-type="float">
            <text:p>298.75</text:p>
          </table:table-cell>
          <table:table-cell office:value-type="float" office:value="293.75" calcext:value-type="float">
            <text:p>293.75</text:p>
          </table:table-cell>
          <table:table-cell office:value-type="float" office:value="277.5" calcext:value-type="float">
            <text:p>277.5</text:p>
          </table:table-cell>
          <table:table-cell office:value-type="float" office:value="333.75" calcext:value-type="float">
            <text:p>333.75</text:p>
          </table:table-cell>
          <table:table-cell office:value-type="float" office:value="432.5" calcext:value-type="float">
            <text:p>432.5</text:p>
          </table:table-cell>
          <table:table-cell table:number-columns-repeated="2"/>
          <table:table-cell table:formula="of:=AVERAGE([.A62:.E62])" office:value-type="float" office:value="327.25" calcext:value-type="float">
            <text:p>327.25</text:p>
          </table:table-cell>
          <table:table-cell table:formula="of:=STDEV([.A62:.E62])/SQRT(COUNT([.A62:.E62]))" office:value-type="float" office:value="27.8651888563491" calcext:value-type="float">
            <text:p>27.8651888563</text:p>
          </table:table-cell>
        </table:table-row>
        <table:table-row table:style-name="ro1">
          <table:table-cell office:value-type="float" office:value="288.75" calcext:value-type="float">
            <text:p>288.75</text:p>
          </table:table-cell>
          <table:table-cell office:value-type="float" office:value="45" calcext:value-type="float">
            <text:p>45</text:p>
          </table:table-cell>
          <table:table-cell office:value-type="float" office:value="17.5" calcext:value-type="float">
            <text:p>17.5</text:p>
          </table:table-cell>
          <table:table-cell office:value-type="float" office:value="366.25" calcext:value-type="float">
            <text:p>366.25</text:p>
          </table:table-cell>
          <table:table-cell office:value-type="float" office:value="252.5" calcext:value-type="float">
            <text:p>252.5</text:p>
          </table:table-cell>
          <table:table-cell table:number-columns-repeated="2"/>
          <table:table-cell table:formula="of:=AVERAGE([.A63:.E63])" office:value-type="float" office:value="194" calcext:value-type="float">
            <text:p>194</text:p>
          </table:table-cell>
          <table:table-cell table:formula="of:=STDEV([.A63:.E63])/SQRT(COUNT([.A63:.E63]))" office:value-type="float" office:value="69.0735568072182" calcext:value-type="float">
            <text:p>69.073556807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33.75" calcext:value-type="float">
            <text:p>333.75</text:p>
          </table:table-cell>
          <table:table-cell office:value-type="float" office:value="202.5" calcext:value-type="float">
            <text:p>202.5</text:p>
          </table:table-cell>
          <table:table-cell office:value-type="float" office:value="403.75" calcext:value-type="float">
            <text:p>403.7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AVERAGE([.A64:.E64])" office:value-type="float" office:value="310" calcext:value-type="float">
            <text:p>310</text:p>
          </table:table-cell>
          <table:table-cell table:formula="of:=STDEV([.A64:.E64])/SQRT(COUNT([.A64:.E64]))" office:value-type="float" office:value="32.4109356544978" calcext:value-type="float">
            <text:p>32.4109356545</text:p>
          </table:table-cell>
        </table:table-row>
        <table:table-row table:style-name="ro1">
          <table:table-cell office:value-type="float" office:value="207.5" calcext:value-type="float">
            <text:p>207.5</text:p>
          </table:table-cell>
          <table:table-cell office:value-type="float" office:value="372.5" calcext:value-type="float">
            <text:p>372.5</text:p>
          </table:table-cell>
          <table:table-cell office:value-type="float" office:value="111.25" calcext:value-type="float">
            <text:p>111.25</text:p>
          </table:table-cell>
          <table:table-cell office:value-type="float" office:value="370" calcext:value-type="float">
            <text:p>370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table:formula="of:=AVERAGE([.A65:.E65])" office:value-type="float" office:value="293.25" calcext:value-type="float">
            <text:p>293.25</text:p>
          </table:table-cell>
          <table:table-cell table:formula="of:=STDEV([.A65:.E65])/SQRT(COUNT([.A65:.E65]))" office:value-type="float" office:value="57.068489554219" calcext:value-type="float">
            <text:p>57.068489554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68.75" calcext:value-type="float">
            <text:p>468.75</text:p>
          </table:table-cell>
          <table:table-cell office:value-type="float" office:value="60" calcext:value-type="float">
            <text:p>60</text:p>
          </table:table-cell>
          <table:table-cell office:value-type="float" office:value="37.5" calcext:value-type="float">
            <text:p>37.5</text:p>
          </table:table-cell>
          <table:table-cell office:value-type="float" office:value="173.75" calcext:value-type="float">
            <text:p>173.75</text:p>
          </table:table-cell>
          <table:table-cell table:number-columns-repeated="2"/>
          <table:table-cell table:formula="of:=AVERAGE([.A66:.E66])" office:value-type="float" office:value="211" calcext:value-type="float">
            <text:p>211</text:p>
          </table:table-cell>
          <table:table-cell table:formula="of:=STDEV([.A66:.E66])/SQRT(COUNT([.A66:.E66]))" office:value-type="float" office:value="81.0992832890649" calcext:value-type="float">
            <text:p>81.0992832891</text:p>
          </table:table-cell>
        </table:table-row>
        <table:table-row table:style-name="ro1">
          <table:table-cell office:value-type="float" office:value="157.5" calcext:value-type="float">
            <text:p>157.5</text:p>
          </table:table-cell>
          <table:table-cell office:value-type="float" office:value="111.25" calcext:value-type="float">
            <text:p>111.25</text:p>
          </table:table-cell>
          <table:table-cell office:value-type="float" office:value="137.5" calcext:value-type="float">
            <text:p>137.5</text:p>
          </table:table-cell>
          <table:table-cell office:value-type="float" office:value="440" calcext:value-type="float">
            <text:p>440</text:p>
          </table:table-cell>
          <table:table-cell office:value-type="float" office:value="372.5" calcext:value-type="float">
            <text:p>372.5</text:p>
          </table:table-cell>
          <table:table-cell table:number-columns-repeated="2"/>
          <table:table-cell table:formula="of:=AVERAGE([.A67:.E67])" office:value-type="float" office:value="243.75" calcext:value-type="float">
            <text:p>243.75</text:p>
          </table:table-cell>
          <table:table-cell table:formula="of:=STDEV([.A67:.E67])/SQRT(COUNT([.A67:.E67]))" office:value-type="float" office:value="67.5925291729789" calcext:value-type="float">
            <text:p>67.592529173</text:p>
          </table:table-cell>
        </table:table-row>
        <table:table-row table:style-name="ro1">
          <table:table-cell office:value-type="float" office:value="327.5" calcext:value-type="float">
            <text:p>327.5</text:p>
          </table:table-cell>
          <table:table-cell office:value-type="float" office:value="373.75" calcext:value-type="float">
            <text:p>373.75</text:p>
          </table:table-cell>
          <table:table-cell office:value-type="float" office:value="260" calcext:value-type="float">
            <text:p>260</text:p>
          </table:table-cell>
          <table:table-cell office:value-type="float" office:value="397.5" calcext:value-type="float">
            <text:p>397.5</text:p>
          </table:table-cell>
          <table:table-cell office:value-type="float" office:value="402.5" calcext:value-type="float">
            <text:p>402.5</text:p>
          </table:table-cell>
          <table:table-cell table:number-columns-repeated="2"/>
          <table:table-cell table:formula="of:=AVERAGE([.A68:.E68])" office:value-type="float" office:value="352.25" calcext:value-type="float">
            <text:p>352.25</text:p>
          </table:table-cell>
          <table:table-cell table:formula="of:=STDEV([.A68:.E68])/SQRT(COUNT([.A68:.E68]))" office:value-type="float" office:value="26.605920393777" calcext:value-type="float">
            <text:p>26.605920393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87.5" calcext:value-type="float">
            <text:p>487.5</text:p>
          </table:table-cell>
          <table:table-cell office:value-type="float" office:value="48.75" calcext:value-type="float">
            <text:p>48.75</text:p>
          </table:table-cell>
          <table:table-cell office:value-type="float" office:value="185" calcext:value-type="float">
            <text:p>185</text:p>
          </table:table-cell>
          <table:table-cell office:value-type="float" office:value="433.75" calcext:value-type="float">
            <text:p>433.75</text:p>
          </table:table-cell>
          <table:table-cell table:number-columns-repeated="2"/>
          <table:table-cell table:formula="of:=AVERAGE([.A69:.E69])" office:value-type="float" office:value="289" calcext:value-type="float">
            <text:p>289</text:p>
          </table:table-cell>
          <table:table-cell table:formula="of:=STDEV([.A69:.E69])/SQRT(COUNT([.A69:.E69]))" office:value-type="float" office:value="80.2782271229254" calcext:value-type="float">
            <text:p>80.2782271229</text:p>
          </table:table-cell>
        </table:table-row>
        <table:table-row table:style-name="ro1">
          <table:table-cell office:value-type="float" office:value="277.5" calcext:value-type="float">
            <text:p>277.5</text:p>
          </table:table-cell>
          <table:table-cell office:value-type="float" office:value="398.75" calcext:value-type="float">
            <text:p>398.75</text:p>
          </table:table-cell>
          <table:table-cell office:value-type="float" office:value="185" calcext:value-type="float">
            <text:p>185</text:p>
          </table:table-cell>
          <table:table-cell office:value-type="float" office:value="222.5" calcext:value-type="float">
            <text:p>222.5</text:p>
          </table:table-cell>
          <table:table-cell office:value-type="float" office:value="375" calcext:value-type="float">
            <text:p>375</text:p>
          </table:table-cell>
          <table:table-cell table:number-columns-repeated="2"/>
          <table:table-cell table:formula="of:=AVERAGE([.A70:.E70])" office:value-type="float" office:value="291.75" calcext:value-type="float">
            <text:p>291.75</text:p>
          </table:table-cell>
          <table:table-cell table:formula="of:=STDEV([.A70:.E70])/SQRT(COUNT([.A70:.E70]))" office:value-type="float" office:value="41.6975718717529" calcext:value-type="float">
            <text:p>41.6975718718</text:p>
          </table:table-cell>
        </table:table-row>
        <table:table-row table:style-name="ro1">
          <table:table-cell office:value-type="float" office:value="392.5" calcext:value-type="float">
            <text:p>392.5</text:p>
          </table:table-cell>
          <table:table-cell office:value-type="float" office:value="123.75" calcext:value-type="float">
            <text:p>123.75</text:p>
          </table:table-cell>
          <table:table-cell office:value-type="float" office:value="355" calcext:value-type="float">
            <text:p>355</text:p>
          </table:table-cell>
          <table:table-cell office:value-type="float" office:value="358.75" calcext:value-type="float">
            <text:p>358.75</text:p>
          </table:table-cell>
          <table:table-cell office:value-type="float" office:value="153.75" calcext:value-type="float">
            <text:p>153.75</text:p>
          </table:table-cell>
          <table:table-cell table:number-columns-repeated="2"/>
          <table:table-cell table:formula="of:=AVERAGE([.A71:.E71])" office:value-type="float" office:value="276.75" calcext:value-type="float">
            <text:p>276.75</text:p>
          </table:table-cell>
          <table:table-cell table:formula="of:=STDEV([.A71:.E71])/SQRT(COUNT([.A71:.E71]))" office:value-type="float" office:value="56.9135858121767" calcext:value-type="float">
            <text:p>56.91358581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2.5" calcext:value-type="float">
            <text:p>102.5</text:p>
          </table:table-cell>
          <table:table-cell office:value-type="float" office:value="218.75" calcext:value-type="float">
            <text:p>218.75</text:p>
          </table:table-cell>
          <table:table-cell office:value-type="float" office:value="81.25" calcext:value-type="float">
            <text:p>81.2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formula="of:=AVERAGE([.A72:.E72])" office:value-type="float" office:value="127.5" calcext:value-type="float">
            <text:p>127.5</text:p>
          </table:table-cell>
          <table:table-cell table:formula="of:=STDEV([.A72:.E72])/SQRT(COUNT([.A72:.E72]))" office:value-type="float" office:value="34.13438515632" calcext:value-type="float">
            <text:p>34.1343851563</text:p>
          </table:table-cell>
        </table:table-row>
        <table:table-row table:style-name="ro1">
          <table:table-cell office:value-type="float" office:value="146.25" calcext:value-type="float">
            <text:p>146.25</text:p>
          </table:table-cell>
          <table:table-cell office:value-type="float" office:value="72.5" calcext:value-type="float">
            <text:p>72.5</text:p>
          </table:table-cell>
          <table:table-cell office:value-type="float" office:value="157.5" calcext:value-type="float">
            <text:p>157.5</text:p>
          </table:table-cell>
          <table:table-cell office:value-type="float" office:value="297.5" calcext:value-type="float">
            <text:p>297.5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table:formula="of:=AVERAGE([.A73:.E73])" office:value-type="float" office:value="192.75" calcext:value-type="float">
            <text:p>192.75</text:p>
          </table:table-cell>
          <table:table-cell table:formula="of:=STDEV([.A73:.E73])/SQRT(COUNT([.A73:.E73]))" office:value-type="float" office:value="43.7578564374445" calcext:value-type="float">
            <text:p>43.7578564374</text:p>
          </table:table-cell>
        </table:table-row>
        <table:table-row table:style-name="ro1">
          <table:table-cell office:value-type="float" office:value="243.75" calcext:value-type="float">
            <text:p>243.75</text:p>
          </table:table-cell>
          <table:table-cell office:value-type="float" office:value="336.25" calcext:value-type="float">
            <text:p>336.25</text:p>
          </table:table-cell>
          <table:table-cell office:value-type="float" office:value="267.5" calcext:value-type="float">
            <text:p>267.5</text:p>
          </table:table-cell>
          <table:table-cell office:value-type="float" office:value="258.75" calcext:value-type="float">
            <text:p>258.75</text:p>
          </table:table-cell>
          <table:table-cell office:value-type="float" office:value="347.5" calcext:value-type="float">
            <text:p>347.5</text:p>
          </table:table-cell>
          <table:table-cell table:number-columns-repeated="2"/>
          <table:table-cell table:formula="of:=AVERAGE([.A74:.E74])" office:value-type="float" office:value="290.75" calcext:value-type="float">
            <text:p>290.75</text:p>
          </table:table-cell>
          <table:table-cell table:formula="of:=STDEV([.A74:.E74])/SQRT(COUNT([.A74:.E74]))" office:value-type="float" office:value="21.2889349193425" calcext:value-type="float">
            <text:p>21.2889349193</text:p>
          </table:table-cell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565" calcext:value-type="float">
            <text:p>565</text:p>
          </table:table-cell>
          <table:table-cell office:value-type="float" office:value="273.75" calcext:value-type="float">
            <text:p>273.75</text:p>
          </table:table-cell>
          <table:table-cell office:value-type="float" office:value="466.25" calcext:value-type="float">
            <text:p>466.25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table:formula="of:=AVERAGE([.A75:.E75])" office:value-type="float" office:value="294.25" calcext:value-type="float">
            <text:p>294.25</text:p>
          </table:table-cell>
          <table:table-cell table:formula="of:=STDEV([.A75:.E75])/SQRT(COUNT([.A75:.E75]))" office:value-type="float" office:value="99.4583769724803" calcext:value-type="float">
            <text:p>99.4583769725</text:p>
          </table:table-cell>
        </table:table-row>
        <table:table-row table:style-name="ro1">
          <table:table-cell office:value-type="float" office:value="217.5" calcext:value-type="float">
            <text:p>217.5</text:p>
          </table:table-cell>
          <table:table-cell office:value-type="float" office:value="398.75" calcext:value-type="float">
            <text:p>398.75</text:p>
          </table:table-cell>
          <table:table-cell office:value-type="float" office:value="391.25" calcext:value-type="float">
            <text:p>391.25</text:p>
          </table:table-cell>
          <table:table-cell office:value-type="float" office:value="255" calcext:value-type="float">
            <text:p>255</text:p>
          </table:table-cell>
          <table:table-cell office:value-type="float" office:value="317.5" calcext:value-type="float">
            <text:p>317.5</text:p>
          </table:table-cell>
          <table:table-cell table:number-columns-repeated="2"/>
          <table:table-cell table:formula="of:=AVERAGE([.A76:.E76])" office:value-type="float" office:value="316" calcext:value-type="float">
            <text:p>316</text:p>
          </table:table-cell>
          <table:table-cell table:formula="of:=STDEV([.A76:.E76])/SQRT(COUNT([.A76:.E76]))" office:value-type="float" office:value="36.0108490596931" calcext:value-type="float">
            <text:p>36.0108490597</text:p>
          </table:table-cell>
        </table:table-row>
        <table:table-row table:style-name="ro1">
          <table:table-cell office:value-type="float" office:value="296.25" calcext:value-type="float">
            <text:p>296.25</text:p>
          </table:table-cell>
          <table:table-cell office:value-type="float" office:value="456.25" calcext:value-type="float">
            <text:p>456.25</text:p>
          </table:table-cell>
          <table:table-cell office:value-type="float" office:value="243.75" calcext:value-type="float">
            <text:p>243.75</text:p>
          </table:table-cell>
          <table:table-cell office:value-type="float" office:value="97.5" calcext:value-type="float">
            <text:p>97.5</text:p>
          </table:table-cell>
          <table:table-cell office:value-type="float" office:value="382.5" calcext:value-type="float">
            <text:p>382.5</text:p>
          </table:table-cell>
          <table:table-cell table:number-columns-repeated="2"/>
          <table:table-cell table:formula="of:=AVERAGE([.A77:.E77])" office:value-type="float" office:value="295.25" calcext:value-type="float">
            <text:p>295.25</text:p>
          </table:table-cell>
          <table:table-cell table:formula="of:=STDEV([.A77:.E77])/SQRT(COUNT([.A77:.E77]))" office:value-type="float" office:value="61.3562853341041" calcext:value-type="float">
            <text:p>61.3562853341</text:p>
          </table:table-cell>
        </table:table-row>
        <table:table-row table:style-name="ro1">
          <table:table-cell office:value-type="float" office:value="208.75" calcext:value-type="float">
            <text:p>208.75</text:p>
          </table:table-cell>
          <table:table-cell office:value-type="float" office:value="200" calcext:value-type="float">
            <text:p>200</text:p>
          </table:table-cell>
          <table:table-cell office:value-type="float" office:value="171.25" calcext:value-type="float">
            <text:p>171.25</text:p>
          </table:table-cell>
          <table:table-cell office:value-type="float" office:value="285" calcext:value-type="float">
            <text:p>285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formula="of:=AVERAGE([.A78:.E78])" office:value-type="float" office:value="223" calcext:value-type="float">
            <text:p>223</text:p>
          </table:table-cell>
          <table:table-cell table:formula="of:=STDEV([.A78:.E78])/SQRT(COUNT([.A78:.E78]))" office:value-type="float" office:value="19.9788951145953" calcext:value-type="float">
            <text:p>19.9788951146</text:p>
          </table:table-cell>
        </table:table-row>
        <table:table-row table:style-name="ro1">
          <table:table-cell office:value-type="float" office:value="352.5" calcext:value-type="float">
            <text:p>352.5</text:p>
          </table:table-cell>
          <table:table-cell office:value-type="float" office:value="512.5" calcext:value-type="float">
            <text:p>512.5</text:p>
          </table:table-cell>
          <table:table-cell office:value-type="float" office:value="310" calcext:value-type="float">
            <text:p>310</text:p>
          </table:table-cell>
          <table:table-cell office:value-type="float" office:value="228.75" calcext:value-type="float">
            <text:p>228.75</text:p>
          </table:table-cell>
          <table:table-cell office:value-type="float" office:value="432.5" calcext:value-type="float">
            <text:p>432.5</text:p>
          </table:table-cell>
          <table:table-cell table:number-columns-repeated="2"/>
          <table:table-cell table:formula="of:=AVERAGE([.A79:.E79])" office:value-type="float" office:value="367.25" calcext:value-type="float">
            <text:p>367.25</text:p>
          </table:table-cell>
          <table:table-cell table:formula="of:=STDEV([.A79:.E79])/SQRT(COUNT([.A79:.E79]))" office:value-type="float" office:value="49.0063771360422" calcext:value-type="float">
            <text:p>49.00637713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0" calcext:value-type="float">
            <text:p>50</text:p>
          </table:table-cell>
          <table:table-cell office:value-type="float" office:value="367.5" calcext:value-type="float">
            <text:p>367.5</text:p>
          </table:table-cell>
          <table:table-cell office:value-type="float" office:value="401.25" calcext:value-type="float">
            <text:p>401.2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AVERAGE([.A80:.E80])" office:value-type="float" office:value="240.75" calcext:value-type="float">
            <text:p>240.75</text:p>
          </table:table-cell>
          <table:table-cell table:formula="of:=STDEV([.A80:.E80])/SQRT(COUNT([.A80:.E80]))" office:value-type="float" office:value="81.3879597975032" calcext:value-type="float">
            <text:p>81.3879597975</text:p>
          </table:table-cell>
        </table:table-row>
        <table:table-row table:style-name="ro1">
          <table:table-cell office:value-type="float" office:value="123.75" calcext:value-type="float">
            <text:p>123.75</text:p>
          </table:table-cell>
          <table:table-cell office:value-type="float" office:value="72.5" calcext:value-type="float">
            <text:p>72.5</text:p>
          </table:table-cell>
          <table:table-cell office:value-type="float" office:value="303.75" calcext:value-type="float">
            <text:p>303.75</text:p>
          </table:table-cell>
          <table:table-cell office:value-type="float" office:value="567.5" calcext:value-type="float">
            <text:p>567.5</text:p>
          </table:table-cell>
          <table:table-cell office:value-type="float" office:value="202.5" calcext:value-type="float">
            <text:p>202.5</text:p>
          </table:table-cell>
          <table:table-cell table:number-columns-repeated="2"/>
          <table:table-cell table:formula="of:=AVERAGE([.A81:.E81])" office:value-type="float" office:value="254" calcext:value-type="float">
            <text:p>254</text:p>
          </table:table-cell>
          <table:table-cell table:formula="of:=STDEV([.A81:.E81])/SQRT(COUNT([.A81:.E81]))" office:value-type="float" office:value="87.5548042656712" calcext:value-type="float">
            <text:p>87.5548042657</text:p>
          </table:table-cell>
        </table:table-row>
        <table:table-row table:style-name="ro1">
          <table:table-cell office:value-type="float" office:value="331.25" calcext:value-type="float">
            <text:p>331.25</text:p>
          </table:table-cell>
          <table:table-cell office:value-type="float" office:value="101.25" calcext:value-type="float">
            <text:p>101.25</text:p>
          </table:table-cell>
          <table:table-cell office:value-type="float" office:value="326.25" calcext:value-type="float">
            <text:p>326.25</text:p>
          </table:table-cell>
          <table:table-cell office:value-type="float" office:value="230" calcext:value-type="float">
            <text:p>230</text:p>
          </table:table-cell>
          <table:table-cell office:value-type="float" office:value="61.25" calcext:value-type="float">
            <text:p>61.25</text:p>
          </table:table-cell>
          <table:table-cell table:number-columns-repeated="2"/>
          <table:table-cell table:formula="of:=AVERAGE([.A82:.E82])" office:value-type="float" office:value="210" calcext:value-type="float">
            <text:p>210</text:p>
          </table:table-cell>
          <table:table-cell table:formula="of:=STDEV([.A82:.E82])/SQRT(COUNT([.A82:.E82]))" office:value-type="float" office:value="55.9324369217005" calcext:value-type="float">
            <text:p>55.9324369217</text:p>
          </table:table-cell>
        </table:table-row>
        <table:table-row table:style-name="ro1">
          <table:table-cell office:value-type="float" office:value="252.5" calcext:value-type="float">
            <text:p>252.5</text:p>
          </table:table-cell>
          <table:table-cell office:value-type="float" office:value="501.25" calcext:value-type="float">
            <text:p>501.25</text:p>
          </table:table-cell>
          <table:table-cell office:value-type="float" office:value="326.25" calcext:value-type="float">
            <text:p>326.25</text:p>
          </table:table-cell>
          <table:table-cell office:value-type="float" office:value="371.25" calcext:value-type="float">
            <text:p>371.25</text:p>
          </table:table-cell>
          <table:table-cell office:value-type="float" office:value="128.75" calcext:value-type="float">
            <text:p>128.75</text:p>
          </table:table-cell>
          <table:table-cell table:number-columns-repeated="2"/>
          <table:table-cell table:formula="of:=AVERAGE([.A83:.E83])" office:value-type="float" office:value="316" calcext:value-type="float">
            <text:p>316</text:p>
          </table:table-cell>
          <table:table-cell table:formula="of:=STDEV([.A83:.E83])/SQRT(COUNT([.A83:.E83]))" office:value-type="float" office:value="61.8748737372449" calcext:value-type="float">
            <text:p>61.8748737372</text:p>
          </table:table-cell>
        </table:table-row>
        <table:table-row table:style-name="ro1">
          <table:table-cell office:value-type="float" office:value="157.5" calcext:value-type="float">
            <text:p>157.5</text:p>
          </table:table-cell>
          <table:table-cell office:value-type="float" office:value="442.5" calcext:value-type="float">
            <text:p>442.5</text:p>
          </table:table-cell>
          <table:table-cell office:value-type="float" office:value="267.5" calcext:value-type="float">
            <text:p>267.5</text:p>
          </table:table-cell>
          <table:table-cell office:value-type="float" office:value="32.5" calcext:value-type="float">
            <text:p>32.5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formula="of:=AVERAGE([.A84:.E84])" office:value-type="float" office:value="203" calcext:value-type="float">
            <text:p>203</text:p>
          </table:table-cell>
          <table:table-cell table:formula="of:=STDEV([.A84:.E84])/SQRT(COUNT([.A84:.E84]))" office:value-type="float" office:value="70.8537225556992" calcext:value-type="float">
            <text:p>70.8537225557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500" calcext:value-type="float">
            <text:p>500</text:p>
          </table:table-cell>
          <table:table-cell office:value-type="float" office:value="295" calcext:value-type="float">
            <text:p>295</text:p>
          </table:table-cell>
          <table:table-cell office:value-type="float" office:value="455" calcext:value-type="float">
            <text:p>455</text:p>
          </table:table-cell>
          <table:table-cell office:value-type="float" office:value="410" calcext:value-type="float">
            <text:p>410</text:p>
          </table:table-cell>
          <table:table-cell table:number-columns-repeated="2"/>
          <table:table-cell table:formula="of:=AVERAGE([.A85:.E85])" office:value-type="float" office:value="340.5" calcext:value-type="float">
            <text:p>340.5</text:p>
          </table:table-cell>
          <table:table-cell table:formula="of:=STDEV([.A85:.E85])/SQRT(COUNT([.A85:.E85]))" office:value-type="float" office:value="81.9313737221585" calcext:value-type="float">
            <text:p>81.9313737222</text:p>
          </table:table-cell>
        </table:table-row>
        <table:table-row table:style-name="ro1">
          <table:table-cell office:value-type="float" office:value="382.5" calcext:value-type="float">
            <text:p>382.5</text:p>
          </table:table-cell>
          <table:table-cell office:value-type="float" office:value="115" calcext:value-type="float">
            <text:p>115</text:p>
          </table:table-cell>
          <table:table-cell office:value-type="float" office:value="286.25" calcext:value-type="float">
            <text:p>286.25</text:p>
          </table:table-cell>
          <table:table-cell office:value-type="float" office:value="186.25" calcext:value-type="float">
            <text:p>186.25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AVERAGE([.A86:.E86])" office:value-type="float" office:value="231" calcext:value-type="float">
            <text:p>231</text:p>
          </table:table-cell>
          <table:table-cell table:formula="of:=STDEV([.A86:.E86])/SQRT(COUNT([.A86:.E86]))" office:value-type="float" office:value="46.679425339222" calcext:value-type="float">
            <text:p>46.6794253392</text:p>
          </table:table-cell>
        </table:table-row>
        <table:table-row table:style-name="ro1">
          <table:table-cell office:value-type="float" office:value="271.25" calcext:value-type="float">
            <text:p>271.25</text:p>
          </table:table-cell>
          <table:table-cell office:value-type="float" office:value="526.25" calcext:value-type="float">
            <text:p>526.25</text:p>
          </table:table-cell>
          <table:table-cell office:value-type="float" office:value="251.25" calcext:value-type="float">
            <text:p>251.25</text:p>
          </table:table-cell>
          <table:table-cell office:value-type="float" office:value="288.75" calcext:value-type="float">
            <text:p>288.75</text:p>
          </table:table-cell>
          <table:table-cell office:value-type="float" office:value="341.25" calcext:value-type="float">
            <text:p>341.25</text:p>
          </table:table-cell>
          <table:table-cell table:number-columns-repeated="2"/>
          <table:table-cell table:formula="of:=AVERAGE([.A87:.E87])" office:value-type="float" office:value="335.75" calcext:value-type="float">
            <text:p>335.75</text:p>
          </table:table-cell>
          <table:table-cell table:formula="of:=STDEV([.A87:.E87])/SQRT(COUNT([.A87:.E87]))" office:value-type="float" office:value="49.9149276269134" calcext:value-type="float">
            <text:p>49.914927626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7.5" calcext:value-type="float">
            <text:p>107.5</text:p>
          </table:table-cell>
          <table:table-cell office:value-type="float" office:value="442.5" calcext:value-type="float">
            <text:p>442.5</text:p>
          </table:table-cell>
          <table:table-cell office:value-type="float" office:value="268.75" calcext:value-type="float">
            <text:p>268.75</text:p>
          </table:table-cell>
          <table:table-cell office:value-type="float" office:value="401.25" calcext:value-type="float">
            <text:p>401.25</text:p>
          </table:table-cell>
          <table:table-cell table:number-columns-repeated="2"/>
          <table:table-cell table:formula="of:=AVERAGE([.A88:.E88])" office:value-type="float" office:value="324" calcext:value-type="float">
            <text:p>324</text:p>
          </table:table-cell>
          <table:table-cell table:formula="of:=STDEV([.A88:.E88])/SQRT(COUNT([.A88:.E88]))" office:value-type="float" office:value="61.5266710459781" calcext:value-type="float">
            <text:p>61.526671046</text:p>
          </table:table-cell>
        </table:table-row>
        <table:table-row table:style-name="ro1">
          <table:table-cell office:value-type="float" office:value="133.75" calcext:value-type="float">
            <text:p>133.75</text:p>
          </table:table-cell>
          <table:table-cell office:value-type="float" office:value="436.25" calcext:value-type="float">
            <text:p>436.25</text:p>
          </table:table-cell>
          <table:table-cell office:value-type="float" office:value="215" calcext:value-type="float">
            <text:p>215</text:p>
          </table:table-cell>
          <table:table-cell office:value-type="float" office:value="161.25" calcext:value-type="float">
            <text:p>161.25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table:formula="of:=AVERAGE([.A89:.E89])" office:value-type="float" office:value="257.25" calcext:value-type="float">
            <text:p>257.25</text:p>
          </table:table-cell>
          <table:table-cell table:formula="of:=STDEV([.A89:.E89])/SQRT(COUNT([.A89:.E89]))" office:value-type="float" office:value="57.0709536454403" calcext:value-type="float">
            <text:p>57.07095364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6.25" calcext:value-type="float">
            <text:p>516.25</text:p>
          </table:table-cell>
          <table:table-cell office:value-type="float" office:value="205" calcext:value-type="float">
            <text:p>205</text:p>
          </table:table-cell>
          <table:table-cell office:value-type="float" office:value="317.5" calcext:value-type="float">
            <text:p>317.5</text:p>
          </table:table-cell>
          <table:table-cell office:value-type="float" office:value="463.75" calcext:value-type="float">
            <text:p>463.75</text:p>
          </table:table-cell>
          <table:table-cell table:number-columns-repeated="2"/>
          <table:table-cell table:formula="of:=AVERAGE([.A90:.E90])" office:value-type="float" office:value="308.5" calcext:value-type="float">
            <text:p>308.5</text:p>
          </table:table-cell>
          <table:table-cell table:formula="of:=STDEV([.A90:.E90])/SQRT(COUNT([.A90:.E90]))" office:value-type="float" office:value="86.6452898315887" calcext:value-type="float">
            <text:p>86.6452898316</text:p>
          </table:table-cell>
        </table:table-row>
        <table:table-row table:style-name="ro1">
          <table:table-cell office:value-type="float" office:value="201.25" calcext:value-type="float">
            <text:p>201.25</text:p>
          </table:table-cell>
          <table:table-cell office:value-type="float" office:value="171.25" calcext:value-type="float">
            <text:p>171.25</text:p>
          </table:table-cell>
          <table:table-cell office:value-type="float" office:value="-28.75" calcext:value-type="float">
            <text:p>-28.75</text:p>
          </table:table-cell>
          <table:table-cell office:value-type="float" office:value="221.25" calcext:value-type="float">
            <text:p>221.25</text:p>
          </table:table-cell>
          <table:table-cell office:value-type="float" office:value="372.5" calcext:value-type="float">
            <text:p>372.5</text:p>
          </table:table-cell>
          <table:table-cell table:number-columns-repeated="2"/>
          <table:table-cell table:formula="of:=AVERAGE([.A91:.E91])" office:value-type="float" office:value="187.5" calcext:value-type="float">
            <text:p>187.5</text:p>
          </table:table-cell>
          <table:table-cell table:formula="of:=STDEV([.A91:.E91])/SQRT(COUNT([.A91:.E91]))" office:value-type="float" office:value="64.2577816299318" calcext:value-type="float">
            <text:p>64.2577816299</text:p>
          </table:table-cell>
        </table:table-row>
        <table:table-row table:style-name="ro1">
          <table:table-cell table:number-columns-repeated="2" office:value-type="float" office:value="393.75" calcext:value-type="float">
            <text:p>393.75</text:p>
          </table:table-cell>
          <table:table-cell office:value-type="float" office:value="310" calcext:value-type="float">
            <text:p>310</text:p>
          </table:table-cell>
          <table:table-cell office:value-type="float" office:value="22.5" calcext:value-type="float">
            <text:p>22.5</text:p>
          </table:table-cell>
          <table:table-cell office:value-type="float" office:value="397.5" calcext:value-type="float">
            <text:p>397.5</text:p>
          </table:table-cell>
          <table:table-cell table:number-columns-repeated="2"/>
          <table:table-cell table:formula="of:=AVERAGE([.A92:.E92])" office:value-type="float" office:value="303.5" calcext:value-type="float">
            <text:p>303.5</text:p>
          </table:table-cell>
          <table:table-cell table:formula="of:=STDEV([.A92:.E92])/SQRT(COUNT([.A92:.E92]))" office:value-type="float" office:value="72.1558642800431" calcext:value-type="float">
            <text:p>72.1558642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45" calcext:value-type="float">
            <text:p>445</text:p>
          </table:table-cell>
          <table:table-cell office:value-type="float" office:value="258.75" calcext:value-type="float">
            <text:p>258.75</text:p>
          </table:table-cell>
          <table:table-cell office:value-type="float" office:value="285" calcext:value-type="float">
            <text:p>28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AVERAGE([.A93:.E93])" office:value-type="float" office:value="291.75" calcext:value-type="float">
            <text:p>291.75</text:p>
          </table:table-cell>
          <table:table-cell table:formula="of:=STDEV([.A93:.E93])/SQRT(COUNT([.A93:.E93]))" office:value-type="float" office:value="49.5536325610949" calcext:value-type="float">
            <text:p>49.5536325611</text:p>
          </table:table-cell>
        </table:table-row>
        <table:table-row table:style-name="ro1">
          <table:table-cell office:value-type="float" office:value="367.5" calcext:value-type="float">
            <text:p>367.5</text:p>
          </table:table-cell>
          <table:table-cell office:value-type="float" office:value="252.5" calcext:value-type="float">
            <text:p>252.5</text:p>
          </table:table-cell>
          <table:table-cell office:value-type="float" office:value="165" calcext:value-type="float">
            <text:p>165</text:p>
          </table:table-cell>
          <table:table-cell office:value-type="float" office:value="291.25" calcext:value-type="float">
            <text:p>291.25</text:p>
          </table:table-cell>
          <table:table-cell office:value-type="float" office:value="432.5" calcext:value-type="float">
            <text:p>432.5</text:p>
          </table:table-cell>
          <table:table-cell table:number-columns-repeated="2"/>
          <table:table-cell table:formula="of:=AVERAGE([.A94:.E94])" office:value-type="float" office:value="301.75" calcext:value-type="float">
            <text:p>301.75</text:p>
          </table:table-cell>
          <table:table-cell table:formula="of:=STDEV([.A94:.E94])/SQRT(COUNT([.A94:.E94]))" office:value-type="float" office:value="46.1817063348681" calcext:value-type="float">
            <text:p>46.181706334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11.25" calcext:value-type="float">
            <text:p>411.25</text:p>
          </table:table-cell>
          <table:table-cell office:value-type="float" office:value="288.75" calcext:value-type="float">
            <text:p>288.75</text:p>
          </table:table-cell>
          <table:table-cell office:value-type="float" office:value="306.25" calcext:value-type="float">
            <text:p>306.25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formula="of:=AVERAGE([.A95:.E95])" office:value-type="float" office:value="337.25" calcext:value-type="float">
            <text:p>337.25</text:p>
          </table:table-cell>
          <table:table-cell table:formula="of:=STDEV([.A95:.E95])/SQRT(COUNT([.A95:.E95]))" office:value-type="float" office:value="56.2380542871106" calcext:value-type="float">
            <text:p>56.2380542871</text:p>
          </table:table-cell>
        </table:table-row>
        <table:table-row table:style-name="ro1">
          <table:table-cell office:value-type="float" office:value="53.75" calcext:value-type="float">
            <text:p>53.75</text:p>
          </table:table-cell>
          <table:table-cell office:value-type="float" office:value="343.75" calcext:value-type="float">
            <text:p>343.75</text:p>
          </table:table-cell>
          <table:table-cell office:value-type="float" office:value="383.75" calcext:value-type="float">
            <text:p>383.75</text:p>
          </table:table-cell>
          <table:table-cell office:value-type="float" office:value="260" calcext:value-type="float">
            <text:p>260</text:p>
          </table:table-cell>
          <table:table-cell office:value-type="float" office:value="202.5" calcext:value-type="float">
            <text:p>202.5</text:p>
          </table:table-cell>
          <table:table-cell table:number-columns-repeated="2"/>
          <table:table-cell table:formula="of:=AVERAGE([.A96:.E96])" office:value-type="float" office:value="248.75" calcext:value-type="float">
            <text:p>248.75</text:p>
          </table:table-cell>
          <table:table-cell table:formula="of:=STDEV([.A96:.E96])/SQRT(COUNT([.A96:.E96]))" office:value-type="float" office:value="58.1122297799697" calcext:value-type="float">
            <text:p>58.11222978</text:p>
          </table:table-cell>
        </table:table-row>
        <table:table-row table:style-name="ro1">
          <table:table-cell office:value-type="float" office:value="247.5" calcext:value-type="float">
            <text:p>247.5</text:p>
          </table:table-cell>
          <table:table-cell office:value-type="float" office:value="387.5" calcext:value-type="float">
            <text:p>387.5</text:p>
          </table:table-cell>
          <table:table-cell office:value-type="float" office:value="283.75" calcext:value-type="float">
            <text:p>283.75</text:p>
          </table:table-cell>
          <table:table-cell office:value-type="float" office:value="203.75" calcext:value-type="float">
            <text:p>203.75</text:p>
          </table:table-cell>
          <table:table-cell office:value-type="float" office:value="283.75" calcext:value-type="float">
            <text:p>283.75</text:p>
          </table:table-cell>
          <table:table-cell table:number-columns-repeated="2"/>
          <table:table-cell table:formula="of:=AVERAGE([.A97:.E97])" office:value-type="float" office:value="281.25" calcext:value-type="float">
            <text:p>281.25</text:p>
          </table:table-cell>
          <table:table-cell table:formula="of:=STDEV([.A97:.E97])/SQRT(COUNT([.A97:.E97]))" office:value-type="float" office:value="30.3701127755562" calcext:value-type="float">
            <text:p>30.370112775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85" calcext:value-type="float">
            <text:p>485</text:p>
          </table:table-cell>
          <table:table-cell office:value-type="float" office:value="225" calcext:value-type="float">
            <text:p>225</text:p>
          </table:table-cell>
          <table:table-cell office:value-type="float" office:value="381.25" calcext:value-type="float">
            <text:p>381.25</text:p>
          </table:table-cell>
          <table:table-cell office:value-type="float" office:value="236.25" calcext:value-type="float">
            <text:p>236.25</text:p>
          </table:table-cell>
          <table:table-cell table:number-columns-repeated="2"/>
          <table:table-cell table:formula="of:=AVERAGE([.A98:.E98])" office:value-type="float" office:value="324.5" calcext:value-type="float">
            <text:p>324.5</text:p>
          </table:table-cell>
          <table:table-cell table:formula="of:=STDEV([.A98:.E98])/SQRT(COUNT([.A98:.E98]))" office:value-type="float" office:value="48.7541664886192" calcext:value-type="float">
            <text:p>48.754166488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22.5" calcext:value-type="float">
            <text:p>322.5</text:p>
          </table:table-cell>
          <table:table-cell office:value-type="float" office:value="265" calcext:value-type="float">
            <text:p>265</text:p>
          </table:table-cell>
          <table:table-cell office:value-type="float" office:value="303.75" calcext:value-type="float">
            <text:p>303.75</text:p>
          </table:table-cell>
          <table:table-cell office:value-type="float" office:value="432.5" calcext:value-type="float">
            <text:p>432.5</text:p>
          </table:table-cell>
          <table:table-cell table:number-columns-repeated="2"/>
          <table:table-cell table:formula="of:=AVERAGE([.A99:.E99])" office:value-type="float" office:value="346.75" calcext:value-type="float">
            <text:p>346.75</text:p>
          </table:table-cell>
          <table:table-cell table:formula="of:=STDEV([.A99:.E99])/SQRT(COUNT([.A99:.E99]))" office:value-type="float" office:value="31.9951168149141" calcext:value-type="float">
            <text:p>31.99511681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81.25" calcext:value-type="float">
            <text:p>481.25</text:p>
          </table:table-cell>
          <table:table-cell office:value-type="float" office:value="91.25" calcext:value-type="float">
            <text:p>91.25</text:p>
          </table:table-cell>
          <table:table-cell office:value-type="float" office:value="581.25" calcext:value-type="float">
            <text:p>581.25</text:p>
          </table:table-cell>
          <table:table-cell office:value-type="float" office:value="416.25" calcext:value-type="float">
            <text:p>416.25</text:p>
          </table:table-cell>
          <table:table-cell table:number-columns-repeated="2"/>
          <table:table-cell table:formula="of:=AVERAGE([.A100:.E100])" office:value-type="float" office:value="374" calcext:value-type="float">
            <text:p>374</text:p>
          </table:table-cell>
          <table:table-cell table:formula="of:=STDEV([.A100:.E100])/SQRT(COUNT([.A100:.E100]))" office:value-type="float" office:value="84.1616747694579" calcext:value-type="float">
            <text:p>84.1616747695</text:p>
          </table:table-cell>
        </table:table-row>
        <table:table-row table:style-name="ro1">
          <table:table-cell office:value-type="float" office:value="118.75" calcext:value-type="float">
            <text:p>118.75</text:p>
          </table:table-cell>
          <table:table-cell office:value-type="float" office:value="391.25" calcext:value-type="float">
            <text:p>391.25</text:p>
          </table:table-cell>
          <table:table-cell office:value-type="float" office:value="295" calcext:value-type="float">
            <text:p>295</text:p>
          </table:table-cell>
          <table:table-cell office:value-type="float" office:value="280" calcext:value-type="float">
            <text:p>280</text:p>
          </table:table-cell>
          <table:table-cell office:value-type="float" office:value="76.25" calcext:value-type="float">
            <text:p>76.25</text:p>
          </table:table-cell>
          <table:table-cell table:number-columns-repeated="2"/>
          <table:table-cell table:formula="of:=AVERAGE([.A101:.E101])" office:value-type="float" office:value="232.25" calcext:value-type="float">
            <text:p>232.25</text:p>
          </table:table-cell>
          <table:table-cell table:formula="of:=STDEV([.A101:.E101])/SQRT(COUNT([.A101:.E101]))" office:value-type="float" office:value="58.6160707485584" calcext:value-type="float">
            <text:p>58.6160707486</text:p>
          </table:table-cell>
        </table:table-row>
        <table:table-row table:style-name="ro1">
          <table:table-cell office:value-type="float" office:value="132.5" calcext:value-type="float">
            <text:p>132.5</text:p>
          </table:table-cell>
          <table:table-cell office:value-type="float" office:value="426.25" calcext:value-type="float">
            <text:p>426.25</text:p>
          </table:table-cell>
          <table:table-cell office:value-type="float" office:value="256.25" calcext:value-type="float">
            <text:p>256.25</text:p>
          </table:table-cell>
          <table:table-cell office:value-type="float" office:value="530" calcext:value-type="float">
            <text:p>53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formula="of:=AVERAGE([.A102:.E102])" office:value-type="float" office:value="319" calcext:value-type="float">
            <text:p>319</text:p>
          </table:table-cell>
          <table:table-cell table:formula="of:=STDEV([.A102:.E102])/SQRT(COUNT([.A102:.E102]))" office:value-type="float" office:value="70.53523055892" calcext:value-type="float">
            <text:p>70.5352305589</text:p>
          </table:table-cell>
        </table:table-row>
        <table:table-row table:style-name="ro1">
          <table:table-cell office:value-type="float" office:value="286.25" calcext:value-type="float">
            <text:p>286.25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float" office:value="332.5" calcext:value-type="float">
            <text:p>332.5</text:p>
          </table:table-cell>
          <table:table-cell office:value-type="float" office:value="253.75" calcext:value-type="float">
            <text:p>253.75</text:p>
          </table:table-cell>
          <table:table-cell table:number-columns-repeated="2"/>
          <table:table-cell table:formula="of:=AVERAGE([.A103:.E103])" office:value-type="float" office:value="244.5" calcext:value-type="float">
            <text:p>244.5</text:p>
          </table:table-cell>
          <table:table-cell table:formula="of:=STDEV([.A103:.E103])/SQRT(COUNT([.A103:.E103]))" office:value-type="float" office:value="56.6714765115574" calcext:value-type="float">
            <text:p>56.6714765116</text:p>
          </table:table-cell>
        </table:table-row>
        <table:table-row table:style-name="ro1">
          <table:table-cell office:value-type="float" office:value="201.25" calcext:value-type="float">
            <text:p>201.25</text:p>
          </table:table-cell>
          <table:table-cell office:value-type="float" office:value="391.25" calcext:value-type="float">
            <text:p>391.25</text:p>
          </table:table-cell>
          <table:table-cell office:value-type="float" office:value="271.25" calcext:value-type="float">
            <text:p>271.25</text:p>
          </table:table-cell>
          <table:table-cell office:value-type="float" office:value="415" calcext:value-type="float">
            <text:p>415</text:p>
          </table:table-cell>
          <table:table-cell office:value-type="float" office:value="258.75" calcext:value-type="float">
            <text:p>258.75</text:p>
          </table:table-cell>
          <table:table-cell table:number-columns-repeated="2"/>
          <table:table-cell table:formula="of:=AVERAGE([.A104:.E104])" office:value-type="float" office:value="307.5" calcext:value-type="float">
            <text:p>307.5</text:p>
          </table:table-cell>
          <table:table-cell table:formula="of:=STDEV([.A104:.E104])/SQRT(COUNT([.A104:.E104]))" office:value-type="float" office:value="40.9572948325448" calcext:value-type="float">
            <text:p>40.9572948325</text:p>
          </table:table-cell>
        </table:table-row>
        <table:table-row table:style-name="ro1">
          <table:table-cell office:value-type="float" office:value="146.25" calcext:value-type="float">
            <text:p>146.25</text:p>
          </table:table-cell>
          <table:table-cell office:value-type="float" office:value="292.5" calcext:value-type="float">
            <text:p>292.5</text:p>
          </table:table-cell>
          <table:table-cell office:value-type="float" office:value="317.5" calcext:value-type="float">
            <text:p>317.5</text:p>
          </table:table-cell>
          <table:table-cell office:value-type="float" office:value="302.5" calcext:value-type="float">
            <text:p>302.5</text:p>
          </table:table-cell>
          <table:table-cell office:value-type="float" office:value="288.75" calcext:value-type="float">
            <text:p>288.75</text:p>
          </table:table-cell>
          <table:table-cell table:number-columns-repeated="2"/>
          <table:table-cell table:formula="of:=AVERAGE([.A105:.E105])" office:value-type="float" office:value="269.5" calcext:value-type="float">
            <text:p>269.5</text:p>
          </table:table-cell>
          <table:table-cell table:formula="of:=STDEV([.A105:.E105])/SQRT(COUNT([.A105:.E105]))" office:value-type="float" office:value="31.2114762547368" calcext:value-type="float">
            <text:p>31.2114762547</text:p>
          </table:table-cell>
        </table:table-row>
        <table:table-row table:style-name="ro1">
          <table:table-cell office:value-type="float" office:value="342.5" calcext:value-type="float">
            <text:p>342.5</text:p>
          </table:table-cell>
          <table:table-cell office:value-type="float" office:value="376.25" calcext:value-type="float">
            <text:p>376.25</text:p>
          </table:table-cell>
          <table:table-cell office:value-type="float" office:value="375" calcext:value-type="float">
            <text:p>375</text:p>
          </table:table-cell>
          <table:table-cell office:value-type="float" office:value="282.5" calcext:value-type="float">
            <text:p>282.5</text:p>
          </table:table-cell>
          <table:table-cell office:value-type="float" office:value="1.25" calcext:value-type="float">
            <text:p>1.25</text:p>
          </table:table-cell>
          <table:table-cell table:number-columns-repeated="2"/>
          <table:table-cell table:formula="of:=AVERAGE([.A106:.E106])" office:value-type="float" office:value="275.5" calcext:value-type="float">
            <text:p>275.5</text:p>
          </table:table-cell>
          <table:table-cell table:formula="of:=STDEV([.A106:.E106])/SQRT(COUNT([.A106:.E106]))" office:value-type="float" office:value="70.6405956231967" calcext:value-type="float">
            <text:p>70.6405956232</text:p>
          </table:table-cell>
        </table:table-row>
        <table:table-row table:style-name="ro1">
          <table:table-cell office:value-type="float" office:value="128.75" calcext:value-type="float">
            <text:p>128.75</text:p>
          </table:table-cell>
          <table:table-cell office:value-type="float" office:value="-61.25" calcext:value-type="float">
            <text:p>-61.25</text:p>
          </table:table-cell>
          <table:table-cell office:value-type="float" office:value="431.25" calcext:value-type="float">
            <text:p>431.25</text:p>
          </table:table-cell>
          <table:table-cell office:value-type="float" office:value="418.75" calcext:value-type="float">
            <text:p>418.75</text:p>
          </table:table-cell>
          <table:table-cell office:value-type="float" office:value="323.75" calcext:value-type="float">
            <text:p>323.75</text:p>
          </table:table-cell>
          <table:table-cell table:number-columns-repeated="2"/>
          <table:table-cell table:formula="of:=AVERAGE([.A107:.E107])" office:value-type="float" office:value="248.25" calcext:value-type="float">
            <text:p>248.25</text:p>
          </table:table-cell>
          <table:table-cell table:formula="of:=STDEV([.A107:.E107])/SQRT(COUNT([.A107:.E107]))" office:value-type="float" office:value="94.4272206516744" calcext:value-type="float">
            <text:p>94.4272206517</text:p>
          </table:table-cell>
        </table:table-row>
        <table:table-row table:style-name="ro1">
          <table:table-cell office:value-type="float" office:value="211.25" calcext:value-type="float">
            <text:p>211.25</text:p>
          </table:table-cell>
          <table:table-cell office:value-type="float" office:value="126.25" calcext:value-type="float">
            <text:p>126.25</text:p>
          </table:table-cell>
          <table:table-cell office:value-type="float" office:value="366.25" calcext:value-type="float">
            <text:p>366.25</text:p>
          </table:table-cell>
          <table:table-cell office:value-type="float" office:value="450" calcext:value-type="float">
            <text:p>450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table:formula="of:=AVERAGE([.A108:.E108])" office:value-type="float" office:value="277.75" calcext:value-type="float">
            <text:p>277.75</text:p>
          </table:table-cell>
          <table:table-cell table:formula="of:=STDEV([.A108:.E108])/SQRT(COUNT([.A108:.E108]))" office:value-type="float" office:value="57.7513527980081" calcext:value-type="float">
            <text:p>57.751352798</text:p>
          </table:table-cell>
        </table:table-row>
        <table:table-row table:style-name="ro1">
          <table:table-cell office:value-type="float" office:value="267.5" calcext:value-type="float">
            <text:p>267.5</text:p>
          </table:table-cell>
          <table:table-cell office:value-type="float" office:value="465" calcext:value-type="float">
            <text:p>465</text:p>
          </table:table-cell>
          <table:table-cell office:value-type="float" office:value="156.25" calcext:value-type="float">
            <text:p>156.25</text:p>
          </table:table-cell>
          <table:table-cell office:value-type="float" office:value="245" calcext:value-type="float">
            <text:p>245</text:p>
          </table:table-cell>
          <table:table-cell office:value-type="float" office:value="-143.75" calcext:value-type="float">
            <text:p>-143.75</text:p>
          </table:table-cell>
          <table:table-cell table:number-columns-repeated="2"/>
          <table:table-cell table:formula="of:=AVERAGE([.A109:.E109])" office:value-type="float" office:value="198" calcext:value-type="float">
            <text:p>198</text:p>
          </table:table-cell>
          <table:table-cell table:formula="of:=STDEV([.A109:.E109])/SQRT(COUNT([.A109:.E109]))" office:value-type="float" office:value="99.2129968804491" calcext:value-type="float">
            <text:p>99.21299688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86.25" calcext:value-type="float">
            <text:p>486.25</text:p>
          </table:table-cell>
          <table:table-cell office:value-type="float" office:value="287.5" calcext:value-type="float">
            <text:p>287.5</text:p>
          </table:table-cell>
          <table:table-cell office:value-type="float" office:value="327.5" calcext:value-type="float">
            <text:p>327.5</text:p>
          </table:table-cell>
          <table:table-cell office:value-type="float" office:value="317.5" calcext:value-type="float">
            <text:p>317.5</text:p>
          </table:table-cell>
          <table:table-cell table:number-columns-repeated="2"/>
          <table:table-cell table:formula="of:=AVERAGE([.A110:.E110])" office:value-type="float" office:value="307.75" calcext:value-type="float">
            <text:p>307.75</text:p>
          </table:table-cell>
          <table:table-cell table:formula="of:=STDEV([.A110:.E110])/SQRT(COUNT([.A110:.E110]))" office:value-type="float" office:value="58.3127344582639" calcext:value-type="float">
            <text:p>58.3127344583</text:p>
          </table:table-cell>
        </table:table-row>
        <table:table-row table:style-name="ro1">
          <table:table-cell office:value-type="float" office:value="237.5" calcext:value-type="float">
            <text:p>237.5</text:p>
          </table:table-cell>
          <table:table-cell office:value-type="float" office:value="475" calcext:value-type="float">
            <text:p>475</text:p>
          </table:table-cell>
          <table:table-cell office:value-type="float" office:value="213.75" calcext:value-type="float">
            <text:p>213.75</text:p>
          </table:table-cell>
          <table:table-cell office:value-type="float" office:value="140" calcext:value-type="float">
            <text:p>140</text:p>
          </table:table-cell>
          <table:table-cell office:value-type="float" office:value="-232.5" calcext:value-type="float">
            <text:p>-232.5</text:p>
          </table:table-cell>
          <table:table-cell table:number-columns-repeated="2"/>
          <table:table-cell table:formula="of:=AVERAGE([.A111:.E111])" office:value-type="float" office:value="166.75" calcext:value-type="float">
            <text:p>166.75</text:p>
          </table:table-cell>
          <table:table-cell table:formula="of:=STDEV([.A111:.E111])/SQRT(COUNT([.A111:.E111]))" office:value-type="float" office:value="114.53138216227" calcext:value-type="float">
            <text:p>114.5313821623</text:p>
          </table:table-cell>
        </table:table-row>
        <table:table-row table:style-name="ro1">
          <table:table-cell office:value-type="float" office:value="217.5" calcext:value-type="float">
            <text:p>217.5</text:p>
          </table:table-cell>
          <table:table-cell office:value-type="float" office:value="517.5" calcext:value-type="float">
            <text:p>517.5</text:p>
          </table:table-cell>
          <table:table-cell office:value-type="float" office:value="276.25" calcext:value-type="float">
            <text:p>276.25</text:p>
          </table:table-cell>
          <table:table-cell office:value-type="float" office:value="191.25" calcext:value-type="float">
            <text:p>191.25</text:p>
          </table:table-cell>
          <table:table-cell office:value-type="float" office:value="262.5" calcext:value-type="float">
            <text:p>262.5</text:p>
          </table:table-cell>
          <table:table-cell table:number-columns-repeated="2"/>
          <table:table-cell table:formula="of:=AVERAGE([.A112:.E112])" office:value-type="float" office:value="293" calcext:value-type="float">
            <text:p>293</text:p>
          </table:table-cell>
          <table:table-cell table:formula="of:=STDEV([.A112:.E112])/SQRT(COUNT([.A112:.E112]))" office:value-type="float" office:value="58.1654429193142" calcext:value-type="float">
            <text:p>58.1654429193</text:p>
          </table:table-cell>
        </table:table-row>
        <table:table-row table:style-name="ro1">
          <table:table-cell office:value-type="float" office:value="153.75" calcext:value-type="float">
            <text:p>153.75</text:p>
          </table:table-cell>
          <table:table-cell office:value-type="float" office:value="427.5" calcext:value-type="float">
            <text:p>427.5</text:p>
          </table:table-cell>
          <table:table-cell office:value-type="float" office:value="165" calcext:value-type="float">
            <text:p>165</text:p>
          </table:table-cell>
          <table:table-cell office:value-type="float" office:value="561.25" calcext:value-type="float">
            <text:p>561.25</text:p>
          </table:table-cell>
          <table:table-cell office:value-type="float" office:value="91.25" calcext:value-type="float">
            <text:p>91.25</text:p>
          </table:table-cell>
          <table:table-cell table:number-columns-repeated="2"/>
          <table:table-cell table:formula="of:=AVERAGE([.A113:.E113])" office:value-type="float" office:value="279.75" calcext:value-type="float">
            <text:p>279.75</text:p>
          </table:table-cell>
          <table:table-cell table:formula="of:=STDEV([.A113:.E113])/SQRT(COUNT([.A113:.E113]))" office:value-type="float" office:value="91.0077263203515" calcext:value-type="float">
            <text:p>91.0077263204</text:p>
          </table:table-cell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293.75" calcext:value-type="float">
            <text:p>293.75</text:p>
          </table:table-cell>
          <table:table-cell office:value-type="float" office:value="316.25" calcext:value-type="float">
            <text:p>316.25</text:p>
          </table:table-cell>
          <table:table-cell office:value-type="float" office:value="342.5" calcext:value-type="float">
            <text:p>342.5</text:p>
          </table:table-cell>
          <table:table-cell office:value-type="float" office:value="-56.25" calcext:value-type="float">
            <text:p>-56.25</text:p>
          </table:table-cell>
          <table:table-cell table:number-columns-repeated="2"/>
          <table:table-cell table:formula="of:=AVERAGE([.A114:.E114])" office:value-type="float" office:value="198" calcext:value-type="float">
            <text:p>198</text:p>
          </table:table-cell>
          <table:table-cell table:formula="of:=STDEV([.A114:.E114])/SQRT(COUNT([.A114:.E114]))" office:value-type="float" office:value="77.3118684291099" calcext:value-type="float">
            <text:p>77.3118684291</text:p>
          </table:table-cell>
        </table:table-row>
        <table:table-row table:style-name="ro1">
          <table:table-cell office:value-type="float" office:value="132.5" calcext:value-type="float">
            <text:p>132.5</text:p>
          </table:table-cell>
          <table:table-cell office:value-type="float" office:value="540" calcext:value-type="float">
            <text:p>540</text:p>
          </table:table-cell>
          <table:table-cell office:value-type="float" office:value="273.75" calcext:value-type="float">
            <text:p>273.75</text:p>
          </table:table-cell>
          <table:table-cell office:value-type="float" office:value="477.5" calcext:value-type="float">
            <text:p>477.5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table:formula="of:=AVERAGE([.A115:.E115])" office:value-type="float" office:value="361.75" calcext:value-type="float">
            <text:p>361.75</text:p>
          </table:table-cell>
          <table:table-cell table:formula="of:=STDEV([.A115:.E115])/SQRT(COUNT([.A115:.E115]))" office:value-type="float" office:value="72.8049620561676" calcext:value-type="float">
            <text:p>72.8049620562</text:p>
          </table:table-cell>
        </table:table-row>
        <table:table-row table:style-name="ro1">
          <table:table-cell office:value-type="float" office:value="91.25" calcext:value-type="float">
            <text:p>91.25</text:p>
          </table:table-cell>
          <table:table-cell office:value-type="float" office:value="286.25" calcext:value-type="float">
            <text:p>286.25</text:p>
          </table:table-cell>
          <table:table-cell office:value-type="float" office:value="207.5" calcext:value-type="float">
            <text:p>207.5</text:p>
          </table:table-cell>
          <table:table-cell office:value-type="float" office:value="140" calcext:value-type="float">
            <text:p>140</text:p>
          </table:table-cell>
          <table:table-cell office:value-type="float" office:value="372.5" calcext:value-type="float">
            <text:p>372.5</text:p>
          </table:table-cell>
          <table:table-cell table:number-columns-repeated="2"/>
          <table:table-cell table:formula="of:=AVERAGE([.A116:.E116])" office:value-type="float" office:value="219.5" calcext:value-type="float">
            <text:p>219.5</text:p>
          </table:table-cell>
          <table:table-cell table:formula="of:=STDEV([.A116:.E116])/SQRT(COUNT([.A116:.E116]))" office:value-type="float" office:value="50.3869402722571" calcext:value-type="float">
            <text:p>50.3869402723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office:value-type="float" office:value="327.5" calcext:value-type="float">
            <text:p>327.5</text:p>
          </table:table-cell>
          <table:table-cell office:value-type="float" office:value="365" calcext:value-type="float">
            <text:p>365</text:p>
          </table:table-cell>
          <table:table-cell office:value-type="float" office:value="522.5" calcext:value-type="float">
            <text:p>522.5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table:formula="of:=AVERAGE([.A117:.E117])" office:value-type="float" office:value="334.5" calcext:value-type="float">
            <text:p>334.5</text:p>
          </table:table-cell>
          <table:table-cell table:formula="of:=STDEV([.A117:.E117])/SQRT(COUNT([.A117:.E117]))" office:value-type="float" office:value="61.3769093389363" calcext:value-type="float">
            <text:p>61.3769093389</text:p>
          </table:table-cell>
        </table:table-row>
        <table:table-row table:style-name="ro1">
          <table:table-cell office:value-type="float" office:value="132.5" calcext:value-type="float">
            <text:p>132.5</text:p>
          </table:table-cell>
          <table:table-cell office:value-type="float" office:value="243.75" calcext:value-type="float">
            <text:p>243.75</text:p>
          </table:table-cell>
          <table:table-cell office:value-type="float" office:value="541.25" calcext:value-type="float">
            <text:p>541.25</text:p>
          </table:table-cell>
          <table:table-cell office:value-type="float" office:value="440" calcext:value-type="float">
            <text:p>440</text:p>
          </table:table-cell>
          <table:table-cell office:value-type="float" office:value="137.5" calcext:value-type="float">
            <text:p>137.5</text:p>
          </table:table-cell>
          <table:table-cell table:number-columns-repeated="2"/>
          <table:table-cell table:formula="of:=AVERAGE([.A118:.E118])" office:value-type="float" office:value="299" calcext:value-type="float">
            <text:p>299</text:p>
          </table:table-cell>
          <table:table-cell table:formula="of:=STDEV([.A118:.E118])/SQRT(COUNT([.A118:.E118]))" office:value-type="float" office:value="82.2870357346769" calcext:value-type="float">
            <text:p>82.2870357347</text:p>
          </table:table-cell>
        </table:table-row>
        <table:table-row table:style-name="ro1">
          <table:table-cell office:value-type="float" office:value="163.75" calcext:value-type="float">
            <text:p>163.75</text:p>
          </table:table-cell>
          <table:table-cell office:value-type="float" office:value="345" calcext:value-type="float">
            <text:p>345</text:p>
          </table:table-cell>
          <table:table-cell office:value-type="float" office:value="252.5" calcext:value-type="float">
            <text:p>252.5</text:p>
          </table:table-cell>
          <table:table-cell office:value-type="float" office:value="362.5" calcext:value-type="float">
            <text:p>362.5</text:p>
          </table:table-cell>
          <table:table-cell office:value-type="float" office:value="107.5" calcext:value-type="float">
            <text:p>107.5</text:p>
          </table:table-cell>
          <table:table-cell table:number-columns-repeated="2"/>
          <table:table-cell table:formula="of:=AVERAGE([.A119:.E119])" office:value-type="float" office:value="246.25" calcext:value-type="float">
            <text:p>246.25</text:p>
          </table:table-cell>
          <table:table-cell table:formula="of:=STDEV([.A119:.E119])/SQRT(COUNT([.A119:.E119]))" office:value-type="float" office:value="49.6802274551959" calcext:value-type="float">
            <text:p>49.6802274552</text:p>
          </table:table-cell>
        </table:table-row>
        <table:table-row table:style-name="ro1">
          <table:table-cell office:value-type="float" office:value="233.75" calcext:value-type="float">
            <text:p>233.75</text:p>
          </table:table-cell>
          <table:table-cell office:value-type="float" office:value="323.75" calcext:value-type="float">
            <text:p>323.75</text:p>
          </table:table-cell>
          <table:table-cell office:value-type="float" office:value="306.25" calcext:value-type="float">
            <text:p>306.25</text:p>
          </table:table-cell>
          <table:table-cell office:value-type="float" office:value="363.75" calcext:value-type="float">
            <text:p>363.7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AVERAGE([.A120:.E120])" office:value-type="float" office:value="255.5" calcext:value-type="float">
            <text:p>255.5</text:p>
          </table:table-cell>
          <table:table-cell table:formula="of:=STDEV([.A120:.E120])/SQRT(COUNT([.A120:.E120]))" office:value-type="float" office:value="55.52251795443" calcext:value-type="float">
            <text:p>55.5225179544</text:p>
          </table:table-cell>
        </table:table-row>
        <table:table-row table:style-name="ro1">
          <table:table-cell office:value-type="float" office:value="38.75" calcext:value-type="float">
            <text:p>38.75</text:p>
          </table:table-cell>
          <table:table-cell office:value-type="float" office:value="586.25" calcext:value-type="float">
            <text:p>586.25</text:p>
          </table:table-cell>
          <table:table-cell office:value-type="float" office:value="467.5" calcext:value-type="float">
            <text:p>467.5</text:p>
          </table:table-cell>
          <table:table-cell office:value-type="float" office:value="530" calcext:value-type="float">
            <text:p>530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formula="of:=AVERAGE([.A121:.E121])" office:value-type="float" office:value="347.5" calcext:value-type="float">
            <text:p>347.5</text:p>
          </table:table-cell>
          <table:table-cell table:formula="of:=STDEV([.A121:.E121])/SQRT(COUNT([.A121:.E121]))" office:value-type="float" office:value="112.714379073834" calcext:value-type="float">
            <text:p>112.71437907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58.75" calcext:value-type="float">
            <text:p>358.75</text:p>
          </table:table-cell>
          <table:table-cell office:value-type="float" office:value="290" calcext:value-type="float">
            <text:p>290</text:p>
          </table:table-cell>
          <table:table-cell office:value-type="float" office:value="481.25" calcext:value-type="float">
            <text:p>481.25</text:p>
          </table:table-cell>
          <table:table-cell office:value-type="float" office:value="288.75" calcext:value-type="float">
            <text:p>288.75</text:p>
          </table:table-cell>
          <table:table-cell table:number-columns-repeated="2"/>
          <table:table-cell table:formula="of:=AVERAGE([.A122:.E122])" office:value-type="float" office:value="309.75" calcext:value-type="float">
            <text:p>309.75</text:p>
          </table:table-cell>
          <table:table-cell table:formula="of:=STDEV([.A122:.E122])/SQRT(COUNT([.A122:.E122]))" office:value-type="float" office:value="56.9887598566594" calcext:value-type="float">
            <text:p>56.9887598567</text:p>
          </table:table-cell>
        </table:table-row>
        <table:table-row table:style-name="ro1">
          <table:table-cell office:value-type="float" office:value="237.5" calcext:value-type="float">
            <text:p>237.5</text:p>
          </table:table-cell>
          <table:table-cell office:value-type="float" office:value="345" calcext:value-type="float">
            <text:p>345</text:p>
          </table:table-cell>
          <table:table-cell office:value-type="float" office:value="313.75" calcext:value-type="float">
            <text:p>313.75</text:p>
          </table:table-cell>
          <table:table-cell office:value-type="float" office:value="386.25" calcext:value-type="float">
            <text:p>386.25</text:p>
          </table:table-cell>
          <table:table-cell office:value-type="float" office:value="162.5" calcext:value-type="float">
            <text:p>162.5</text:p>
          </table:table-cell>
          <table:table-cell table:number-columns-repeated="2"/>
          <table:table-cell table:formula="of:=AVERAGE([.A123:.E123])" office:value-type="float" office:value="289" calcext:value-type="float">
            <text:p>289</text:p>
          </table:table-cell>
          <table:table-cell table:formula="of:=STDEV([.A123:.E123])/SQRT(COUNT([.A123:.E123]))" office:value-type="float" office:value="39.9127955673365" calcext:value-type="float">
            <text:p>39.9127955673</text:p>
          </table:table-cell>
        </table:table-row>
        <table:table-row table:style-name="ro1">
          <table:table-cell office:value-type="float" office:value="282.5" calcext:value-type="float">
            <text:p>282.5</text:p>
          </table:table-cell>
          <table:table-cell office:value-type="float" office:value="237.5" calcext:value-type="float">
            <text:p>237.5</text:p>
          </table:table-cell>
          <table:table-cell office:value-type="float" office:value="420" calcext:value-type="float">
            <text:p>420</text:p>
          </table:table-cell>
          <table:table-cell office:value-type="float" office:value="447.5" calcext:value-type="float">
            <text:p>447.5</text:p>
          </table:table-cell>
          <table:table-cell office:value-type="float" office:value="38.75" calcext:value-type="float">
            <text:p>38.75</text:p>
          </table:table-cell>
          <table:table-cell table:number-columns-repeated="2"/>
          <table:table-cell table:formula="of:=AVERAGE([.A124:.E124])" office:value-type="float" office:value="285.25" calcext:value-type="float">
            <text:p>285.25</text:p>
          </table:table-cell>
          <table:table-cell table:formula="of:=STDEV([.A124:.E124])/SQRT(COUNT([.A124:.E124]))" office:value-type="float" office:value="73.325473063595" calcext:value-type="float">
            <text:p>73.3254730636</text:p>
          </table:table-cell>
        </table:table-row>
        <table:table-row table:style-name="ro1">
          <table:table-cell office:value-type="float" office:value="196.25" calcext:value-type="float">
            <text:p>196.25</text:p>
          </table:table-cell>
          <table:table-cell office:value-type="float" office:value="461.25" calcext:value-type="float">
            <text:p>461.25</text:p>
          </table:table-cell>
          <table:table-cell office:value-type="float" office:value="413.75" calcext:value-type="float">
            <text:p>413.75</text:p>
          </table:table-cell>
          <table:table-cell office:value-type="float" office:value="238.75" calcext:value-type="float">
            <text:p>238.75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table:formula="of:=AVERAGE([.A125:.E125])" office:value-type="float" office:value="310" calcext:value-type="float">
            <text:p>310</text:p>
          </table:table-cell>
          <table:table-cell table:formula="of:=STDEV([.A125:.E125])/SQRT(COUNT([.A125:.E125]))" office:value-type="float" office:value="53.1771802561964" calcext:value-type="float">
            <text:p>53.1771802562</text:p>
          </table:table-cell>
        </table:table-row>
        <table:table-row table:style-name="ro1">
          <table:table-cell office:value-type="float" office:value="46.25" calcext:value-type="float">
            <text:p>46.25</text:p>
          </table:table-cell>
          <table:table-cell office:value-type="float" office:value="458.75" calcext:value-type="float">
            <text:p>458.75</text:p>
          </table:table-cell>
          <table:table-cell office:value-type="float" office:value="282.5" calcext:value-type="float">
            <text:p>282.5</text:p>
          </table:table-cell>
          <table:table-cell office:value-type="float" office:value="283.75" calcext:value-type="float">
            <text:p>283.75</text:p>
          </table:table-cell>
          <table:table-cell office:value-type="float" office:value="106.25" calcext:value-type="float">
            <text:p>106.25</text:p>
          </table:table-cell>
          <table:table-cell table:number-columns-repeated="2"/>
          <table:table-cell table:formula="of:=AVERAGE([.A126:.E126])" office:value-type="float" office:value="235.5" calcext:value-type="float">
            <text:p>235.5</text:p>
          </table:table-cell>
          <table:table-cell table:formula="of:=STDEV([.A126:.E126])/SQRT(COUNT([.A126:.E126]))" office:value-type="float" office:value="73.1090794634976" calcext:value-type="float">
            <text:p>73.1090794635</text:p>
          </table:table-cell>
        </table:table-row>
        <table:table-row table:style-name="ro1">
          <table:table-cell office:value-type="float" office:value="196.25" calcext:value-type="float">
            <text:p>196.25</text:p>
          </table:table-cell>
          <table:table-cell office:value-type="float" office:value="368.75" calcext:value-type="float">
            <text:p>368.75</text:p>
          </table:table-cell>
          <table:table-cell office:value-type="float" office:value="266.25" calcext:value-type="float">
            <text:p>266.25</text:p>
          </table:table-cell>
          <table:table-cell office:value-type="float" office:value="597.5" calcext:value-type="float">
            <text:p>597.5</text:p>
          </table:table-cell>
          <table:table-cell office:value-type="float" office:value="71.25" calcext:value-type="float">
            <text:p>71.25</text:p>
          </table:table-cell>
          <table:table-cell table:number-columns-repeated="2"/>
          <table:table-cell table:formula="of:=AVERAGE([.A127:.E127])" office:value-type="float" office:value="300" calcext:value-type="float">
            <text:p>300</text:p>
          </table:table-cell>
          <table:table-cell table:formula="of:=STDEV([.A127:.E127])/SQRT(COUNT([.A127:.E127]))" office:value-type="float" office:value="88.7306316894003" calcext:value-type="float">
            <text:p>88.7306316894</text:p>
          </table:table-cell>
        </table:table-row>
        <table:table-row table:style-name="ro1">
          <table:table-cell office:value-type="float" office:value="213.75" calcext:value-type="float">
            <text:p>213.75</text:p>
          </table:table-cell>
          <table:table-cell office:value-type="float" office:value="448.75" calcext:value-type="float">
            <text:p>448.75</text:p>
          </table:table-cell>
          <table:table-cell office:value-type="float" office:value="353.75" calcext:value-type="float">
            <text:p>353.75</text:p>
          </table:table-cell>
          <table:table-cell office:value-type="float" office:value="126.25" calcext:value-type="float">
            <text:p>126.25</text:p>
          </table:table-cell>
          <table:table-cell office:value-type="float" office:value="253.75" calcext:value-type="float">
            <text:p>253.75</text:p>
          </table:table-cell>
          <table:table-cell table:number-columns-repeated="2"/>
          <table:table-cell table:formula="of:=AVERAGE([.A128:.E128])" office:value-type="float" office:value="279.25" calcext:value-type="float">
            <text:p>279.25</text:p>
          </table:table-cell>
          <table:table-cell table:formula="of:=STDEV([.A128:.E128])/SQRT(COUNT([.A128:.E128]))" office:value-type="float" office:value="55.9598070046708" calcext:value-type="float">
            <text:p>55.9598070047</text:p>
          </table:table-cell>
        </table:table-row>
        <table:table-row table:style-name="ro1">
          <table:table-cell office:value-type="float" office:value="151.25" calcext:value-type="float">
            <text:p>151.25</text:p>
          </table:table-cell>
          <table:table-cell office:value-type="float" office:value="462.5" calcext:value-type="float">
            <text:p>462.5</text:p>
          </table:table-cell>
          <table:table-cell office:value-type="float" office:value="156.25" calcext:value-type="float">
            <text:p>156.25</text:p>
          </table:table-cell>
          <table:table-cell office:value-type="float" office:value="466.25" calcext:value-type="float">
            <text:p>466.2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AVERAGE([.A129:.E129])" office:value-type="float" office:value="256.25" calcext:value-type="float">
            <text:p>256.25</text:p>
          </table:table-cell>
          <table:table-cell table:formula="of:=STDEV([.A129:.E129])/SQRT(COUNT([.A129:.E129]))" office:value-type="float" office:value="87.2612815056025" calcext:value-type="float">
            <text:p>87.2612815056</text:p>
          </table:table-cell>
        </table:table-row>
        <table:table-row table:style-name="ro1">
          <table:table-cell office:value-type="float" office:value="343.75" calcext:value-type="float">
            <text:p>343.75</text:p>
          </table:table-cell>
          <table:table-cell office:value-type="float" office:value="53.75" calcext:value-type="float">
            <text:p>53.75</text:p>
          </table:table-cell>
          <table:table-cell office:value-type="float" office:value="351.25" calcext:value-type="float">
            <text:p>351.25</text:p>
          </table:table-cell>
          <table:table-cell office:value-type="float" office:value="190" calcext:value-type="float">
            <text:p>190</text:p>
          </table:table-cell>
          <table:table-cell office:value-type="float" office:value="148.75" calcext:value-type="float">
            <text:p>148.75</text:p>
          </table:table-cell>
          <table:table-cell table:number-columns-repeated="2"/>
          <table:table-cell table:formula="of:=AVERAGE([.A130:.E130])" office:value-type="float" office:value="217.5" calcext:value-type="float">
            <text:p>217.5</text:p>
          </table:table-cell>
          <table:table-cell table:formula="of:=STDEV([.A130:.E130])/SQRT(COUNT([.A130:.E130]))"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83.75" calcext:value-type="float">
            <text:p>583.75</text:p>
          </table:table-cell>
          <table:table-cell office:value-type="float" office:value="320" calcext:value-type="float">
            <text:p>320</text:p>
          </table:table-cell>
          <table:table-cell office:value-type="float" office:value="413.75" calcext:value-type="float">
            <text:p>413.75</text:p>
          </table:table-cell>
          <table:table-cell office:value-type="float" office:value="372.5" calcext:value-type="float">
            <text:p>372.5</text:p>
          </table:table-cell>
          <table:table-cell table:number-columns-repeated="2"/>
          <table:table-cell table:formula="of:=AVERAGE([.A131:.E131])" office:value-type="float" office:value="381" calcext:value-type="float">
            <text:p>381</text:p>
          </table:table-cell>
          <table:table-cell table:formula="of:=STDEV([.A131:.E131])/SQRT(COUNT([.A131:.E131]))" office:value-type="float" office:value="60.6338911006048" calcext:value-type="float">
            <text:p>60.6338911006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476.25" calcext:value-type="float">
            <text:p>476.25</text:p>
          </table:table-cell>
          <table:table-cell office:value-type="float" office:value="383.75" calcext:value-type="float">
            <text:p>383.75</text:p>
          </table:table-cell>
          <table:table-cell office:value-type="float" office:value="333.75" calcext:value-type="float">
            <text:p>333.7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AVERAGE([.A132:.E132])" office:value-type="float" office:value="271.25" calcext:value-type="float">
            <text:p>271.25</text:p>
          </table:table-cell>
          <table:table-cell table:formula="of:=STDEV([.A132:.E132])/SQRT(COUNT([.A132:.E132]))" office:value-type="float" office:value="81.2913356391688" calcext:value-type="float">
            <text:p>81.2913356392</text:p>
          </table:table-cell>
        </table:table-row>
        <table:table-row table:style-name="ro1">
          <table:table-cell office:value-type="float" office:value="251.25" calcext:value-type="float">
            <text:p>251.25</text:p>
          </table:table-cell>
          <table:table-cell office:value-type="float" office:value="555" calcext:value-type="float">
            <text:p>555</text:p>
          </table:table-cell>
          <table:table-cell office:value-type="float" office:value="402.5" calcext:value-type="float">
            <text:p>402.5</text:p>
          </table:table-cell>
          <table:table-cell office:value-type="float" office:value="418.75" calcext:value-type="float">
            <text:p>418.75</text:p>
          </table:table-cell>
          <table:table-cell office:value-type="float" office:value="408.75" calcext:value-type="float">
            <text:p>408.75</text:p>
          </table:table-cell>
          <table:table-cell table:number-columns-repeated="2"/>
          <table:table-cell table:formula="of:=AVERAGE([.A133:.E133])" office:value-type="float" office:value="407.25" calcext:value-type="float">
            <text:p>407.25</text:p>
          </table:table-cell>
          <table:table-cell table:formula="of:=STDEV([.A133:.E133])/SQRT(COUNT([.A133:.E133]))" office:value-type="float" office:value="48.1264610167837" calcext:value-type="float">
            <text:p>48.1264610168</text:p>
          </table:table-cell>
        </table:table-row>
        <table:table-row table:style-name="ro1">
          <table:table-cell office:value-type="float" office:value="142.5" calcext:value-type="float">
            <text:p>142.5</text:p>
          </table:table-cell>
          <table:table-cell office:value-type="float" office:value="476.25" calcext:value-type="float">
            <text:p>476.25</text:p>
          </table:table-cell>
          <table:table-cell office:value-type="float" office:value="293.75" calcext:value-type="float">
            <text:p>293.75</text:p>
          </table:table-cell>
          <table:table-cell office:value-type="float" office:value="351.25" calcext:value-type="float">
            <text:p>351.25</text:p>
          </table:table-cell>
          <table:table-cell office:value-type="float" office:value="293.75" calcext:value-type="float">
            <text:p>293.75</text:p>
          </table:table-cell>
          <table:table-cell table:number-columns-repeated="2"/>
          <table:table-cell table:formula="of:=AVERAGE([.A134:.E134])" office:value-type="float" office:value="311.5" calcext:value-type="float">
            <text:p>311.5</text:p>
          </table:table-cell>
          <table:table-cell table:formula="of:=STDEV([.A134:.E134])/SQRT(COUNT([.A134:.E134]))" office:value-type="float" office:value="53.8115926172047" calcext:value-type="float">
            <text:p>53.8115926172</text:p>
          </table:table-cell>
        </table:table-row>
        <table:table-row table:style-name="ro1">
          <table:table-cell office:value-type="float" office:value="312.5" calcext:value-type="float">
            <text:p>312.5</text:p>
          </table:table-cell>
          <table:table-cell office:value-type="float" office:value="423.75" calcext:value-type="float">
            <text:p>423.75</text:p>
          </table:table-cell>
          <table:table-cell office:value-type="float" office:value="377.5" calcext:value-type="float">
            <text:p>377.5</text:p>
          </table:table-cell>
          <table:table-cell office:value-type="float" office:value="132.5" calcext:value-type="float">
            <text:p>132.5</text:p>
          </table:table-cell>
          <table:table-cell office:value-type="float" office:value="281.25" calcext:value-type="float">
            <text:p>281.25</text:p>
          </table:table-cell>
          <table:table-cell table:number-columns-repeated="2"/>
          <table:table-cell table:formula="of:=AVERAGE([.A135:.E135])" office:value-type="float" office:value="305.5" calcext:value-type="float">
            <text:p>305.5</text:p>
          </table:table-cell>
          <table:table-cell table:formula="of:=STDEV([.A135:.E135])/SQRT(COUNT([.A135:.E135]))" office:value-type="float" office:value="49.8663839675587" calcext:value-type="float">
            <text:p>49.8663839676</text:p>
          </table:table-cell>
        </table:table-row>
        <table:table-row table:style-name="ro1">
          <table:table-cell office:value-type="float" office:value="256.25" calcext:value-type="float">
            <text:p>256.25</text:p>
          </table:table-cell>
          <table:table-cell office:value-type="float" office:value="271.25" calcext:value-type="float">
            <text:p>271.25</text:p>
          </table:table-cell>
          <table:table-cell office:value-type="float" office:value="417.5" calcext:value-type="float">
            <text:p>417.5</text:p>
          </table:table-cell>
          <table:table-cell office:value-type="float" office:value="408.75" calcext:value-type="float">
            <text:p>408.75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table:formula="of:=AVERAGE([.A136:.E136])" office:value-type="float" office:value="313.75" calcext:value-type="float">
            <text:p>313.75</text:p>
          </table:table-cell>
          <table:table-cell table:formula="of:=STDEV([.A136:.E136])/SQRT(COUNT([.A136:.E136]))" office:value-type="float" office:value="41.6251876872645" calcext:value-type="float">
            <text:p>41.6251876873</text:p>
          </table:table-cell>
        </table:table-row>
        <table:table-row table:style-name="ro1">
          <table:table-cell office:value-type="float" office:value="401.25" calcext:value-type="float">
            <text:p>401.25</text:p>
          </table:table-cell>
          <table:table-cell office:value-type="float" office:value="361.25" calcext:value-type="float">
            <text:p>361.25</text:p>
          </table:table-cell>
          <table:table-cell office:value-type="float" office:value="385" calcext:value-type="float">
            <text:p>385</text:p>
          </table:table-cell>
          <table:table-cell office:value-type="float" office:value="545" calcext:value-type="float">
            <text:p>545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table:formula="of:=AVERAGE([.A137:.E137])" office:value-type="float" office:value="389.5" calcext:value-type="float">
            <text:p>389.5</text:p>
          </table:table-cell>
          <table:table-cell table:formula="of:=STDEV([.A137:.E137])/SQRT(COUNT([.A137:.E137]))" office:value-type="float" office:value="46.4902543550796" calcext:value-type="float">
            <text:p>46.4902543551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323.75" calcext:value-type="float">
            <text:p>323.75</text:p>
          </table:table-cell>
          <table:table-cell office:value-type="float" office:value="327.5" calcext:value-type="float">
            <text:p>327.5</text:p>
          </table:table-cell>
          <table:table-cell office:value-type="float" office:value="506.25" calcext:value-type="float">
            <text:p>506.25</text:p>
          </table:table-cell>
          <table:table-cell office:value-type="float" office:value="246.25" calcext:value-type="float">
            <text:p>246.25</text:p>
          </table:table-cell>
          <table:table-cell table:number-columns-repeated="2"/>
          <table:table-cell table:formula="of:=AVERAGE([.A138:.E138])" office:value-type="float" office:value="292.25" calcext:value-type="float">
            <text:p>292.25</text:p>
          </table:table-cell>
          <table:table-cell table:formula="of:=STDEV([.A138:.E138])/SQRT(COUNT([.A138:.E138]))" office:value-type="float" office:value="72.5445983516347" calcext:value-type="float">
            <text:p>72.5445983516</text:p>
          </table:table-cell>
        </table:table-row>
        <table:table-row table:style-name="ro1">
          <table:table-cell office:value-type="float" office:value="346.25" calcext:value-type="float">
            <text:p>346.25</text:p>
          </table:table-cell>
          <table:table-cell office:value-type="float" office:value="201.25" calcext:value-type="float">
            <text:p>201.25</text:p>
          </table:table-cell>
          <table:table-cell office:value-type="float" office:value="290" calcext:value-type="float">
            <text:p>290</text:p>
          </table:table-cell>
          <table:table-cell office:value-type="float" office:value="152.5" calcext:value-type="float">
            <text:p>152.5</text:p>
          </table:table-cell>
          <table:table-cell office:value-type="float" office:value="188.75" calcext:value-type="float">
            <text:p>188.75</text:p>
          </table:table-cell>
          <table:table-cell table:number-columns-repeated="2"/>
          <table:table-cell table:formula="of:=AVERAGE([.A139:.E139])" office:value-type="float" office:value="235.75" calcext:value-type="float">
            <text:p>235.75</text:p>
          </table:table-cell>
          <table:table-cell table:formula="of:=STDEV([.A139:.E139])/SQRT(COUNT([.A139:.E139]))" office:value-type="float" office:value="35.6953253241934" calcext:value-type="float">
            <text:p>35.6953253242</text:p>
          </table:table-cell>
        </table:table-row>
        <table:table-row table:style-name="ro1">
          <table:table-cell office:value-type="float" office:value="186.25" calcext:value-type="float">
            <text:p>186.25</text:p>
          </table:table-cell>
          <table:table-cell office:value-type="float" office:value="451.25" calcext:value-type="float">
            <text:p>451.25</text:p>
          </table:table-cell>
          <table:table-cell office:value-type="float" office:value="360" calcext:value-type="float">
            <text:p>360</text:p>
          </table:table-cell>
          <table:table-cell office:value-type="float" office:value="310" calcext:value-type="float">
            <text:p>31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formula="of:=AVERAGE([.A140:.E140])" office:value-type="float" office:value="311.5" calcext:value-type="float">
            <text:p>311.5</text:p>
          </table:table-cell>
          <table:table-cell table:formula="of:=STDEV([.A140:.E140])/SQRT(COUNT([.A140:.E140]))" office:value-type="float" office:value="45.4721755582466" calcext:value-type="float">
            <text:p>45.4721755582</text:p>
          </table:table-cell>
        </table:table-row>
        <table:table-row table:style-name="ro1">
          <table:table-cell office:value-type="float" office:value="201.25" calcext:value-type="float">
            <text:p>201.25</text:p>
          </table:table-cell>
          <table:table-cell office:value-type="float" office:value="240" calcext:value-type="float">
            <text:p>240</text:p>
          </table:table-cell>
          <table:table-cell office:value-type="float" office:value="273.75" calcext:value-type="float">
            <text:p>273.75</text:p>
          </table:table-cell>
          <table:table-cell office:value-type="float" office:value="343.75" calcext:value-type="float">
            <text:p>343.75</text:p>
          </table:table-cell>
          <table:table-cell office:value-type="float" office:value="167.5" calcext:value-type="float">
            <text:p>167.5</text:p>
          </table:table-cell>
          <table:table-cell table:number-columns-repeated="2"/>
          <table:table-cell table:formula="of:=AVERAGE([.A141:.E141])" office:value-type="float" office:value="245.25" calcext:value-type="float">
            <text:p>245.25</text:p>
          </table:table-cell>
          <table:table-cell table:formula="of:=STDEV([.A141:.E141])/SQRT(COUNT([.A141:.E141]))" office:value-type="float" office:value="30.4328153479102" calcext:value-type="float">
            <text:p>30.4328153479</text:p>
          </table:table-cell>
        </table:table-row>
        <table:table-row table:style-name="ro1">
          <table:table-cell office:value-type="float" office:value="278.75" calcext:value-type="float">
            <text:p>278.75</text:p>
          </table:table-cell>
          <table:table-cell office:value-type="float" office:value="373.75" calcext:value-type="float">
            <text:p>373.75</text:p>
          </table:table-cell>
          <table:table-cell office:value-type="float" office:value="297.5" calcext:value-type="float">
            <text:p>297.5</text:p>
          </table:table-cell>
          <table:table-cell office:value-type="float" office:value="493.75" calcext:value-type="float">
            <text:p>493.7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AVERAGE([.A142:.E142])" office:value-type="float" office:value="308.75" calcext:value-type="float">
            <text:p>308.75</text:p>
          </table:table-cell>
          <table:table-cell table:formula="of:=STDEV([.A142:.E142])/SQRT(COUNT([.A142:.E142]))" office:value-type="float" office:value="64.4411068340698" calcext:value-type="float">
            <text:p>64.441106834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23.75" calcext:value-type="float">
            <text:p>323.75</text:p>
          </table:table-cell>
          <table:table-cell office:value-type="float" office:value="367.5" calcext:value-type="float">
            <text:p>367.5</text:p>
          </table:table-cell>
          <table:table-cell office:value-type="float" office:value="521.25" calcext:value-type="float">
            <text:p>521.25</text:p>
          </table:table-cell>
          <table:table-cell office:value-type="float" office:value="423.75" calcext:value-type="float">
            <text:p>423.75</text:p>
          </table:table-cell>
          <table:table-cell table:number-columns-repeated="2"/>
          <table:table-cell table:formula="of:=AVERAGE([.A143:.E143])" office:value-type="float" office:value="365.25" calcext:value-type="float">
            <text:p>365.25</text:p>
          </table:table-cell>
          <table:table-cell table:formula="of:=STDEV([.A143:.E143])/SQRT(COUNT([.A143:.E143]))" office:value-type="float" office:value="54.8626124970366" calcext:value-type="float">
            <text:p>54.862612497</text:p>
          </table:table-cell>
        </table:table-row>
        <table:table-row table:style-name="ro1">
          <table:table-cell office:value-type="float" office:value="272.5" calcext:value-type="float">
            <text:p>272.5</text:p>
          </table:table-cell>
          <table:table-cell office:value-type="float" office:value="392.5" calcext:value-type="float">
            <text:p>392.5</text:p>
          </table:table-cell>
          <table:table-cell office:value-type="float" office:value="217.5" calcext:value-type="float">
            <text:p>217.5</text:p>
          </table:table-cell>
          <table:table-cell office:value-type="float" office:value="362.5" calcext:value-type="float">
            <text:p>362.5</text:p>
          </table:table-cell>
          <table:table-cell office:value-type="float" office:value="282.5" calcext:value-type="float">
            <text:p>282.5</text:p>
          </table:table-cell>
          <table:table-cell table:number-columns-repeated="2"/>
          <table:table-cell table:formula="of:=AVERAGE([.A144:.E144])" office:value-type="float" office:value="305.5" calcext:value-type="float">
            <text:p>305.5</text:p>
          </table:table-cell>
          <table:table-cell table:formula="of:=STDEV([.A144:.E144])/SQRT(COUNT([.A144:.E144]))" office:value-type="float" office:value="31.7647603485372" calcext:value-type="float">
            <text:p>31.7647603485</text:p>
          </table:table-cell>
        </table:table-row>
        <table:table-row table:style-name="ro1">
          <table:table-cell office:value-type="float" office:value="173.75" calcext:value-type="float">
            <text:p>173.75</text:p>
          </table:table-cell>
          <table:table-cell office:value-type="float" office:value="346.25" calcext:value-type="float">
            <text:p>346.25</text:p>
          </table:table-cell>
          <table:table-cell office:value-type="float" office:value="351.25" calcext:value-type="float">
            <text:p>351.25</text:p>
          </table:table-cell>
          <table:table-cell office:value-type="float" office:value="485" calcext:value-type="float">
            <text:p>485</text:p>
          </table:table-cell>
          <table:table-cell office:value-type="float" office:value="243.75" calcext:value-type="float">
            <text:p>243.75</text:p>
          </table:table-cell>
          <table:table-cell table:number-columns-repeated="2"/>
          <table:table-cell table:formula="of:=AVERAGE([.A145:.E145])" office:value-type="float" office:value="320" calcext:value-type="float">
            <text:p>320</text:p>
          </table:table-cell>
          <table:table-cell table:formula="of:=STDEV([.A145:.E145])/SQRT(COUNT([.A145:.E145]))" office:value-type="float" office:value="52.9593004107872" calcext:value-type="float">
            <text:p>52.959300410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87.5" calcext:value-type="float">
            <text:p>287.5</text:p>
          </table:table-cell>
          <table:table-cell office:value-type="float" office:value="341.25" calcext:value-type="float">
            <text:p>341.25</text:p>
          </table:table-cell>
          <table:table-cell office:value-type="float" office:value="402.5" calcext:value-type="float">
            <text:p>402.5</text:p>
          </table:table-cell>
          <table:table-cell office:value-type="float" office:value="186.25" calcext:value-type="float">
            <text:p>186.25</text:p>
          </table:table-cell>
          <table:table-cell table:number-columns-repeated="2"/>
          <table:table-cell table:formula="of:=AVERAGE([.A146:.E146])" office:value-type="float" office:value="290.5" calcext:value-type="float">
            <text:p>290.5</text:p>
          </table:table-cell>
          <table:table-cell table:formula="of:=STDEV([.A146:.E146])/SQRT(COUNT([.A146:.E146]))" office:value-type="float" office:value="38.1293030358542" calcext:value-type="float">
            <text:p>38.1293030359</text:p>
          </table:table-cell>
        </table:table-row>
        <table:table-row table:style-name="ro1">
          <table:table-cell office:value-type="float" office:value="223.75" calcext:value-type="float">
            <text:p>223.75</text:p>
          </table:table-cell>
          <table:table-cell office:value-type="float" office:value="251.25" calcext:value-type="float">
            <text:p>251.25</text:p>
          </table:table-cell>
          <table:table-cell office:value-type="float" office:value="197.5" calcext:value-type="float">
            <text:p>197.5</text:p>
          </table:table-cell>
          <table:table-cell office:value-type="float" office:value="353.75" calcext:value-type="float">
            <text:p>353.75</text:p>
          </table:table-cell>
          <table:table-cell office:value-type="float" office:value="208.75" calcext:value-type="float">
            <text:p>208.75</text:p>
          </table:table-cell>
          <table:table-cell table:number-columns-repeated="2"/>
          <table:table-cell table:formula="of:=AVERAGE([.A147:.E147])" office:value-type="float" office:value="247" calcext:value-type="float">
            <text:p>247</text:p>
          </table:table-cell>
          <table:table-cell table:formula="of:=STDEV([.A147:.E147])/SQRT(COUNT([.A147:.E147]))" office:value-type="float" office:value="28.1669132139111" calcext:value-type="float">
            <text:p>28.1669132139</text:p>
          </table:table-cell>
        </table:table-row>
        <table:table-row table:style-name="ro1">
          <table:table-cell office:value-type="float" office:value="148.75" calcext:value-type="float">
            <text:p>148.75</text:p>
          </table:table-cell>
          <table:table-cell office:value-type="float" office:value="417.5" calcext:value-type="float">
            <text:p>417.5</text:p>
          </table:table-cell>
          <table:table-cell office:value-type="float" office:value="475" calcext:value-type="float">
            <text:p>475</text:p>
          </table:table-cell>
          <table:table-cell office:value-type="float" office:value="128.75" calcext:value-type="float">
            <text:p>128.75</text:p>
          </table:table-cell>
          <table:table-cell office:value-type="float" office:value="326.25" calcext:value-type="float">
            <text:p>326.25</text:p>
          </table:table-cell>
          <table:table-cell table:number-columns-repeated="2"/>
          <table:table-cell table:formula="of:=AVERAGE([.A148:.E148])" office:value-type="float" office:value="299.25" calcext:value-type="float">
            <text:p>299.25</text:p>
          </table:table-cell>
          <table:table-cell table:formula="of:=STDEV([.A148:.E148])/SQRT(COUNT([.A148:.E148]))" office:value-type="float" office:value="69.7569440987777" calcext:value-type="float">
            <text:p>69.7569440988</text:p>
          </table:table-cell>
        </table:table-row>
        <table:table-row table:style-name="ro1">
          <table:table-cell office:value-type="float" office:value="116.25" calcext:value-type="float">
            <text:p>116.25</text:p>
          </table:table-cell>
          <table:table-cell office:value-type="float" office:value="417.5" calcext:value-type="float">
            <text:p>417.5</text:p>
          </table:table-cell>
          <table:table-cell office:value-type="float" office:value="413.75" calcext:value-type="float">
            <text:p>413.75</text:p>
          </table:table-cell>
          <table:table-cell office:value-type="float" office:value="371.25" calcext:value-type="float">
            <text:p>371.25</text:p>
          </table:table-cell>
          <table:table-cell office:value-type="float" office:value="297.5" calcext:value-type="float">
            <text:p>297.5</text:p>
          </table:table-cell>
          <table:table-cell table:number-columns-repeated="2"/>
          <table:table-cell table:formula="of:=AVERAGE([.A149:.E149])" office:value-type="float" office:value="323.25" calcext:value-type="float">
            <text:p>323.25</text:p>
          </table:table-cell>
          <table:table-cell table:formula="of:=STDEV([.A149:.E149])/SQRT(COUNT([.A149:.E149]))" office:value-type="float" office:value="56.0755628594132" calcext:value-type="float">
            <text:p>56.0755628594</text:p>
          </table:table-cell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527.5" calcext:value-type="float">
            <text:p>527.5</text:p>
          </table:table-cell>
          <table:table-cell office:value-type="float" office:value="315" calcext:value-type="float">
            <text:p>315</text:p>
          </table:table-cell>
          <table:table-cell office:value-type="float" office:value="486.25" calcext:value-type="float">
            <text:p>486.25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AVERAGE([.A150:.E150])" office:value-type="float" office:value="320.5" calcext:value-type="float">
            <text:p>320.5</text:p>
          </table:table-cell>
          <table:table-cell table:formula="of:=STDEV([.A150:.E150])/SQRT(COUNT([.A150:.E150]))" office:value-type="float" office:value="84.1154340772251" calcext:value-type="float">
            <text:p>84.1154340772</text:p>
          </table:table-cell>
        </table:table-row>
        <table:table-row table:style-name="ro1">
          <table:table-cell office:value-type="float" office:value="282.5" calcext:value-type="float">
            <text:p>282.5</text:p>
          </table:table-cell>
          <table:table-cell office:value-type="float" office:value="415" calcext:value-type="float">
            <text:p>415</text:p>
          </table:table-cell>
          <table:table-cell office:value-type="float" office:value="305" calcext:value-type="float">
            <text:p>305</text:p>
          </table:table-cell>
          <table:table-cell office:value-type="float" office:value="423.75" calcext:value-type="float">
            <text:p>423.75</text:p>
          </table:table-cell>
          <table:table-cell office:value-type="float" office:value="316.25" calcext:value-type="float">
            <text:p>316.25</text:p>
          </table:table-cell>
          <table:table-cell table:number-columns-repeated="2"/>
          <table:table-cell table:formula="of:=AVERAGE([.A151:.E151])" office:value-type="float" office:value="348.5" calcext:value-type="float">
            <text:p>348.5</text:p>
          </table:table-cell>
          <table:table-cell table:formula="of:=STDEV([.A151:.E151])/SQRT(COUNT([.A151:.E151]))" office:value-type="float" office:value="29.4729749092283" calcext:value-type="float">
            <text:p>29.4729749092</text:p>
          </table:table-cell>
        </table:table-row>
        <table:table-row table:style-name="ro1">
          <table:table-cell office:value-type="float" office:value="68.75" calcext:value-type="float">
            <text:p>68.75</text:p>
          </table:table-cell>
          <table:table-cell office:value-type="float" office:value="532.5" calcext:value-type="float">
            <text:p>532.5</text:p>
          </table:table-cell>
          <table:table-cell office:value-type="float" office:value="312.5" calcext:value-type="float">
            <text:p>312.5</text:p>
          </table:table-cell>
          <table:table-cell office:value-type="float" office:value="376.25" calcext:value-type="float">
            <text:p>376.25</text:p>
          </table:table-cell>
          <table:table-cell office:value-type="float" office:value="-16.25" calcext:value-type="float">
            <text:p>-16.25</text:p>
          </table:table-cell>
          <table:table-cell table:number-columns-repeated="2"/>
          <table:table-cell table:formula="of:=AVERAGE([.A152:.E152])" office:value-type="float" office:value="254.75" calcext:value-type="float">
            <text:p>254.75</text:p>
          </table:table-cell>
          <table:table-cell table:formula="of:=STDEV([.A152:.E152])/SQRT(COUNT([.A152:.E152]))" office:value-type="float" office:value="100.816510304612" calcext:value-type="float">
            <text:p>100.8165103046</text:p>
          </table:table-cell>
        </table:table-row>
        <table:table-row table:style-name="ro1">
          <table:table-cell office:value-type="float" office:value="48.75" calcext:value-type="float">
            <text:p>48.75</text:p>
          </table:table-cell>
          <table:table-cell office:value-type="float" office:value="467.5" calcext:value-type="float">
            <text:p>467.5</text:p>
          </table:table-cell>
          <table:table-cell office:value-type="float" office:value="491.25" calcext:value-type="float">
            <text:p>491.25</text:p>
          </table:table-cell>
          <table:table-cell office:value-type="float" office:value="273.75" calcext:value-type="float">
            <text:p>273.75</text:p>
          </table:table-cell>
          <table:table-cell office:value-type="float" office:value="233.75" calcext:value-type="float">
            <text:p>233.75</text:p>
          </table:table-cell>
          <table:table-cell table:number-columns-repeated="2"/>
          <table:table-cell table:formula="of:=AVERAGE([.A153:.E153])" office:value-type="float" office:value="303" calcext:value-type="float">
            <text:p>303</text:p>
          </table:table-cell>
          <table:table-cell table:formula="of:=STDEV([.A153:.E153])/SQRT(COUNT([.A153:.E153]))" office:value-type="float" office:value="81.4838941141131" calcext:value-type="float">
            <text:p>81.4838941141</text:p>
          </table:table-cell>
        </table:table-row>
        <table:table-row table:style-name="ro1">
          <table:table-cell office:value-type="float" office:value="162.5" calcext:value-type="float">
            <text:p>162.5</text:p>
          </table:table-cell>
          <table:table-cell office:value-type="float" office:value="380" calcext:value-type="float">
            <text:p>380</text:p>
          </table:table-cell>
          <table:table-cell office:value-type="float" office:value="238.75" calcext:value-type="float">
            <text:p>238.75</text:p>
          </table:table-cell>
          <table:table-cell office:value-type="float" office:value="571.25" calcext:value-type="float">
            <text:p>571.25</text:p>
          </table:table-cell>
          <table:table-cell office:value-type="float" office:value="213.75" calcext:value-type="float">
            <text:p>213.75</text:p>
          </table:table-cell>
          <table:table-cell table:number-columns-repeated="2"/>
          <table:table-cell table:formula="of:=AVERAGE([.A154:.E154])" office:value-type="float" office:value="313.25" calcext:value-type="float">
            <text:p>313.25</text:p>
          </table:table-cell>
          <table:table-cell table:formula="of:=STDEV([.A154:.E154])/SQRT(COUNT([.A154:.E154]))" office:value-type="float" office:value="73.8903325882351" calcext:value-type="float">
            <text:p>73.8903325882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441.25" calcext:value-type="float">
            <text:p>441.25</text:p>
          </table:table-cell>
          <table:table-cell office:value-type="float" office:value="348.75" calcext:value-type="float">
            <text:p>348.75</text:p>
          </table:table-cell>
          <table:table-cell office:value-type="float" office:value="402.5" calcext:value-type="float">
            <text:p>402.5</text:p>
          </table:table-cell>
          <table:table-cell office:value-type="float" office:value="147.5" calcext:value-type="float">
            <text:p>147.5</text:p>
          </table:table-cell>
          <table:table-cell table:number-columns-repeated="2"/>
          <table:table-cell table:formula="of:=AVERAGE([.A155:.E155])" office:value-type="float" office:value="289.5" calcext:value-type="float">
            <text:p>289.5</text:p>
          </table:table-cell>
          <table:table-cell table:formula="of:=STDEV([.A155:.E155])/SQRT(COUNT([.A155:.E155]))" office:value-type="float" office:value="68.042495912481" calcext:value-type="float">
            <text:p>68.0424959125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460" calcext:value-type="float">
            <text:p>460</text:p>
          </table:table-cell>
          <table:table-cell office:value-type="float" office:value="312.5" calcext:value-type="float">
            <text:p>312.5</text:p>
          </table:table-cell>
          <table:table-cell office:value-type="float" office:value="396.25" calcext:value-type="float">
            <text:p>396.25</text:p>
          </table:table-cell>
          <table:table-cell office:value-type="float" office:value="136.25" calcext:value-type="float">
            <text:p>136.25</text:p>
          </table:table-cell>
          <table:table-cell table:number-columns-repeated="2"/>
          <table:table-cell table:formula="of:=AVERAGE([.A156:.E156])" office:value-type="float" office:value="263.75" calcext:value-type="float">
            <text:p>263.75</text:p>
          </table:table-cell>
          <table:table-cell table:formula="of:=STDEV([.A156:.E156])/SQRT(COUNT([.A156:.E156]))" office:value-type="float" office:value="82.82606021054" calcext:value-type="float">
            <text:p>82.8260602105</text:p>
          </table:table-cell>
        </table:table-row>
        <table:table-row table:style-name="ro1">
          <table:table-cell office:value-type="float" office:value="297.5" calcext:value-type="float">
            <text:p>297.5</text:p>
          </table:table-cell>
          <table:table-cell office:value-type="float" office:value="422.5" calcext:value-type="float">
            <text:p>422.5</text:p>
          </table:table-cell>
          <table:table-cell office:value-type="float" office:value="291.25" calcext:value-type="float">
            <text:p>291.25</text:p>
          </table:table-cell>
          <table:table-cell office:value-type="float" office:value="362.5" calcext:value-type="float">
            <text:p>362.5</text:p>
          </table:table-cell>
          <table:table-cell office:value-type="float" office:value="222.5" calcext:value-type="float">
            <text:p>222.5</text:p>
          </table:table-cell>
          <table:table-cell table:number-columns-repeated="2"/>
          <table:table-cell table:formula="of:=AVERAGE([.A157:.E157])" office:value-type="float" office:value="319.25" calcext:value-type="float">
            <text:p>319.25</text:p>
          </table:table-cell>
          <table:table-cell table:formula="of:=STDEV([.A157:.E157])/SQRT(COUNT([.A157:.E157]))" office:value-type="float" office:value="34.0211331380952" calcext:value-type="float">
            <text:p>34.0211331381</text:p>
          </table:table-cell>
        </table:table-row>
        <table:table-row table:style-name="ro1">
          <table:table-cell office:value-type="float" office:value="151.25" calcext:value-type="float">
            <text:p>151.25</text:p>
          </table:table-cell>
          <table:table-cell office:value-type="float" office:value="285" calcext:value-type="float">
            <text:p>285</text:p>
          </table:table-cell>
          <table:table-cell office:value-type="float" office:value="335" calcext:value-type="float">
            <text:p>335</text:p>
          </table:table-cell>
          <table:table-cell office:value-type="float" office:value="461.25" calcext:value-type="float">
            <text:p>461.25</text:p>
          </table:table-cell>
          <table:table-cell office:value-type="float" office:value="426.25" calcext:value-type="float">
            <text:p>426.25</text:p>
          </table:table-cell>
          <table:table-cell table:number-columns-repeated="2"/>
          <table:table-cell table:formula="of:=AVERAGE([.A158:.E158])" office:value-type="float" office:value="331.75" calcext:value-type="float">
            <text:p>331.75</text:p>
          </table:table-cell>
          <table:table-cell table:formula="of:=STDEV([.A158:.E158])/SQRT(COUNT([.A158:.E158]))" office:value-type="float" office:value="54.9894876317283" calcext:value-type="float">
            <text:p>54.9894876317</text:p>
          </table:table-cell>
        </table:table-row>
        <table:table-row table:style-name="ro1">
          <table:table-cell office:value-type="float" office:value="197.5" calcext:value-type="float">
            <text:p>197.5</text:p>
          </table:table-cell>
          <table:table-cell office:value-type="float" office:value="628.75" calcext:value-type="float">
            <text:p>628.75</text:p>
          </table:table-cell>
          <table:table-cell office:value-type="float" office:value="393.75" calcext:value-type="float">
            <text:p>393.75</text:p>
          </table:table-cell>
          <table:table-cell office:value-type="float" office:value="490" calcext:value-type="float">
            <text:p>490</text:p>
          </table:table-cell>
          <table:table-cell office:value-type="float" office:value="231.25" calcext:value-type="float">
            <text:p>231.25</text:p>
          </table:table-cell>
          <table:table-cell table:number-columns-repeated="2"/>
          <table:table-cell table:formula="of:=AVERAGE([.A159:.E159])" office:value-type="float" office:value="388.25" calcext:value-type="float">
            <text:p>388.25</text:p>
          </table:table-cell>
          <table:table-cell table:formula="of:=STDEV([.A159:.E159])/SQRT(COUNT([.A159:.E159]))" office:value-type="float" office:value="80.3922026691644" calcext:value-type="float">
            <text:p>80.3922026692</text:p>
          </table:table-cell>
        </table:table-row>
        <table:table-row table:style-name="ro1">
          <table:table-cell office:value-type="float" office:value="221.25" calcext:value-type="float">
            <text:p>221.25</text:p>
          </table:table-cell>
          <table:table-cell office:value-type="float" office:value="483.75" calcext:value-type="float">
            <text:p>483.75</text:p>
          </table:table-cell>
          <table:table-cell office:value-type="float" office:value="383.75" calcext:value-type="float">
            <text:p>383.75</text:p>
          </table:table-cell>
          <table:table-cell office:value-type="float" office:value="433.75" calcext:value-type="float">
            <text:p>433.75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table:formula="of:=AVERAGE([.A160:.E160])" office:value-type="float" office:value="372.5" calcext:value-type="float">
            <text:p>372.5</text:p>
          </table:table-cell>
          <table:table-cell table:formula="of:=STDEV([.A160:.E160])/SQRT(COUNT([.A160:.E160]))" office:value-type="float" office:value="44.8260526926028" calcext:value-type="float">
            <text:p>44.82605269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6.25" calcext:value-type="float">
            <text:p>386.25</text:p>
          </table:table-cell>
          <table:table-cell office:value-type="float" office:value="267.5" calcext:value-type="float">
            <text:p>267.5</text:p>
          </table:table-cell>
          <table:table-cell office:value-type="float" office:value="532.5" calcext:value-type="float">
            <text:p>532.5</text:p>
          </table:table-cell>
          <table:table-cell office:value-type="float" office:value="218.75" calcext:value-type="float">
            <text:p>218.75</text:p>
          </table:table-cell>
          <table:table-cell table:number-columns-repeated="2"/>
          <table:table-cell table:formula="of:=AVERAGE([.A161:.E161])" office:value-type="float" office:value="286" calcext:value-type="float">
            <text:p>286</text:p>
          </table:table-cell>
          <table:table-cell table:formula="of:=STDEV([.A161:.E161])/SQRT(COUNT([.A161:.E161]))" office:value-type="float" office:value="84.7933148897954" calcext:value-type="float">
            <text:p>84.7933148898</text:p>
          </table:table-cell>
        </table:table-row>
        <table:table-row table:style-name="ro1">
          <table:table-cell office:value-type="float" office:value="48.75" calcext:value-type="float">
            <text:p>48.75</text:p>
          </table:table-cell>
          <table:table-cell office:value-type="float" office:value="502.5" calcext:value-type="float">
            <text:p>502.5</text:p>
          </table:table-cell>
          <table:table-cell office:value-type="float" office:value="226.25" calcext:value-type="float">
            <text:p>226.25</text:p>
          </table:table-cell>
          <table:table-cell office:value-type="float" office:value="320" calcext:value-type="float">
            <text:p>320</text:p>
          </table:table-cell>
          <table:table-cell office:value-type="float" office:value="203.75" calcext:value-type="float">
            <text:p>203.75</text:p>
          </table:table-cell>
          <table:table-cell table:number-columns-repeated="2"/>
          <table:table-cell table:formula="of:=AVERAGE([.A162:.E162])" office:value-type="float" office:value="260.25" calcext:value-type="float">
            <text:p>260.25</text:p>
          </table:table-cell>
          <table:table-cell table:formula="of:=STDEV([.A162:.E162])/SQRT(COUNT([.A162:.E162]))" office:value-type="float" office:value="74.6108654955831" calcext:value-type="float">
            <text:p>74.61086549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1.25" calcext:value-type="float">
            <text:p>61.25</text:p>
          </table:table-cell>
          <table:table-cell office:value-type="float" office:value="382.5" calcext:value-type="float">
            <text:p>382.5</text:p>
          </table:table-cell>
          <table:table-cell office:value-type="float" office:value="233.75" calcext:value-type="float">
            <text:p>233.75</text:p>
          </table:table-cell>
          <table:table-cell office:value-type="float" office:value="268.75" calcext:value-type="float">
            <text:p>268.75</text:p>
          </table:table-cell>
          <table:table-cell table:number-columns-repeated="2"/>
          <table:table-cell table:formula="of:=AVERAGE([.A163:.E163])" office:value-type="float" office:value="202.25" calcext:value-type="float">
            <text:p>202.25</text:p>
          </table:table-cell>
          <table:table-cell table:formula="of:=STDEV([.A163:.E163])/SQRT(COUNT([.A163:.E163]))" office:value-type="float" office:value="61.8963347056997" calcext:value-type="float">
            <text:p>61.8963347057</text:p>
          </table:table-cell>
        </table:table-row>
        <table:table-row table:style-name="ro1">
          <table:table-cell office:value-type="float" office:value="-106.25" calcext:value-type="float">
            <text:p>-106.25</text:p>
          </table:table-cell>
          <table:table-cell office:value-type="float" office:value="313.75" calcext:value-type="float">
            <text:p>313.75</text:p>
          </table:table-cell>
          <table:table-cell office:value-type="float" office:value="515" calcext:value-type="float">
            <text:p>515</text:p>
          </table:table-cell>
          <table:table-cell office:value-type="float" office:value="425" calcext:value-type="float">
            <text:p>425</text:p>
          </table:table-cell>
          <table:table-cell office:value-type="float" office:value="313.75" calcext:value-type="float">
            <text:p>313.75</text:p>
          </table:table-cell>
          <table:table-cell table:number-columns-repeated="2"/>
          <table:table-cell table:formula="of:=AVERAGE([.A164:.E164])" office:value-type="float" office:value="292.25" calcext:value-type="float">
            <text:p>292.25</text:p>
          </table:table-cell>
          <table:table-cell table:formula="of:=STDEV([.A164:.E164])/SQRT(COUNT([.A164:.E164]))" office:value-type="float" office:value="106.528605313315" calcext:value-type="float">
            <text:p>106.5286053133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office:value-type="float" office:value="390" calcext:value-type="float">
            <text:p>390</text:p>
          </table:table-cell>
          <table:table-cell office:value-type="float" office:value="318.75" calcext:value-type="float">
            <text:p>318.75</text:p>
          </table:table-cell>
          <table:table-cell office:value-type="float" office:value="361.25" calcext:value-type="float">
            <text:p>361.25</text:p>
          </table:table-cell>
          <table:table-cell office:value-type="float" office:value="188.75" calcext:value-type="float">
            <text:p>188.75</text:p>
          </table:table-cell>
          <table:table-cell table:number-columns-repeated="2"/>
          <table:table-cell table:formula="of:=AVERAGE([.A165:.E165])" office:value-type="float" office:value="279.25" calcext:value-type="float">
            <text:p>279.25</text:p>
          </table:table-cell>
          <table:table-cell table:formula="of:=STDEV([.A165:.E165])/SQRT(COUNT([.A165:.E165]))" office:value-type="float" office:value="49.4131181974989" calcext:value-type="float">
            <text:p>49.4131181975</text:p>
          </table:table-cell>
        </table:table-row>
        <table:table-row table:style-name="ro1">
          <table:table-cell office:value-type="float" office:value="233.75" calcext:value-type="float">
            <text:p>233.75</text:p>
          </table:table-cell>
          <table:table-cell office:value-type="float" office:value="396.25" calcext:value-type="float">
            <text:p>396.25</text:p>
          </table:table-cell>
          <table:table-cell office:value-type="float" office:value="328.75" calcext:value-type="float">
            <text:p>328.75</text:p>
          </table:table-cell>
          <table:table-cell office:value-type="float" office:value="538.75" calcext:value-type="float">
            <text:p>538.75</text:p>
          </table:table-cell>
          <table:table-cell office:value-type="float" office:value="246.25" calcext:value-type="float">
            <text:p>246.25</text:p>
          </table:table-cell>
          <table:table-cell table:number-columns-repeated="2"/>
          <table:table-cell table:formula="of:=AVERAGE([.A166:.E166])" office:value-type="float" office:value="348.75" calcext:value-type="float">
            <text:p>348.75</text:p>
          </table:table-cell>
          <table:table-cell table:formula="of:=STDEV([.A166:.E166])/SQRT(COUNT([.A166:.E166]))" office:value-type="float" office:value="55.8961089880145" calcext:value-type="float">
            <text:p>55.896108988</text:p>
          </table:table-cell>
        </table:table-row>
        <table:table-row table:style-name="ro1">
          <table:table-cell office:value-type="float" office:value="148.75" calcext:value-type="float">
            <text:p>148.75</text:p>
          </table:table-cell>
          <table:table-cell office:value-type="float" office:value="462.5" calcext:value-type="float">
            <text:p>462.5</text:p>
          </table:table-cell>
          <table:table-cell office:value-type="float" office:value="425" calcext:value-type="float">
            <text:p>425</text:p>
          </table:table-cell>
          <table:table-cell office:value-type="float" office:value="343.75" calcext:value-type="float">
            <text:p>343.75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table:formula="of:=AVERAGE([.A167:.E167])" office:value-type="float" office:value="333" calcext:value-type="float">
            <text:p>333</text:p>
          </table:table-cell>
          <table:table-cell table:formula="of:=STDEV([.A167:.E167])/SQRT(COUNT([.A167:.E167]))" office:value-type="float" office:value="55.4985923244905" calcext:value-type="float">
            <text:p>55.498592324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11.25" calcext:value-type="float">
            <text:p>211.25</text:p>
          </table:table-cell>
          <table:table-cell office:value-type="float" office:value="493.75" calcext:value-type="float">
            <text:p>493.75</text:p>
          </table:table-cell>
          <table:table-cell office:value-type="float" office:value="443.75" calcext:value-type="float">
            <text:p>443.75</text:p>
          </table:table-cell>
          <table:table-cell office:value-type="float" office:value="153.75" calcext:value-type="float">
            <text:p>153.75</text:p>
          </table:table-cell>
          <table:table-cell table:number-columns-repeated="2"/>
          <table:table-cell table:formula="of:=AVERAGE([.A168:.E168])" office:value-type="float" office:value="286.5" calcext:value-type="float">
            <text:p>286.5</text:p>
          </table:table-cell>
          <table:table-cell table:formula="of:=STDEV([.A168:.E168])/SQRT(COUNT([.A168:.E168]))" office:value-type="float" office:value="75.9794380079242" calcext:value-type="float">
            <text:p>75.9794380079</text:p>
          </table:table-cell>
        </table:table-row>
        <table:table-row table:style-name="ro1">
          <table:table-cell office:value-type="float" office:value="96.25" calcext:value-type="float">
            <text:p>96.25</text:p>
          </table:table-cell>
          <table:table-cell office:value-type="float" office:value="548.75" calcext:value-type="float">
            <text:p>548.75</text:p>
          </table:table-cell>
          <table:table-cell office:value-type="float" office:value="326.25" calcext:value-type="float">
            <text:p>326.25</text:p>
          </table:table-cell>
          <table:table-cell office:value-type="float" office:value="337.5" calcext:value-type="float">
            <text:p>337.5</text:p>
          </table:table-cell>
          <table:table-cell office:value-type="float" office:value="221.25" calcext:value-type="float">
            <text:p>221.25</text:p>
          </table:table-cell>
          <table:table-cell table:number-columns-repeated="2"/>
          <table:table-cell table:formula="of:=AVERAGE([.A169:.E169])" office:value-type="float" office:value="306" calcext:value-type="float">
            <text:p>306</text:p>
          </table:table-cell>
          <table:table-cell table:formula="of:=STDEV([.A169:.E169])/SQRT(COUNT([.A169:.E169]))" office:value-type="float" office:value="74.6684337588515" calcext:value-type="float">
            <text:p>74.6684337589</text:p>
          </table:table-cell>
        </table:table-row>
        <table:table-row table:style-name="ro1">
          <table:table-cell office:value-type="float" office:value="111.25" calcext:value-type="float">
            <text:p>111.25</text:p>
          </table:table-cell>
          <table:table-cell office:value-type="float" office:value="352.5" calcext:value-type="float">
            <text:p>352.5</text:p>
          </table:table-cell>
          <table:table-cell office:value-type="float" office:value="268.75" calcext:value-type="float">
            <text:p>268.75</text:p>
          </table:table-cell>
          <table:table-cell office:value-type="float" office:value="437.5" calcext:value-type="float">
            <text:p>437.5</text:p>
          </table:table-cell>
          <table:table-cell office:value-type="float" office:value="293.75" calcext:value-type="float">
            <text:p>293.75</text:p>
          </table:table-cell>
          <table:table-cell table:number-columns-repeated="2"/>
          <table:table-cell table:formula="of:=AVERAGE([.A170:.E170])" office:value-type="float" office:value="292.75" calcext:value-type="float">
            <text:p>292.75</text:p>
          </table:table-cell>
          <table:table-cell table:formula="of:=STDEV([.A170:.E170])/SQRT(COUNT([.A170:.E170]))" office:value-type="float" office:value="53.8710845444938" calcext:value-type="float">
            <text:p>53.871084544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05" calcext:value-type="float">
            <text:p>505</text:p>
          </table:table-cell>
          <table:table-cell office:value-type="float" office:value="351.25" calcext:value-type="float">
            <text:p>351.25</text:p>
          </table:table-cell>
          <table:table-cell office:value-type="float" office:value="461.25" calcext:value-type="float">
            <text:p>461.25</text:p>
          </table:table-cell>
          <table:table-cell office:value-type="float" office:value="317.5" calcext:value-type="float">
            <text:p>317.5</text:p>
          </table:table-cell>
          <table:table-cell table:number-columns-repeated="2"/>
          <table:table-cell table:formula="of:=AVERAGE([.A171:.E171])" office:value-type="float" office:value="360" calcext:value-type="float">
            <text:p>360</text:p>
          </table:table-cell>
          <table:table-cell table:formula="of:=STDEV([.A171:.E171])/SQRT(COUNT([.A171:.E171]))" office:value-type="float" office:value="59.6591883116088" calcext:value-type="float">
            <text:p>59.65918831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2.5" calcext:value-type="float">
            <text:p>322.5</text:p>
          </table:table-cell>
          <table:table-cell office:value-type="float" office:value="516.25" calcext:value-type="float">
            <text:p>516.25</text:p>
          </table:table-cell>
          <table:table-cell office:value-type="float" office:value="477.5" calcext:value-type="float">
            <text:p>477.5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table:formula="of:=AVERAGE([.A172:.E172])" office:value-type="float" office:value="353.25" calcext:value-type="float">
            <text:p>353.25</text:p>
          </table:table-cell>
          <table:table-cell table:formula="of:=STDEV([.A172:.E172])/SQRT(COUNT([.A172:.E172]))" office:value-type="float" office:value="67.1932846347014" calcext:value-type="float">
            <text:p>67.193284634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16.25" calcext:value-type="float">
            <text:p>416.25</text:p>
          </table:table-cell>
          <table:table-cell office:value-type="float" office:value="387.5" calcext:value-type="float">
            <text:p>387.5</text:p>
          </table:table-cell>
          <table:table-cell office:value-type="float" office:value="343.75" calcext:value-type="float">
            <text:p>343.75</text:p>
          </table:table-cell>
          <table:table-cell office:value-type="float" office:value="346.25" calcext:value-type="float">
            <text:p>346.25</text:p>
          </table:table-cell>
          <table:table-cell table:number-columns-repeated="2"/>
          <table:table-cell table:formula="of:=AVERAGE([.A173:.E173])" office:value-type="float" office:value="345.75" calcext:value-type="float">
            <text:p>345.75</text:p>
          </table:table-cell>
          <table:table-cell table:formula="of:=STDEV([.A173:.E173])/SQRT(COUNT([.A173:.E173]))" office:value-type="float" office:value="30.8083795419363" calcext:value-type="float">
            <text:p>30.8083795419</text:p>
          </table:table-cell>
        </table:table-row>
        <table:table-row table:style-name="ro1">
          <table:table-cell office:value-type="float" office:value="116.25" calcext:value-type="float">
            <text:p>116.25</text:p>
          </table:table-cell>
          <table:table-cell office:value-type="float" office:value="-2.5" calcext:value-type="float">
            <text:p>-2.5</text:p>
          </table:table-cell>
          <table:table-cell office:value-type="float" office:value="362.5" calcext:value-type="float">
            <text:p>362.5</text:p>
          </table:table-cell>
          <table:table-cell office:value-type="float" office:value="371.25" calcext:value-type="float">
            <text:p>371.25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table:formula="of:=AVERAGE([.A174:.E174])" office:value-type="float" office:value="241.5" calcext:value-type="float">
            <text:p>241.5</text:p>
          </table:table-cell>
          <table:table-cell table:formula="of:=STDEV([.A174:.E174])/SQRT(COUNT([.A174:.E174]))" office:value-type="float" office:value="77.6987371197242" calcext:value-type="float">
            <text:p>77.6987371197</text:p>
          </table:table-cell>
        </table:table-row>
        <table:table-row table:style-name="ro1">
          <table:table-cell office:value-type="float" office:value="166.25" calcext:value-type="float">
            <text:p>166.25</text:p>
          </table:table-cell>
          <table:table-cell office:value-type="float" office:value="282.5" calcext:value-type="float">
            <text:p>282.5</text:p>
          </table:table-cell>
          <table:table-cell office:value-type="float" office:value="337.5" calcext:value-type="float">
            <text:p>337.5</text:p>
          </table:table-cell>
          <table:table-cell office:value-type="float" office:value="383.75" calcext:value-type="float">
            <text:p>383.75</text:p>
          </table:table-cell>
          <table:table-cell office:value-type="float" office:value="267.5" calcext:value-type="float">
            <text:p>267.5</text:p>
          </table:table-cell>
          <table:table-cell table:number-columns-repeated="2"/>
          <table:table-cell table:formula="of:=AVERAGE([.A175:.E175])" office:value-type="float" office:value="287.5" calcext:value-type="float">
            <text:p>287.5</text:p>
          </table:table-cell>
          <table:table-cell table:formula="of:=STDEV([.A175:.E175])/SQRT(COUNT([.A175:.E175]))" office:value-type="float" office:value="36.6678503596816" calcext:value-type="float">
            <text:p>36.6678503597</text:p>
          </table:table-cell>
        </table:table-row>
        <table:table-row table:style-name="ro1">
          <table:table-cell office:value-type="float" office:value="202.5" calcext:value-type="float">
            <text:p>202.5</text:p>
          </table:table-cell>
          <table:table-cell office:value-type="float" office:value="582.5" calcext:value-type="float">
            <text:p>582.5</text:p>
          </table:table-cell>
          <table:table-cell office:value-type="float" office:value="336.25" calcext:value-type="float">
            <text:p>336.25</text:p>
          </table:table-cell>
          <table:table-cell office:value-type="float" office:value="457.5" calcext:value-type="float">
            <text:p>457.5</text:p>
          </table:table-cell>
          <table:table-cell office:value-type="float" office:value="227.5" calcext:value-type="float">
            <text:p>227.5</text:p>
          </table:table-cell>
          <table:table-cell table:number-columns-repeated="2"/>
          <table:table-cell table:formula="of:=AVERAGE([.A176:.E176])" office:value-type="float" office:value="361.25" calcext:value-type="float">
            <text:p>361.25</text:p>
          </table:table-cell>
          <table:table-cell table:formula="of:=STDEV([.A176:.E176])/SQRT(COUNT([.A176:.E176]))" office:value-type="float" office:value="71.3902129146566" calcext:value-type="float">
            <text:p>71.3902129147</text:p>
          </table:table-cell>
        </table:table-row>
        <table:table-row table:style-name="ro1">
          <table:table-cell office:value-type="float" office:value="122.5" calcext:value-type="float">
            <text:p>122.5</text:p>
          </table:table-cell>
          <table:table-cell office:value-type="float" office:value="378.75" calcext:value-type="float">
            <text:p>378.75</text:p>
          </table:table-cell>
          <table:table-cell office:value-type="float" office:value="360" calcext:value-type="float">
            <text:p>360</text:p>
          </table:table-cell>
          <table:table-cell office:value-type="float" office:value="341.25" calcext:value-type="float">
            <text:p>341.25</text:p>
          </table:table-cell>
          <table:table-cell office:value-type="float" office:value="253.75" calcext:value-type="float">
            <text:p>253.75</text:p>
          </table:table-cell>
          <table:table-cell table:number-columns-repeated="2"/>
          <table:table-cell table:formula="of:=AVERAGE([.A177:.E177])" office:value-type="float" office:value="291.25" calcext:value-type="float">
            <text:p>291.25</text:p>
          </table:table-cell>
          <table:table-cell table:formula="of:=STDEV([.A177:.E177])/SQRT(COUNT([.A177:.E177]))" office:value-type="float" office:value="47.3104771694389" calcext:value-type="float">
            <text:p>47.3104771694</text:p>
          </table:table-cell>
        </table:table-row>
        <table:table-row table:style-name="ro1">
          <table:table-cell office:value-type="float" office:value="97.5" calcext:value-type="float">
            <text:p>97.5</text:p>
          </table:table-cell>
          <table:table-cell office:value-type="float" office:value="337.5" calcext:value-type="float">
            <text:p>337.5</text:p>
          </table:table-cell>
          <table:table-cell office:value-type="float" office:value="341.25" calcext:value-type="float">
            <text:p>341.25</text:p>
          </table:table-cell>
          <table:table-cell office:value-type="float" office:value="431.25" calcext:value-type="float">
            <text:p>431.25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table:formula="of:=AVERAGE([.A178:.E178])" office:value-type="float" office:value="320.5" calcext:value-type="float">
            <text:p>320.5</text:p>
          </table:table-cell>
          <table:table-cell table:formula="of:=STDEV([.A178:.E178])/SQRT(COUNT([.A178:.E178]))" office:value-type="float" office:value="58.4227588359194" calcext:value-type="float">
            <text:p>58.4227588359</text:p>
          </table:table-cell>
        </table:table-row>
        <table:table-row table:style-name="ro1">
          <table:table-cell office:value-type="float" office:value="337.5" calcext:value-type="float">
            <text:p>337.5</text:p>
          </table:table-cell>
          <table:table-cell office:value-type="float" office:value="185" calcext:value-type="float">
            <text:p>185</text:p>
          </table:table-cell>
          <table:table-cell office:value-type="float" office:value="465" calcext:value-type="float">
            <text:p>465</text:p>
          </table:table-cell>
          <table:table-cell office:value-type="float" office:value="402.5" calcext:value-type="float">
            <text:p>402.5</text:p>
          </table:table-cell>
          <table:table-cell office:value-type="float" office:value="311.25" calcext:value-type="float">
            <text:p>311.25</text:p>
          </table:table-cell>
          <table:table-cell table:number-columns-repeated="2"/>
          <table:table-cell table:formula="of:=AVERAGE([.A179:.E179])" office:value-type="float" office:value="340.25" calcext:value-type="float">
            <text:p>340.25</text:p>
          </table:table-cell>
          <table:table-cell table:formula="of:=STDEV([.A179:.E179])/SQRT(COUNT([.A179:.E179]))" office:value-type="float" office:value="47.1109063805824" calcext:value-type="float">
            <text:p>47.110906380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82.5" calcext:value-type="float">
            <text:p>482.5</text:p>
          </table:table-cell>
          <table:table-cell office:value-type="float" office:value="403.75" calcext:value-type="float">
            <text:p>403.75</text:p>
          </table:table-cell>
          <table:table-cell office:value-type="float" office:value="418.75" calcext:value-type="float">
            <text:p>418.75</text:p>
          </table:table-cell>
          <table:table-cell office:value-type="float" office:value="253.75" calcext:value-type="float">
            <text:p>253.75</text:p>
          </table:table-cell>
          <table:table-cell table:number-columns-repeated="2"/>
          <table:table-cell table:formula="of:=AVERAGE([.A180:.E180])" office:value-type="float" office:value="342.75" calcext:value-type="float">
            <text:p>342.75</text:p>
          </table:table-cell>
          <table:table-cell table:formula="of:=STDEV([.A180:.E180])/SQRT(COUNT([.A180:.E180]))" office:value-type="float" office:value="60.0824953709481" calcext:value-type="float">
            <text:p>60.0824953709</text:p>
          </table:table-cell>
        </table:table-row>
        <table:table-row table:style-name="ro1">
          <table:table-cell office:value-type="float" office:value="142.5" calcext:value-type="float">
            <text:p>142.5</text:p>
          </table:table-cell>
          <table:table-cell office:value-type="float" office:value="485" calcext:value-type="float">
            <text:p>485</text:p>
          </table:table-cell>
          <table:table-cell office:value-type="float" office:value="240" calcext:value-type="float">
            <text:p>240</text:p>
          </table:table-cell>
          <table:table-cell office:value-type="float" office:value="565" calcext:value-type="float">
            <text:p>565</text:p>
          </table:table-cell>
          <table:table-cell office:value-type="float" office:value="327.5" calcext:value-type="float">
            <text:p>327.5</text:p>
          </table:table-cell>
          <table:table-cell table:number-columns-repeated="2"/>
          <table:table-cell table:formula="of:=AVERAGE([.A181:.E181])" office:value-type="float" office:value="352" calcext:value-type="float">
            <text:p>352</text:p>
          </table:table-cell>
          <table:table-cell table:formula="of:=STDEV([.A181:.E181])/SQRT(COUNT([.A181:.E181]))" office:value-type="float" office:value="77.4895154198295" calcext:value-type="float">
            <text:p>77.4895154198</text:p>
          </table:table-cell>
        </table:table-row>
        <table:table-row table:style-name="ro1">
          <table:table-cell office:value-type="float" office:value="193.75" calcext:value-type="float">
            <text:p>193.75</text:p>
          </table:table-cell>
          <table:table-cell office:value-type="float" office:value="345" calcext:value-type="float">
            <text:p>345</text:p>
          </table:table-cell>
          <table:table-cell office:value-type="float" office:value="375" calcext:value-type="float">
            <text:p>375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A182:.E182])" office:value-type="float" office:value="246.75" calcext:value-type="float">
            <text:p>246.75</text:p>
          </table:table-cell>
          <table:table-cell table:formula="of:=STDEV([.A182:.E182])/SQRT(COUNT([.A182:.E182]))" office:value-type="float" office:value="68.9787104837427" calcext:value-type="float">
            <text:p>68.9787104837</text:p>
          </table:table-cell>
        </table:table-row>
        <table:table-row table:style-name="ro1">
          <table:table-cell office:value-type="float" office:value="177.5" calcext:value-type="float">
            <text:p>177.5</text:p>
          </table:table-cell>
          <table:table-cell office:value-type="float" office:value="345" calcext:value-type="float">
            <text:p>345</text:p>
          </table:table-cell>
          <table:table-cell office:value-type="float" office:value="161.25" calcext:value-type="float">
            <text:p>161.25</text:p>
          </table:table-cell>
          <table:table-cell office:value-type="float" office:value="448.75" calcext:value-type="float">
            <text:p>448.75</text:p>
          </table:table-cell>
          <table:table-cell office:value-type="float" office:value="326.25" calcext:value-type="float">
            <text:p>326.25</text:p>
          </table:table-cell>
          <table:table-cell table:number-columns-repeated="2"/>
          <table:table-cell table:formula="of:=AVERAGE([.A183:.E183])" office:value-type="float" office:value="291.75" calcext:value-type="float">
            <text:p>291.75</text:p>
          </table:table-cell>
          <table:table-cell table:formula="of:=STDEV([.A183:.E183])/SQRT(COUNT([.A183:.E183]))" office:value-type="float" office:value="54.202456125161" calcext:value-type="float">
            <text:p>54.2024561252</text:p>
          </table:table-cell>
        </table:table-row>
        <table:table-row table:style-name="ro1">
          <table:table-cell office:value-type="float" office:value="192.5" calcext:value-type="float">
            <text:p>192.5</text:p>
          </table:table-cell>
          <table:table-cell office:value-type="float" office:value="557.5" calcext:value-type="float">
            <text:p>557.5</text:p>
          </table:table-cell>
          <table:table-cell office:value-type="float" office:value="385" calcext:value-type="float">
            <text:p>385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  <table:table-cell table:number-columns-repeated="2"/>
          <table:table-cell table:formula="of:=AVERAGE([.A184:.E184])" office:value-type="float" office:value="389" calcext:value-type="float">
            <text:p>389</text:p>
          </table:table-cell>
          <table:table-cell table:formula="of:=STDEV([.A184:.E184])/SQRT(COUNT([.A184:.E184]))" office:value-type="float" office:value="58.1302416991363" calcext:value-type="float">
            <text:p>58.1302416991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333.75" calcext:value-type="float">
            <text:p>333.75</text:p>
          </table:table-cell>
          <table:table-cell office:value-type="float" office:value="151.25" calcext:value-type="float">
            <text:p>151.25</text:p>
          </table:table-cell>
          <table:table-cell office:value-type="float" office:value="493.75" calcext:value-type="float">
            <text:p>493.75</text:p>
          </table:table-cell>
          <table:table-cell office:value-type="float" office:value="326.25" calcext:value-type="float">
            <text:p>326.25</text:p>
          </table:table-cell>
          <table:table-cell table:number-columns-repeated="2"/>
          <table:table-cell table:formula="of:=AVERAGE([.A185:.E185])" office:value-type="float" office:value="264.75" calcext:value-type="float">
            <text:p>264.75</text:p>
          </table:table-cell>
          <table:table-cell table:formula="of:=STDEV([.A185:.E185])/SQRT(COUNT([.A185:.E185]))" office:value-type="float" office:value="81.9702690004126" calcext:value-type="float">
            <text:p>81.9702690004</text:p>
          </table:table-cell>
        </table:table-row>
        <table:table-row table:style-name="ro1">
          <table:table-cell office:value-type="float" office:value="236.25" calcext:value-type="float">
            <text:p>236.25</text:p>
          </table:table-cell>
          <table:table-cell office:value-type="float" office:value="595" calcext:value-type="float">
            <text:p>595</text:p>
          </table:table-cell>
          <table:table-cell office:value-type="float" office:value="341.25" calcext:value-type="float">
            <text:p>341.25</text:p>
          </table:table-cell>
          <table:table-cell office:value-type="float" office:value="353.75" calcext:value-type="float">
            <text:p>353.75</text:p>
          </table:table-cell>
          <table:table-cell office:value-type="float" office:value="443.75" calcext:value-type="float">
            <text:p>443.75</text:p>
          </table:table-cell>
          <table:table-cell table:number-columns-repeated="2"/>
          <table:table-cell table:formula="of:=AVERAGE([.A186:.E186])" office:value-type="float" office:value="394" calcext:value-type="float">
            <text:p>394</text:p>
          </table:table-cell>
          <table:table-cell table:formula="of:=STDEV([.A186:.E186])/SQRT(COUNT([.A186:.E186]))" office:value-type="float" office:value="60.068190417225" calcext:value-type="float">
            <text:p>60.0681904172</text:p>
          </table:table-cell>
        </table:table-row>
        <table:table-row table:style-name="ro1">
          <table:table-cell office:value-type="float" office:value="222.5" calcext:value-type="float">
            <text:p>222.5</text:p>
          </table:table-cell>
          <table:table-cell office:value-type="float" office:value="400" calcext:value-type="float">
            <text:p>400</text:p>
          </table:table-cell>
          <table:table-cell office:value-type="float" office:value="517.5" calcext:value-type="float">
            <text:p>517.5</text:p>
          </table:table-cell>
          <table:table-cell office:value-type="float" office:value="585" calcext:value-type="float">
            <text:p>585</text:p>
          </table:table-cell>
          <table:table-cell office:value-type="float" office:value="433.75" calcext:value-type="float">
            <text:p>433.75</text:p>
          </table:table-cell>
          <table:table-cell table:number-columns-repeated="2"/>
          <table:table-cell table:formula="of:=AVERAGE([.A187:.E187])" office:value-type="float" office:value="431.75" calcext:value-type="float">
            <text:p>431.75</text:p>
          </table:table-cell>
          <table:table-cell table:formula="of:=STDEV([.A187:.E187])/SQRT(COUNT([.A187:.E187]))" office:value-type="float" office:value="61.4964429865663" calcext:value-type="float">
            <text:p>61.496442986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13.75" calcext:value-type="float">
            <text:p>313.75</text:p>
          </table:table-cell>
          <table:table-cell office:value-type="float" office:value="490" calcext:value-type="float">
            <text:p>490</text:p>
          </table:table-cell>
          <table:table-cell office:value-type="float" office:value="340" calcext:value-type="float">
            <text:p>340</text:p>
          </table:table-cell>
          <table:table-cell office:value-type="float" office:value="513.75" calcext:value-type="float">
            <text:p>513.75</text:p>
          </table:table-cell>
          <table:table-cell table:number-columns-repeated="2"/>
          <table:table-cell table:formula="of:=AVERAGE([.A188:.E188])" office:value-type="float" office:value="372.5" calcext:value-type="float">
            <text:p>372.5</text:p>
          </table:table-cell>
          <table:table-cell table:formula="of:=STDEV([.A188:.E188])/SQRT(COUNT([.A188:.E188]))" office:value-type="float" office:value="57.5855342078199" calcext:value-type="float">
            <text:p>57.585534207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56.25" calcext:value-type="float">
            <text:p>456.25</text:p>
          </table:table-cell>
          <table:table-cell office:value-type="float" office:value="443.75" calcext:value-type="float">
            <text:p>443.75</text:p>
          </table:table-cell>
          <table:table-cell office:value-type="float" office:value="427.5" calcext:value-type="float">
            <text:p>427.5</text:p>
          </table:table-cell>
          <table:table-cell office:value-type="float" office:value="318.75" calcext:value-type="float">
            <text:p>318.75</text:p>
          </table:table-cell>
          <table:table-cell table:number-columns-repeated="2"/>
          <table:table-cell table:formula="of:=AVERAGE([.A189:.E189])" office:value-type="float" office:value="378.25" calcext:value-type="float">
            <text:p>378.25</text:p>
          </table:table-cell>
          <table:table-cell table:formula="of:=STDEV([.A189:.E189])/SQRT(COUNT([.A189:.E189]))" office:value-type="float" office:value="41.2889967182541" calcext:value-type="float">
            <text:p>41.2889967183</text:p>
          </table:table-cell>
        </table:table-row>
        <table:table-row table:style-name="ro1">
          <table:table-cell office:value-type="float" office:value="138.75" calcext:value-type="float">
            <text:p>138.75</text:p>
          </table:table-cell>
          <table:table-cell office:value-type="float" office:value="331.25" calcext:value-type="float">
            <text:p>331.25</text:p>
          </table:table-cell>
          <table:table-cell office:value-type="float" office:value="218.75" calcext:value-type="float">
            <text:p>218.75</text:p>
          </table:table-cell>
          <table:table-cell office:value-type="float" office:value="228.75" calcext:value-type="float">
            <text:p>228.75</text:p>
          </table:table-cell>
          <table:table-cell office:value-type="float" office:value="217.5" calcext:value-type="float">
            <text:p>217.5</text:p>
          </table:table-cell>
          <table:table-cell table:number-columns-repeated="2"/>
          <table:table-cell table:formula="of:=AVERAGE([.A190:.E190])" office:value-type="float" office:value="227" calcext:value-type="float">
            <text:p>227</text:p>
          </table:table-cell>
          <table:table-cell table:formula="of:=STDEV([.A190:.E190])/SQRT(COUNT([.A190:.E190]))" office:value-type="float" office:value="30.6736857909186" calcext:value-type="float">
            <text:p>30.6736857909</text:p>
          </table:table-cell>
        </table:table-row>
        <table:table-row table:style-name="ro1">
          <table:table-cell office:value-type="float" office:value="161.25" calcext:value-type="float">
            <text:p>161.25</text:p>
          </table:table-cell>
          <table:table-cell office:value-type="float" office:value="417.5" calcext:value-type="float">
            <text:p>417.5</text:p>
          </table:table-cell>
          <table:table-cell office:value-type="float" office:value="360" calcext:value-type="float">
            <text:p>360</text:p>
          </table:table-cell>
          <table:table-cell office:value-type="float" office:value="490" calcext:value-type="float">
            <text:p>490</text:p>
          </table:table-cell>
          <table:table-cell office:value-type="float" office:value="367.5" calcext:value-type="float">
            <text:p>367.5</text:p>
          </table:table-cell>
          <table:table-cell table:number-columns-repeated="2"/>
          <table:table-cell table:formula="of:=AVERAGE([.A191:.E191])" office:value-type="float" office:value="359.25" calcext:value-type="float">
            <text:p>359.25</text:p>
          </table:table-cell>
          <table:table-cell table:formula="of:=STDEV([.A191:.E191])/SQRT(COUNT([.A191:.E191]))" office:value-type="float" office:value="54.6631731607304" calcext:value-type="float">
            <text:p>54.663173160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32.5" calcext:value-type="float">
            <text:p>332.5</text:p>
          </table:table-cell>
          <table:table-cell office:value-type="float" office:value="137.5" calcext:value-type="float">
            <text:p>137.5</text:p>
          </table:table-cell>
          <table:table-cell office:value-type="float" office:value="350" calcext:value-type="float">
            <text:p>350</text:p>
          </table:table-cell>
          <table:table-cell office:value-type="float" office:value="326.25" calcext:value-type="float">
            <text:p>326.25</text:p>
          </table:table-cell>
          <table:table-cell table:number-columns-repeated="2"/>
          <table:table-cell table:formula="of:=AVERAGE([.A192:.E192])" office:value-type="float" office:value="265.25" calcext:value-type="float">
            <text:p>265.25</text:p>
          </table:table-cell>
          <table:table-cell table:formula="of:=STDEV([.A192:.E192])/SQRT(COUNT([.A192:.E192]))" office:value-type="float" office:value="44.1665880502445" calcext:value-type="float">
            <text:p>44.166588050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65" calcext:value-type="float">
            <text:p>365</text:p>
          </table:table-cell>
          <table:table-cell office:value-type="float" office:value="452.5" calcext:value-type="float">
            <text:p>452.5</text:p>
          </table:table-cell>
          <table:table-cell office:value-type="float" office:value="296.25" calcext:value-type="float">
            <text:p>296.25</text:p>
          </table:table-cell>
          <table:table-cell office:value-type="float" office:value="288.75" calcext:value-type="float">
            <text:p>288.75</text:p>
          </table:table-cell>
          <table:table-cell table:number-columns-repeated="2"/>
          <table:table-cell table:formula="of:=AVERAGE([.A193:.E193])" office:value-type="float" office:value="303.5" calcext:value-type="float">
            <text:p>303.5</text:p>
          </table:table-cell>
          <table:table-cell table:formula="of:=STDEV([.A193:.E193])/SQRT(COUNT([.A193:.E193]))" office:value-type="float" office:value="55.5813030613713" calcext:value-type="float">
            <text:p>55.5813030614</text:p>
          </table:table-cell>
        </table:table-row>
        <table:table-row table:style-name="ro1">
          <table:table-cell office:value-type="float" office:value="126.25" calcext:value-type="float">
            <text:p>126.25</text:p>
          </table:table-cell>
          <table:table-cell office:value-type="float" office:value="503.75" calcext:value-type="float">
            <text:p>503.75</text:p>
          </table:table-cell>
          <table:table-cell office:value-type="float" office:value="175" calcext:value-type="float">
            <text:p>175</text:p>
          </table:table-cell>
          <table:table-cell office:value-type="float" office:value="421.25" calcext:value-type="float">
            <text:p>421.25</text:p>
          </table:table-cell>
          <table:table-cell office:value-type="float" office:value="221.25" calcext:value-type="float">
            <text:p>221.25</text:p>
          </table:table-cell>
          <table:table-cell table:number-columns-repeated="2"/>
          <table:table-cell table:formula="of:=AVERAGE([.A194:.E194])" office:value-type="float" office:value="289.5" calcext:value-type="float">
            <text:p>289.5</text:p>
          </table:table-cell>
          <table:table-cell table:formula="of:=STDEV([.A194:.E194])/SQRT(COUNT([.A194:.E194]))" office:value-type="float" office:value="73.3757453113766" calcext:value-type="float">
            <text:p>73.3757453114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335" calcext:value-type="float">
            <text:p>335</text:p>
          </table:table-cell>
          <table:table-cell office:value-type="float" office:value="425" calcext:value-type="float">
            <text:p>425</text:p>
          </table:table-cell>
          <table:table-cell office:value-type="float" office:value="460" calcext:value-type="float">
            <text:p>460</text:p>
          </table:table-cell>
          <table:table-cell office:value-type="float" office:value="408.75" calcext:value-type="float">
            <text:p>408.75</text:p>
          </table:table-cell>
          <table:table-cell table:number-columns-repeated="2"/>
          <table:table-cell table:formula="of:=AVERAGE([.A195:.E195])" office:value-type="float" office:value="338.25" calcext:value-type="float">
            <text:p>338.25</text:p>
          </table:table-cell>
          <table:table-cell table:formula="of:=STDEV([.A195:.E195])/SQRT(COUNT([.A195:.E195]))" office:value-type="float" office:value="71.8914111699026" calcext:value-type="float">
            <text:p>71.8914111699</text:p>
          </table:table-cell>
        </table:table-row>
        <table:table-row table:style-name="ro1">
          <table:table-cell office:value-type="float" office:value="208.75" calcext:value-type="float">
            <text:p>208.75</text:p>
          </table:table-cell>
          <table:table-cell office:value-type="float" office:value="611.25" calcext:value-type="float">
            <text:p>611.25</text:p>
          </table:table-cell>
          <table:table-cell office:value-type="float" office:value="406.25" calcext:value-type="float">
            <text:p>406.25</text:p>
          </table:table-cell>
          <table:table-cell office:value-type="float" office:value="471.25" calcext:value-type="float">
            <text:p>471.25</text:p>
          </table:table-cell>
          <table:table-cell office:value-type="float" office:value="401.25" calcext:value-type="float">
            <text:p>401.25</text:p>
          </table:table-cell>
          <table:table-cell table:number-columns-repeated="2"/>
          <table:table-cell table:formula="of:=AVERAGE([.A196:.E196])" office:value-type="float" office:value="419.75" calcext:value-type="float">
            <text:p>419.75</text:p>
          </table:table-cell>
          <table:table-cell table:formula="of:=STDEV([.A196:.E196])/SQRT(COUNT([.A196:.E196]))" office:value-type="float" office:value="64.9499807544236" calcext:value-type="float">
            <text:p>64.9499807544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office:value-type="float" office:value="391.25" calcext:value-type="float">
            <text:p>391.25</text:p>
          </table:table-cell>
          <table:table-cell office:value-type="float" office:value="433.75" calcext:value-type="float">
            <text:p>433.75</text:p>
          </table:table-cell>
          <table:table-cell office:value-type="float" office:value="452.5" calcext:value-type="float">
            <text:p>452.5</text:p>
          </table:table-cell>
          <table:table-cell office:value-type="float" office:value="516.25" calcext:value-type="float">
            <text:p>516.25</text:p>
          </table:table-cell>
          <table:table-cell table:number-columns-repeated="2"/>
          <table:table-cell table:formula="of:=AVERAGE([.A197:.E197])" office:value-type="float" office:value="386.25" calcext:value-type="float">
            <text:p>386.25</text:p>
          </table:table-cell>
          <table:table-cell table:formula="of:=STDEV([.A197:.E197])/SQRT(COUNT([.A197:.E197]))" office:value-type="float" office:value="65.3631681453707" calcext:value-type="float">
            <text:p>65.3631681454</text:p>
          </table:table-cell>
        </table:table-row>
        <table:table-row table:style-name="ro1">
          <table:table-cell office:value-type="float" office:value="323.75" calcext:value-type="float">
            <text:p>323.75</text:p>
          </table:table-cell>
          <table:table-cell office:value-type="float" office:value="198.75" calcext:value-type="float">
            <text:p>198.75</text:p>
          </table:table-cell>
          <table:table-cell office:value-type="float" office:value="376.25" calcext:value-type="float">
            <text:p>376.25</text:p>
          </table:table-cell>
          <table:table-cell office:value-type="float" office:value="583.75" calcext:value-type="float">
            <text:p>583.75</text:p>
          </table:table-cell>
          <table:table-cell office:value-type="float" office:value="326.25" calcext:value-type="float">
            <text:p>326.25</text:p>
          </table:table-cell>
          <table:table-cell table:number-columns-repeated="2"/>
          <table:table-cell table:formula="of:=AVERAGE([.A198:.E198])" office:value-type="float" office:value="361.75" calcext:value-type="float">
            <text:p>361.75</text:p>
          </table:table-cell>
          <table:table-cell table:formula="of:=STDEV([.A198:.E198])/SQRT(COUNT([.A198:.E198]))" office:value-type="float" office:value="62.7564737696439" calcext:value-type="float">
            <text:p>62.7564737696</text:p>
          </table:table-cell>
        </table:table-row>
        <table:table-row table:style-name="ro1">
          <table:table-cell office:value-type="float" office:value="121.25" calcext:value-type="float">
            <text:p>121.25</text:p>
          </table:table-cell>
          <table:table-cell office:value-type="float" office:value="403.75" calcext:value-type="float">
            <text:p>403.75</text:p>
          </table:table-cell>
          <table:table-cell office:value-type="float" office:value="413.75" calcext:value-type="float">
            <text:p>413.75</text:p>
          </table:table-cell>
          <table:table-cell office:value-type="float" office:value="357.5" calcext:value-type="float">
            <text:p>357.5</text:p>
          </table:table-cell>
          <table:table-cell office:value-type="float" office:value="442.5" calcext:value-type="float">
            <text:p>442.5</text:p>
          </table:table-cell>
          <table:table-cell table:number-columns-repeated="2"/>
          <table:table-cell table:formula="of:=AVERAGE([.A199:.E199])" office:value-type="float" office:value="347.75" calcext:value-type="float">
            <text:p>347.75</text:p>
          </table:table-cell>
          <table:table-cell table:formula="of:=STDEV([.A199:.E199])/SQRT(COUNT([.A199:.E199]))" office:value-type="float" office:value="58.2524141130649" calcext:value-type="float">
            <text:p>58.252414113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55" calcext:value-type="float">
            <text:p>355</text:p>
          </table:table-cell>
          <table:table-cell office:value-type="float" office:value="413.75" calcext:value-type="float">
            <text:p>413.75</text:p>
          </table:table-cell>
          <table:table-cell office:value-type="float" office:value="551.25" calcext:value-type="float">
            <text:p>551.25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table:formula="of:=AVERAGE([.A200:.E200])" office:value-type="float" office:value="309.5" calcext:value-type="float">
            <text:p>309.5</text:p>
          </table:table-cell>
          <table:table-cell table:formula="of:=STDEV([.A200:.E200])/SQRT(COUNT([.A200:.E200]))" office:value-type="float" office:value="92.9436993561156" calcext:value-type="float">
            <text:p>92.9436993561</text:p>
          </table:table-cell>
        </table:table-row>
        <table:table-row table:style-name="ro1">
          <table:table-cell office:value-type="float" office:value="118.75" calcext:value-type="float">
            <text:p>118.75</text:p>
          </table:table-cell>
          <table:table-cell office:value-type="float" office:value="376.25" calcext:value-type="float">
            <text:p>376.25</text:p>
          </table:table-cell>
          <table:table-cell office:value-type="float" office:value="483.75" calcext:value-type="float">
            <text:p>483.75</text:p>
          </table:table-cell>
          <table:table-cell office:value-type="float" office:value="423.75" calcext:value-type="float">
            <text:p>423.75</text:p>
          </table:table-cell>
          <table:table-cell office:value-type="float" office:value="156.25" calcext:value-type="float">
            <text:p>156.25</text:p>
          </table:table-cell>
          <table:table-cell table:number-columns-repeated="2"/>
          <table:table-cell table:formula="of:=AVERAGE([.A201:.E201])" office:value-type="float" office:value="311.75" calcext:value-type="float">
            <text:p>311.75</text:p>
          </table:table-cell>
          <table:table-cell table:formula="of:=STDEV([.A201:.E201])/SQRT(COUNT([.A201:.E201]))" office:value-type="float" office:value="73.3885209007512" calcext:value-type="float">
            <text:p>73.3885209008</text:p>
          </table:table-cell>
        </table:table-row>
        <table:table-row table:style-name="ro1">
          <table:table-cell office:value-type="float" office:value="168.75" calcext:value-type="float">
            <text:p>168.75</text:p>
          </table:table-cell>
          <table:table-cell office:value-type="float" office:value="587.5" calcext:value-type="float">
            <text:p>587.5</text:p>
          </table:table-cell>
          <table:table-cell office:value-type="float" office:value="518.75" calcext:value-type="float">
            <text:p>518.75</text:p>
          </table:table-cell>
          <table:table-cell office:value-type="float" office:value="462.5" calcext:value-type="float">
            <text:p>462.5</text:p>
          </table:table-cell>
          <table:table-cell office:value-type="float" office:value="335" calcext:value-type="float">
            <text:p>335</text:p>
          </table:table-cell>
          <table:table-cell table:number-columns-repeated="2"/>
          <table:table-cell table:formula="of:=AVERAGE([.A202:.E202])" office:value-type="float" office:value="414.5" calcext:value-type="float">
            <text:p>414.5</text:p>
          </table:table-cell>
          <table:table-cell table:formula="of:=STDEV([.A202:.E202])/SQRT(COUNT([.A202:.E202]))" office:value-type="float" office:value="74.0993842754446" calcext:value-type="float">
            <text:p>74.0993842754</text:p>
          </table:table-cell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628.75" calcext:value-type="float">
            <text:p>628.75</text:p>
          </table:table-cell>
          <table:table-cell office:value-type="float" office:value="353.75" calcext:value-type="float">
            <text:p>353.75</text:p>
          </table:table-cell>
          <table:table-cell office:value-type="float" office:value="535" calcext:value-type="float">
            <text:p>535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table:formula="of:=AVERAGE([.A203:.E203])" office:value-type="float" office:value="360.75" calcext:value-type="float">
            <text:p>360.75</text:p>
          </table:table-cell>
          <table:table-cell table:formula="of:=STDEV([.A203:.E203])/SQRT(COUNT([.A203:.E203]))" office:value-type="float" office:value="105.354016297434" calcext:value-type="float">
            <text:p>105.3540162974</text:p>
          </table:table-cell>
        </table:table-row>
        <table:table-row table:style-name="ro1">
          <table:table-cell office:value-type="float" office:value="232.5" calcext:value-type="float">
            <text:p>232.5</text:p>
          </table:table-cell>
          <table:table-cell office:value-type="float" office:value="258.75" calcext:value-type="float">
            <text:p>258.75</text:p>
          </table:table-cell>
          <table:table-cell office:value-type="float" office:value="327.5" calcext:value-type="float">
            <text:p>327.5</text:p>
          </table:table-cell>
          <table:table-cell office:value-type="float" office:value="451.25" calcext:value-type="float">
            <text:p>451.25</text:p>
          </table:table-cell>
          <table:table-cell office:value-type="float" office:value="401.25" calcext:value-type="float">
            <text:p>401.25</text:p>
          </table:table-cell>
          <table:table-cell table:number-columns-repeated="2"/>
          <table:table-cell table:formula="of:=AVERAGE([.A204:.E204])" office:value-type="float" office:value="334.25" calcext:value-type="float">
            <text:p>334.25</text:p>
          </table:table-cell>
          <table:table-cell table:formula="of:=STDEV([.A204:.E204])/SQRT(COUNT([.A204:.E204]))" office:value-type="float" office:value="41.3985959906855" calcext:value-type="float">
            <text:p>41.3985959907</text:p>
          </table:table-cell>
        </table:table-row>
        <table:table-row table:style-name="ro1">
          <table:table-cell office:value-type="float" office:value="-38.75" calcext:value-type="float">
            <text:p>-38.75</text:p>
          </table:table-cell>
          <table:table-cell office:value-type="float" office:value="498.75" calcext:value-type="float">
            <text:p>498.75</text:p>
          </table:table-cell>
          <table:table-cell office:value-type="float" office:value="447.5" calcext:value-type="float">
            <text:p>447.5</text:p>
          </table:table-cell>
          <table:table-cell office:value-type="float" office:value="271.25" calcext:value-type="float">
            <text:p>271.25</text:p>
          </table:table-cell>
          <table:table-cell office:value-type="float" office:value="158.75" calcext:value-type="float">
            <text:p>158.75</text:p>
          </table:table-cell>
          <table:table-cell table:number-columns-repeated="2"/>
          <table:table-cell table:formula="of:=AVERAGE([.A205:.E205])" office:value-type="float" office:value="267.5" calcext:value-type="float">
            <text:p>267.5</text:p>
          </table:table-cell>
          <table:table-cell table:formula="of:=STDEV([.A205:.E205])/SQRT(COUNT([.A205:.E205]))" office:value-type="float" office:value="97.8535257412833" calcext:value-type="float">
            <text:p>97.85352574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5" calcext:value-type="float">
            <text:p>345</text:p>
          </table:table-cell>
          <table:table-cell office:value-type="float" office:value="132.5" calcext:value-type="float">
            <text:p>132.5</text:p>
          </table:table-cell>
          <table:table-cell office:value-type="float" office:value="411.25" calcext:value-type="float">
            <text:p>411.25</text:p>
          </table:table-cell>
          <table:table-cell office:value-type="float" office:value="283.75" calcext:value-type="float">
            <text:p>283.75</text:p>
          </table:table-cell>
          <table:table-cell table:number-columns-repeated="2"/>
          <table:table-cell table:formula="of:=AVERAGE([.A206:.E206])" office:value-type="float" office:value="250.5" calcext:value-type="float">
            <text:p>250.5</text:p>
          </table:table-cell>
          <table:table-cell table:formula="of:=STDEV([.A206:.E206])/SQRT(COUNT([.A206:.E206]))" office:value-type="float" office:value="62.7975417512501" calcext:value-type="float">
            <text:p>62.7975417513</text:p>
          </table:table-cell>
        </table:table-row>
        <table:table-row table:style-name="ro1">
          <table:table-cell office:value-type="float" office:value="103.75" calcext:value-type="float">
            <text:p>103.75</text:p>
          </table:table-cell>
          <table:table-cell office:value-type="float" office:value="546.25" calcext:value-type="float">
            <text:p>546.25</text:p>
          </table:table-cell>
          <table:table-cell office:value-type="float" office:value="372.5" calcext:value-type="float">
            <text:p>372.5</text:p>
          </table:table-cell>
          <table:table-cell office:value-type="float" office:value="226.25" calcext:value-type="float">
            <text:p>226.25</text:p>
          </table:table-cell>
          <table:table-cell office:value-type="float" office:value="406.25" calcext:value-type="float">
            <text:p>406.25</text:p>
          </table:table-cell>
          <table:table-cell table:number-columns-repeated="2"/>
          <table:table-cell table:formula="of:=AVERAGE([.A207:.E207])" office:value-type="float" office:value="331" calcext:value-type="float">
            <text:p>331</text:p>
          </table:table-cell>
          <table:table-cell table:formula="of:=STDEV([.A207:.E207])/SQRT(COUNT([.A207:.E207]))" office:value-type="float" office:value="76.2668014276199" calcext:value-type="float">
            <text:p>76.26680142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57.5" calcext:value-type="float">
            <text:p>557.5</text:p>
          </table:table-cell>
          <table:table-cell office:value-type="float" office:value="386.25" calcext:value-type="float">
            <text:p>386.25</text:p>
          </table:table-cell>
          <table:table-cell office:value-type="float" office:value="235" calcext:value-type="float">
            <text:p>235</text:p>
          </table:table-cell>
          <table:table-cell office:value-type="float" office:value="396.25" calcext:value-type="float">
            <text:p>396.25</text:p>
          </table:table-cell>
          <table:table-cell table:number-columns-repeated="2"/>
          <table:table-cell table:formula="of:=AVERAGE([.A208:.E208])" office:value-type="float" office:value="321" calcext:value-type="float">
            <text:p>321</text:p>
          </table:table-cell>
          <table:table-cell table:formula="of:=STDEV([.A208:.E208])/SQRT(COUNT([.A208:.E208]))" office:value-type="float" office:value="88.8620771195452" calcext:value-type="float">
            <text:p>88.8620771195</text:p>
          </table:table-cell>
        </table:table-row>
        <table:table-row table:style-name="ro1">
          <table:table-cell office:value-type="float" office:value="-38.75" calcext:value-type="float">
            <text:p>-38.75</text:p>
          </table:table-cell>
          <table:table-cell office:value-type="float" office:value="472.5" calcext:value-type="float">
            <text:p>472.5</text:p>
          </table:table-cell>
          <table:table-cell office:value-type="float" office:value="442.5" calcext:value-type="float">
            <text:p>442.5</text:p>
          </table:table-cell>
          <table:table-cell office:value-type="float" office:value="483.75" calcext:value-type="float">
            <text:p>483.75</text:p>
          </table:table-cell>
          <table:table-cell office:value-type="float" office:value="271.25" calcext:value-type="float">
            <text:p>271.25</text:p>
          </table:table-cell>
          <table:table-cell table:number-columns-repeated="2"/>
          <table:table-cell table:formula="of:=AVERAGE([.A209:.E209])" office:value-type="float" office:value="326.25" calcext:value-type="float">
            <text:p>326.25</text:p>
          </table:table-cell>
          <table:table-cell table:formula="of:=STDEV([.A209:.E209])/SQRT(COUNT([.A209:.E209]))" office:value-type="float" office:value="98.9846894726654" calcext:value-type="float">
            <text:p>98.98468947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30" calcext:value-type="float">
            <text:p>43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2"/>
          <table:table-cell table:formula="of:=AVERAGE([.A210:.E210])" office:value-type="float" office:value="252" calcext:value-type="float">
            <text:p>252</text:p>
          </table:table-cell>
          <table:table-cell table:formula="of:=STDEV([.A210:.E210])/SQRT(COUNT([.A210:.E210]))" office:value-type="float" office:value="46.0597438117061" calcext:value-type="float">
            <text:p>46.0597438117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83.75" calcext:value-type="float">
            <text:p>383.75</text:p>
          </table:table-cell>
          <table:table-cell office:value-type="float" office:value="352.5" calcext:value-type="float">
            <text:p>352.5</text:p>
          </table:table-cell>
          <table:table-cell office:value-type="float" office:value="463.75" calcext:value-type="float">
            <text:p>463.75</text:p>
          </table:table-cell>
          <table:table-cell office:value-type="float" office:value="416.25" calcext:value-type="float">
            <text:p>416.25</text:p>
          </table:table-cell>
          <table:table-cell table:number-columns-repeated="2"/>
          <table:table-cell table:formula="of:=AVERAGE([.A211:.E211])" office:value-type="float" office:value="317.25" calcext:value-type="float">
            <text:p>317.25</text:p>
          </table:table-cell>
          <table:table-cell table:formula="of:=STDEV([.A211:.E211])/SQRT(COUNT([.A211:.E211]))" office:value-type="float" office:value="88.7441899506666" calcext:value-type="float">
            <text:p>88.7441899507</text:p>
          </table:table-cell>
        </table:table-row>
        <table:table-row table:style-name="ro1">
          <table:table-cell office:value-type="float" office:value="158.75" calcext:value-type="float">
            <text:p>158.75</text:p>
          </table:table-cell>
          <table:table-cell office:value-type="float" office:value="458.75" calcext:value-type="float">
            <text:p>458.75</text:p>
          </table:table-cell>
          <table:table-cell office:value-type="float" office:value="197.5" calcext:value-type="float">
            <text:p>197.5</text:p>
          </table:table-cell>
          <table:table-cell office:value-type="float" office:value="438.75" calcext:value-type="float">
            <text:p>438.75</text:p>
          </table:table-cell>
          <table:table-cell office:value-type="float" office:value="251.25" calcext:value-type="float">
            <text:p>251.25</text:p>
          </table:table-cell>
          <table:table-cell table:number-columns-repeated="2"/>
          <table:table-cell table:formula="of:=AVERAGE([.A212:.E212])" office:value-type="float" office:value="301" calcext:value-type="float">
            <text:p>301</text:p>
          </table:table-cell>
          <table:table-cell table:formula="of:=STDEV([.A212:.E212])/SQRT(COUNT([.A212:.E212]))" office:value-type="float" office:value="62.1620865158177" calcext:value-type="float">
            <text:p>62.1620865158</text:p>
          </table:table-cell>
        </table:table-row>
        <table:table-row table:style-name="ro1">
          <table:table-cell office:value-type="float" office:value="-23.75" calcext:value-type="float">
            <text:p>-23.75</text:p>
          </table:table-cell>
          <table:table-cell office:value-type="float" office:value="310" calcext:value-type="float">
            <text:p>310</text:p>
          </table:table-cell>
          <table:table-cell office:value-type="float" office:value="292.5" calcext:value-type="float">
            <text:p>292.5</text:p>
          </table:table-cell>
          <table:table-cell office:value-type="float" office:value="533.75" calcext:value-type="float">
            <text:p>533.75</text:p>
          </table:table-cell>
          <table:table-cell office:value-type="float" office:value="222.5" calcext:value-type="float">
            <text:p>222.5</text:p>
          </table:table-cell>
          <table:table-cell table:number-columns-repeated="2"/>
          <table:table-cell table:formula="of:=AVERAGE([.A213:.E213])" office:value-type="float" office:value="267" calcext:value-type="float">
            <text:p>267</text:p>
          </table:table-cell>
          <table:table-cell table:formula="of:=STDEV([.A213:.E213])/SQRT(COUNT([.A213:.E213]))" office:value-type="float" office:value="89.4903975295674" calcext:value-type="float">
            <text:p>89.49039752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11.25" calcext:value-type="float">
            <text:p>311.25</text:p>
          </table:table-cell>
          <table:table-cell office:value-type="float" office:value="426.25" calcext:value-type="float">
            <text:p>426.25</text:p>
          </table:table-cell>
          <table:table-cell office:value-type="float" office:value="416.25" calcext:value-type="float">
            <text:p>416.25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table:formula="of:=AVERAGE([.A214:.E214])" office:value-type="float" office:value="322.75" calcext:value-type="float">
            <text:p>322.75</text:p>
          </table:table-cell>
          <table:table-cell table:formula="of:=STDEV([.A214:.E214])/SQRT(COUNT([.A214:.E214]))" office:value-type="float" office:value="44.2955274265924" calcext:value-type="float">
            <text:p>44.2955274266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447.5" calcext:value-type="float">
            <text:p>447.5</text:p>
          </table:table-cell>
          <table:table-cell office:value-type="float" office:value="401.25" calcext:value-type="float">
            <text:p>401.25</text:p>
          </table:table-cell>
          <table:table-cell office:value-type="float" office:value="576.25" calcext:value-type="float">
            <text:p>576.25</text:p>
          </table:table-cell>
          <table:table-cell office:value-type="float" office:value="457.5" calcext:value-type="float">
            <text:p>457.5</text:p>
          </table:table-cell>
          <table:table-cell table:number-columns-repeated="2"/>
          <table:table-cell table:formula="of:=AVERAGE([.A215:.E215])" office:value-type="float" office:value="380.75" calcext:value-type="float">
            <text:p>380.75</text:p>
          </table:table-cell>
          <table:table-cell table:formula="of:=STDEV([.A215:.E215])/SQRT(COUNT([.A215:.E215]))" office:value-type="float" office:value="94.3999139300455" calcext:value-type="float">
            <text:p>94.39991393</text:p>
          </table:table-cell>
        </table:table-row>
        <table:table-row table:style-name="ro1">
          <table:table-cell office:value-type="float" office:value="132.5" calcext:value-type="float">
            <text:p>132.5</text:p>
          </table:table-cell>
          <table:table-cell office:value-type="float" office:value="356.25" calcext:value-type="float">
            <text:p>356.25</text:p>
          </table:table-cell>
          <table:table-cell office:value-type="float" office:value="378.75" calcext:value-type="float">
            <text:p>378.75</text:p>
          </table:table-cell>
          <table:table-cell office:value-type="float" office:value="467.5" calcext:value-type="float">
            <text:p>467.5</text:p>
          </table:table-cell>
          <table:table-cell office:value-type="float" office:value="296.25" calcext:value-type="float">
            <text:p>296.25</text:p>
          </table:table-cell>
          <table:table-cell table:number-columns-repeated="2"/>
          <table:table-cell table:formula="of:=AVERAGE([.A216:.E216])" office:value-type="float" office:value="326.25" calcext:value-type="float">
            <text:p>326.25</text:p>
          </table:table-cell>
          <table:table-cell table:formula="of:=STDEV([.A216:.E216])/SQRT(COUNT([.A216:.E216]))" office:value-type="float" office:value="55.6986871479032" calcext:value-type="float">
            <text:p>55.6986871479</text:p>
          </table:table-cell>
        </table:table-row>
        <table:table-row table:style-name="ro1">
          <table:table-cell office:value-type="float" office:value="252.5" calcext:value-type="float">
            <text:p>252.5</text:p>
          </table:table-cell>
          <table:table-cell office:value-type="float" office:value="105" calcext:value-type="float">
            <text:p>105</text:p>
          </table:table-cell>
          <table:table-cell office:value-type="float" office:value="335" calcext:value-type="float">
            <text:p>335</text:p>
          </table:table-cell>
          <table:table-cell office:value-type="float" office:value="443.75" calcext:value-type="float">
            <text:p>443.75</text:p>
          </table:table-cell>
          <table:table-cell office:value-type="float" office:value="312.5" calcext:value-type="float">
            <text:p>312.5</text:p>
          </table:table-cell>
          <table:table-cell table:number-columns-repeated="2"/>
          <table:table-cell table:formula="of:=AVERAGE([.A217:.E217])" office:value-type="float" office:value="289.75" calcext:value-type="float">
            <text:p>289.75</text:p>
          </table:table-cell>
          <table:table-cell table:formula="of:=STDEV([.A217:.E217])/SQRT(COUNT([.A217:.E217]))" office:value-type="float" office:value="55.5883306099401" calcext:value-type="float">
            <text:p>55.5883306099</text:p>
          </table:table-cell>
        </table:table-row>
        <table:table-row table:style-name="ro1">
          <table:table-cell office:value-type="float" office:value="153.75" calcext:value-type="float">
            <text:p>153.75</text:p>
          </table:table-cell>
          <table:table-cell office:value-type="float" office:value="391.25" calcext:value-type="float">
            <text:p>391.25</text:p>
          </table:table-cell>
          <table:table-cell office:value-type="float" office:value="393.75" calcext:value-type="float">
            <text:p>393.75</text:p>
          </table:table-cell>
          <table:table-cell office:value-type="float" office:value="340" calcext:value-type="float">
            <text:p>340</text:p>
          </table:table-cell>
          <table:table-cell office:value-type="float" office:value="448.75" calcext:value-type="float">
            <text:p>448.75</text:p>
          </table:table-cell>
          <table:table-cell table:number-columns-repeated="2"/>
          <table:table-cell table:formula="of:=AVERAGE([.A218:.E218])" office:value-type="float" office:value="345.5" calcext:value-type="float">
            <text:p>345.5</text:p>
          </table:table-cell>
          <table:table-cell table:formula="of:=STDEV([.A218:.E218])/SQRT(COUNT([.A218:.E218]))" office:value-type="float" office:value="50.9313263129874" calcext:value-type="float">
            <text:p>50.931326313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496.25" calcext:value-type="float">
            <text:p>496.25</text:p>
          </table:table-cell>
          <table:table-cell office:value-type="float" office:value="377.5" calcext:value-type="float">
            <text:p>377.5</text:p>
          </table:table-cell>
          <table:table-cell office:value-type="float" office:value="442.5" calcext:value-type="float">
            <text:p>442.5</text:p>
          </table:table-cell>
          <table:table-cell office:value-type="float" office:value="410" calcext:value-type="float">
            <text:p>410</text:p>
          </table:table-cell>
          <table:table-cell table:number-columns-repeated="2"/>
          <table:table-cell table:formula="of:=AVERAGE([.A219:.E219])" office:value-type="float" office:value="348.75" calcext:value-type="float">
            <text:p>348.75</text:p>
          </table:table-cell>
          <table:table-cell table:formula="of:=STDEV([.A219:.E219])/SQRT(COUNT([.A219:.E219]))" office:value-type="float" office:value="85.1028789172258" calcext:value-type="float">
            <text:p>85.1028789172</text:p>
          </table:table-cell>
        </table:table-row>
        <table:table-row table:style-name="ro1">
          <table:table-cell office:value-type="float" office:value="113.75" calcext:value-type="float">
            <text:p>113.75</text:p>
          </table:table-cell>
          <table:table-cell office:value-type="float" office:value="425" calcext:value-type="float">
            <text:p>425</text:p>
          </table:table-cell>
          <table:table-cell office:value-type="float" office:value="306.25" calcext:value-type="float">
            <text:p>306.25</text:p>
          </table:table-cell>
          <table:table-cell office:value-type="float" office:value="461.25" calcext:value-type="float">
            <text:p>461.25</text:p>
          </table:table-cell>
          <table:table-cell office:value-type="float" office:value="301.25" calcext:value-type="float">
            <text:p>301.25</text:p>
          </table:table-cell>
          <table:table-cell table:number-columns-repeated="2"/>
          <table:table-cell table:formula="of:=AVERAGE([.A220:.E220])" office:value-type="float" office:value="321.5" calcext:value-type="float">
            <text:p>321.5</text:p>
          </table:table-cell>
          <table:table-cell table:formula="of:=STDEV([.A220:.E220])/SQRT(COUNT([.A220:.E220]))" office:value-type="float" office:value="60.8461173781861" calcext:value-type="float">
            <text:p>60.84611737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1.25" calcext:value-type="float">
            <text:p>401.25</text:p>
          </table:table-cell>
          <table:table-cell office:value-type="float" office:value="280" calcext:value-type="float">
            <text:p>280</text:p>
          </table:table-cell>
          <table:table-cell office:value-type="float" office:value="306.25" calcext:value-type="float">
            <text:p>306.25</text:p>
          </table:table-cell>
          <table:table-cell office:value-type="float" office:value="422.5" calcext:value-type="float">
            <text:p>422.5</text:p>
          </table:table-cell>
          <table:table-cell table:number-columns-repeated="2"/>
          <table:table-cell table:formula="of:=AVERAGE([.A221:.E221])" office:value-type="float" office:value="292" calcext:value-type="float">
            <text:p>292</text:p>
          </table:table-cell>
          <table:table-cell table:formula="of:=STDEV([.A221:.E221])/SQRT(COUNT([.A221:.E221]))" office:value-type="float" office:value="66.2860750836856" calcext:value-type="float">
            <text:p>66.2860750837</text:p>
          </table:table-cell>
        </table:table-row>
        <table:table-row table:style-name="ro1">
          <table:table-cell office:value-type="float" office:value="-52.5" calcext:value-type="float">
            <text:p>-52.5</text:p>
          </table:table-cell>
          <table:table-cell office:value-type="float" office:value="565" calcext:value-type="float">
            <text:p>565</text:p>
          </table:table-cell>
          <table:table-cell office:value-type="float" office:value="115" calcext:value-type="float">
            <text:p>115</text:p>
          </table:table-cell>
          <table:table-cell office:value-type="float" office:value="645" calcext:value-type="float">
            <text:p>645</text:p>
          </table:table-cell>
          <table:table-cell office:value-type="float" office:value="417.5" calcext:value-type="float">
            <text:p>417.5</text:p>
          </table:table-cell>
          <table:table-cell table:number-columns-repeated="2"/>
          <table:table-cell table:formula="of:=AVERAGE([.A222:.E222])" office:value-type="float" office:value="338" calcext:value-type="float">
            <text:p>338</text:p>
          </table:table-cell>
          <table:table-cell table:formula="of:=STDEV([.A222:.E222])/SQRT(COUNT([.A222:.E222]))" office:value-type="float" office:value="133.100995488388" calcext:value-type="float">
            <text:p>133.1009954884</text:p>
          </table:table-cell>
        </table:table-row>
        <table:table-row table:style-name="ro1">
          <table:table-cell office:value-type="float" office:value="216.25" calcext:value-type="float">
            <text:p>216.25</text:p>
          </table:table-cell>
          <table:table-cell office:value-type="float" office:value="511.25" calcext:value-type="float">
            <text:p>511.25</text:p>
          </table:table-cell>
          <table:table-cell office:value-type="float" office:value="328.75" calcext:value-type="float">
            <text:p>328.75</text:p>
          </table:table-cell>
          <table:table-cell office:value-type="float" office:value="420" calcext:value-type="float">
            <text:p>42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formula="of:=AVERAGE([.A223:.E223])" office:value-type="float" office:value="345.25" calcext:value-type="float">
            <text:p>345.25</text:p>
          </table:table-cell>
          <table:table-cell table:formula="of:=STDEV([.A223:.E223])/SQRT(COUNT([.A223:.E223]))" office:value-type="float" office:value="54.3734195172605" calcext:value-type="float">
            <text:p>54.3734195173</text:p>
          </table:table-cell>
        </table:table-row>
        <table:table-row table:style-name="ro1">
          <table:table-cell office:value-type="float" office:value="132.5" calcext:value-type="float">
            <text:p>132.5</text:p>
          </table:table-cell>
          <table:table-cell office:value-type="float" office:value="442.5" calcext:value-type="float">
            <text:p>442.5</text:p>
          </table:table-cell>
          <table:table-cell office:value-type="float" office:value="242.5" calcext:value-type="float">
            <text:p>242.5</text:p>
          </table:table-cell>
          <table:table-cell office:value-type="float" office:value="377.5" calcext:value-type="float">
            <text:p>377.5</text:p>
          </table:table-cell>
          <table:table-cell office:value-type="float" office:value="327.5" calcext:value-type="float">
            <text:p>327.5</text:p>
          </table:table-cell>
          <table:table-cell table:number-columns-repeated="2"/>
          <table:table-cell table:formula="of:=AVERAGE([.A224:.E224])" office:value-type="float" office:value="304.5" calcext:value-type="float">
            <text:p>304.5</text:p>
          </table:table-cell>
          <table:table-cell table:formula="of:=STDEV([.A224:.E224])/SQRT(COUNT([.A224:.E224]))" office:value-type="float" office:value="54.0046294311886" calcext:value-type="float">
            <text:p>54.0046294312</text:p>
          </table:table-cell>
        </table:table-row>
        <table:table-row table:style-name="ro1">
          <table:table-cell office:value-type="float" office:value="113.75" calcext:value-type="float">
            <text:p>113.75</text:p>
          </table:table-cell>
          <table:table-cell office:value-type="float" office:value="306.25" calcext:value-type="float">
            <text:p>306.25</text:p>
          </table:table-cell>
          <table:table-cell office:value-type="float" office:value="366.25" calcext:value-type="float">
            <text:p>366.25</text:p>
          </table:table-cell>
          <table:table-cell office:value-type="float" office:value="533.75" calcext:value-type="float">
            <text:p>533.75</text:p>
          </table:table-cell>
          <table:table-cell office:value-type="float" office:value="196.25" calcext:value-type="float">
            <text:p>196.25</text:p>
          </table:table-cell>
          <table:table-cell table:number-columns-repeated="2"/>
          <table:table-cell table:formula="of:=AVERAGE([.A225:.E225])" office:value-type="float" office:value="303.25" calcext:value-type="float">
            <text:p>303.25</text:p>
          </table:table-cell>
          <table:table-cell table:formula="of:=STDEV([.A225:.E225])/SQRT(COUNT([.A225:.E225]))" office:value-type="float" office:value="72.2729202398796" calcext:value-type="float">
            <text:p>72.2729202399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07.5" calcext:value-type="float">
            <text:p>407.5</text:p>
          </table:table-cell>
          <table:table-cell office:value-type="float" office:value="406.25" calcext:value-type="float">
            <text:p>406.25</text:p>
          </table:table-cell>
          <table:table-cell office:value-type="float" office:value="432.5" calcext:value-type="float">
            <text:p>432.5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AVERAGE([.A226:.E226])" office:value-type="float" office:value="305.5" calcext:value-type="float">
            <text:p>305.5</text:p>
          </table:table-cell>
          <table:table-cell table:formula="of:=STDEV([.A226:.E226])/SQRT(COUNT([.A226:.E226]))" office:value-type="float" office:value="80.5921444683041" calcext:value-type="float">
            <text:p>80.5921444683</text:p>
          </table:table-cell>
        </table:table-row>
        <table:table-row table:style-name="ro1">
          <table:table-cell office:value-type="float" office:value="166.25" calcext:value-type="float">
            <text:p>166.25</text:p>
          </table:table-cell>
          <table:table-cell office:value-type="float" office:value="462.5" calcext:value-type="float">
            <text:p>462.5</text:p>
          </table:table-cell>
          <table:table-cell office:value-type="float" office:value="433.75" calcext:value-type="float">
            <text:p>433.75</text:p>
          </table:table-cell>
          <table:table-cell office:value-type="float" office:value="366.25" calcext:value-type="float">
            <text:p>366.25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formula="of:=AVERAGE([.A227:.E227])" office:value-type="float" office:value="329.75" calcext:value-type="float">
            <text:p>329.75</text:p>
          </table:table-cell>
          <table:table-cell table:formula="of:=STDEV([.A227:.E227])/SQRT(COUNT([.A227:.E227]))" office:value-type="float" office:value="58.544053925228" calcext:value-type="float">
            <text:p>58.5440539252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492.5" calcext:value-type="float">
            <text:p>492.5</text:p>
          </table:table-cell>
          <table:table-cell office:value-type="float" office:value="222.5" calcext:value-type="float">
            <text:p>222.5</text:p>
          </table:table-cell>
          <table:table-cell office:value-type="float" office:value="435" calcext:value-type="float">
            <text:p>435</text:p>
          </table:table-cell>
          <table:table-cell office:value-type="float" office:value="451.25" calcext:value-type="float">
            <text:p>451.25</text:p>
          </table:table-cell>
          <table:table-cell table:number-columns-repeated="2"/>
          <table:table-cell table:formula="of:=AVERAGE([.A228:.E228])" office:value-type="float" office:value="326.75" calcext:value-type="float">
            <text:p>326.75</text:p>
          </table:table-cell>
          <table:table-cell table:formula="of:=STDEV([.A228:.E228])/SQRT(COUNT([.A228:.E228]))" office:value-type="float" office:value="87.2188339752372" calcext:value-type="float">
            <text:p>87.218833975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72.5" calcext:value-type="float">
            <text:p>672.5</text:p>
          </table:table-cell>
          <table:table-cell office:value-type="float" office:value="333.75" calcext:value-type="float">
            <text:p>333.75</text:p>
          </table:table-cell>
          <table:table-cell office:value-type="float" office:value="441.25" calcext:value-type="float">
            <text:p>441.25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table:formula="of:=AVERAGE([.A229:.E229])" office:value-type="float" office:value="366.5" calcext:value-type="float">
            <text:p>366.5</text:p>
          </table:table-cell>
          <table:table-cell table:formula="of:=STDEV([.A229:.E229])/SQRT(COUNT([.A229:.E229]))" office:value-type="float" office:value="90.9287152114226" calcext:value-type="float">
            <text:p>90.9287152114</text:p>
          </table:table-cell>
        </table:table-row>
        <table:table-row table:style-name="ro1">
          <table:table-cell office:value-type="float" office:value="118.75" calcext:value-type="float">
            <text:p>118.75</text:p>
          </table:table-cell>
          <table:table-cell office:value-type="float" office:value="750" calcext:value-type="float">
            <text:p>750</text:p>
          </table:table-cell>
          <table:table-cell office:value-type="float" office:value="281.25" calcext:value-type="float">
            <text:p>281.25</text:p>
          </table:table-cell>
          <table:table-cell office:value-type="float" office:value="558.75" calcext:value-type="float">
            <text:p>558.75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table:formula="of:=AVERAGE([.A230:.E230])" office:value-type="float" office:value="429.75" calcext:value-type="float">
            <text:p>429.75</text:p>
          </table:table-cell>
          <table:table-cell table:formula="of:=STDEV([.A230:.E230])/SQRT(COUNT([.A230:.E230]))" office:value-type="float" office:value="109.10531036572" calcext:value-type="float">
            <text:p>109.1053103657</text:p>
          </table:table-cell>
        </table:table-row>
        <table:table-row table:style-name="ro1">
          <table:table-cell office:value-type="float" office:value="363.75" calcext:value-type="float">
            <text:p>363.75</text:p>
          </table:table-cell>
          <table:table-cell office:value-type="float" office:value="565" calcext:value-type="float">
            <text:p>565</text:p>
          </table:table-cell>
          <table:table-cell office:value-type="float" office:value="212.5" calcext:value-type="float">
            <text:p>212.5</text:p>
          </table:table-cell>
          <table:table-cell office:value-type="float" office:value="408.75" calcext:value-type="float">
            <text:p>408.75</text:p>
          </table:table-cell>
          <table:table-cell office:value-type="float" office:value="556.25" calcext:value-type="float">
            <text:p>556.25</text:p>
          </table:table-cell>
          <table:table-cell table:number-columns-repeated="2"/>
          <table:table-cell table:formula="of:=AVERAGE([.A231:.E231])" office:value-type="float" office:value="421.25" calcext:value-type="float">
            <text:p>421.25</text:p>
          </table:table-cell>
          <table:table-cell table:formula="of:=STDEV([.A231:.E231])/SQRT(COUNT([.A231:.E231]))" office:value-type="float" office:value="65.5469774284063" calcext:value-type="float">
            <text:p>65.5469774284</text:p>
          </table:table-cell>
        </table:table-row>
      </table:table>
      <table:table table:name="total output" table:style-name="ta1">
        <table:shapes>
          <draw:frame draw:z-index="0" draw:style-name="gr1" draw:text-style-name="P1" svg:width="27.901cm" svg:height="15.333cm" svg:x="11.801cm" svg:y="1.507cm">
            <draw:object draw:notify-on-update-of-ranges="'total output'.A1:'total output'.A1 'total output'.A2:'total output'.A231 'total output'.B1:'total output'.B1 'total output'.B2:'total output'.B23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Linear</text:p>
          </table:table-cell>
          <table:table-cell table:number-columns-repeated="4"/>
        </table:table-row>
        <table:table-row table:style-name="ro1">
          <table:table-cell table:formula="of:=['output sigmoid'.H2]" office:value-type="float" office:value="-28" calcext:value-type="float">
            <text:p>-28</text:p>
          </table:table-cell>
          <table:table-cell table:formula="of:=['output linear'.H2]" office:value-type="float" office:value="-219.75" calcext:value-type="float">
            <text:p>-219.75</text:p>
          </table:table-cell>
          <table:table-cell table:number-columns-repeated="4"/>
        </table:table-row>
        <table:table-row table:style-name="ro1">
          <table:table-cell table:formula="of:=['output sigmoid'.H3]" office:value-type="float" office:value="110" calcext:value-type="float">
            <text:p>110</text:p>
          </table:table-cell>
          <table:table-cell table:formula="of:=['output linear'.H3]" office:value-type="float" office:value="-114.25" calcext:value-type="float">
            <text:p>-114.25</text:p>
          </table:table-cell>
          <table:table-cell table:number-columns-repeated="4"/>
        </table:table-row>
        <table:table-row table:style-name="ro1">
          <table:table-cell table:formula="of:=['output sigmoid'.H4]" office:value-type="float" office:value="58.25" calcext:value-type="float">
            <text:p>58.25</text:p>
          </table:table-cell>
          <table:table-cell table:formula="of:=['output linear'.H4]" office:value-type="float" office:value="-22.5" calcext:value-type="float">
            <text:p>-22.5</text:p>
          </table:table-cell>
          <table:table-cell table:number-columns-repeated="4"/>
        </table:table-row>
        <table:table-row table:style-name="ro1">
          <table:table-cell table:formula="of:=['output sigmoid'.H5]" office:value-type="float" office:value="78.75" calcext:value-type="float">
            <text:p>78.75</text:p>
          </table:table-cell>
          <table:table-cell table:formula="of:=['output linear'.H5]" office:value-type="float" office:value="142.5" calcext:value-type="float">
            <text:p>142.5</text:p>
          </table:table-cell>
          <table:table-cell table:number-columns-repeated="4"/>
        </table:table-row>
        <table:table-row table:style-name="ro1">
          <table:table-cell table:formula="of:=['output sigmoid'.H6]" office:value-type="float" office:value="233.5" calcext:value-type="float">
            <text:p>233.5</text:p>
          </table:table-cell>
          <table:table-cell table:formula="of:=['output linear'.H6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 table:formula="of:=['output sigmoid'.H7]" office:value-type="float" office:value="158.75" calcext:value-type="float">
            <text:p>158.75</text:p>
          </table:table-cell>
          <table:table-cell table:formula="of:=['output linear'.H7]" office:value-type="float" office:value="190.25" calcext:value-type="float">
            <text:p>190.25</text:p>
          </table:table-cell>
          <table:table-cell table:number-columns-repeated="4"/>
        </table:table-row>
        <table:table-row table:style-name="ro1">
          <table:table-cell table:formula="of:=['output sigmoid'.H8]" office:value-type="float" office:value="205.5" calcext:value-type="float">
            <text:p>205.5</text:p>
          </table:table-cell>
          <table:table-cell table:formula="of:=['output linear'.H8]" office:value-type="float" office:value="236.25" calcext:value-type="float">
            <text:p>236.25</text:p>
          </table:table-cell>
          <table:table-cell table:number-columns-repeated="4"/>
        </table:table-row>
        <table:table-row table:style-name="ro1">
          <table:table-cell table:formula="of:=['output sigmoid'.H9]" office:value-type="float" office:value="232" calcext:value-type="float">
            <text:p>232</text:p>
          </table:table-cell>
          <table:table-cell table:formula="of:=['output linear'.H9]" office:value-type="float" office:value="258.75" calcext:value-type="float">
            <text:p>258.75</text:p>
          </table:table-cell>
          <table:table-cell table:number-columns-repeated="4"/>
        </table:table-row>
        <table:table-row table:style-name="ro1">
          <table:table-cell table:formula="of:=['output sigmoid'.H10]" office:value-type="float" office:value="200.25" calcext:value-type="float">
            <text:p>200.25</text:p>
          </table:table-cell>
          <table:table-cell table:formula="of:=['output linear'.H10]" office:value-type="float" office:value="309.75" calcext:value-type="float">
            <text:p>309.75</text:p>
          </table:table-cell>
          <table:table-cell table:number-columns-repeated="4"/>
        </table:table-row>
        <table:table-row table:style-name="ro1">
          <table:table-cell table:formula="of:=['output sigmoid'.H11]" office:value-type="float" office:value="280.75" calcext:value-type="float">
            <text:p>280.75</text:p>
          </table:table-cell>
          <table:table-cell table:formula="of:=['output linear'.H11]" office:value-type="float" office:value="223.75" calcext:value-type="float">
            <text:p>223.75</text:p>
          </table:table-cell>
          <table:table-cell table:number-columns-repeated="4"/>
        </table:table-row>
        <table:table-row table:style-name="ro1">
          <table:table-cell table:formula="of:=['output sigmoid'.H12]" office:value-type="float" office:value="263" calcext:value-type="float">
            <text:p>263</text:p>
          </table:table-cell>
          <table:table-cell table:formula="of:=['output linear'.H12]" office:value-type="float" office:value="188.75" calcext:value-type="float">
            <text:p>188.75</text:p>
          </table:table-cell>
          <table:table-cell table:number-columns-repeated="4"/>
        </table:table-row>
        <table:table-row table:style-name="ro1">
          <table:table-cell table:formula="of:=['output sigmoid'.H13]" office:value-type="float" office:value="190.5" calcext:value-type="float">
            <text:p>190.5</text:p>
          </table:table-cell>
          <table:table-cell table:formula="of:=['output linear'.H13]"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table:formula="of:=['output sigmoid'.H14]" office:value-type="float" office:value="162" calcext:value-type="float">
            <text:p>162</text:p>
          </table:table-cell>
          <table:table-cell table:formula="of:=['output linear'.H14]"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table:formula="of:=['output sigmoid'.H15]" office:value-type="float" office:value="211" calcext:value-type="float">
            <text:p>211</text:p>
          </table:table-cell>
          <table:table-cell table:formula="of:=['output linear'.H15]"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table:formula="of:=['output sigmoid'.H16]" office:value-type="float" office:value="243.75" calcext:value-type="float">
            <text:p>243.75</text:p>
          </table:table-cell>
          <table:table-cell table:formula="of:=['output linear'.H16]" office:value-type="float" office:value="200.25" calcext:value-type="float">
            <text:p>200.25</text:p>
          </table:table-cell>
          <table:table-cell table:number-columns-repeated="4"/>
        </table:table-row>
        <table:table-row table:style-name="ro1">
          <table:table-cell table:formula="of:=['output sigmoid'.H17]" office:value-type="float" office:value="178.75" calcext:value-type="float">
            <text:p>178.75</text:p>
          </table:table-cell>
          <table:table-cell table:formula="of:=['output linear'.H17]" office:value-type="float" office:value="289.25" calcext:value-type="float">
            <text:p>289.25</text:p>
          </table:table-cell>
          <table:table-cell table:number-columns-repeated="4"/>
        </table:table-row>
        <table:table-row table:style-name="ro1">
          <table:table-cell table:formula="of:=['output sigmoid'.H18]" office:value-type="float" office:value="179" calcext:value-type="float">
            <text:p>179</text:p>
          </table:table-cell>
          <table:table-cell table:formula="of:=['output linear'.H18]" office:value-type="float" office:value="353.5" calcext:value-type="float">
            <text:p>353.5</text:p>
          </table:table-cell>
          <table:table-cell table:number-columns-repeated="4"/>
        </table:table-row>
        <table:table-row table:style-name="ro1">
          <table:table-cell table:formula="of:=['output sigmoid'.H19]" office:value-type="float" office:value="205.5" calcext:value-type="float">
            <text:p>205.5</text:p>
          </table:table-cell>
          <table:table-cell table:formula="of:=['output linear'.H19]" office:value-type="float" office:value="313.25" calcext:value-type="float">
            <text:p>313.25</text:p>
          </table:table-cell>
          <table:table-cell table:number-columns-repeated="4"/>
        </table:table-row>
        <table:table-row table:style-name="ro1">
          <table:table-cell table:formula="of:=['output sigmoid'.H20]" office:value-type="float" office:value="214.25" calcext:value-type="float">
            <text:p>214.25</text:p>
          </table:table-cell>
          <table:table-cell table:formula="of:=['output linear'.H20]" office:value-type="float" office:value="327.25" calcext:value-type="float">
            <text:p>327.25</text:p>
          </table:table-cell>
          <table:table-cell table:number-columns-repeated="4"/>
        </table:table-row>
        <table:table-row table:style-name="ro1">
          <table:table-cell table:formula="of:=['output sigmoid'.H21]" office:value-type="float" office:value="229.75" calcext:value-type="float">
            <text:p>229.75</text:p>
          </table:table-cell>
          <table:table-cell table:formula="of:=['output linear'.H21]" office:value-type="float" office:value="345.25" calcext:value-type="float">
            <text:p>345.25</text:p>
          </table:table-cell>
          <table:table-cell table:number-columns-repeated="4"/>
        </table:table-row>
        <table:table-row table:style-name="ro1">
          <table:table-cell table:formula="of:=['output sigmoid'.H22]" office:value-type="float" office:value="272" calcext:value-type="float">
            <text:p>272</text:p>
          </table:table-cell>
          <table:table-cell table:formula="of:=['output linear'.H22]" office:value-type="float" office:value="248.75" calcext:value-type="float">
            <text:p>248.75</text:p>
          </table:table-cell>
          <table:table-cell table:number-columns-repeated="4"/>
        </table:table-row>
        <table:table-row table:style-name="ro1">
          <table:table-cell table:formula="of:=['output sigmoid'.H23]" office:value-type="float" office:value="270.75" calcext:value-type="float">
            <text:p>270.75</text:p>
          </table:table-cell>
          <table:table-cell table:formula="of:=['output linear'.H23]" office:value-type="float" office:value="239.75" calcext:value-type="float">
            <text:p>239.75</text:p>
          </table:table-cell>
          <table:table-cell table:number-columns-repeated="4"/>
        </table:table-row>
        <table:table-row table:style-name="ro1">
          <table:table-cell table:formula="of:=['output sigmoid'.H24]" office:value-type="float" office:value="254" calcext:value-type="float">
            <text:p>254</text:p>
          </table:table-cell>
          <table:table-cell table:formula="of:=['output linear'.H24]" office:value-type="float" office:value="297.75" calcext:value-type="float">
            <text:p>297.75</text:p>
          </table:table-cell>
          <table:table-cell table:number-columns-repeated="4"/>
        </table:table-row>
        <table:table-row table:style-name="ro1">
          <table:table-cell table:formula="of:=['output sigmoid'.H25]" office:value-type="float" office:value="183.75" calcext:value-type="float">
            <text:p>183.75</text:p>
          </table:table-cell>
          <table:table-cell table:formula="of:=['output linear'.H25]"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table:formula="of:=['output sigmoid'.H26]" office:value-type="float" office:value="303.75" calcext:value-type="float">
            <text:p>303.75</text:p>
          </table:table-cell>
          <table:table-cell table:formula="of:=['output linear'.H26]"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table:formula="of:=['output sigmoid'.H27]" office:value-type="float" office:value="260.25" calcext:value-type="float">
            <text:p>260.25</text:p>
          </table:table-cell>
          <table:table-cell table:formula="of:=['output linear'.H27]" office:value-type="float" office:value="264.25" calcext:value-type="float">
            <text:p>264.25</text:p>
          </table:table-cell>
          <table:table-cell table:number-columns-repeated="4"/>
        </table:table-row>
        <table:table-row table:style-name="ro1">
          <table:table-cell table:formula="of:=['output sigmoid'.H28]" office:value-type="float" office:value="259" calcext:value-type="float">
            <text:p>259</text:p>
          </table:table-cell>
          <table:table-cell table:formula="of:=['output linear'.H28]" office:value-type="float" office:value="316.25" calcext:value-type="float">
            <text:p>316.25</text:p>
          </table:table-cell>
          <table:table-cell table:number-columns-repeated="4"/>
        </table:table-row>
        <table:table-row table:style-name="ro1">
          <table:table-cell table:formula="of:=['output sigmoid'.H29]" office:value-type="float" office:value="261.5" calcext:value-type="float">
            <text:p>261.5</text:p>
          </table:table-cell>
          <table:table-cell table:formula="of:=['output linear'.H29]" office:value-type="float" office:value="336.5" calcext:value-type="float">
            <text:p>336.5</text:p>
          </table:table-cell>
          <table:table-cell table:number-columns-repeated="4"/>
        </table:table-row>
        <table:table-row table:style-name="ro1">
          <table:table-cell table:formula="of:=['output sigmoid'.H30]" office:value-type="float" office:value="251.75" calcext:value-type="float">
            <text:p>251.75</text:p>
          </table:table-cell>
          <table:table-cell table:formula="of:=['output linear'.H30]" office:value-type="float" office:value="425.75" calcext:value-type="float">
            <text:p>425.75</text:p>
          </table:table-cell>
          <table:table-cell table:number-columns-repeated="4"/>
        </table:table-row>
        <table:table-row table:style-name="ro1">
          <table:table-cell table:formula="of:=['output sigmoid'.H31]" office:value-type="float" office:value="268" calcext:value-type="float">
            <text:p>268</text:p>
          </table:table-cell>
          <table:table-cell table:formula="of:=['output linear'.H31]"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table:formula="of:=['output sigmoid'.H32]" office:value-type="float" office:value="274.75" calcext:value-type="float">
            <text:p>274.75</text:p>
          </table:table-cell>
          <table:table-cell table:formula="of:=['output linear'.H32]"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table:formula="of:=['output sigmoid'.H33]" office:value-type="float" office:value="311" calcext:value-type="float">
            <text:p>311</text:p>
          </table:table-cell>
          <table:table-cell table:formula="of:=['output linear'.H33]" office:value-type="float" office:value="315.5" calcext:value-type="float">
            <text:p>315.5</text:p>
          </table:table-cell>
          <table:table-cell table:number-columns-repeated="4"/>
        </table:table-row>
        <table:table-row table:style-name="ro1">
          <table:table-cell table:formula="of:=['output sigmoid'.H34]" office:value-type="float" office:value="274.75" calcext:value-type="float">
            <text:p>274.75</text:p>
          </table:table-cell>
          <table:table-cell table:formula="of:=['output linear'.H34]" office:value-type="float" office:value="312.5" calcext:value-type="float">
            <text:p>312.5</text:p>
          </table:table-cell>
          <table:table-cell table:number-columns-repeated="4"/>
        </table:table-row>
        <table:table-row table:style-name="ro1">
          <table:table-cell table:formula="of:=['output sigmoid'.H35]" office:value-type="float" office:value="284.5" calcext:value-type="float">
            <text:p>284.5</text:p>
          </table:table-cell>
          <table:table-cell table:formula="of:=['output linear'.H35]" office:value-type="float" office:value="304.5" calcext:value-type="float">
            <text:p>304.5</text:p>
          </table:table-cell>
          <table:table-cell table:number-columns-repeated="4"/>
        </table:table-row>
        <table:table-row table:style-name="ro1">
          <table:table-cell table:formula="of:=['output sigmoid'.H36]" office:value-type="float" office:value="295" calcext:value-type="float">
            <text:p>295</text:p>
          </table:table-cell>
          <table:table-cell table:formula="of:=['output linear'.H36]" office:value-type="float" office:value="358.25" calcext:value-type="float">
            <text:p>358.25</text:p>
          </table:table-cell>
          <table:table-cell table:number-columns-repeated="4"/>
        </table:table-row>
        <table:table-row table:style-name="ro1">
          <table:table-cell table:formula="of:=['output sigmoid'.H37]" office:value-type="float" office:value="285.25" calcext:value-type="float">
            <text:p>285.25</text:p>
          </table:table-cell>
          <table:table-cell table:formula="of:=['output linear'.H37]" office:value-type="float" office:value="296.75" calcext:value-type="float">
            <text:p>296.75</text:p>
          </table:table-cell>
          <table:table-cell table:number-columns-repeated="4"/>
        </table:table-row>
        <table:table-row table:style-name="ro1">
          <table:table-cell table:formula="of:=['output sigmoid'.H38]" office:value-type="float" office:value="326.5" calcext:value-type="float">
            <text:p>326.5</text:p>
          </table:table-cell>
          <table:table-cell table:formula="of:=['output linear'.H38]" office:value-type="float" office:value="358.75" calcext:value-type="float">
            <text:p>358.75</text:p>
          </table:table-cell>
          <table:table-cell table:number-columns-repeated="4"/>
        </table:table-row>
        <table:table-row table:style-name="ro1">
          <table:table-cell table:formula="of:=['output sigmoid'.H39]" office:value-type="float" office:value="254" calcext:value-type="float">
            <text:p>254</text:p>
          </table:table-cell>
          <table:table-cell table:formula="of:=['output linear'.H39]" office:value-type="float" office:value="336.5" calcext:value-type="float">
            <text:p>336.5</text:p>
          </table:table-cell>
          <table:table-cell table:number-columns-repeated="4"/>
        </table:table-row>
        <table:table-row table:style-name="ro1">
          <table:table-cell table:formula="of:=['output sigmoid'.H40]" office:value-type="float" office:value="216.75" calcext:value-type="float">
            <text:p>216.75</text:p>
          </table:table-cell>
          <table:table-cell table:formula="of:=['output linear'.H40]" office:value-type="float" office:value="386.25" calcext:value-type="float">
            <text:p>386.25</text:p>
          </table:table-cell>
          <table:table-cell table:number-columns-repeated="4"/>
        </table:table-row>
        <table:table-row table:style-name="ro1">
          <table:table-cell table:formula="of:=['output sigmoid'.H41]" office:value-type="float" office:value="246" calcext:value-type="float">
            <text:p>246</text:p>
          </table:table-cell>
          <table:table-cell table:formula="of:=['output linear'.H41]" office:value-type="float" office:value="303.5" calcext:value-type="float">
            <text:p>303.5</text:p>
          </table:table-cell>
          <table:table-cell table:number-columns-repeated="4"/>
        </table:table-row>
        <table:table-row table:style-name="ro1">
          <table:table-cell table:formula="of:=['output sigmoid'.H42]" office:value-type="float" office:value="257.5" calcext:value-type="float">
            <text:p>257.5</text:p>
          </table:table-cell>
          <table:table-cell table:formula="of:=['output linear'.H42]" office:value-type="float" office:value="234.25" calcext:value-type="float">
            <text:p>234.25</text:p>
          </table:table-cell>
          <table:table-cell table:number-columns-repeated="4"/>
        </table:table-row>
        <table:table-row table:style-name="ro1">
          <table:table-cell table:formula="of:=['output sigmoid'.H43]" office:value-type="float" office:value="304.5" calcext:value-type="float">
            <text:p>304.5</text:p>
          </table:table-cell>
          <table:table-cell table:formula="of:=['output linear'.H43]" office:value-type="float" office:value="240.5" calcext:value-type="float">
            <text:p>240.5</text:p>
          </table:table-cell>
          <table:table-cell table:number-columns-repeated="3"/>
          <table:table-cell office:value-type="string" calcext:value-type="string">
            <text:p>NOTES</text:p>
          </table:table-cell>
        </table:table-row>
        <table:table-row table:style-name="ro1">
          <table:table-cell table:formula="of:=['output sigmoid'.H44]" office:value-type="float" office:value="266.5" calcext:value-type="float">
            <text:p>266.5</text:p>
          </table:table-cell>
          <table:table-cell table:formula="of:=['output linear'.H44]" office:value-type="float" office:value="278.75" calcext:value-type="float">
            <text:p>278.75</text:p>
          </table:table-cell>
          <table:table-cell table:number-columns-repeated="3"/>
          <table:table-cell office:value-type="string" calcext:value-type="string">
            <text:p>Very similar shooting results</text:p>
          </table:table-cell>
        </table:table-row>
        <table:table-row table:style-name="ro1">
          <table:table-cell table:formula="of:=['output sigmoid'.H45]" office:value-type="float" office:value="286.5" calcext:value-type="float">
            <text:p>286.5</text:p>
          </table:table-cell>
          <table:table-cell table:formula="of:=['output linear'.H45]" office:value-type="float" office:value="317.5" calcext:value-type="float">
            <text:p>317.5</text:p>
          </table:table-cell>
          <table:table-cell table:number-columns-repeated="3"/>
          <table:table-cell office:value-type="string" calcext:value-type="string">
            <text:p>Favour Linear as the tendency is to improve (not only ends in higher performance, but also the training seems to trend upwards)</text:p>
          </table:table-cell>
        </table:table-row>
        <table:table-row table:style-name="ro1">
          <table:table-cell table:formula="of:=['output sigmoid'.H46]" office:value-type="float" office:value="328" calcext:value-type="float">
            <text:p>328</text:p>
          </table:table-cell>
          <table:table-cell table:formula="of:=['output linear'.H46]" office:value-type="float" office:value="314.5" calcext:value-type="float">
            <text:p>314.5</text:p>
          </table:table-cell>
          <table:table-cell table:number-columns-repeated="4"/>
        </table:table-row>
        <table:table-row table:style-name="ro1">
          <table:table-cell table:formula="of:=['output sigmoid'.H47]" office:value-type="float" office:value="288" calcext:value-type="float">
            <text:p>288</text:p>
          </table:table-cell>
          <table:table-cell table:formula="of:=['output linear'.H47]" office:value-type="float" office:value="234.75" calcext:value-type="float">
            <text:p>234.75</text:p>
          </table:table-cell>
          <table:table-cell table:number-columns-repeated="4"/>
        </table:table-row>
        <table:table-row table:style-name="ro1">
          <table:table-cell table:formula="of:=['output sigmoid'.H48]" office:value-type="float" office:value="286.75" calcext:value-type="float">
            <text:p>286.75</text:p>
          </table:table-cell>
          <table:table-cell table:formula="of:=['output linear'.H48]" office:value-type="float" office:value="351.5" calcext:value-type="float">
            <text:p>351.5</text:p>
          </table:table-cell>
          <table:table-cell table:number-columns-repeated="4"/>
        </table:table-row>
        <table:table-row table:style-name="ro1">
          <table:table-cell table:formula="of:=['output sigmoid'.H49]" office:value-type="float" office:value="325" calcext:value-type="float">
            <text:p>325</text:p>
          </table:table-cell>
          <table:table-cell table:formula="of:=['output linear'.H49]"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table:formula="of:=['output sigmoid'.H50]" office:value-type="float" office:value="330" calcext:value-type="float">
            <text:p>330</text:p>
          </table:table-cell>
          <table:table-cell table:formula="of:=['output linear'.H50]"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table:formula="of:=['output sigmoid'.H51]" office:value-type="float" office:value="310" calcext:value-type="float">
            <text:p>310</text:p>
          </table:table-cell>
          <table:table-cell table:formula="of:=['output linear'.H51]"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table:formula="of:=['output sigmoid'.H52]" office:value-type="float" office:value="284" calcext:value-type="float">
            <text:p>284</text:p>
          </table:table-cell>
          <table:table-cell table:formula="of:=['output linear'.H52]" office:value-type="float" office:value="323.75" calcext:value-type="float">
            <text:p>323.75</text:p>
          </table:table-cell>
          <table:table-cell table:number-columns-repeated="4"/>
        </table:table-row>
        <table:table-row table:style-name="ro1">
          <table:table-cell table:formula="of:=['output sigmoid'.H53]" office:value-type="float" office:value="368.75" calcext:value-type="float">
            <text:p>368.75</text:p>
          </table:table-cell>
          <table:table-cell table:formula="of:=['output linear'.H53]" office:value-type="float" office:value="307.5" calcext:value-type="float">
            <text:p>307.5</text:p>
          </table:table-cell>
          <table:table-cell table:number-columns-repeated="4"/>
        </table:table-row>
        <table:table-row table:style-name="ro1">
          <table:table-cell table:formula="of:=['output sigmoid'.H54]" office:value-type="float" office:value="311.25" calcext:value-type="float">
            <text:p>311.25</text:p>
          </table:table-cell>
          <table:table-cell table:formula="of:=['output linear'.H54]"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table:formula="of:=['output sigmoid'.H55]" office:value-type="float" office:value="256" calcext:value-type="float">
            <text:p>256</text:p>
          </table:table-cell>
          <table:table-cell table:formula="of:=['output linear'.H55]" office:value-type="float" office:value="318.5" calcext:value-type="float">
            <text:p>318.5</text:p>
          </table:table-cell>
          <table:table-cell table:number-columns-repeated="4"/>
        </table:table-row>
        <table:table-row table:style-name="ro1">
          <table:table-cell table:formula="of:=['output sigmoid'.H56]" office:value-type="float" office:value="344" calcext:value-type="float">
            <text:p>344</text:p>
          </table:table-cell>
          <table:table-cell table:formula="of:=['output linear'.H56]" office:value-type="float" office:value="265.5" calcext:value-type="float">
            <text:p>265.5</text:p>
          </table:table-cell>
          <table:table-cell table:number-columns-repeated="4"/>
        </table:table-row>
        <table:table-row table:style-name="ro1">
          <table:table-cell table:formula="of:=['output sigmoid'.H57]" office:value-type="float" office:value="308.5" calcext:value-type="float">
            <text:p>308.5</text:p>
          </table:table-cell>
          <table:table-cell table:formula="of:=['output linear'.H57]" office:value-type="float" office:value="310.5" calcext:value-type="float">
            <text:p>310.5</text:p>
          </table:table-cell>
          <table:table-cell table:number-columns-repeated="4"/>
        </table:table-row>
        <table:table-row table:style-name="ro1">
          <table:table-cell table:formula="of:=['output sigmoid'.H58]" office:value-type="float" office:value="240" calcext:value-type="float">
            <text:p>240</text:p>
          </table:table-cell>
          <table:table-cell table:formula="of:=['output linear'.H58]" office:value-type="float" office:value="198.75" calcext:value-type="float">
            <text:p>198.75</text:p>
          </table:table-cell>
          <table:table-cell table:number-columns-repeated="4"/>
        </table:table-row>
        <table:table-row table:style-name="ro1">
          <table:table-cell table:formula="of:=['output sigmoid'.H59]" office:value-type="float" office:value="272.25" calcext:value-type="float">
            <text:p>272.25</text:p>
          </table:table-cell>
          <table:table-cell table:formula="of:=['output linear'.H59]" office:value-type="float" office:value="288.75" calcext:value-type="float">
            <text:p>288.75</text:p>
          </table:table-cell>
          <table:table-cell table:number-columns-repeated="4"/>
        </table:table-row>
        <table:table-row table:style-name="ro1">
          <table:table-cell table:formula="of:=['output sigmoid'.H60]" office:value-type="float" office:value="287.75" calcext:value-type="float">
            <text:p>287.75</text:p>
          </table:table-cell>
          <table:table-cell table:formula="of:=['output linear'.H60]" office:value-type="float" office:value="202.5" calcext:value-type="float">
            <text:p>202.5</text:p>
          </table:table-cell>
          <table:table-cell table:number-columns-repeated="4"/>
        </table:table-row>
        <table:table-row table:style-name="ro1">
          <table:table-cell table:formula="of:=['output sigmoid'.H61]" office:value-type="float" office:value="338.5" calcext:value-type="float">
            <text:p>338.5</text:p>
          </table:table-cell>
          <table:table-cell table:formula="of:=['output linear'.H61]"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table:formula="of:=['output sigmoid'.H62]" office:value-type="float" office:value="293.75" calcext:value-type="float">
            <text:p>293.75</text:p>
          </table:table-cell>
          <table:table-cell table:formula="of:=['output linear'.H62]" office:value-type="float" office:value="327.25" calcext:value-type="float">
            <text:p>327.25</text:p>
          </table:table-cell>
          <table:table-cell table:number-columns-repeated="4"/>
        </table:table-row>
        <table:table-row table:style-name="ro1">
          <table:table-cell table:formula="of:=['output sigmoid'.H63]" office:value-type="float" office:value="299.5" calcext:value-type="float">
            <text:p>299.5</text:p>
          </table:table-cell>
          <table:table-cell table:formula="of:=['output linear'.H63]"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table:formula="of:=['output sigmoid'.H64]" office:value-type="float" office:value="320.75" calcext:value-type="float">
            <text:p>320.75</text:p>
          </table:table-cell>
          <table:table-cell table:formula="of:=['output linear'.H64]"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table:formula="of:=['output sigmoid'.H65]" office:value-type="float" office:value="323.25" calcext:value-type="float">
            <text:p>323.25</text:p>
          </table:table-cell>
          <table:table-cell table:formula="of:=['output linear'.H65]" office:value-type="float" office:value="293.25" calcext:value-type="float">
            <text:p>293.25</text:p>
          </table:table-cell>
          <table:table-cell table:number-columns-repeated="4"/>
        </table:table-row>
        <table:table-row table:style-name="ro1">
          <table:table-cell table:formula="of:=['output sigmoid'.H66]" office:value-type="float" office:value="322.75" calcext:value-type="float">
            <text:p>322.75</text:p>
          </table:table-cell>
          <table:table-cell table:formula="of:=['output linear'.H66]"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table:formula="of:=['output sigmoid'.H67]" office:value-type="float" office:value="308.75" calcext:value-type="float">
            <text:p>308.75</text:p>
          </table:table-cell>
          <table:table-cell table:formula="of:=['output linear'.H67]" office:value-type="float" office:value="243.75" calcext:value-type="float">
            <text:p>243.75</text:p>
          </table:table-cell>
          <table:table-cell table:number-columns-repeated="4"/>
        </table:table-row>
        <table:table-row table:style-name="ro1">
          <table:table-cell table:formula="of:=['output sigmoid'.H68]" office:value-type="float" office:value="294.25" calcext:value-type="float">
            <text:p>294.25</text:p>
          </table:table-cell>
          <table:table-cell table:formula="of:=['output linear'.H68]" office:value-type="float" office:value="352.25" calcext:value-type="float">
            <text:p>352.25</text:p>
          </table:table-cell>
          <table:table-cell table:number-columns-repeated="4"/>
        </table:table-row>
        <table:table-row table:style-name="ro1">
          <table:table-cell table:formula="of:=['output sigmoid'.H69]" office:value-type="float" office:value="277" calcext:value-type="float">
            <text:p>277</text:p>
          </table:table-cell>
          <table:table-cell table:formula="of:=['output linear'.H69]"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table:formula="of:=['output sigmoid'.H70]" office:value-type="float" office:value="317.75" calcext:value-type="float">
            <text:p>317.75</text:p>
          </table:table-cell>
          <table:table-cell table:formula="of:=['output linear'.H70]" office:value-type="float" office:value="291.75" calcext:value-type="float">
            <text:p>291.75</text:p>
          </table:table-cell>
          <table:table-cell table:number-columns-repeated="4"/>
        </table:table-row>
        <table:table-row table:style-name="ro1">
          <table:table-cell table:formula="of:=['output sigmoid'.H71]" office:value-type="float" office:value="386.5" calcext:value-type="float">
            <text:p>386.5</text:p>
          </table:table-cell>
          <table:table-cell table:formula="of:=['output linear'.H71]" office:value-type="float" office:value="276.75" calcext:value-type="float">
            <text:p>276.75</text:p>
          </table:table-cell>
          <table:table-cell table:number-columns-repeated="4"/>
        </table:table-row>
        <table:table-row table:style-name="ro1">
          <table:table-cell table:formula="of:=['output sigmoid'.H72]" office:value-type="float" office:value="321.25" calcext:value-type="float">
            <text:p>321.25</text:p>
          </table:table-cell>
          <table:table-cell table:formula="of:=['output linear'.H72]" office:value-type="float" office:value="127.5" calcext:value-type="float">
            <text:p>127.5</text:p>
          </table:table-cell>
          <table:table-cell table:number-columns-repeated="4"/>
        </table:table-row>
        <table:table-row table:style-name="ro1">
          <table:table-cell table:formula="of:=['output sigmoid'.H73]" office:value-type="float" office:value="367.75" calcext:value-type="float">
            <text:p>367.75</text:p>
          </table:table-cell>
          <table:table-cell table:formula="of:=['output linear'.H73]" office:value-type="float" office:value="192.75" calcext:value-type="float">
            <text:p>192.75</text:p>
          </table:table-cell>
          <table:table-cell table:number-columns-repeated="4"/>
        </table:table-row>
        <table:table-row table:style-name="ro1">
          <table:table-cell table:formula="of:=['output sigmoid'.H74]" office:value-type="float" office:value="281" calcext:value-type="float">
            <text:p>281</text:p>
          </table:table-cell>
          <table:table-cell table:formula="of:=['output linear'.H74]" office:value-type="float" office:value="290.75" calcext:value-type="float">
            <text:p>290.75</text:p>
          </table:table-cell>
          <table:table-cell table:number-columns-repeated="4"/>
        </table:table-row>
        <table:table-row table:style-name="ro1">
          <table:table-cell table:formula="of:=['output sigmoid'.H75]" office:value-type="float" office:value="356.5" calcext:value-type="float">
            <text:p>356.5</text:p>
          </table:table-cell>
          <table:table-cell table:formula="of:=['output linear'.H75]" office:value-type="float" office:value="294.25" calcext:value-type="float">
            <text:p>294.25</text:p>
          </table:table-cell>
          <table:table-cell table:number-columns-repeated="4"/>
        </table:table-row>
        <table:table-row table:style-name="ro1">
          <table:table-cell table:formula="of:=['output sigmoid'.H76]" office:value-type="float" office:value="242" calcext:value-type="float">
            <text:p>242</text:p>
          </table:table-cell>
          <table:table-cell table:formula="of:=['output linear'.H76]"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table:formula="of:=['output sigmoid'.H77]" office:value-type="float" office:value="279.25" calcext:value-type="float">
            <text:p>279.25</text:p>
          </table:table-cell>
          <table:table-cell table:formula="of:=['output linear'.H77]" office:value-type="float" office:value="295.25" calcext:value-type="float">
            <text:p>295.25</text:p>
          </table:table-cell>
          <table:table-cell table:number-columns-repeated="4"/>
        </table:table-row>
        <table:table-row table:style-name="ro1">
          <table:table-cell table:formula="of:=['output sigmoid'.H78]" office:value-type="float" office:value="293" calcext:value-type="float">
            <text:p>293</text:p>
          </table:table-cell>
          <table:table-cell table:formula="of:=['output linear'.H78]"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table:formula="of:=['output sigmoid'.H79]" office:value-type="float" office:value="386.25" calcext:value-type="float">
            <text:p>386.25</text:p>
          </table:table-cell>
          <table:table-cell table:formula="of:=['output linear'.H79]" office:value-type="float" office:value="367.25" calcext:value-type="float">
            <text:p>367.25</text:p>
          </table:table-cell>
          <table:table-cell table:number-columns-repeated="4"/>
        </table:table-row>
        <table:table-row table:style-name="ro1">
          <table:table-cell table:formula="of:=['output sigmoid'.H80]" office:value-type="float" office:value="364" calcext:value-type="float">
            <text:p>364</text:p>
          </table:table-cell>
          <table:table-cell table:formula="of:=['output linear'.H80]" office:value-type="float" office:value="240.75" calcext:value-type="float">
            <text:p>240.75</text:p>
          </table:table-cell>
          <table:table-cell table:number-columns-repeated="4"/>
        </table:table-row>
        <table:table-row table:style-name="ro1">
          <table:table-cell table:formula="of:=['output sigmoid'.H81]" office:value-type="float" office:value="333.25" calcext:value-type="float">
            <text:p>333.25</text:p>
          </table:table-cell>
          <table:table-cell table:formula="of:=['output linear'.H81]"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table:formula="of:=['output sigmoid'.H82]" office:value-type="float" office:value="363" calcext:value-type="float">
            <text:p>363</text:p>
          </table:table-cell>
          <table:table-cell table:formula="of:=['output linear'.H82]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table:formula="of:=['output sigmoid'.H83]" office:value-type="float" office:value="318.75" calcext:value-type="float">
            <text:p>318.75</text:p>
          </table:table-cell>
          <table:table-cell table:formula="of:=['output linear'.H83]"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table:formula="of:=['output sigmoid'.H84]" office:value-type="float" office:value="269.25" calcext:value-type="float">
            <text:p>269.25</text:p>
          </table:table-cell>
          <table:table-cell table:formula="of:=['output linear'.H84]"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table:formula="of:=['output sigmoid'.H85]" office:value-type="float" office:value="325.75" calcext:value-type="float">
            <text:p>325.75</text:p>
          </table:table-cell>
          <table:table-cell table:formula="of:=['output linear'.H85]" office:value-type="float" office:value="340.5" calcext:value-type="float">
            <text:p>340.5</text:p>
          </table:table-cell>
          <table:table-cell table:number-columns-repeated="4"/>
        </table:table-row>
        <table:table-row table:style-name="ro1">
          <table:table-cell table:formula="of:=['output sigmoid'.H86]" office:value-type="float" office:value="344.75" calcext:value-type="float">
            <text:p>344.75</text:p>
          </table:table-cell>
          <table:table-cell table:formula="of:=['output linear'.H86]"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table:formula="of:=['output sigmoid'.H87]" office:value-type="float" office:value="332.25" calcext:value-type="float">
            <text:p>332.25</text:p>
          </table:table-cell>
          <table:table-cell table:formula="of:=['output linear'.H87]" office:value-type="float" office:value="335.75" calcext:value-type="float">
            <text:p>335.75</text:p>
          </table:table-cell>
          <table:table-cell table:number-columns-repeated="4"/>
        </table:table-row>
        <table:table-row table:style-name="ro1">
          <table:table-cell table:formula="of:=['output sigmoid'.H88]" office:value-type="float" office:value="365.75" calcext:value-type="float">
            <text:p>365.75</text:p>
          </table:table-cell>
          <table:table-cell table:formula="of:=['output linear'.H88]"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table:formula="of:=['output sigmoid'.H89]" office:value-type="float" office:value="413.5" calcext:value-type="float">
            <text:p>413.5</text:p>
          </table:table-cell>
          <table:table-cell table:formula="of:=['output linear'.H89]" office:value-type="float" office:value="257.25" calcext:value-type="float">
            <text:p>257.25</text:p>
          </table:table-cell>
          <table:table-cell table:number-columns-repeated="4"/>
        </table:table-row>
        <table:table-row table:style-name="ro1">
          <table:table-cell table:formula="of:=['output sigmoid'.H90]" office:value-type="float" office:value="346" calcext:value-type="float">
            <text:p>346</text:p>
          </table:table-cell>
          <table:table-cell table:formula="of:=['output linear'.H90]" office:value-type="float" office:value="308.5" calcext:value-type="float">
            <text:p>308.5</text:p>
          </table:table-cell>
          <table:table-cell table:number-columns-repeated="4"/>
        </table:table-row>
        <table:table-row table:style-name="ro1">
          <table:table-cell table:formula="of:=['output sigmoid'.H91]" office:value-type="float" office:value="326" calcext:value-type="float">
            <text:p>326</text:p>
          </table:table-cell>
          <table:table-cell table:formula="of:=['output linear'.H91]" office:value-type="float" office:value="187.5" calcext:value-type="float">
            <text:p>187.5</text:p>
          </table:table-cell>
          <table:table-cell table:number-columns-repeated="4"/>
        </table:table-row>
        <table:table-row table:style-name="ro1">
          <table:table-cell table:formula="of:=['output sigmoid'.H92]" office:value-type="float" office:value="359" calcext:value-type="float">
            <text:p>359</text:p>
          </table:table-cell>
          <table:table-cell table:formula="of:=['output linear'.H92]" office:value-type="float" office:value="303.5" calcext:value-type="float">
            <text:p>303.5</text:p>
          </table:table-cell>
          <table:table-cell table:number-columns-repeated="4"/>
        </table:table-row>
        <table:table-row table:style-name="ro1">
          <table:table-cell table:formula="of:=['output sigmoid'.H93]" office:value-type="float" office:value="407.75" calcext:value-type="float">
            <text:p>407.75</text:p>
          </table:table-cell>
          <table:table-cell table:formula="of:=['output linear'.H93]" office:value-type="float" office:value="291.75" calcext:value-type="float">
            <text:p>291.75</text:p>
          </table:table-cell>
          <table:table-cell table:number-columns-repeated="4"/>
        </table:table-row>
        <table:table-row table:style-name="ro1">
          <table:table-cell table:formula="of:=['output sigmoid'.H94]" office:value-type="float" office:value="417.75" calcext:value-type="float">
            <text:p>417.75</text:p>
          </table:table-cell>
          <table:table-cell table:formula="of:=['output linear'.H94]" office:value-type="float" office:value="301.75" calcext:value-type="float">
            <text:p>301.75</text:p>
          </table:table-cell>
          <table:table-cell table:number-columns-repeated="4"/>
        </table:table-row>
        <table:table-row table:style-name="ro1">
          <table:table-cell table:formula="of:=['output sigmoid'.H95]" office:value-type="float" office:value="387.25" calcext:value-type="float">
            <text:p>387.25</text:p>
          </table:table-cell>
          <table:table-cell table:formula="of:=['output linear'.H95]" office:value-type="float" office:value="337.25" calcext:value-type="float">
            <text:p>337.25</text:p>
          </table:table-cell>
          <table:table-cell table:number-columns-repeated="4"/>
        </table:table-row>
        <table:table-row table:style-name="ro1">
          <table:table-cell table:formula="of:=['output sigmoid'.H96]" office:value-type="float" office:value="380.75" calcext:value-type="float">
            <text:p>380.75</text:p>
          </table:table-cell>
          <table:table-cell table:formula="of:=['output linear'.H96]" office:value-type="float" office:value="248.75" calcext:value-type="float">
            <text:p>248.75</text:p>
          </table:table-cell>
          <table:table-cell table:number-columns-repeated="4"/>
        </table:table-row>
        <table:table-row table:style-name="ro1">
          <table:table-cell table:formula="of:=['output sigmoid'.H97]" office:value-type="float" office:value="290.25" calcext:value-type="float">
            <text:p>290.25</text:p>
          </table:table-cell>
          <table:table-cell table:formula="of:=['output linear'.H97]" office:value-type="float" office:value="281.25" calcext:value-type="float">
            <text:p>281.25</text:p>
          </table:table-cell>
          <table:table-cell table:number-columns-repeated="4"/>
        </table:table-row>
        <table:table-row table:style-name="ro1">
          <table:table-cell table:formula="of:=['output sigmoid'.H98]" office:value-type="float" office:value="410" calcext:value-type="float">
            <text:p>410</text:p>
          </table:table-cell>
          <table:table-cell table:formula="of:=['output linear'.H98]" office:value-type="float" office:value="324.5" calcext:value-type="float">
            <text:p>324.5</text:p>
          </table:table-cell>
          <table:table-cell table:number-columns-repeated="4"/>
        </table:table-row>
        <table:table-row table:style-name="ro1">
          <table:table-cell table:formula="of:=['output sigmoid'.H99]" office:value-type="float" office:value="402.75" calcext:value-type="float">
            <text:p>402.75</text:p>
          </table:table-cell>
          <table:table-cell table:formula="of:=['output linear'.H99]" office:value-type="float" office:value="346.75" calcext:value-type="float">
            <text:p>346.75</text:p>
          </table:table-cell>
          <table:table-cell table:number-columns-repeated="4"/>
        </table:table-row>
        <table:table-row table:style-name="ro1">
          <table:table-cell table:formula="of:=['output sigmoid'.H100]" office:value-type="float" office:value="365" calcext:value-type="float">
            <text:p>365</text:p>
          </table:table-cell>
          <table:table-cell table:formula="of:=['output linear'.H100]"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table:formula="of:=['output sigmoid'.H101]" office:value-type="float" office:value="384" calcext:value-type="float">
            <text:p>384</text:p>
          </table:table-cell>
          <table:table-cell table:formula="of:=['output linear'.H101]" office:value-type="float" office:value="232.25" calcext:value-type="float">
            <text:p>232.25</text:p>
          </table:table-cell>
          <table:table-cell table:number-columns-repeated="4"/>
        </table:table-row>
        <table:table-row table:style-name="ro1">
          <table:table-cell table:formula="of:=['output sigmoid'.H102]" office:value-type="float" office:value="248" calcext:value-type="float">
            <text:p>248</text:p>
          </table:table-cell>
          <table:table-cell table:formula="of:=['output linear'.H102]"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table:formula="of:=['output sigmoid'.H103]" office:value-type="float" office:value="375.5" calcext:value-type="float">
            <text:p>375.5</text:p>
          </table:table-cell>
          <table:table-cell table:formula="of:=['output linear'.H103]" office:value-type="float" office:value="244.5" calcext:value-type="float">
            <text:p>244.5</text:p>
          </table:table-cell>
          <table:table-cell table:number-columns-repeated="4"/>
        </table:table-row>
        <table:table-row table:style-name="ro1">
          <table:table-cell table:formula="of:=['output sigmoid'.H104]" office:value-type="float" office:value="339" calcext:value-type="float">
            <text:p>339</text:p>
          </table:table-cell>
          <table:table-cell table:formula="of:=['output linear'.H104]" office:value-type="float" office:value="307.5" calcext:value-type="float">
            <text:p>307.5</text:p>
          </table:table-cell>
          <table:table-cell table:number-columns-repeated="4"/>
        </table:table-row>
        <table:table-row table:style-name="ro1">
          <table:table-cell table:formula="of:=['output sigmoid'.H105]" office:value-type="float" office:value="346.5" calcext:value-type="float">
            <text:p>346.5</text:p>
          </table:table-cell>
          <table:table-cell table:formula="of:=['output linear'.H105]" office:value-type="float" office:value="269.5" calcext:value-type="float">
            <text:p>269.5</text:p>
          </table:table-cell>
          <table:table-cell table:number-columns-repeated="4"/>
        </table:table-row>
        <table:table-row table:style-name="ro1">
          <table:table-cell table:formula="of:=['output sigmoid'.H106]" office:value-type="float" office:value="361.5" calcext:value-type="float">
            <text:p>361.5</text:p>
          </table:table-cell>
          <table:table-cell table:formula="of:=['output linear'.H106]" office:value-type="float" office:value="275.5" calcext:value-type="float">
            <text:p>275.5</text:p>
          </table:table-cell>
          <table:table-cell table:number-columns-repeated="4"/>
        </table:table-row>
        <table:table-row table:style-name="ro1">
          <table:table-cell table:formula="of:=['output sigmoid'.H107]" office:value-type="float" office:value="231.75" calcext:value-type="float">
            <text:p>231.75</text:p>
          </table:table-cell>
          <table:table-cell table:formula="of:=['output linear'.H107]" office:value-type="float" office:value="248.25" calcext:value-type="float">
            <text:p>248.25</text:p>
          </table:table-cell>
          <table:table-cell table:number-columns-repeated="4"/>
        </table:table-row>
        <table:table-row table:style-name="ro1">
          <table:table-cell table:formula="of:=['output sigmoid'.H108]" office:value-type="float" office:value="334.75" calcext:value-type="float">
            <text:p>334.75</text:p>
          </table:table-cell>
          <table:table-cell table:formula="of:=['output linear'.H108]" office:value-type="float" office:value="277.75" calcext:value-type="float">
            <text:p>277.75</text:p>
          </table:table-cell>
          <table:table-cell table:number-columns-repeated="4"/>
        </table:table-row>
        <table:table-row table:style-name="ro1">
          <table:table-cell table:formula="of:=['output sigmoid'.H109]" office:value-type="float" office:value="366.5" calcext:value-type="float">
            <text:p>366.5</text:p>
          </table:table-cell>
          <table:table-cell table:formula="of:=['output linear'.H109]"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table:formula="of:=['output sigmoid'.H110]" office:value-type="float" office:value="281.25" calcext:value-type="float">
            <text:p>281.25</text:p>
          </table:table-cell>
          <table:table-cell table:formula="of:=['output linear'.H110]" office:value-type="float" office:value="307.75" calcext:value-type="float">
            <text:p>307.75</text:p>
          </table:table-cell>
          <table:table-cell table:number-columns-repeated="4"/>
        </table:table-row>
        <table:table-row table:style-name="ro1">
          <table:table-cell table:formula="of:=['output sigmoid'.H111]" office:value-type="float" office:value="380.5" calcext:value-type="float">
            <text:p>380.5</text:p>
          </table:table-cell>
          <table:table-cell table:formula="of:=['output linear'.H111]" office:value-type="float" office:value="166.75" calcext:value-type="float">
            <text:p>166.75</text:p>
          </table:table-cell>
          <table:table-cell table:number-columns-repeated="4"/>
        </table:table-row>
        <table:table-row table:style-name="ro1">
          <table:table-cell table:formula="of:=['output sigmoid'.H112]" office:value-type="float" office:value="351.75" calcext:value-type="float">
            <text:p>351.75</text:p>
          </table:table-cell>
          <table:table-cell table:formula="of:=['output linear'.H112]"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table:formula="of:=['output sigmoid'.H113]" office:value-type="float" office:value="332" calcext:value-type="float">
            <text:p>332</text:p>
          </table:table-cell>
          <table:table-cell table:formula="of:=['output linear'.H113]" office:value-type="float" office:value="279.75" calcext:value-type="float">
            <text:p>279.75</text:p>
          </table:table-cell>
          <table:table-cell table:number-columns-repeated="4"/>
        </table:table-row>
        <table:table-row table:style-name="ro1">
          <table:table-cell table:formula="of:=['output sigmoid'.H114]" office:value-type="float" office:value="405.75" calcext:value-type="float">
            <text:p>405.75</text:p>
          </table:table-cell>
          <table:table-cell table:formula="of:=['output linear'.H114]"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table:formula="of:=['output sigmoid'.H115]" office:value-type="float" office:value="288.25" calcext:value-type="float">
            <text:p>288.25</text:p>
          </table:table-cell>
          <table:table-cell table:formula="of:=['output linear'.H115]" office:value-type="float" office:value="361.75" calcext:value-type="float">
            <text:p>361.75</text:p>
          </table:table-cell>
          <table:table-cell table:number-columns-repeated="4"/>
        </table:table-row>
        <table:table-row table:style-name="ro1">
          <table:table-cell table:formula="of:=['output sigmoid'.H116]" office:value-type="float" office:value="419.75" calcext:value-type="float">
            <text:p>419.75</text:p>
          </table:table-cell>
          <table:table-cell table:formula="of:=['output linear'.H116]" office:value-type="float" office:value="219.5" calcext:value-type="float">
            <text:p>219.5</text:p>
          </table:table-cell>
          <table:table-cell table:number-columns-repeated="4"/>
        </table:table-row>
        <table:table-row table:style-name="ro1">
          <table:table-cell table:formula="of:=['output sigmoid'.H117]" office:value-type="float" office:value="318.5" calcext:value-type="float">
            <text:p>318.5</text:p>
          </table:table-cell>
          <table:table-cell table:formula="of:=['output linear'.H117]" office:value-type="float" office:value="334.5" calcext:value-type="float">
            <text:p>334.5</text:p>
          </table:table-cell>
          <table:table-cell table:number-columns-repeated="4"/>
        </table:table-row>
        <table:table-row table:style-name="ro1">
          <table:table-cell table:formula="of:=['output sigmoid'.H118]" office:value-type="float" office:value="298.5" calcext:value-type="float">
            <text:p>298.5</text:p>
          </table:table-cell>
          <table:table-cell table:formula="of:=['output linear'.H118]"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table:formula="of:=['output sigmoid'.H119]" office:value-type="float" office:value="409" calcext:value-type="float">
            <text:p>409</text:p>
          </table:table-cell>
          <table:table-cell table:formula="of:=['output linear'.H119]" office:value-type="float" office:value="246.25" calcext:value-type="float">
            <text:p>246.25</text:p>
          </table:table-cell>
          <table:table-cell table:number-columns-repeated="4"/>
        </table:table-row>
        <table:table-row table:style-name="ro1">
          <table:table-cell table:formula="of:=['output sigmoid'.H120]" office:value-type="float" office:value="319.75" calcext:value-type="float">
            <text:p>319.75</text:p>
          </table:table-cell>
          <table:table-cell table:formula="of:=['output linear'.H120]" office:value-type="float" office:value="255.5" calcext:value-type="float">
            <text:p>255.5</text:p>
          </table:table-cell>
          <table:table-cell table:number-columns-repeated="4"/>
        </table:table-row>
        <table:table-row table:style-name="ro1">
          <table:table-cell table:formula="of:=['output sigmoid'.H121]" office:value-type="float" office:value="323.5" calcext:value-type="float">
            <text:p>323.5</text:p>
          </table:table-cell>
          <table:table-cell table:formula="of:=['output linear'.H121]" office:value-type="float" office:value="347.5" calcext:value-type="float">
            <text:p>347.5</text:p>
          </table:table-cell>
          <table:table-cell table:number-columns-repeated="4"/>
        </table:table-row>
        <table:table-row table:style-name="ro1">
          <table:table-cell table:formula="of:=['output sigmoid'.H122]" office:value-type="float" office:value="291" calcext:value-type="float">
            <text:p>291</text:p>
          </table:table-cell>
          <table:table-cell table:formula="of:=['output linear'.H122]" office:value-type="float" office:value="309.75" calcext:value-type="float">
            <text:p>309.75</text:p>
          </table:table-cell>
          <table:table-cell table:number-columns-repeated="4"/>
        </table:table-row>
        <table:table-row table:style-name="ro1">
          <table:table-cell table:formula="of:=['output sigmoid'.H123]" office:value-type="float" office:value="370.5" calcext:value-type="float">
            <text:p>370.5</text:p>
          </table:table-cell>
          <table:table-cell table:formula="of:=['output linear'.H123]"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table:formula="of:=['output sigmoid'.H124]" office:value-type="float" office:value="384.25" calcext:value-type="float">
            <text:p>384.25</text:p>
          </table:table-cell>
          <table:table-cell table:formula="of:=['output linear'.H124]" office:value-type="float" office:value="285.25" calcext:value-type="float">
            <text:p>285.25</text:p>
          </table:table-cell>
          <table:table-cell table:number-columns-repeated="4"/>
        </table:table-row>
        <table:table-row table:style-name="ro1">
          <table:table-cell table:formula="of:=['output sigmoid'.H125]" office:value-type="float" office:value="424" calcext:value-type="float">
            <text:p>424</text:p>
          </table:table-cell>
          <table:table-cell table:formula="of:=['output linear'.H125]"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table:formula="of:=['output sigmoid'.H126]" office:value-type="float" office:value="387" calcext:value-type="float">
            <text:p>387</text:p>
          </table:table-cell>
          <table:table-cell table:formula="of:=['output linear'.H126]" office:value-type="float" office:value="235.5" calcext:value-type="float">
            <text:p>235.5</text:p>
          </table:table-cell>
          <table:table-cell table:number-columns-repeated="4"/>
        </table:table-row>
        <table:table-row table:style-name="ro1">
          <table:table-cell table:formula="of:=['output sigmoid'.H127]" office:value-type="float" office:value="382.5" calcext:value-type="float">
            <text:p>382.5</text:p>
          </table:table-cell>
          <table:table-cell table:formula="of:=['output linear'.H127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formula="of:=['output sigmoid'.H128]" office:value-type="float" office:value="374.75" calcext:value-type="float">
            <text:p>374.75</text:p>
          </table:table-cell>
          <table:table-cell table:formula="of:=['output linear'.H128]" office:value-type="float" office:value="279.25" calcext:value-type="float">
            <text:p>279.25</text:p>
          </table:table-cell>
          <table:table-cell table:number-columns-repeated="4"/>
        </table:table-row>
        <table:table-row table:style-name="ro1">
          <table:table-cell table:formula="of:=['output sigmoid'.H129]" office:value-type="float" office:value="398.75" calcext:value-type="float">
            <text:p>398.75</text:p>
          </table:table-cell>
          <table:table-cell table:formula="of:=['output linear'.H129]" office:value-type="float" office:value="256.25" calcext:value-type="float">
            <text:p>256.25</text:p>
          </table:table-cell>
          <table:table-cell table:number-columns-repeated="4"/>
        </table:table-row>
        <table:table-row table:style-name="ro1">
          <table:table-cell table:formula="of:=['output sigmoid'.H130]" office:value-type="float" office:value="368" calcext:value-type="float">
            <text:p>368</text:p>
          </table:table-cell>
          <table:table-cell table:formula="of:=['output linear'.H130]" office:value-type="float" office:value="217.5" calcext:value-type="float">
            <text:p>217.5</text:p>
          </table:table-cell>
          <table:table-cell table:number-columns-repeated="4"/>
        </table:table-row>
        <table:table-row table:style-name="ro1">
          <table:table-cell table:formula="of:=['output sigmoid'.H131]" office:value-type="float" office:value="315.5" calcext:value-type="float">
            <text:p>315.5</text:p>
          </table:table-cell>
          <table:table-cell table:formula="of:=['output linear'.H131]"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table:formula="of:=['output sigmoid'.H132]" office:value-type="float" office:value="403" calcext:value-type="float">
            <text:p>403</text:p>
          </table:table-cell>
          <table:table-cell table:formula="of:=['output linear'.H132]" office:value-type="float" office:value="271.25" calcext:value-type="float">
            <text:p>271.25</text:p>
          </table:table-cell>
          <table:table-cell table:number-columns-repeated="4"/>
        </table:table-row>
        <table:table-row table:style-name="ro1">
          <table:table-cell table:formula="of:=['output sigmoid'.H133]" office:value-type="float" office:value="398.25" calcext:value-type="float">
            <text:p>398.25</text:p>
          </table:table-cell>
          <table:table-cell table:formula="of:=['output linear'.H133]" office:value-type="float" office:value="407.25" calcext:value-type="float">
            <text:p>407.25</text:p>
          </table:table-cell>
          <table:table-cell table:number-columns-repeated="4"/>
        </table:table-row>
        <table:table-row table:style-name="ro1">
          <table:table-cell table:formula="of:=['output sigmoid'.H134]" office:value-type="float" office:value="361.25" calcext:value-type="float">
            <text:p>361.25</text:p>
          </table:table-cell>
          <table:table-cell table:formula="of:=['output linear'.H134]" office:value-type="float" office:value="311.5" calcext:value-type="float">
            <text:p>311.5</text:p>
          </table:table-cell>
          <table:table-cell table:number-columns-repeated="4"/>
        </table:table-row>
        <table:table-row table:style-name="ro1">
          <table:table-cell table:formula="of:=['output sigmoid'.H135]" office:value-type="float" office:value="310.75" calcext:value-type="float">
            <text:p>310.75</text:p>
          </table:table-cell>
          <table:table-cell table:formula="of:=['output linear'.H135]" office:value-type="float" office:value="305.5" calcext:value-type="float">
            <text:p>305.5</text:p>
          </table:table-cell>
          <table:table-cell table:number-columns-repeated="4"/>
        </table:table-row>
        <table:table-row table:style-name="ro1">
          <table:table-cell table:formula="of:=['output sigmoid'.H136]" office:value-type="float" office:value="421.5" calcext:value-type="float">
            <text:p>421.5</text:p>
          </table:table-cell>
          <table:table-cell table:formula="of:=['output linear'.H136]" office:value-type="float" office:value="313.75" calcext:value-type="float">
            <text:p>313.75</text:p>
          </table:table-cell>
          <table:table-cell table:number-columns-repeated="4"/>
        </table:table-row>
        <table:table-row table:style-name="ro1">
          <table:table-cell table:formula="of:=['output sigmoid'.H137]" office:value-type="float" office:value="388.5" calcext:value-type="float">
            <text:p>388.5</text:p>
          </table:table-cell>
          <table:table-cell table:formula="of:=['output linear'.H137]" office:value-type="float" office:value="389.5" calcext:value-type="float">
            <text:p>389.5</text:p>
          </table:table-cell>
          <table:table-cell table:number-columns-repeated="4"/>
        </table:table-row>
        <table:table-row table:style-name="ro1">
          <table:table-cell table:formula="of:=['output sigmoid'.H138]" office:value-type="float" office:value="322" calcext:value-type="float">
            <text:p>322</text:p>
          </table:table-cell>
          <table:table-cell table:formula="of:=['output linear'.H138]" office:value-type="float" office:value="292.25" calcext:value-type="float">
            <text:p>292.25</text:p>
          </table:table-cell>
          <table:table-cell table:number-columns-repeated="4"/>
        </table:table-row>
        <table:table-row table:style-name="ro1">
          <table:table-cell table:formula="of:=['output sigmoid'.H139]" office:value-type="float" office:value="335.5" calcext:value-type="float">
            <text:p>335.5</text:p>
          </table:table-cell>
          <table:table-cell table:formula="of:=['output linear'.H139]" office:value-type="float" office:value="235.75" calcext:value-type="float">
            <text:p>235.75</text:p>
          </table:table-cell>
          <table:table-cell table:number-columns-repeated="4"/>
        </table:table-row>
        <table:table-row table:style-name="ro1">
          <table:table-cell table:formula="of:=['output sigmoid'.H140]" office:value-type="float" office:value="386" calcext:value-type="float">
            <text:p>386</text:p>
          </table:table-cell>
          <table:table-cell table:formula="of:=['output linear'.H140]" office:value-type="float" office:value="311.5" calcext:value-type="float">
            <text:p>311.5</text:p>
          </table:table-cell>
          <table:table-cell table:number-columns-repeated="4"/>
        </table:table-row>
        <table:table-row table:style-name="ro1">
          <table:table-cell table:formula="of:=['output sigmoid'.H141]" office:value-type="float" office:value="378.25" calcext:value-type="float">
            <text:p>378.25</text:p>
          </table:table-cell>
          <table:table-cell table:formula="of:=['output linear'.H141]" office:value-type="float" office:value="245.25" calcext:value-type="float">
            <text:p>245.25</text:p>
          </table:table-cell>
          <table:table-cell table:number-columns-repeated="4"/>
        </table:table-row>
        <table:table-row table:style-name="ro1">
          <table:table-cell table:formula="of:=['output sigmoid'.H142]" office:value-type="float" office:value="373" calcext:value-type="float">
            <text:p>373</text:p>
          </table:table-cell>
          <table:table-cell table:formula="of:=['output linear'.H142]" office:value-type="float" office:value="308.75" calcext:value-type="float">
            <text:p>308.75</text:p>
          </table:table-cell>
          <table:table-cell table:number-columns-repeated="4"/>
        </table:table-row>
        <table:table-row table:style-name="ro1">
          <table:table-cell table:formula="of:=['output sigmoid'.H143]" office:value-type="float" office:value="343.25" calcext:value-type="float">
            <text:p>343.25</text:p>
          </table:table-cell>
          <table:table-cell table:formula="of:=['output linear'.H143]" office:value-type="float" office:value="365.25" calcext:value-type="float">
            <text:p>365.25</text:p>
          </table:table-cell>
          <table:table-cell table:number-columns-repeated="4"/>
        </table:table-row>
        <table:table-row table:style-name="ro1">
          <table:table-cell table:formula="of:=['output sigmoid'.H144]" office:value-type="float" office:value="363.5" calcext:value-type="float">
            <text:p>363.5</text:p>
          </table:table-cell>
          <table:table-cell table:formula="of:=['output linear'.H144]" office:value-type="float" office:value="305.5" calcext:value-type="float">
            <text:p>305.5</text:p>
          </table:table-cell>
          <table:table-cell table:number-columns-repeated="4"/>
        </table:table-row>
        <table:table-row table:style-name="ro1">
          <table:table-cell table:formula="of:=['output sigmoid'.H145]" office:value-type="float" office:value="378.75" calcext:value-type="float">
            <text:p>378.75</text:p>
          </table:table-cell>
          <table:table-cell table:formula="of:=['output linear'.H145]"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table:formula="of:=['output sigmoid'.H146]" office:value-type="float" office:value="325" calcext:value-type="float">
            <text:p>325</text:p>
          </table:table-cell>
          <table:table-cell table:formula="of:=['output linear'.H146]" office:value-type="float" office:value="290.5" calcext:value-type="float">
            <text:p>290.5</text:p>
          </table:table-cell>
          <table:table-cell table:number-columns-repeated="4"/>
        </table:table-row>
        <table:table-row table:style-name="ro1">
          <table:table-cell table:formula="of:=['output sigmoid'.H147]" office:value-type="float" office:value="345.5" calcext:value-type="float">
            <text:p>345.5</text:p>
          </table:table-cell>
          <table:table-cell table:formula="of:=['output linear'.H147]"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table:formula="of:=['output sigmoid'.H148]" office:value-type="float" office:value="340" calcext:value-type="float">
            <text:p>340</text:p>
          </table:table-cell>
          <table:table-cell table:formula="of:=['output linear'.H148]" office:value-type="float" office:value="299.25" calcext:value-type="float">
            <text:p>299.25</text:p>
          </table:table-cell>
          <table:table-cell table:number-columns-repeated="4"/>
        </table:table-row>
        <table:table-row table:style-name="ro1">
          <table:table-cell table:formula="of:=['output sigmoid'.H149]" office:value-type="float" office:value="394.25" calcext:value-type="float">
            <text:p>394.25</text:p>
          </table:table-cell>
          <table:table-cell table:formula="of:=['output linear'.H149]" office:value-type="float" office:value="323.25" calcext:value-type="float">
            <text:p>323.25</text:p>
          </table:table-cell>
          <table:table-cell table:number-columns-repeated="4"/>
        </table:table-row>
        <table:table-row table:style-name="ro1">
          <table:table-cell table:formula="of:=['output sigmoid'.H150]" office:value-type="float" office:value="362.75" calcext:value-type="float">
            <text:p>362.75</text:p>
          </table:table-cell>
          <table:table-cell table:formula="of:=['output linear'.H150]" office:value-type="float" office:value="320.5" calcext:value-type="float">
            <text:p>320.5</text:p>
          </table:table-cell>
          <table:table-cell table:number-columns-repeated="4"/>
        </table:table-row>
        <table:table-row table:style-name="ro1">
          <table:table-cell table:formula="of:=['output sigmoid'.H151]" office:value-type="float" office:value="357.5" calcext:value-type="float">
            <text:p>357.5</text:p>
          </table:table-cell>
          <table:table-cell table:formula="of:=['output linear'.H151]" office:value-type="float" office:value="348.5" calcext:value-type="float">
            <text:p>348.5</text:p>
          </table:table-cell>
          <table:table-cell table:number-columns-repeated="4"/>
        </table:table-row>
        <table:table-row table:style-name="ro1">
          <table:table-cell table:formula="of:=['output sigmoid'.H152]" office:value-type="float" office:value="358.75" calcext:value-type="float">
            <text:p>358.75</text:p>
          </table:table-cell>
          <table:table-cell table:formula="of:=['output linear'.H152]" office:value-type="float" office:value="254.75" calcext:value-type="float">
            <text:p>254.75</text:p>
          </table:table-cell>
          <table:table-cell table:number-columns-repeated="4"/>
        </table:table-row>
        <table:table-row table:style-name="ro1">
          <table:table-cell table:formula="of:=['output sigmoid'.H153]" office:value-type="float" office:value="330.25" calcext:value-type="float">
            <text:p>330.25</text:p>
          </table:table-cell>
          <table:table-cell table:formula="of:=['output linear'.H153]"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table:formula="of:=['output sigmoid'.H154]" office:value-type="float" office:value="395" calcext:value-type="float">
            <text:p>395</text:p>
          </table:table-cell>
          <table:table-cell table:formula="of:=['output linear'.H154]" office:value-type="float" office:value="313.25" calcext:value-type="float">
            <text:p>313.25</text:p>
          </table:table-cell>
          <table:table-cell table:number-columns-repeated="4"/>
        </table:table-row>
        <table:table-row table:style-name="ro1">
          <table:table-cell table:formula="of:=['output sigmoid'.H155]" office:value-type="float" office:value="366.25" calcext:value-type="float">
            <text:p>366.25</text:p>
          </table:table-cell>
          <table:table-cell table:formula="of:=['output linear'.H155]" office:value-type="float" office:value="289.5" calcext:value-type="float">
            <text:p>289.5</text:p>
          </table:table-cell>
          <table:table-cell table:number-columns-repeated="4"/>
        </table:table-row>
        <table:table-row table:style-name="ro1">
          <table:table-cell table:formula="of:=['output sigmoid'.H156]" office:value-type="float" office:value="332.5" calcext:value-type="float">
            <text:p>332.5</text:p>
          </table:table-cell>
          <table:table-cell table:formula="of:=['output linear'.H156]" office:value-type="float" office:value="263.75" calcext:value-type="float">
            <text:p>263.75</text:p>
          </table:table-cell>
          <table:table-cell table:number-columns-repeated="4"/>
        </table:table-row>
        <table:table-row table:style-name="ro1">
          <table:table-cell table:formula="of:=['output sigmoid'.H157]" office:value-type="float" office:value="316" calcext:value-type="float">
            <text:p>316</text:p>
          </table:table-cell>
          <table:table-cell table:formula="of:=['output linear'.H157]" office:value-type="float" office:value="319.25" calcext:value-type="float">
            <text:p>319.25</text:p>
          </table:table-cell>
          <table:table-cell table:number-columns-repeated="4"/>
        </table:table-row>
        <table:table-row table:style-name="ro1">
          <table:table-cell table:formula="of:=['output sigmoid'.H158]" office:value-type="float" office:value="282.25" calcext:value-type="float">
            <text:p>282.25</text:p>
          </table:table-cell>
          <table:table-cell table:formula="of:=['output linear'.H158]" office:value-type="float" office:value="331.75" calcext:value-type="float">
            <text:p>331.75</text:p>
          </table:table-cell>
          <table:table-cell table:number-columns-repeated="4"/>
        </table:table-row>
        <table:table-row table:style-name="ro1">
          <table:table-cell table:formula="of:=['output sigmoid'.H159]" office:value-type="float" office:value="308.5" calcext:value-type="float">
            <text:p>308.5</text:p>
          </table:table-cell>
          <table:table-cell table:formula="of:=['output linear'.H159]" office:value-type="float" office:value="388.25" calcext:value-type="float">
            <text:p>388.25</text:p>
          </table:table-cell>
          <table:table-cell table:number-columns-repeated="4"/>
        </table:table-row>
        <table:table-row table:style-name="ro1">
          <table:table-cell table:formula="of:=['output sigmoid'.H160]" office:value-type="float" office:value="251.75" calcext:value-type="float">
            <text:p>251.75</text:p>
          </table:table-cell>
          <table:table-cell table:formula="of:=['output linear'.H160]" office:value-type="float" office:value="372.5" calcext:value-type="float">
            <text:p>372.5</text:p>
          </table:table-cell>
          <table:table-cell table:number-columns-repeated="4"/>
        </table:table-row>
        <table:table-row table:style-name="ro1">
          <table:table-cell table:formula="of:=['output sigmoid'.H161]" office:value-type="float" office:value="369.25" calcext:value-type="float">
            <text:p>369.25</text:p>
          </table:table-cell>
          <table:table-cell table:formula="of:=['output linear'.H161]"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table:formula="of:=['output sigmoid'.H162]" office:value-type="float" office:value="363.25" calcext:value-type="float">
            <text:p>363.25</text:p>
          </table:table-cell>
          <table:table-cell table:formula="of:=['output linear'.H162]" office:value-type="float" office:value="260.25" calcext:value-type="float">
            <text:p>260.25</text:p>
          </table:table-cell>
          <table:table-cell table:number-columns-repeated="4"/>
        </table:table-row>
        <table:table-row table:style-name="ro1">
          <table:table-cell table:formula="of:=['output sigmoid'.H163]" office:value-type="float" office:value="354.75" calcext:value-type="float">
            <text:p>354.75</text:p>
          </table:table-cell>
          <table:table-cell table:formula="of:=['output linear'.H163]" office:value-type="float" office:value="202.25" calcext:value-type="float">
            <text:p>202.25</text:p>
          </table:table-cell>
          <table:table-cell table:number-columns-repeated="4"/>
        </table:table-row>
        <table:table-row table:style-name="ro1">
          <table:table-cell table:formula="of:=['output sigmoid'.H164]" office:value-type="float" office:value="355.75" calcext:value-type="float">
            <text:p>355.75</text:p>
          </table:table-cell>
          <table:table-cell table:formula="of:=['output linear'.H164]" office:value-type="float" office:value="292.25" calcext:value-type="float">
            <text:p>292.25</text:p>
          </table:table-cell>
          <table:table-cell table:number-columns-repeated="4"/>
        </table:table-row>
        <table:table-row table:style-name="ro1">
          <table:table-cell table:formula="of:=['output sigmoid'.H165]" office:value-type="float" office:value="336" calcext:value-type="float">
            <text:p>336</text:p>
          </table:table-cell>
          <table:table-cell table:formula="of:=['output linear'.H165]" office:value-type="float" office:value="279.25" calcext:value-type="float">
            <text:p>279.25</text:p>
          </table:table-cell>
          <table:table-cell table:number-columns-repeated="4"/>
        </table:table-row>
        <table:table-row table:style-name="ro1">
          <table:table-cell table:formula="of:=['output sigmoid'.H166]" office:value-type="float" office:value="336.75" calcext:value-type="float">
            <text:p>336.75</text:p>
          </table:table-cell>
          <table:table-cell table:formula="of:=['output linear'.H166]" office:value-type="float" office:value="348.75" calcext:value-type="float">
            <text:p>348.75</text:p>
          </table:table-cell>
          <table:table-cell table:number-columns-repeated="4"/>
        </table:table-row>
        <table:table-row table:style-name="ro1">
          <table:table-cell table:formula="of:=['output sigmoid'.H167]" office:value-type="float" office:value="386.75" calcext:value-type="float">
            <text:p>386.75</text:p>
          </table:table-cell>
          <table:table-cell table:formula="of:=['output linear'.H167]"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table:formula="of:=['output sigmoid'.H168]" office:value-type="float" office:value="354.75" calcext:value-type="float">
            <text:p>354.75</text:p>
          </table:table-cell>
          <table:table-cell table:formula="of:=['output linear'.H168]" office:value-type="float" office:value="286.5" calcext:value-type="float">
            <text:p>286.5</text:p>
          </table:table-cell>
          <table:table-cell table:number-columns-repeated="4"/>
        </table:table-row>
        <table:table-row table:style-name="ro1">
          <table:table-cell table:formula="of:=['output sigmoid'.H169]" office:value-type="float" office:value="336.75" calcext:value-type="float">
            <text:p>336.75</text:p>
          </table:table-cell>
          <table:table-cell table:formula="of:=['output linear'.H169]"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table:formula="of:=['output sigmoid'.H170]" office:value-type="float" office:value="283" calcext:value-type="float">
            <text:p>283</text:p>
          </table:table-cell>
          <table:table-cell table:formula="of:=['output linear'.H170]" office:value-type="float" office:value="292.75" calcext:value-type="float">
            <text:p>292.75</text:p>
          </table:table-cell>
          <table:table-cell table:number-columns-repeated="4"/>
        </table:table-row>
        <table:table-row table:style-name="ro1">
          <table:table-cell table:formula="of:=['output sigmoid'.H171]" office:value-type="float" office:value="383.25" calcext:value-type="float">
            <text:p>383.25</text:p>
          </table:table-cell>
          <table:table-cell table:formula="of:=['output linear'.H171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formula="of:=['output sigmoid'.H172]" office:value-type="float" office:value="347.25" calcext:value-type="float">
            <text:p>347.25</text:p>
          </table:table-cell>
          <table:table-cell table:formula="of:=['output linear'.H172]" office:value-type="float" office:value="353.25" calcext:value-type="float">
            <text:p>353.25</text:p>
          </table:table-cell>
          <table:table-cell table:number-columns-repeated="4"/>
        </table:table-row>
        <table:table-row table:style-name="ro1">
          <table:table-cell table:formula="of:=['output sigmoid'.H173]" office:value-type="float" office:value="429.75" calcext:value-type="float">
            <text:p>429.75</text:p>
          </table:table-cell>
          <table:table-cell table:formula="of:=['output linear'.H173]" office:value-type="float" office:value="345.75" calcext:value-type="float">
            <text:p>345.75</text:p>
          </table:table-cell>
          <table:table-cell table:number-columns-repeated="4"/>
        </table:table-row>
        <table:table-row table:style-name="ro1">
          <table:table-cell table:formula="of:=['output sigmoid'.H174]" office:value-type="float" office:value="411.75" calcext:value-type="float">
            <text:p>411.75</text:p>
          </table:table-cell>
          <table:table-cell table:formula="of:=['output linear'.H174]" office:value-type="float" office:value="241.5" calcext:value-type="float">
            <text:p>241.5</text:p>
          </table:table-cell>
          <table:table-cell table:number-columns-repeated="4"/>
        </table:table-row>
        <table:table-row table:style-name="ro1">
          <table:table-cell table:formula="of:=['output sigmoid'.H175]" office:value-type="float" office:value="397.25" calcext:value-type="float">
            <text:p>397.25</text:p>
          </table:table-cell>
          <table:table-cell table:formula="of:=['output linear'.H175]" office:value-type="float" office:value="287.5" calcext:value-type="float">
            <text:p>287.5</text:p>
          </table:table-cell>
          <table:table-cell table:number-columns-repeated="4"/>
        </table:table-row>
        <table:table-row table:style-name="ro1">
          <table:table-cell table:formula="of:=['output sigmoid'.H176]" office:value-type="float" office:value="400.5" calcext:value-type="float">
            <text:p>400.5</text:p>
          </table:table-cell>
          <table:table-cell table:formula="of:=['output linear'.H176]" office:value-type="float" office:value="361.25" calcext:value-type="float">
            <text:p>361.25</text:p>
          </table:table-cell>
          <table:table-cell table:number-columns-repeated="4"/>
        </table:table-row>
        <table:table-row table:style-name="ro1">
          <table:table-cell table:formula="of:=['output sigmoid'.H177]" office:value-type="float" office:value="334.75" calcext:value-type="float">
            <text:p>334.75</text:p>
          </table:table-cell>
          <table:table-cell table:formula="of:=['output linear'.H177]" office:value-type="float" office:value="291.25" calcext:value-type="float">
            <text:p>291.25</text:p>
          </table:table-cell>
          <table:table-cell table:number-columns-repeated="4"/>
        </table:table-row>
        <table:table-row table:style-name="ro1">
          <table:table-cell table:formula="of:=['output sigmoid'.H178]" office:value-type="float" office:value="399.5" calcext:value-type="float">
            <text:p>399.5</text:p>
          </table:table-cell>
          <table:table-cell table:formula="of:=['output linear'.H178]" office:value-type="float" office:value="320.5" calcext:value-type="float">
            <text:p>320.5</text:p>
          </table:table-cell>
          <table:table-cell table:number-columns-repeated="4"/>
        </table:table-row>
        <table:table-row table:style-name="ro1">
          <table:table-cell table:formula="of:=['output sigmoid'.H179]" office:value-type="float" office:value="396.25" calcext:value-type="float">
            <text:p>396.25</text:p>
          </table:table-cell>
          <table:table-cell table:formula="of:=['output linear'.H179]" office:value-type="float" office:value="340.25" calcext:value-type="float">
            <text:p>340.25</text:p>
          </table:table-cell>
          <table:table-cell table:number-columns-repeated="4"/>
        </table:table-row>
        <table:table-row table:style-name="ro1">
          <table:table-cell table:formula="of:=['output sigmoid'.H180]" office:value-type="float" office:value="381" calcext:value-type="float">
            <text:p>381</text:p>
          </table:table-cell>
          <table:table-cell table:formula="of:=['output linear'.H180]" office:value-type="float" office:value="342.75" calcext:value-type="float">
            <text:p>342.75</text:p>
          </table:table-cell>
          <table:table-cell table:number-columns-repeated="4"/>
        </table:table-row>
        <table:table-row table:style-name="ro1">
          <table:table-cell table:formula="of:=['output sigmoid'.H181]" office:value-type="float" office:value="376.75" calcext:value-type="float">
            <text:p>376.75</text:p>
          </table:table-cell>
          <table:table-cell table:formula="of:=['output linear'.H181]"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table:formula="of:=['output sigmoid'.H182]" office:value-type="float" office:value="347" calcext:value-type="float">
            <text:p>347</text:p>
          </table:table-cell>
          <table:table-cell table:formula="of:=['output linear'.H182]" office:value-type="float" office:value="246.75" calcext:value-type="float">
            <text:p>246.75</text:p>
          </table:table-cell>
          <table:table-cell table:number-columns-repeated="4"/>
        </table:table-row>
        <table:table-row table:style-name="ro1">
          <table:table-cell table:formula="of:=['output sigmoid'.H183]" office:value-type="float" office:value="352.5" calcext:value-type="float">
            <text:p>352.5</text:p>
          </table:table-cell>
          <table:table-cell table:formula="of:=['output linear'.H183]" office:value-type="float" office:value="291.75" calcext:value-type="float">
            <text:p>291.75</text:p>
          </table:table-cell>
          <table:table-cell table:number-columns-repeated="4"/>
        </table:table-row>
        <table:table-row table:style-name="ro1">
          <table:table-cell table:formula="of:=['output sigmoid'.H184]" office:value-type="float" office:value="401.25" calcext:value-type="float">
            <text:p>401.25</text:p>
          </table:table-cell>
          <table:table-cell table:formula="of:=['output linear'.H184]"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table:formula="of:=['output sigmoid'.H185]" office:value-type="float" office:value="333.25" calcext:value-type="float">
            <text:p>333.25</text:p>
          </table:table-cell>
          <table:table-cell table:formula="of:=['output linear'.H185]" office:value-type="float" office:value="264.75" calcext:value-type="float">
            <text:p>264.75</text:p>
          </table:table-cell>
          <table:table-cell table:number-columns-repeated="4"/>
        </table:table-row>
        <table:table-row table:style-name="ro1">
          <table:table-cell table:formula="of:=['output sigmoid'.H186]" office:value-type="float" office:value="318.25" calcext:value-type="float">
            <text:p>318.25</text:p>
          </table:table-cell>
          <table:table-cell table:formula="of:=['output linear'.H186]"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table:formula="of:=['output sigmoid'.H187]" office:value-type="float" office:value="334" calcext:value-type="float">
            <text:p>334</text:p>
          </table:table-cell>
          <table:table-cell table:formula="of:=['output linear'.H187]" office:value-type="float" office:value="431.75" calcext:value-type="float">
            <text:p>431.75</text:p>
          </table:table-cell>
          <table:table-cell table:number-columns-repeated="4"/>
        </table:table-row>
        <table:table-row table:style-name="ro1">
          <table:table-cell table:formula="of:=['output sigmoid'.H188]" office:value-type="float" office:value="364.75" calcext:value-type="float">
            <text:p>364.75</text:p>
          </table:table-cell>
          <table:table-cell table:formula="of:=['output linear'.H188]" office:value-type="float" office:value="372.5" calcext:value-type="float">
            <text:p>372.5</text:p>
          </table:table-cell>
          <table:table-cell table:number-columns-repeated="4"/>
        </table:table-row>
        <table:table-row table:style-name="ro1">
          <table:table-cell table:formula="of:=['output sigmoid'.H189]" office:value-type="float" office:value="369.5" calcext:value-type="float">
            <text:p>369.5</text:p>
          </table:table-cell>
          <table:table-cell table:formula="of:=['output linear'.H189]" office:value-type="float" office:value="378.25" calcext:value-type="float">
            <text:p>378.25</text:p>
          </table:table-cell>
          <table:table-cell table:number-columns-repeated="4"/>
        </table:table-row>
        <table:table-row table:style-name="ro1">
          <table:table-cell table:formula="of:=['output sigmoid'.H190]" office:value-type="float" office:value="350.25" calcext:value-type="float">
            <text:p>350.25</text:p>
          </table:table-cell>
          <table:table-cell table:formula="of:=['output linear'.H190]"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table:formula="of:=['output sigmoid'.H191]" office:value-type="float" office:value="358.25" calcext:value-type="float">
            <text:p>358.25</text:p>
          </table:table-cell>
          <table:table-cell table:formula="of:=['output linear'.H191]" office:value-type="float" office:value="359.25" calcext:value-type="float">
            <text:p>359.25</text:p>
          </table:table-cell>
          <table:table-cell table:number-columns-repeated="4"/>
        </table:table-row>
        <table:table-row table:style-name="ro1">
          <table:table-cell table:formula="of:=['output sigmoid'.H192]" office:value-type="float" office:value="384.5" calcext:value-type="float">
            <text:p>384.5</text:p>
          </table:table-cell>
          <table:table-cell table:formula="of:=['output linear'.H192]" office:value-type="float" office:value="265.25" calcext:value-type="float">
            <text:p>265.25</text:p>
          </table:table-cell>
          <table:table-cell table:number-columns-repeated="4"/>
        </table:table-row>
        <table:table-row table:style-name="ro1">
          <table:table-cell table:formula="of:=['output sigmoid'.H193]" office:value-type="float" office:value="345.25" calcext:value-type="float">
            <text:p>345.25</text:p>
          </table:table-cell>
          <table:table-cell table:formula="of:=['output linear'.H193]" office:value-type="float" office:value="303.5" calcext:value-type="float">
            <text:p>303.5</text:p>
          </table:table-cell>
          <table:table-cell table:number-columns-repeated="4"/>
        </table:table-row>
        <table:table-row table:style-name="ro1">
          <table:table-cell table:formula="of:=['output sigmoid'.H194]" office:value-type="float" office:value="413.75" calcext:value-type="float">
            <text:p>413.75</text:p>
          </table:table-cell>
          <table:table-cell table:formula="of:=['output linear'.H194]" office:value-type="float" office:value="289.5" calcext:value-type="float">
            <text:p>289.5</text:p>
          </table:table-cell>
          <table:table-cell table:number-columns-repeated="4"/>
        </table:table-row>
        <table:table-row table:style-name="ro1">
          <table:table-cell table:formula="of:=['output sigmoid'.H195]" office:value-type="float" office:value="411.25" calcext:value-type="float">
            <text:p>411.25</text:p>
          </table:table-cell>
          <table:table-cell table:formula="of:=['output linear'.H195]" office:value-type="float" office:value="338.25" calcext:value-type="float">
            <text:p>338.25</text:p>
          </table:table-cell>
          <table:table-cell table:number-columns-repeated="4"/>
        </table:table-row>
        <table:table-row table:style-name="ro1">
          <table:table-cell table:formula="of:=['output sigmoid'.H196]" office:value-type="float" office:value="363.75" calcext:value-type="float">
            <text:p>363.75</text:p>
          </table:table-cell>
          <table:table-cell table:formula="of:=['output linear'.H196]" office:value-type="float" office:value="419.75" calcext:value-type="float">
            <text:p>419.75</text:p>
          </table:table-cell>
          <table:table-cell table:number-columns-repeated="4"/>
        </table:table-row>
        <table:table-row table:style-name="ro1">
          <table:table-cell table:formula="of:=['output sigmoid'.H197]" office:value-type="float" office:value="413" calcext:value-type="float">
            <text:p>413</text:p>
          </table:table-cell>
          <table:table-cell table:formula="of:=['output linear'.H197]" office:value-type="float" office:value="386.25" calcext:value-type="float">
            <text:p>386.25</text:p>
          </table:table-cell>
          <table:table-cell table:number-columns-repeated="4"/>
        </table:table-row>
        <table:table-row table:style-name="ro1">
          <table:table-cell table:formula="of:=['output sigmoid'.H198]" office:value-type="float" office:value="337.5" calcext:value-type="float">
            <text:p>337.5</text:p>
          </table:table-cell>
          <table:table-cell table:formula="of:=['output linear'.H198]" office:value-type="float" office:value="361.75" calcext:value-type="float">
            <text:p>361.75</text:p>
          </table:table-cell>
          <table:table-cell table:number-columns-repeated="4"/>
        </table:table-row>
        <table:table-row table:style-name="ro1">
          <table:table-cell table:formula="of:=['output sigmoid'.H199]" office:value-type="float" office:value="376.5" calcext:value-type="float">
            <text:p>376.5</text:p>
          </table:table-cell>
          <table:table-cell table:formula="of:=['output linear'.H199]" office:value-type="float" office:value="347.75" calcext:value-type="float">
            <text:p>347.75</text:p>
          </table:table-cell>
          <table:table-cell table:number-columns-repeated="4"/>
        </table:table-row>
        <table:table-row table:style-name="ro1">
          <table:table-cell table:formula="of:=['output sigmoid'.H200]" office:value-type="float" office:value="316.5" calcext:value-type="float">
            <text:p>316.5</text:p>
          </table:table-cell>
          <table:table-cell table:formula="of:=['output linear'.H200]" office:value-type="float" office:value="309.5" calcext:value-type="float">
            <text:p>309.5</text:p>
          </table:table-cell>
          <table:table-cell table:number-columns-repeated="4"/>
        </table:table-row>
        <table:table-row table:style-name="ro1">
          <table:table-cell table:formula="of:=['output sigmoid'.H201]" office:value-type="float" office:value="308.75" calcext:value-type="float">
            <text:p>308.75</text:p>
          </table:table-cell>
          <table:table-cell table:formula="of:=['output linear'.H201]" office:value-type="float" office:value="311.75" calcext:value-type="float">
            <text:p>311.75</text:p>
          </table:table-cell>
          <table:table-cell table:number-columns-repeated="4"/>
        </table:table-row>
        <table:table-row table:style-name="ro1">
          <table:table-cell table:formula="of:=['output sigmoid'.H202]" office:value-type="float" office:value="363.25" calcext:value-type="float">
            <text:p>363.25</text:p>
          </table:table-cell>
          <table:table-cell table:formula="of:=['output linear'.H202]" office:value-type="float" office:value="414.5" calcext:value-type="float">
            <text:p>414.5</text:p>
          </table:table-cell>
          <table:table-cell table:number-columns-repeated="4"/>
        </table:table-row>
        <table:table-row table:style-name="ro1">
          <table:table-cell table:formula="of:=['output sigmoid'.H203]" office:value-type="float" office:value="378.25" calcext:value-type="float">
            <text:p>378.25</text:p>
          </table:table-cell>
          <table:table-cell table:formula="of:=['output linear'.H203]" office:value-type="float" office:value="360.75" calcext:value-type="float">
            <text:p>360.75</text:p>
          </table:table-cell>
          <table:table-cell table:number-columns-repeated="4"/>
        </table:table-row>
        <table:table-row table:style-name="ro1">
          <table:table-cell table:formula="of:=['output sigmoid'.H204]" office:value-type="float" office:value="346.5" calcext:value-type="float">
            <text:p>346.5</text:p>
          </table:table-cell>
          <table:table-cell table:formula="of:=['output linear'.H204]" office:value-type="float" office:value="334.25" calcext:value-type="float">
            <text:p>334.25</text:p>
          </table:table-cell>
          <table:table-cell table:number-columns-repeated="4"/>
        </table:table-row>
        <table:table-row table:style-name="ro1">
          <table:table-cell table:formula="of:=['output sigmoid'.H205]" office:value-type="float" office:value="353.75" calcext:value-type="float">
            <text:p>353.75</text:p>
          </table:table-cell>
          <table:table-cell table:formula="of:=['output linear'.H205]" office:value-type="float" office:value="267.5" calcext:value-type="float">
            <text:p>267.5</text:p>
          </table:table-cell>
          <table:table-cell table:number-columns-repeated="4"/>
        </table:table-row>
        <table:table-row table:style-name="ro1">
          <table:table-cell table:formula="of:=['output sigmoid'.H206]" office:value-type="float" office:value="377" calcext:value-type="float">
            <text:p>377</text:p>
          </table:table-cell>
          <table:table-cell table:formula="of:=['output linear'.H206]" office:value-type="float" office:value="250.5" calcext:value-type="float">
            <text:p>250.5</text:p>
          </table:table-cell>
          <table:table-cell table:number-columns-repeated="4"/>
        </table:table-row>
        <table:table-row table:style-name="ro1">
          <table:table-cell table:formula="of:=['output sigmoid'.H207]" office:value-type="float" office:value="307" calcext:value-type="float">
            <text:p>307</text:p>
          </table:table-cell>
          <table:table-cell table:formula="of:=['output linear'.H207]"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table:formula="of:=['output sigmoid'.H208]" office:value-type="float" office:value="334.5" calcext:value-type="float">
            <text:p>334.5</text:p>
          </table:table-cell>
          <table:table-cell table:formula="of:=['output linear'.H208]"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table:formula="of:=['output sigmoid'.H209]" office:value-type="float" office:value="369.25" calcext:value-type="float">
            <text:p>369.25</text:p>
          </table:table-cell>
          <table:table-cell table:formula="of:=['output linear'.H209]" office:value-type="float" office:value="326.25" calcext:value-type="float">
            <text:p>326.25</text:p>
          </table:table-cell>
          <table:table-cell table:number-columns-repeated="4"/>
        </table:table-row>
        <table:table-row table:style-name="ro1">
          <table:table-cell table:formula="of:=['output sigmoid'.H210]" office:value-type="float" office:value="354.25" calcext:value-type="float">
            <text:p>354.25</text:p>
          </table:table-cell>
          <table:table-cell table:formula="of:=['output linear'.H210]"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table:formula="of:=['output sigmoid'.H211]" office:value-type="float" office:value="342" calcext:value-type="float">
            <text:p>342</text:p>
          </table:table-cell>
          <table:table-cell table:formula="of:=['output linear'.H211]" office:value-type="float" office:value="317.25" calcext:value-type="float">
            <text:p>317.25</text:p>
          </table:table-cell>
          <table:table-cell table:number-columns-repeated="4"/>
        </table:table-row>
        <table:table-row table:style-name="ro1">
          <table:table-cell table:formula="of:=['output sigmoid'.H212]" office:value-type="float" office:value="380.25" calcext:value-type="float">
            <text:p>380.25</text:p>
          </table:table-cell>
          <table:table-cell table:formula="of:=['output linear'.H212]"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table:formula="of:=['output sigmoid'.H213]" office:value-type="float" office:value="326" calcext:value-type="float">
            <text:p>326</text:p>
          </table:table-cell>
          <table:table-cell table:formula="of:=['output linear'.H213]"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table:formula="of:=['output sigmoid'.H214]" office:value-type="float" office:value="306.75" calcext:value-type="float">
            <text:p>306.75</text:p>
          </table:table-cell>
          <table:table-cell table:formula="of:=['output linear'.H214]" office:value-type="float" office:value="322.75" calcext:value-type="float">
            <text:p>322.75</text:p>
          </table:table-cell>
          <table:table-cell table:number-columns-repeated="4"/>
        </table:table-row>
        <table:table-row table:style-name="ro1">
          <table:table-cell table:formula="of:=['output sigmoid'.H215]" office:value-type="float" office:value="382.25" calcext:value-type="float">
            <text:p>382.25</text:p>
          </table:table-cell>
          <table:table-cell table:formula="of:=['output linear'.H215]" office:value-type="float" office:value="380.75" calcext:value-type="float">
            <text:p>380.75</text:p>
          </table:table-cell>
          <table:table-cell table:number-columns-repeated="4"/>
        </table:table-row>
        <table:table-row table:style-name="ro1">
          <table:table-cell table:formula="of:=['output sigmoid'.H216]" office:value-type="float" office:value="346.25" calcext:value-type="float">
            <text:p>346.25</text:p>
          </table:table-cell>
          <table:table-cell table:formula="of:=['output linear'.H216]" office:value-type="float" office:value="326.25" calcext:value-type="float">
            <text:p>326.25</text:p>
          </table:table-cell>
          <table:table-cell table:number-columns-repeated="4"/>
        </table:table-row>
        <table:table-row table:style-name="ro1">
          <table:table-cell table:formula="of:=['output sigmoid'.H217]" office:value-type="float" office:value="395.75" calcext:value-type="float">
            <text:p>395.75</text:p>
          </table:table-cell>
          <table:table-cell table:formula="of:=['output linear'.H217]" office:value-type="float" office:value="289.75" calcext:value-type="float">
            <text:p>289.75</text:p>
          </table:table-cell>
          <table:table-cell table:number-columns-repeated="4"/>
        </table:table-row>
        <table:table-row table:style-name="ro1">
          <table:table-cell table:formula="of:=['output sigmoid'.H218]" office:value-type="float" office:value="333.5" calcext:value-type="float">
            <text:p>333.5</text:p>
          </table:table-cell>
          <table:table-cell table:formula="of:=['output linear'.H218]" office:value-type="float" office:value="345.5" calcext:value-type="float">
            <text:p>345.5</text:p>
          </table:table-cell>
          <table:table-cell table:number-columns-repeated="4"/>
        </table:table-row>
        <table:table-row table:style-name="ro1">
          <table:table-cell table:formula="of:=['output sigmoid'.H219]" office:value-type="float" office:value="393" calcext:value-type="float">
            <text:p>393</text:p>
          </table:table-cell>
          <table:table-cell table:formula="of:=['output linear'.H219]" office:value-type="float" office:value="348.75" calcext:value-type="float">
            <text:p>348.75</text:p>
          </table:table-cell>
          <table:table-cell table:number-columns-repeated="4"/>
        </table:table-row>
        <table:table-row table:style-name="ro1">
          <table:table-cell table:formula="of:=['output sigmoid'.H220]" office:value-type="float" office:value="347.75" calcext:value-type="float">
            <text:p>347.75</text:p>
          </table:table-cell>
          <table:table-cell table:formula="of:=['output linear'.H220]" office:value-type="float" office:value="321.5" calcext:value-type="float">
            <text:p>321.5</text:p>
          </table:table-cell>
          <table:table-cell table:number-columns-repeated="4"/>
        </table:table-row>
        <table:table-row table:style-name="ro1">
          <table:table-cell table:formula="of:=['output sigmoid'.H221]" office:value-type="float" office:value="361.25" calcext:value-type="float">
            <text:p>361.25</text:p>
          </table:table-cell>
          <table:table-cell table:formula="of:=['output linear'.H221]"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table:formula="of:=['output sigmoid'.H222]" office:value-type="float" office:value="370" calcext:value-type="float">
            <text:p>370</text:p>
          </table:table-cell>
          <table:table-cell table:formula="of:=['output linear'.H222]"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table:formula="of:=['output sigmoid'.H223]" office:value-type="float" office:value="353.25" calcext:value-type="float">
            <text:p>353.25</text:p>
          </table:table-cell>
          <table:table-cell table:formula="of:=['output linear'.H223]" office:value-type="float" office:value="345.25" calcext:value-type="float">
            <text:p>345.25</text:p>
          </table:table-cell>
          <table:table-cell table:number-columns-repeated="4"/>
        </table:table-row>
        <table:table-row table:style-name="ro1">
          <table:table-cell table:formula="of:=['output sigmoid'.H224]" office:value-type="float" office:value="422.5" calcext:value-type="float">
            <text:p>422.5</text:p>
          </table:table-cell>
          <table:table-cell table:formula="of:=['output linear'.H224]" office:value-type="float" office:value="304.5" calcext:value-type="float">
            <text:p>304.5</text:p>
          </table:table-cell>
          <table:table-cell table:number-columns-repeated="4"/>
        </table:table-row>
        <table:table-row table:style-name="ro1">
          <table:table-cell table:formula="of:=['output sigmoid'.H225]" office:value-type="float" office:value="393.5" calcext:value-type="float">
            <text:p>393.5</text:p>
          </table:table-cell>
          <table:table-cell table:formula="of:=['output linear'.H225]" office:value-type="float" office:value="303.25" calcext:value-type="float">
            <text:p>303.25</text:p>
          </table:table-cell>
          <table:table-cell table:number-columns-repeated="4"/>
        </table:table-row>
        <table:table-row table:style-name="ro1">
          <table:table-cell table:formula="of:=['output sigmoid'.H226]" office:value-type="float" office:value="426.25" calcext:value-type="float">
            <text:p>426.25</text:p>
          </table:table-cell>
          <table:table-cell table:formula="of:=['output linear'.H226]" office:value-type="float" office:value="305.5" calcext:value-type="float">
            <text:p>305.5</text:p>
          </table:table-cell>
          <table:table-cell table:number-columns-repeated="4"/>
        </table:table-row>
        <table:table-row table:style-name="ro1">
          <table:table-cell table:formula="of:=['output sigmoid'.H227]" office:value-type="float" office:value="353.5" calcext:value-type="float">
            <text:p>353.5</text:p>
          </table:table-cell>
          <table:table-cell table:formula="of:=['output linear'.H227]" office:value-type="float" office:value="329.75" calcext:value-type="float">
            <text:p>329.75</text:p>
          </table:table-cell>
          <table:table-cell table:number-columns-repeated="4"/>
        </table:table-row>
        <table:table-row table:style-name="ro1">
          <table:table-cell table:formula="of:=['output sigmoid'.H228]" office:value-type="float" office:value="351.25" calcext:value-type="float">
            <text:p>351.25</text:p>
          </table:table-cell>
          <table:table-cell table:formula="of:=['output linear'.H228]" office:value-type="float" office:value="326.75" calcext:value-type="float">
            <text:p>326.75</text:p>
          </table:table-cell>
          <table:table-cell table:number-columns-repeated="4"/>
        </table:table-row>
        <table:table-row table:style-name="ro1">
          <table:table-cell table:formula="of:=['output sigmoid'.H229]" office:value-type="float" office:value="382.25" calcext:value-type="float">
            <text:p>382.25</text:p>
          </table:table-cell>
          <table:table-cell table:formula="of:=['output linear'.H229]" office:value-type="float" office:value="366.5" calcext:value-type="float">
            <text:p>366.5</text:p>
          </table:table-cell>
          <table:table-cell table:number-columns-repeated="4"/>
        </table:table-row>
        <table:table-row table:style-name="ro1">
          <table:table-cell table:formula="of:=['output sigmoid'.H230]" office:value-type="float" office:value="371.5" calcext:value-type="float">
            <text:p>371.5</text:p>
          </table:table-cell>
          <table:table-cell table:formula="of:=['output linear'.H230]" office:value-type="float" office:value="429.75" calcext:value-type="float">
            <text:p>429.75</text:p>
          </table:table-cell>
          <table:table-cell table:number-columns-repeated="4"/>
        </table:table-row>
        <table:table-row table:style-name="ro1">
          <table:table-cell table:formula="of:=['output sigmoid'.H231]" office:value-type="float" office:value="352.25" calcext:value-type="float">
            <text:p>352.25</text:p>
          </table:table-cell>
          <table:table-cell table:formula="of:=['output linear'.H231]" office:value-type="float" office:value="421.25" calcext:value-type="float">
            <text:p>421.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 style:data-style-name="N2" text:time-value="09:53:08.133126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09:25:58.874336439</meta:creation-date>
    <dc:date>2016-08-25T10:09:28.152815344</dc:date>
    <meta:editing-duration>PT1H22M34S</meta:editing-duration>
    <meta:editing-cycles>69</meta:editing-cycles>
    <meta:generator>LibreOffice/4.2.8.2$Linux_X86_64 LibreOffice_project/420m0$Build-2</meta:generator>
    <meta:document-statistic meta:table-count="3" meta:cell-count="370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output sigmoid'.I2:'output sigmoid'.I231" chart:error-lower-range="'output sigmoid'.I2:'output sigmoid'.I231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error-category="cell-range" chart:error-upper-range="'output sigmoid'.I2:'output sigmoid'.I231" chart:error-lower-range="'output sigmoid'.I2:'output sigmoid'.I231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'output sigmoid'.I2:'output sigmoid'.I231" chart:error-lower-range="'output sigmoid'.I2:'output sigmoid'.I231" char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84cm" svg:height="12.969cm" xlink:href=".." xlink:type="simple" chart:class="chart:line" chart:style-name="ch1">
        <chart:legend chart:legend-position="end" svg:x="21.523cm" svg:y="6.185cm" style:legend-expansion="high" chart:style-name="ch2"/>
        <chart:plot-area chart:style-name="ch3" table:cell-range-address="'output linear'.H1:'output linear'.H231" chart:data-source-has-labels="row" svg:x="0.481cm" svg:y="0.259cm" svg:width="20.561cm" svg:height="12.451cm">
          <chartooo:coordinate-region svg:x="1.393cm" svg:y="0.458cm" svg:width="19.649cm" svg:height="12.0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utput linear'.H2:'output linear'.H231" chart:label-cell-address="'output linear'.H1:'output linear'.H1" chart:class="chart:line">
            <chart:error-indicator chart:style-name="ch7" chart:dimension="y"/>
            <chart:data-point chart:repeated="2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'output linear'.H1:'output linear'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19.75">
                <text:p>-219.75</text:p>
                <draw:g>
                  <svg:desc>'output linear'.H2:'output linear'.H231</svg:desc>
                </draw:g>
              </table:table-cell>
              <table:table-cell office:value-type="float" office:value="67.582819562371">
                <text:p>67.582819562371</text:p>
                <draw:g>
                  <svg:desc>'output sigmoid'.I2:'output sigmoid'.I231</svg:desc>
                </draw:g>
              </table:table-cell>
              <table:table-cell office:value-type="float" office:value="67.582819562371">
                <text:p>67.582819562371</text:p>
                <draw:g>
                  <svg:desc>'output sigmoid'.I2:'output sigmoid'.I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14.25">
                <text:p>-114.25</text:p>
              </table:table-cell>
              <table:table-cell office:value-type="float" office:value="36.0446771382405">
                <text:p>36.0446771382405</text:p>
              </table:table-cell>
              <table:table-cell office:value-type="float" office:value="36.0446771382405">
                <text:p>36.0446771382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.5">
                <text:p>-22.5</text:p>
              </table:table-cell>
              <table:table-cell office:value-type="float" office:value="57.4382820947841">
                <text:p>57.4382820947841</text:p>
              </table:table-cell>
              <table:table-cell office:value-type="float" office:value="57.4382820947841">
                <text:p>57.43828209478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2.5">
                <text:p>142.5</text:p>
              </table:table-cell>
              <table:table-cell office:value-type="float" office:value="79.9355208902776">
                <text:p>79.9355208902776</text:p>
              </table:table-cell>
              <table:table-cell office:value-type="float" office:value="79.9355208902776">
                <text:p>79.9355208902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8">
                <text:p>-28</text:p>
              </table:table-cell>
              <table:table-cell office:value-type="float" office:value="62.6091546820431">
                <text:p>62.6091546820431</text:p>
              </table:table-cell>
              <table:table-cell office:value-type="float" office:value="62.6091546820431">
                <text:p>62.6091546820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.25">
                <text:p>190.25</text:p>
              </table:table-cell>
              <table:table-cell office:value-type="float" office:value="66.9047830876089">
                <text:p>66.9047830876089</text:p>
              </table:table-cell>
              <table:table-cell office:value-type="float" office:value="66.9047830876089">
                <text:p>66.90478308760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6.25">
                <text:p>236.25</text:p>
              </table:table-cell>
              <table:table-cell office:value-type="float" office:value="43.4680198536809">
                <text:p>43.4680198536809</text:p>
              </table:table-cell>
              <table:table-cell office:value-type="float" office:value="43.4680198536809">
                <text:p>43.4680198536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8.75">
                <text:p>258.75</text:p>
              </table:table-cell>
              <table:table-cell office:value-type="float" office:value="78.3078859374967">
                <text:p>78.3078859374967</text:p>
              </table:table-cell>
              <table:table-cell office:value-type="float" office:value="78.3078859374967">
                <text:p>78.30788593749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9.75">
                <text:p>309.75</text:p>
              </table:table-cell>
              <table:table-cell office:value-type="float" office:value="55.0133506523644">
                <text:p>55.0133506523644</text:p>
              </table:table-cell>
              <table:table-cell office:value-type="float" office:value="55.0133506523644">
                <text:p>55.0133506523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3.75">
                <text:p>223.75</text:p>
              </table:table-cell>
              <table:table-cell office:value-type="float" office:value="67.4960647000994">
                <text:p>67.4960647000994</text:p>
              </table:table-cell>
              <table:table-cell office:value-type="float" office:value="67.4960647000994">
                <text:p>67.4960647000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8.75">
                <text:p>188.75</text:p>
              </table:table-cell>
              <table:table-cell office:value-type="float" office:value="78.0630754582472">
                <text:p>78.0630754582472</text:p>
              </table:table-cell>
              <table:table-cell office:value-type="float" office:value="78.0630754582472">
                <text:p>78.0630754582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9">
                <text:p>239</text:p>
              </table:table-cell>
              <table:table-cell office:value-type="float" office:value="56.7210829410018">
                <text:p>56.7210829410018</text:p>
              </table:table-cell>
              <table:table-cell office:value-type="float" office:value="56.7210829410018">
                <text:p>56.7210829410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9">
                <text:p>259</text:p>
              </table:table-cell>
              <table:table-cell office:value-type="float" office:value="71.588668796116">
                <text:p>71.588668796116</text:p>
              </table:table-cell>
              <table:table-cell office:value-type="float" office:value="71.588668796116">
                <text:p>71.588668796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3">
                <text:p>273</text:p>
              </table:table-cell>
              <table:table-cell office:value-type="float" office:value="66.8667050930431">
                <text:p>66.8667050930431</text:p>
              </table:table-cell>
              <table:table-cell office:value-type="float" office:value="66.8667050930431">
                <text:p>66.86670509304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.25">
                <text:p>200.25</text:p>
              </table:table-cell>
              <table:table-cell office:value-type="float" office:value="75.6244834693104">
                <text:p>75.6244834693104</text:p>
              </table:table-cell>
              <table:table-cell office:value-type="float" office:value="75.6244834693104">
                <text:p>75.62448346931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9.25">
                <text:p>289.25</text:p>
              </table:table-cell>
              <table:table-cell office:value-type="float" office:value="54.590807376334">
                <text:p>54.590807376334</text:p>
              </table:table-cell>
              <table:table-cell office:value-type="float" office:value="54.590807376334">
                <text:p>54.590807376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3.5">
                <text:p>353.5</text:p>
              </table:table-cell>
              <table:table-cell office:value-type="float" office:value="55.3686508775498">
                <text:p>55.3686508775498</text:p>
              </table:table-cell>
              <table:table-cell office:value-type="float" office:value="55.3686508775498">
                <text:p>55.36865087754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3.25">
                <text:p>313.25</text:p>
              </table:table-cell>
              <table:table-cell office:value-type="float" office:value="60.0775540447512">
                <text:p>60.0775540447512</text:p>
              </table:table-cell>
              <table:table-cell office:value-type="float" office:value="60.0775540447512">
                <text:p>60.07755404475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7.25">
                <text:p>327.25</text:p>
              </table:table-cell>
              <table:table-cell office:value-type="float" office:value="60.0268169237717">
                <text:p>60.0268169237717</text:p>
              </table:table-cell>
              <table:table-cell office:value-type="float" office:value="60.0268169237717">
                <text:p>60.02681692377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5.25">
                <text:p>345.25</text:p>
              </table:table-cell>
              <table:table-cell office:value-type="float" office:value="86.314649683585">
                <text:p>86.314649683585</text:p>
              </table:table-cell>
              <table:table-cell office:value-type="float" office:value="86.314649683585">
                <text:p>86.3146496835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8.75">
                <text:p>248.75</text:p>
              </table:table-cell>
              <table:table-cell office:value-type="float" office:value="71.5897600917897">
                <text:p>71.5897600917897</text:p>
              </table:table-cell>
              <table:table-cell office:value-type="float" office:value="71.5897600917897">
                <text:p>71.58976009178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9.75">
                <text:p>239.75</text:p>
              </table:table-cell>
              <table:table-cell office:value-type="float" office:value="57.9514883329152">
                <text:p>57.9514883329152</text:p>
              </table:table-cell>
              <table:table-cell office:value-type="float" office:value="57.9514883329152">
                <text:p>57.9514883329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7.75">
                <text:p>297.75</text:p>
              </table:table-cell>
              <table:table-cell office:value-type="float" office:value="66.1135387042624">
                <text:p>66.1135387042624</text:p>
              </table:table-cell>
              <table:table-cell office:value-type="float" office:value="66.1135387042624">
                <text:p>66.11353870426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5">
                <text:p>265</text:p>
              </table:table-cell>
              <table:table-cell office:value-type="float" office:value="80.2223472605982">
                <text:p>80.2223472605982</text:p>
              </table:table-cell>
              <table:table-cell office:value-type="float" office:value="80.2223472605982">
                <text:p>80.22234726059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8">
                <text:p>258</text:p>
              </table:table-cell>
              <table:table-cell office:value-type="float" office:value="77.5483720009647">
                <text:p>77.5483720009647</text:p>
              </table:table-cell>
              <table:table-cell office:value-type="float" office:value="77.5483720009647">
                <text:p>77.54837200096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4.25">
                <text:p>264.25</text:p>
              </table:table-cell>
              <table:table-cell office:value-type="float" office:value="76.8464377834132">
                <text:p>76.8464377834132</text:p>
              </table:table-cell>
              <table:table-cell office:value-type="float" office:value="76.8464377834132">
                <text:p>76.84643778341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6.25">
                <text:p>316.25</text:p>
              </table:table-cell>
              <table:table-cell office:value-type="float" office:value="53.0659966456864">
                <text:p>53.0659966456864</text:p>
              </table:table-cell>
              <table:table-cell office:value-type="float" office:value="53.0659966456864">
                <text:p>53.06599664568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6.5">
                <text:p>336.5</text:p>
              </table:table-cell>
              <table:table-cell office:value-type="float" office:value="78.2557905205743">
                <text:p>78.2557905205743</text:p>
              </table:table-cell>
              <table:table-cell office:value-type="float" office:value="78.2557905205743">
                <text:p>78.25579052057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5.75">
                <text:p>425.75</text:p>
              </table:table-cell>
              <table:table-cell office:value-type="float" office:value="59.9382494739378">
                <text:p>59.9382494739378</text:p>
              </table:table-cell>
              <table:table-cell office:value-type="float" office:value="59.9382494739378">
                <text:p>59.93824947393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0">
                <text:p>320</text:p>
              </table:table-cell>
              <table:table-cell office:value-type="float" office:value="74.5251635355468">
                <text:p>74.5251635355468</text:p>
              </table:table-cell>
              <table:table-cell office:value-type="float" office:value="74.5251635355468">
                <text:p>74.52516353554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8">
                <text:p>268</text:p>
              </table:table-cell>
              <table:table-cell office:value-type="float" office:value="82.4587017845903">
                <text:p>82.4587017845903</text:p>
              </table:table-cell>
              <table:table-cell office:value-type="float" office:value="82.4587017845903">
                <text:p>82.45870178459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5.5">
                <text:p>315.5</text:p>
              </table:table-cell>
              <table:table-cell office:value-type="float" office:value="72.8294239988207">
                <text:p>72.8294239988207</text:p>
              </table:table-cell>
              <table:table-cell office:value-type="float" office:value="72.8294239988207">
                <text:p>72.82942399882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2.5">
                <text:p>312.5</text:p>
              </table:table-cell>
              <table:table-cell office:value-type="float" office:value="70.262232031156">
                <text:p>70.262232031156</text:p>
              </table:table-cell>
              <table:table-cell office:value-type="float" office:value="70.262232031156">
                <text:p>70.2622320311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4.5">
                <text:p>304.5</text:p>
              </table:table-cell>
              <table:table-cell office:value-type="float" office:value="70.0017856915093">
                <text:p>70.0017856915093</text:p>
              </table:table-cell>
              <table:table-cell office:value-type="float" office:value="70.0017856915093">
                <text:p>70.00178569150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.25">
                <text:p>358.25</text:p>
              </table:table-cell>
              <table:table-cell office:value-type="float" office:value="71.6948830112721">
                <text:p>71.6948830112721</text:p>
              </table:table-cell>
              <table:table-cell office:value-type="float" office:value="71.6948830112721">
                <text:p>71.69488301127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6.75">
                <text:p>296.75</text:p>
              </table:table-cell>
              <table:table-cell office:value-type="float" office:value="66.8421648362768">
                <text:p>66.8421648362768</text:p>
              </table:table-cell>
              <table:table-cell office:value-type="float" office:value="66.8421648362768">
                <text:p>66.84216483627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8.75">
                <text:p>358.75</text:p>
              </table:table-cell>
              <table:table-cell office:value-type="float" office:value="77.9256456501966">
                <text:p>77.9256456501966</text:p>
              </table:table-cell>
              <table:table-cell office:value-type="float" office:value="77.9256456501966">
                <text:p>77.92564565019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6.5">
                <text:p>336.5</text:p>
              </table:table-cell>
              <table:table-cell office:value-type="float" office:value="56.2199919957305">
                <text:p>56.2199919957305</text:p>
              </table:table-cell>
              <table:table-cell office:value-type="float" office:value="56.2199919957305">
                <text:p>56.21999199573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6.25">
                <text:p>386.25</text:p>
              </table:table-cell>
              <table:table-cell office:value-type="float" office:value="45.5823430727294">
                <text:p>45.5823430727294</text:p>
              </table:table-cell>
              <table:table-cell office:value-type="float" office:value="45.5823430727294">
                <text:p>45.58234307272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3.5">
                <text:p>303.5</text:p>
              </table:table-cell>
              <table:table-cell office:value-type="float" office:value="68.0640782645295">
                <text:p>68.0640782645295</text:p>
              </table:table-cell>
              <table:table-cell office:value-type="float" office:value="68.0640782645295">
                <text:p>68.0640782645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4.25">
                <text:p>234.25</text:p>
              </table:table-cell>
              <table:table-cell office:value-type="float" office:value="92.619011277383">
                <text:p>92.619011277383</text:p>
              </table:table-cell>
              <table:table-cell office:value-type="float" office:value="92.619011277383">
                <text:p>92.6190112773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0.5">
                <text:p>240.5</text:p>
              </table:table-cell>
              <table:table-cell office:value-type="float" office:value="82.942562957748">
                <text:p>82.942562957748</text:p>
              </table:table-cell>
              <table:table-cell office:value-type="float" office:value="82.942562957748">
                <text:p>82.9425629577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8.75">
                <text:p>278.75</text:p>
              </table:table-cell>
              <table:table-cell office:value-type="float" office:value="76.6102147236255">
                <text:p>76.6102147236255</text:p>
              </table:table-cell>
              <table:table-cell office:value-type="float" office:value="76.6102147236255">
                <text:p>76.61021472362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7.5">
                <text:p>317.5</text:p>
              </table:table-cell>
              <table:table-cell office:value-type="float" office:value="65.3851569547707">
                <text:p>65.3851569547707</text:p>
              </table:table-cell>
              <table:table-cell office:value-type="float" office:value="65.3851569547707">
                <text:p>65.38515695477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4.5">
                <text:p>314.5</text:p>
              </table:table-cell>
              <table:table-cell office:value-type="float" office:value="87.6138544980187">
                <text:p>87.6138544980187</text:p>
              </table:table-cell>
              <table:table-cell office:value-type="float" office:value="87.6138544980187">
                <text:p>87.61385449801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4.75">
                <text:p>234.75</text:p>
              </table:table-cell>
              <table:table-cell office:value-type="float" office:value="65.7939491898761">
                <text:p>65.7939491898761</text:p>
              </table:table-cell>
              <table:table-cell office:value-type="float" office:value="65.7939491898761">
                <text:p>65.79394918987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1.5">
                <text:p>351.5</text:p>
              </table:table-cell>
              <table:table-cell office:value-type="float" office:value="36.8730931710373">
                <text:p>36.8730931710373</text:p>
              </table:table-cell>
              <table:table-cell office:value-type="float" office:value="36.8730931710373">
                <text:p>36.87309317103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8">
                <text:p>348</text:p>
              </table:table-cell>
              <table:table-cell office:value-type="float" office:value="73.3090632186771">
                <text:p>73.3090632186771</text:p>
              </table:table-cell>
              <table:table-cell office:value-type="float" office:value="73.3090632186771">
                <text:p>73.30906321867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8">
                <text:p>338</text:p>
              </table:table-cell>
              <table:table-cell office:value-type="float" office:value="85.5396472403294">
                <text:p>85.5396472403294</text:p>
              </table:table-cell>
              <table:table-cell office:value-type="float" office:value="85.5396472403294">
                <text:p>85.53964724032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8">
                <text:p>328</text:p>
              </table:table-cell>
              <table:table-cell office:value-type="float" office:value="82.7552868401772">
                <text:p>82.7552868401772</text:p>
              </table:table-cell>
              <table:table-cell office:value-type="float" office:value="82.7552868401772">
                <text:p>82.75528684017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3.75">
                <text:p>323.75</text:p>
              </table:table-cell>
              <table:table-cell office:value-type="float" office:value="71.622273071999">
                <text:p>71.622273071999</text:p>
              </table:table-cell>
              <table:table-cell office:value-type="float" office:value="71.622273071999">
                <text:p>71.622273071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7.5">
                <text:p>307.5</text:p>
              </table:table-cell>
              <table:table-cell office:value-type="float" office:value="77.8991736156424">
                <text:p>77.8991736156424</text:p>
              </table:table-cell>
              <table:table-cell office:value-type="float" office:value="77.8991736156424">
                <text:p>77.89917361564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3">
                <text:p>323</text:p>
              </table:table-cell>
              <table:table-cell office:value-type="float" office:value="66.8931050258545">
                <text:p>66.8931050258545</text:p>
              </table:table-cell>
              <table:table-cell office:value-type="float" office:value="66.8931050258545">
                <text:p>66.89310502585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8.5">
                <text:p>318.5</text:p>
              </table:table-cell>
              <table:table-cell office:value-type="float" office:value="43.9555883819111">
                <text:p>43.9555883819111</text:p>
              </table:table-cell>
              <table:table-cell office:value-type="float" office:value="43.9555883819111">
                <text:p>43.95558838191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5.5">
                <text:p>265.5</text:p>
              </table:table-cell>
              <table:table-cell office:value-type="float" office:value="59.3090423122815">
                <text:p>59.3090423122815</text:p>
              </table:table-cell>
              <table:table-cell office:value-type="float" office:value="59.3090423122815">
                <text:p>59.30904231228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0.5">
                <text:p>310.5</text:p>
              </table:table-cell>
              <table:table-cell office:value-type="float" office:value="84.885400688222">
                <text:p>84.885400688222</text:p>
              </table:table-cell>
              <table:table-cell office:value-type="float" office:value="84.885400688222">
                <text:p>84.8854006882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8.75">
                <text:p>198.75</text:p>
              </table:table-cell>
              <table:table-cell office:value-type="float" office:value="62.1955082783315">
                <text:p>62.1955082783315</text:p>
              </table:table-cell>
              <table:table-cell office:value-type="float" office:value="62.1955082783315">
                <text:p>62.19550827833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8.75">
                <text:p>288.75</text:p>
              </table:table-cell>
              <table:table-cell office:value-type="float" office:value="74.3885491860138">
                <text:p>74.3885491860138</text:p>
              </table:table-cell>
              <table:table-cell office:value-type="float" office:value="74.3885491860138">
                <text:p>74.38854918601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2.5">
                <text:p>202.5</text:p>
              </table:table-cell>
              <table:table-cell office:value-type="float" office:value="69.3196851550842">
                <text:p>69.3196851550842</text:p>
              </table:table-cell>
              <table:table-cell office:value-type="float" office:value="69.3196851550842">
                <text:p>69.31968515508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1">
                <text:p>321</text:p>
              </table:table-cell>
              <table:table-cell office:value-type="float" office:value="67.0720228560314">
                <text:p>67.0720228560314</text:p>
              </table:table-cell>
              <table:table-cell office:value-type="float" office:value="67.0720228560314">
                <text:p>67.07202285603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7.25">
                <text:p>327.25</text:p>
              </table:table-cell>
              <table:table-cell office:value-type="float" office:value="60.1222712478496">
                <text:p>60.1222712478496</text:p>
              </table:table-cell>
              <table:table-cell office:value-type="float" office:value="60.1222712478496">
                <text:p>60.12227124784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4">
                <text:p>194</text:p>
              </table:table-cell>
              <table:table-cell office:value-type="float" office:value="54.9013319510556">
                <text:p>54.9013319510556</text:p>
              </table:table-cell>
              <table:table-cell office:value-type="float" office:value="54.9013319510556">
                <text:p>54.90133195105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78.4912415496149">
                <text:p>78.4912415496149</text:p>
              </table:table-cell>
              <table:table-cell office:value-type="float" office:value="78.4912415496149">
                <text:p>78.49124154961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3.25">
                <text:p>293.25</text:p>
              </table:table-cell>
              <table:table-cell office:value-type="float" office:value="76.6776939533265">
                <text:p>76.6776939533265</text:p>
              </table:table-cell>
              <table:table-cell office:value-type="float" office:value="76.6776939533265">
                <text:p>76.67769395332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1">
                <text:p>211</text:p>
              </table:table-cell>
              <table:table-cell office:value-type="float" office:value="76.0503533851093">
                <text:p>76.0503533851093</text:p>
              </table:table-cell>
              <table:table-cell office:value-type="float" office:value="76.0503533851093">
                <text:p>76.05035338510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3.75">
                <text:p>243.75</text:p>
              </table:table-cell>
              <table:table-cell office:value-type="float" office:value="59.1634388790915">
                <text:p>59.1634388790915</text:p>
              </table:table-cell>
              <table:table-cell office:value-type="float" office:value="59.1634388790915">
                <text:p>59.1634388790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2.25">
                <text:p>352.25</text:p>
              </table:table-cell>
              <table:table-cell office:value-type="float" office:value="54.0075226241678">
                <text:p>54.0075226241678</text:p>
              </table:table-cell>
              <table:table-cell office:value-type="float" office:value="54.0075226241678">
                <text:p>54.00752262416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9">
                <text:p>289</text:p>
              </table:table-cell>
              <table:table-cell office:value-type="float" office:value="74.2068477298423">
                <text:p>74.2068477298423</text:p>
              </table:table-cell>
              <table:table-cell office:value-type="float" office:value="74.2068477298423">
                <text:p>74.20684772984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1.75">
                <text:p>291.75</text:p>
              </table:table-cell>
              <table:table-cell office:value-type="float" office:value="54.9906242008581">
                <text:p>54.9906242008581</text:p>
              </table:table-cell>
              <table:table-cell office:value-type="float" office:value="54.9906242008581">
                <text:p>54.99062420085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6.75">
                <text:p>276.75</text:p>
              </table:table-cell>
              <table:table-cell office:value-type="float" office:value="83.8799365164281">
                <text:p>83.8799365164281</text:p>
              </table:table-cell>
              <table:table-cell office:value-type="float" office:value="83.8799365164281">
                <text:p>83.87993651642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7.5">
                <text:p>127.5</text:p>
              </table:table-cell>
              <table:table-cell office:value-type="float" office:value="62.5512290047126">
                <text:p>62.5512290047126</text:p>
              </table:table-cell>
              <table:table-cell office:value-type="float" office:value="62.5512290047126">
                <text:p>62.55122900471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2.75">
                <text:p>192.75</text:p>
              </table:table-cell>
              <table:table-cell office:value-type="float" office:value="67.7050127390875">
                <text:p>67.7050127390875</text:p>
              </table:table-cell>
              <table:table-cell office:value-type="float" office:value="67.7050127390875">
                <text:p>67.7050127390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0.75">
                <text:p>290.75</text:p>
              </table:table-cell>
              <table:table-cell office:value-type="float" office:value="67.4703638644405">
                <text:p>67.4703638644405</text:p>
              </table:table-cell>
              <table:table-cell office:value-type="float" office:value="67.4703638644405">
                <text:p>67.47036386444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4.25">
                <text:p>294.25</text:p>
              </table:table-cell>
              <table:table-cell office:value-type="float" office:value="52.8816485181769">
                <text:p>52.8816485181769</text:p>
              </table:table-cell>
              <table:table-cell office:value-type="float" office:value="52.8816485181769">
                <text:p>52.88164851817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6">
                <text:p>316</text:p>
              </table:table-cell>
              <table:table-cell office:value-type="float" office:value="63.4780966160769">
                <text:p>63.4780966160769</text:p>
              </table:table-cell>
              <table:table-cell office:value-type="float" office:value="63.4780966160769">
                <text:p>63.47809661607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5.25">
                <text:p>295.25</text:p>
              </table:table-cell>
              <table:table-cell office:value-type="float" office:value="65.746435264583">
                <text:p>65.746435264583</text:p>
              </table:table-cell>
              <table:table-cell office:value-type="float" office:value="65.746435264583">
                <text:p>65.7464352645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3">
                <text:p>223</text:p>
              </table:table-cell>
              <table:table-cell office:value-type="float" office:value="93.6779723307459">
                <text:p>93.6779723307459</text:p>
              </table:table-cell>
              <table:table-cell office:value-type="float" office:value="93.6779723307459">
                <text:p>93.67797233074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7.25">
                <text:p>367.25</text:p>
              </table:table-cell>
              <table:table-cell office:value-type="float" office:value="77.3567223969579">
                <text:p>77.3567223969579</text:p>
              </table:table-cell>
              <table:table-cell office:value-type="float" office:value="77.3567223969579">
                <text:p>77.35672239695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0.75">
                <text:p>240.75</text:p>
              </table:table-cell>
              <table:table-cell office:value-type="float" office:value="57.5765794399077">
                <text:p>57.5765794399077</text:p>
              </table:table-cell>
              <table:table-cell office:value-type="float" office:value="57.5765794399077">
                <text:p>57.57657943990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4">
                <text:p>254</text:p>
              </table:table-cell>
              <table:table-cell office:value-type="float" office:value="68.8256402077017">
                <text:p>68.8256402077017</text:p>
              </table:table-cell>
              <table:table-cell office:value-type="float" office:value="68.8256402077017">
                <text:p>68.82564020770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">
                <text:p>210</text:p>
              </table:table-cell>
              <table:table-cell office:value-type="float" office:value="83.4908303348338">
                <text:p>83.4908303348338</text:p>
              </table:table-cell>
              <table:table-cell office:value-type="float" office:value="83.4908303348338">
                <text:p>83.49083033483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6">
                <text:p>316</text:p>
              </table:table-cell>
              <table:table-cell office:value-type="float" office:value="100.172507455888">
                <text:p>100.172507455888</text:p>
              </table:table-cell>
              <table:table-cell office:value-type="float" office:value="100.172507455888">
                <text:p>100.1725074558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3">
                <text:p>203</text:p>
              </table:table-cell>
              <table:table-cell office:value-type="float" office:value="54.3219568866955">
                <text:p>54.3219568866955</text:p>
              </table:table-cell>
              <table:table-cell office:value-type="float" office:value="54.3219568866955">
                <text:p>54.32195688669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0.5">
                <text:p>340.5</text:p>
              </table:table-cell>
              <table:table-cell office:value-type="float" office:value="45.5120176436949">
                <text:p>45.5120176436949</text:p>
              </table:table-cell>
              <table:table-cell office:value-type="float" office:value="45.5120176436949">
                <text:p>45.51201764369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1">
                <text:p>231</text:p>
              </table:table-cell>
              <table:table-cell office:value-type="float" office:value="55.2768599867974">
                <text:p>55.2768599867974</text:p>
              </table:table-cell>
              <table:table-cell office:value-type="float" office:value="55.2768599867974">
                <text:p>55.27685998679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5.75">
                <text:p>335.75</text:p>
              </table:table-cell>
              <table:table-cell office:value-type="float" office:value="69.8160529534576">
                <text:p>69.8160529534576</text:p>
              </table:table-cell>
              <table:table-cell office:value-type="float" office:value="69.8160529534576">
                <text:p>69.81605295345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4">
                <text:p>324</text:p>
              </table:table-cell>
              <table:table-cell office:value-type="float" office:value="48.1121736154167">
                <text:p>48.1121736154167</text:p>
              </table:table-cell>
              <table:table-cell office:value-type="float" office:value="48.1121736154167">
                <text:p>48.11217361541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7.25">
                <text:p>257.25</text:p>
              </table:table-cell>
              <table:table-cell office:value-type="float" office:value="67.1779353657136">
                <text:p>67.1779353657136</text:p>
              </table:table-cell>
              <table:table-cell office:value-type="float" office:value="67.1779353657136">
                <text:p>67.17793536571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8.5">
                <text:p>308.5</text:p>
              </table:table-cell>
              <table:table-cell office:value-type="float" office:value="71.6538990565063">
                <text:p>71.6538990565063</text:p>
              </table:table-cell>
              <table:table-cell office:value-type="float" office:value="71.6538990565063">
                <text:p>71.6538990565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7.5">
                <text:p>187.5</text:p>
              </table:table-cell>
              <table:table-cell office:value-type="float" office:value="97.5035255772836">
                <text:p>97.5035255772836</text:p>
              </table:table-cell>
              <table:table-cell office:value-type="float" office:value="97.5035255772836">
                <text:p>97.50352557728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3.5">
                <text:p>303.5</text:p>
              </table:table-cell>
              <table:table-cell office:value-type="float" office:value="75.492549301239">
                <text:p>75.492549301239</text:p>
              </table:table-cell>
              <table:table-cell office:value-type="float" office:value="75.492549301239">
                <text:p>75.4925493012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1.75">
                <text:p>291.75</text:p>
              </table:table-cell>
              <table:table-cell office:value-type="float" office:value="84.5109090591268">
                <text:p>84.5109090591268</text:p>
              </table:table-cell>
              <table:table-cell office:value-type="float" office:value="84.5109090591268">
                <text:p>84.51090905912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1.75">
                <text:p>301.75</text:p>
              </table:table-cell>
              <table:table-cell office:value-type="float" office:value="75.7074963263216">
                <text:p>75.7074963263216</text:p>
              </table:table-cell>
              <table:table-cell office:value-type="float" office:value="75.7074963263216">
                <text:p>75.70749632632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7.25">
                <text:p>337.25</text:p>
              </table:table-cell>
              <table:table-cell office:value-type="float" office:value="85.0325305397881">
                <text:p>85.0325305397881</text:p>
              </table:table-cell>
              <table:table-cell office:value-type="float" office:value="85.0325305397881">
                <text:p>85.03253053978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8.75">
                <text:p>248.75</text:p>
              </table:table-cell>
              <table:table-cell office:value-type="float" office:value="66.8377232556586">
                <text:p>66.8377232556586</text:p>
              </table:table-cell>
              <table:table-cell office:value-type="float" office:value="66.8377232556586">
                <text:p>66.83772325565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1.25">
                <text:p>281.25</text:p>
              </table:table-cell>
              <table:table-cell office:value-type="float" office:value="55.1750056637967">
                <text:p>55.1750056637967</text:p>
              </table:table-cell>
              <table:table-cell office:value-type="float" office:value="55.1750056637967">
                <text:p>55.17500566379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4.5">
                <text:p>324.5</text:p>
              </table:table-cell>
              <table:table-cell office:value-type="float" office:value="57.8859330925917">
                <text:p>57.8859330925917</text:p>
              </table:table-cell>
              <table:table-cell office:value-type="float" office:value="57.8859330925917">
                <text:p>57.88593309259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6.75">
                <text:p>346.75</text:p>
              </table:table-cell>
              <table:table-cell office:value-type="float" office:value="71.9476806436455">
                <text:p>71.9476806436455</text:p>
              </table:table-cell>
              <table:table-cell office:value-type="float" office:value="71.9476806436455">
                <text:p>71.94768064364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4">
                <text:p>374</text:p>
              </table:table-cell>
              <table:table-cell office:value-type="float" office:value="92.2284866513595">
                <text:p>92.2284866513595</text:p>
              </table:table-cell>
              <table:table-cell office:value-type="float" office:value="92.2284866513595">
                <text:p>92.22848665135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2.25">
                <text:p>232.25</text:p>
              </table:table-cell>
              <table:table-cell office:value-type="float" office:value="73.0404425643766">
                <text:p>73.0404425643766</text:p>
              </table:table-cell>
              <table:table-cell office:value-type="float" office:value="73.0404425643766">
                <text:p>73.04044256437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9">
                <text:p>319</text:p>
              </table:table-cell>
              <table:table-cell office:value-type="float" office:value="98.2253467797391">
                <text:p>98.2253467797391</text:p>
              </table:table-cell>
              <table:table-cell office:value-type="float" office:value="98.2253467797391">
                <text:p>98.22534677973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4.5">
                <text:p>244.5</text:p>
              </table:table-cell>
              <table:table-cell office:value-type="float" office:value="101.773799427947">
                <text:p>101.773799427947</text:p>
              </table:table-cell>
              <table:table-cell office:value-type="float" office:value="101.773799427947">
                <text:p>101.7737994279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7.5">
                <text:p>307.5</text:p>
              </table:table-cell>
              <table:table-cell office:value-type="float" office:value="80.2198151954989">
                <text:p>80.2198151954989</text:p>
              </table:table-cell>
              <table:table-cell office:value-type="float" office:value="80.2198151954989">
                <text:p>80.21981519549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9.5">
                <text:p>269.5</text:p>
              </table:table-cell>
              <table:table-cell office:value-type="float" office:value="72.0258200231001">
                <text:p>72.0258200231001</text:p>
              </table:table-cell>
              <table:table-cell office:value-type="float" office:value="72.0258200231001">
                <text:p>72.0258200231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5.5">
                <text:p>275.5</text:p>
              </table:table-cell>
              <table:table-cell office:value-type="float" office:value="80.7865629297348">
                <text:p>80.7865629297348</text:p>
              </table:table-cell>
              <table:table-cell office:value-type="float" office:value="80.7865629297348">
                <text:p>80.78656292973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8.25">
                <text:p>248.25</text:p>
              </table:table-cell>
              <table:table-cell office:value-type="float" office:value="58.4561801694226">
                <text:p>58.4561801694226</text:p>
              </table:table-cell>
              <table:table-cell office:value-type="float" office:value="58.4561801694226">
                <text:p>58.45618016942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7.75">
                <text:p>277.75</text:p>
              </table:table-cell>
              <table:table-cell office:value-type="float" office:value="81.7383401470815">
                <text:p>81.7383401470815</text:p>
              </table:table-cell>
              <table:table-cell office:value-type="float" office:value="81.7383401470815">
                <text:p>81.73834014708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8">
                <text:p>198</text:p>
              </table:table-cell>
              <table:table-cell office:value-type="float" office:value="48.6864971013524">
                <text:p>48.6864971013524</text:p>
              </table:table-cell>
              <table:table-cell office:value-type="float" office:value="48.6864971013524">
                <text:p>48.68649710135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7.75">
                <text:p>307.75</text:p>
              </table:table-cell>
              <table:table-cell office:value-type="float" office:value="102.446632448314">
                <text:p>102.446632448314</text:p>
              </table:table-cell>
              <table:table-cell office:value-type="float" office:value="102.446632448314">
                <text:p>102.4466324483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6.75">
                <text:p>166.75</text:p>
              </table:table-cell>
              <table:table-cell office:value-type="float" office:value="67.7167815242278">
                <text:p>67.7167815242278</text:p>
              </table:table-cell>
              <table:table-cell office:value-type="float" office:value="67.7167815242278">
                <text:p>67.71678152422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3">
                <text:p>293</text:p>
              </table:table-cell>
              <table:table-cell office:value-type="float" office:value="59.348810013344">
                <text:p>59.348810013344</text:p>
              </table:table-cell>
              <table:table-cell office:value-type="float" office:value="59.348810013344">
                <text:p>59.3488100133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9.75">
                <text:p>279.75</text:p>
              </table:table-cell>
              <table:table-cell office:value-type="float" office:value="36.5880786595853">
                <text:p>36.5880786595853</text:p>
              </table:table-cell>
              <table:table-cell office:value-type="float" office:value="36.5880786595853">
                <text:p>36.58807865958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8">
                <text:p>198</text:p>
              </table:table-cell>
              <table:table-cell office:value-type="float" office:value="77.0588249326448">
                <text:p>77.0588249326448</text:p>
              </table:table-cell>
              <table:table-cell office:value-type="float" office:value="77.0588249326448">
                <text:p>77.05882493264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1.75">
                <text:p>361.75</text:p>
              </table:table-cell>
              <table:table-cell office:value-type="float" office:value="63.8156524686538">
                <text:p>63.8156524686538</text:p>
              </table:table-cell>
              <table:table-cell office:value-type="float" office:value="63.8156524686538">
                <text:p>63.81565246865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9.5">
                <text:p>219.5</text:p>
              </table:table-cell>
              <table:table-cell office:value-type="float" office:value="48.8834711328891">
                <text:p>48.8834711328891</text:p>
              </table:table-cell>
              <table:table-cell office:value-type="float" office:value="48.8834711328891">
                <text:p>48.88347113288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4.5">
                <text:p>334.5</text:p>
              </table:table-cell>
              <table:table-cell office:value-type="float" office:value="59.178490602583">
                <text:p>59.178490602583</text:p>
              </table:table-cell>
              <table:table-cell office:value-type="float" office:value="59.178490602583">
                <text:p>59.1784906025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9">
                <text:p>299</text:p>
              </table:table-cell>
              <table:table-cell office:value-type="float" office:value="84.7232627440657">
                <text:p>84.7232627440657</text:p>
              </table:table-cell>
              <table:table-cell office:value-type="float" office:value="84.7232627440657">
                <text:p>84.72326274406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6.25">
                <text:p>246.25</text:p>
              </table:table-cell>
              <table:table-cell office:value-type="float" office:value="23.6986286523081">
                <text:p>23.6986286523081</text:p>
              </table:table-cell>
              <table:table-cell office:value-type="float" office:value="23.6986286523081">
                <text:p>23.69862865230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5.5">
                <text:p>255.5</text:p>
              </table:table-cell>
              <table:table-cell office:value-type="float" office:value="65.8423780706621">
                <text:p>65.8423780706621</text:p>
              </table:table-cell>
              <table:table-cell office:value-type="float" office:value="65.8423780706621">
                <text:p>65.84237807066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7.5">
                <text:p>347.5</text:p>
              </table:table-cell>
              <table:table-cell office:value-type="float" office:value="87.9865046470196">
                <text:p>87.9865046470196</text:p>
              </table:table-cell>
              <table:table-cell office:value-type="float" office:value="87.9865046470196">
                <text:p>87.98650464701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9.75">
                <text:p>309.75</text:p>
              </table:table-cell>
              <table:table-cell office:value-type="float" office:value="90.4082753402585">
                <text:p>90.4082753402585</text:p>
              </table:table-cell>
              <table:table-cell office:value-type="float" office:value="90.4082753402585">
                <text:p>90.40827534025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9">
                <text:p>289</text:p>
              </table:table-cell>
              <table:table-cell office:value-type="float" office:value="70.607409313754">
                <text:p>70.607409313754</text:p>
              </table:table-cell>
              <table:table-cell office:value-type="float" office:value="70.607409313754">
                <text:p>70.6074093137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5.25">
                <text:p>285.25</text:p>
              </table:table-cell>
              <table:table-cell office:value-type="float" office:value="47.5108540230546">
                <text:p>47.5108540230546</text:p>
              </table:table-cell>
              <table:table-cell office:value-type="float" office:value="47.5108540230546">
                <text:p>47.51085402305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0">
                <text:p>310</text:p>
              </table:table-cell>
              <table:table-cell office:value-type="float" office:value="76.2545080634581">
                <text:p>76.2545080634581</text:p>
              </table:table-cell>
              <table:table-cell office:value-type="float" office:value="76.2545080634581">
                <text:p>76.25450806345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5.5">
                <text:p>235.5</text:p>
              </table:table-cell>
              <table:table-cell office:value-type="float" office:value="44.3998170041274">
                <text:p>44.3998170041274</text:p>
              </table:table-cell>
              <table:table-cell office:value-type="float" office:value="44.3998170041274">
                <text:p>44.39981700412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0">
                <text:p>300</text:p>
              </table:table-cell>
              <table:table-cell office:value-type="float" office:value="52.430012874307">
                <text:p>52.430012874307</text:p>
              </table:table-cell>
              <table:table-cell office:value-type="float" office:value="52.430012874307">
                <text:p>52.4300128743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9.25">
                <text:p>279.25</text:p>
              </table:table-cell>
              <table:table-cell office:value-type="float" office:value="64.4440164018352">
                <text:p>64.4440164018352</text:p>
              </table:table-cell>
              <table:table-cell office:value-type="float" office:value="64.4440164018352">
                <text:p>64.44401640183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.25">
                <text:p>256.25</text:p>
              </table:table-cell>
              <table:table-cell office:value-type="float" office:value="36.0706771491748">
                <text:p>36.0706771491748</text:p>
              </table:table-cell>
              <table:table-cell office:value-type="float" office:value="36.0706771491748">
                <text:p>36.07067714917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7.5">
                <text:p>217.5</text:p>
              </table:table-cell>
              <table:table-cell office:value-type="float" office:value="73.8617796969448">
                <text:p>73.8617796969448</text:p>
              </table:table-cell>
              <table:table-cell office:value-type="float" office:value="73.8617796969448">
                <text:p>73.86177969694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1">
                <text:p>381</text:p>
              </table:table-cell>
              <table:table-cell office:value-type="float" office:value="53.1045548893878">
                <text:p>53.1045548893878</text:p>
              </table:table-cell>
              <table:table-cell office:value-type="float" office:value="53.1045548893878">
                <text:p>53.10455488938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1.25">
                <text:p>271.25</text:p>
              </table:table-cell>
              <table:table-cell office:value-type="float" office:value="65.3555181296882">
                <text:p>65.3555181296882</text:p>
              </table:table-cell>
              <table:table-cell office:value-type="float" office:value="65.3555181296882">
                <text:p>65.35551812968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7.25">
                <text:p>407.25</text:p>
              </table:table-cell>
              <table:table-cell office:value-type="float" office:value="49.6638701673561">
                <text:p>49.6638701673561</text:p>
              </table:table-cell>
              <table:table-cell office:value-type="float" office:value="49.6638701673561">
                <text:p>49.66387016735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1.5">
                <text:p>311.5</text:p>
              </table:table-cell>
              <table:table-cell office:value-type="float" office:value="55.6425534101375">
                <text:p>55.6425534101375</text:p>
              </table:table-cell>
              <table:table-cell office:value-type="float" office:value="55.6425534101375">
                <text:p>55.6425534101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.5">
                <text:p>305.5</text:p>
              </table:table-cell>
              <table:table-cell office:value-type="float" office:value="40.8763378985936">
                <text:p>40.8763378985936</text:p>
              </table:table-cell>
              <table:table-cell office:value-type="float" office:value="40.8763378985936">
                <text:p>40.87633789859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3.75">
                <text:p>313.75</text:p>
              </table:table-cell>
              <table:table-cell office:value-type="float" office:value="60.734308673105">
                <text:p>60.734308673105</text:p>
              </table:table-cell>
              <table:table-cell office:value-type="float" office:value="60.734308673105">
                <text:p>60.7343086731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9.5">
                <text:p>389.5</text:p>
              </table:table-cell>
              <table:table-cell office:value-type="float" office:value="71.1132459531978">
                <text:p>71.1132459531978</text:p>
              </table:table-cell>
              <table:table-cell office:value-type="float" office:value="71.1132459531978">
                <text:p>71.11324595319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2.25">
                <text:p>292.25</text:p>
              </table:table-cell>
              <table:table-cell office:value-type="float" office:value="76.6980687501322">
                <text:p>76.6980687501322</text:p>
              </table:table-cell>
              <table:table-cell office:value-type="float" office:value="76.6980687501322">
                <text:p>76.69806875013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5.75">
                <text:p>235.75</text:p>
              </table:table-cell>
              <table:table-cell office:value-type="float" office:value="83.5497606220389">
                <text:p>83.5497606220389</text:p>
              </table:table-cell>
              <table:table-cell office:value-type="float" office:value="83.5497606220389">
                <text:p>83.54976062203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1.5">
                <text:p>311.5</text:p>
              </table:table-cell>
              <table:table-cell office:value-type="float" office:value="60.9782235720261">
                <text:p>60.9782235720261</text:p>
              </table:table-cell>
              <table:table-cell office:value-type="float" office:value="60.9782235720261">
                <text:p>60.97822357202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5.25">
                <text:p>245.25</text:p>
              </table:table-cell>
              <table:table-cell office:value-type="float" office:value="60.6534726953041">
                <text:p>60.6534726953041</text:p>
              </table:table-cell>
              <table:table-cell office:value-type="float" office:value="60.6534726953041">
                <text:p>60.65347269530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8.75">
                <text:p>308.75</text:p>
              </table:table-cell>
              <table:table-cell office:value-type="float" office:value="49.5662435534508">
                <text:p>49.5662435534508</text:p>
              </table:table-cell>
              <table:table-cell office:value-type="float" office:value="49.5662435534508">
                <text:p>49.56624355345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5.25">
                <text:p>365.25</text:p>
              </table:table-cell>
              <table:table-cell office:value-type="float" office:value="70.3746669619118">
                <text:p>70.3746669619118</text:p>
              </table:table-cell>
              <table:table-cell office:value-type="float" office:value="70.3746669619118">
                <text:p>70.37466696191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5.5">
                <text:p>305.5</text:p>
              </table:table-cell>
              <table:table-cell office:value-type="float" office:value="86.8137373921893">
                <text:p>86.8137373921893</text:p>
              </table:table-cell>
              <table:table-cell office:value-type="float" office:value="86.8137373921893">
                <text:p>86.81373739218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20">
                <text:p>320</text:p>
              </table:table-cell>
              <table:table-cell office:value-type="float" office:value="51.4189289075531">
                <text:p>51.4189289075531</text:p>
              </table:table-cell>
              <table:table-cell office:value-type="float" office:value="51.4189289075531">
                <text:p>51.41892890755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.5">
                <text:p>290.5</text:p>
              </table:table-cell>
              <table:table-cell office:value-type="float" office:value="64.3865280940043">
                <text:p>64.3865280940043</text:p>
              </table:table-cell>
              <table:table-cell office:value-type="float" office:value="64.3865280940043">
                <text:p>64.38652809400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7">
                <text:p>247</text:p>
              </table:table-cell>
              <table:table-cell office:value-type="float" office:value="56.6245860912025">
                <text:p>56.6245860912025</text:p>
              </table:table-cell>
              <table:table-cell office:value-type="float" office:value="56.6245860912025">
                <text:p>56.62458609120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9.25">
                <text:p>299.25</text:p>
              </table:table-cell>
              <table:table-cell office:value-type="float" office:value="44.8817891800227">
                <text:p>44.8817891800227</text:p>
              </table:table-cell>
              <table:table-cell office:value-type="float" office:value="44.8817891800227">
                <text:p>44.88178918002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23.25">
                <text:p>323.25</text:p>
              </table:table-cell>
              <table:table-cell office:value-type="float" office:value="67.8804095450226">
                <text:p>67.8804095450226</text:p>
              </table:table-cell>
              <table:table-cell office:value-type="float" office:value="67.8804095450226">
                <text:p>67.88040954502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0.5">
                <text:p>320.5</text:p>
              </table:table-cell>
              <table:table-cell office:value-type="float" office:value="75.5432409286231">
                <text:p>75.5432409286231</text:p>
              </table:table-cell>
              <table:table-cell office:value-type="float" office:value="75.5432409286231">
                <text:p>75.54324092862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8.5">
                <text:p>348.5</text:p>
              </table:table-cell>
              <table:table-cell office:value-type="float" office:value="75.0895298959848">
                <text:p>75.0895298959848</text:p>
              </table:table-cell>
              <table:table-cell office:value-type="float" office:value="75.0895298959848">
                <text:p>75.08952989598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4.75">
                <text:p>254.75</text:p>
              </table:table-cell>
              <table:table-cell office:value-type="float" office:value="70.0368206731288">
                <text:p>70.0368206731288</text:p>
              </table:table-cell>
              <table:table-cell office:value-type="float" office:value="70.0368206731288">
                <text:p>70.03682067312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3">
                <text:p>303</text:p>
              </table:table-cell>
              <table:table-cell office:value-type="float" office:value="48.7906881484572">
                <text:p>48.7906881484572</text:p>
              </table:table-cell>
              <table:table-cell office:value-type="float" office:value="48.7906881484572">
                <text:p>48.79068814845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3.25">
                <text:p>313.25</text:p>
              </table:table-cell>
              <table:table-cell office:value-type="float" office:value="70.7570667848802">
                <text:p>70.7570667848802</text:p>
              </table:table-cell>
              <table:table-cell office:value-type="float" office:value="70.7570667848802">
                <text:p>70.75706678488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9.5">
                <text:p>289.5</text:p>
              </table:table-cell>
              <table:table-cell office:value-type="float" office:value="68.8102009152713">
                <text:p>68.8102009152713</text:p>
              </table:table-cell>
              <table:table-cell office:value-type="float" office:value="68.8102009152713">
                <text:p>68.81020091527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3.75">
                <text:p>263.75</text:p>
              </table:table-cell>
              <table:table-cell office:value-type="float" office:value="61.5743960587516">
                <text:p>61.5743960587516</text:p>
              </table:table-cell>
              <table:table-cell office:value-type="float" office:value="61.5743960587516">
                <text:p>61.57439605875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9.25">
                <text:p>319.25</text:p>
              </table:table-cell>
              <table:table-cell office:value-type="float" office:value="76.8555869797375">
                <text:p>76.8555869797375</text:p>
              </table:table-cell>
              <table:table-cell office:value-type="float" office:value="76.8555869797375">
                <text:p>76.8555869797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31.75">
                <text:p>331.75</text:p>
              </table:table-cell>
              <table:table-cell office:value-type="float" office:value="40.4648767451478">
                <text:p>40.4648767451478</text:p>
              </table:table-cell>
              <table:table-cell office:value-type="float" office:value="40.4648767451478">
                <text:p>40.46487674514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88.25">
                <text:p>388.25</text:p>
              </table:table-cell>
              <table:table-cell office:value-type="float" office:value="56.9942431303373">
                <text:p>56.9942431303373</text:p>
              </table:table-cell>
              <table:table-cell office:value-type="float" office:value="56.9942431303373">
                <text:p>56.99424313033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2.5">
                <text:p>372.5</text:p>
              </table:table-cell>
              <table:table-cell office:value-type="float" office:value="75.0224966260121">
                <text:p>75.0224966260121</text:p>
              </table:table-cell>
              <table:table-cell office:value-type="float" office:value="75.0224966260121">
                <text:p>75.02249662601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6">
                <text:p>286</text:p>
              </table:table-cell>
              <table:table-cell office:value-type="float" office:value="69.5460728582139">
                <text:p>69.5460728582139</text:p>
              </table:table-cell>
              <table:table-cell office:value-type="float" office:value="69.5460728582139">
                <text:p>69.54607285821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0.25">
                <text:p>260.25</text:p>
              </table:table-cell>
              <table:table-cell office:value-type="float" office:value="55.7261720379213">
                <text:p>55.7261720379213</text:p>
              </table:table-cell>
              <table:table-cell office:value-type="float" office:value="55.7261720379213">
                <text:p>55.72617203792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2.25">
                <text:p>202.25</text:p>
              </table:table-cell>
              <table:table-cell office:value-type="float" office:value="74.758360736442">
                <text:p>74.758360736442</text:p>
              </table:table-cell>
              <table:table-cell office:value-type="float" office:value="74.758360736442">
                <text:p>74.7583607364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2.25">
                <text:p>292.25</text:p>
              </table:table-cell>
              <table:table-cell office:value-type="float" office:value="67.8424185152623">
                <text:p>67.8424185152623</text:p>
              </table:table-cell>
              <table:table-cell office:value-type="float" office:value="67.8424185152623">
                <text:p>67.84241851526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9.25">
                <text:p>279.25</text:p>
              </table:table-cell>
              <table:table-cell office:value-type="float" office:value="72.9955049985956">
                <text:p>72.9955049985956</text:p>
              </table:table-cell>
              <table:table-cell office:value-type="float" office:value="72.9955049985956">
                <text:p>72.99550499859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8.75">
                <text:p>348.75</text:p>
              </table:table-cell>
              <table:table-cell office:value-type="float" office:value="77.0679489152267">
                <text:p>77.0679489152267</text:p>
              </table:table-cell>
              <table:table-cell office:value-type="float" office:value="77.0679489152267">
                <text:p>77.06794891522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3">
                <text:p>333</text:p>
              </table:table-cell>
              <table:table-cell office:value-type="float" office:value="65.3088814787085">
                <text:p>65.3088814787085</text:p>
              </table:table-cell>
              <table:table-cell office:value-type="float" office:value="65.3088814787085">
                <text:p>65.30888147870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6.5">
                <text:p>286.5</text:p>
              </table:table-cell>
              <table:table-cell office:value-type="float" office:value="65.6332137716873">
                <text:p>65.6332137716873</text:p>
              </table:table-cell>
              <table:table-cell office:value-type="float" office:value="65.6332137716873">
                <text:p>65.63321377168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6">
                <text:p>306</text:p>
              </table:table-cell>
              <table:table-cell office:value-type="float" office:value="85.5502410867439">
                <text:p>85.5502410867439</text:p>
              </table:table-cell>
              <table:table-cell office:value-type="float" office:value="85.5502410867439">
                <text:p>85.55024108674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92.75">
                <text:p>292.75</text:p>
              </table:table-cell>
              <table:table-cell office:value-type="float" office:value="45.5463362961281">
                <text:p>45.5463362961281</text:p>
              </table:table-cell>
              <table:table-cell office:value-type="float" office:value="45.5463362961281">
                <text:p>45.54633629612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0">
                <text:p>360</text:p>
              </table:table-cell>
              <table:table-cell office:value-type="float" office:value="84.6653338149682">
                <text:p>84.6653338149682</text:p>
              </table:table-cell>
              <table:table-cell office:value-type="float" office:value="84.6653338149682">
                <text:p>84.66533381496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3.25">
                <text:p>353.25</text:p>
              </table:table-cell>
              <table:table-cell office:value-type="float" office:value="55.602383042456">
                <text:p>55.602383042456</text:p>
              </table:table-cell>
              <table:table-cell office:value-type="float" office:value="55.602383042456">
                <text:p>55.6023830424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5.75">
                <text:p>345.75</text:p>
              </table:table-cell>
              <table:table-cell office:value-type="float" office:value="87.7206147379281">
                <text:p>87.7206147379281</text:p>
              </table:table-cell>
              <table:table-cell office:value-type="float" office:value="87.7206147379281">
                <text:p>87.72061473792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1.5">
                <text:p>241.5</text:p>
              </table:table-cell>
              <table:table-cell office:value-type="float" office:value="64.9044971477324">
                <text:p>64.9044971477324</text:p>
              </table:table-cell>
              <table:table-cell office:value-type="float" office:value="64.9044971477324">
                <text:p>64.90449714773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7.5">
                <text:p>287.5</text:p>
              </table:table-cell>
              <table:table-cell office:value-type="float" office:value="74.6349448984857">
                <text:p>74.6349448984857</text:p>
              </table:table-cell>
              <table:table-cell office:value-type="float" office:value="74.6349448984857">
                <text:p>74.63494489848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1.25">
                <text:p>361.25</text:p>
              </table:table-cell>
              <table:table-cell office:value-type="float" office:value="61.9092077158156">
                <text:p>61.9092077158156</text:p>
              </table:table-cell>
              <table:table-cell office:value-type="float" office:value="61.9092077158156">
                <text:p>61.90920771581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91.25">
                <text:p>291.25</text:p>
              </table:table-cell>
              <table:table-cell office:value-type="float" office:value="45.7701458376527">
                <text:p>45.7701458376527</text:p>
              </table:table-cell>
              <table:table-cell office:value-type="float" office:value="45.7701458376527">
                <text:p>45.77014583765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0.5">
                <text:p>320.5</text:p>
              </table:table-cell>
              <table:table-cell office:value-type="float" office:value="81.3005611911751">
                <text:p>81.3005611911751</text:p>
              </table:table-cell>
              <table:table-cell office:value-type="float" office:value="81.3005611911751">
                <text:p>81.30056119117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0.25">
                <text:p>340.25</text:p>
              </table:table-cell>
              <table:table-cell office:value-type="float" office:value="79.6574698317741">
                <text:p>79.6574698317741</text:p>
              </table:table-cell>
              <table:table-cell office:value-type="float" office:value="79.6574698317741">
                <text:p>79.65746983177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2.75">
                <text:p>342.75</text:p>
              </table:table-cell>
              <table:table-cell office:value-type="float" office:value="71.6124552714121">
                <text:p>71.6124552714121</text:p>
              </table:table-cell>
              <table:table-cell office:value-type="float" office:value="71.6124552714121">
                <text:p>71.61245527141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2">
                <text:p>352</text:p>
              </table:table-cell>
              <table:table-cell office:value-type="float" office:value="84.8432377977173">
                <text:p>84.8432377977173</text:p>
              </table:table-cell>
              <table:table-cell office:value-type="float" office:value="84.8432377977173">
                <text:p>84.84323779771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46.75">
                <text:p>246.75</text:p>
              </table:table-cell>
              <table:table-cell office:value-type="float" office:value="77.4844742512976">
                <text:p>77.4844742512976</text:p>
              </table:table-cell>
              <table:table-cell office:value-type="float" office:value="77.4844742512976">
                <text:p>77.48447425129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1.75">
                <text:p>291.75</text:p>
              </table:table-cell>
              <table:table-cell office:value-type="float" office:value="51.2240788106531">
                <text:p>51.2240788106531</text:p>
              </table:table-cell>
              <table:table-cell office:value-type="float" office:value="51.2240788106531">
                <text:p>51.22407881065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9">
                <text:p>389</text:p>
              </table:table-cell>
              <table:table-cell office:value-type="float" office:value="85.2386356061616">
                <text:p>85.2386356061616</text:p>
              </table:table-cell>
              <table:table-cell office:value-type="float" office:value="85.2386356061616">
                <text:p>85.23863560616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4.75">
                <text:p>264.75</text:p>
              </table:table-cell>
              <table:table-cell office:value-type="float" office:value="79.7903502937542">
                <text:p>79.7903502937542</text:p>
              </table:table-cell>
              <table:table-cell office:value-type="float" office:value="79.7903502937542">
                <text:p>79.79035029375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4">
                <text:p>394</text:p>
              </table:table-cell>
              <table:table-cell office:value-type="float" office:value="84.5462151725315">
                <text:p>84.5462151725315</text:p>
              </table:table-cell>
              <table:table-cell office:value-type="float" office:value="84.5462151725315">
                <text:p>84.54621517253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31.75">
                <text:p>431.75</text:p>
              </table:table-cell>
              <table:table-cell office:value-type="float" office:value="37.519578222576">
                <text:p>37.519578222576</text:p>
              </table:table-cell>
              <table:table-cell office:value-type="float" office:value="37.519578222576">
                <text:p>37.5195782225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2.5">
                <text:p>372.5</text:p>
              </table:table-cell>
              <table:table-cell office:value-type="float" office:value="90.4506080687134">
                <text:p>90.4506080687134</text:p>
              </table:table-cell>
              <table:table-cell office:value-type="float" office:value="90.4506080687134">
                <text:p>90.45060806871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8.25">
                <text:p>378.25</text:p>
              </table:table-cell>
              <table:table-cell office:value-type="float" office:value="61.0770517461346">
                <text:p>61.0770517461346</text:p>
              </table:table-cell>
              <table:table-cell office:value-type="float" office:value="61.0770517461346">
                <text:p>61.07705174613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7">
                <text:p>227</text:p>
              </table:table-cell>
              <table:table-cell office:value-type="float" office:value="41.0590276309608">
                <text:p>41.0590276309608</text:p>
              </table:table-cell>
              <table:table-cell office:value-type="float" office:value="41.0590276309608">
                <text:p>41.05902763096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9.25">
                <text:p>359.25</text:p>
              </table:table-cell>
              <table:table-cell office:value-type="float" office:value="74.6906118598583">
                <text:p>74.6906118598583</text:p>
              </table:table-cell>
              <table:table-cell office:value-type="float" office:value="74.6906118598583">
                <text:p>74.69061185985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5.25">
                <text:p>265.25</text:p>
              </table:table-cell>
              <table:table-cell office:value-type="float" office:value="78.5350240338666">
                <text:p>78.5350240338666</text:p>
              </table:table-cell>
              <table:table-cell office:value-type="float" office:value="78.5350240338666">
                <text:p>78.53502403386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3.5">
                <text:p>303.5</text:p>
              </table:table-cell>
              <table:table-cell office:value-type="float" office:value="39.1459608388912">
                <text:p>39.1459608388912</text:p>
              </table:table-cell>
              <table:table-cell office:value-type="float" office:value="39.1459608388912">
                <text:p>39.14596083889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9.5">
                <text:p>289.5</text:p>
              </table:table-cell>
              <table:table-cell office:value-type="float" office:value="44.1216358490934">
                <text:p>44.1216358490934</text:p>
              </table:table-cell>
              <table:table-cell office:value-type="float" office:value="44.1216358490934">
                <text:p>44.12163584909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38.25">
                <text:p>338.25</text:p>
              </table:table-cell>
              <table:table-cell office:value-type="float" office:value="62.7221053536949">
                <text:p>62.7221053536949</text:p>
              </table:table-cell>
              <table:table-cell office:value-type="float" office:value="62.7221053536949">
                <text:p>62.72210535369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19.75">
                <text:p>419.75</text:p>
              </table:table-cell>
              <table:table-cell office:value-type="float" office:value="96.7018614091787">
                <text:p>96.7018614091787</text:p>
              </table:table-cell>
              <table:table-cell office:value-type="float" office:value="96.7018614091787">
                <text:p>96.70186140917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86.25">
                <text:p>386.25</text:p>
              </table:table-cell>
              <table:table-cell office:value-type="float" office:value="71.2561400863112">
                <text:p>71.2561400863112</text:p>
              </table:table-cell>
              <table:table-cell office:value-type="float" office:value="71.2561400863112">
                <text:p>71.25614008631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61.75">
                <text:p>361.75</text:p>
              </table:table-cell>
              <table:table-cell office:value-type="float" office:value="72.4514923931868">
                <text:p>72.4514923931868</text:p>
              </table:table-cell>
              <table:table-cell office:value-type="float" office:value="72.4514923931868">
                <text:p>72.45149239318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7.75">
                <text:p>347.75</text:p>
              </table:table-cell>
              <table:table-cell office:value-type="float" office:value="68.2600725168088">
                <text:p>68.2600725168088</text:p>
              </table:table-cell>
              <table:table-cell office:value-type="float" office:value="68.2600725168088">
                <text:p>68.26007251680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9.5">
                <text:p>309.5</text:p>
              </table:table-cell>
              <table:table-cell office:value-type="float" office:value="55.5686512343066">
                <text:p>55.5686512343066</text:p>
              </table:table-cell>
              <table:table-cell office:value-type="float" office:value="55.5686512343066">
                <text:p>55.56865123430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1.75">
                <text:p>311.75</text:p>
              </table:table-cell>
              <table:table-cell office:value-type="float" office:value="84.2086322772196">
                <text:p>84.2086322772196</text:p>
              </table:table-cell>
              <table:table-cell office:value-type="float" office:value="84.2086322772196">
                <text:p>84.20863227721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14.5">
                <text:p>414.5</text:p>
              </table:table-cell>
              <table:table-cell office:value-type="float" office:value="65.7891993415332">
                <text:p>65.7891993415332</text:p>
              </table:table-cell>
              <table:table-cell office:value-type="float" office:value="65.7891993415332">
                <text:p>65.78919934153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60.75">
                <text:p>360.75</text:p>
              </table:table-cell>
              <table:table-cell office:value-type="float" office:value="78.8259554334738">
                <text:p>78.8259554334738</text:p>
              </table:table-cell>
              <table:table-cell office:value-type="float" office:value="78.8259554334738">
                <text:p>78.82595543347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4.25">
                <text:p>334.25</text:p>
              </table:table-cell>
              <table:table-cell office:value-type="float" office:value="70.0707232016339">
                <text:p>70.0707232016339</text:p>
              </table:table-cell>
              <table:table-cell office:value-type="float" office:value="70.0707232016339">
                <text:p>70.07072320163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7.5">
                <text:p>267.5</text:p>
              </table:table-cell>
              <table:table-cell office:value-type="float" office:value="70.7018387313937">
                <text:p>70.7018387313937</text:p>
              </table:table-cell>
              <table:table-cell office:value-type="float" office:value="70.7018387313937">
                <text:p>70.70183873139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0.5">
                <text:p>250.5</text:p>
              </table:table-cell>
              <table:table-cell office:value-type="float" office:value="91.4215852520618">
                <text:p>91.4215852520618</text:p>
              </table:table-cell>
              <table:table-cell office:value-type="float" office:value="91.4215852520618">
                <text:p>91.42158525206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31">
                <text:p>331</text:p>
              </table:table-cell>
              <table:table-cell office:value-type="float" office:value="64.1721318018967">
                <text:p>64.1721318018967</text:p>
              </table:table-cell>
              <table:table-cell office:value-type="float" office:value="64.1721318018967">
                <text:p>64.17213180189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21">
                <text:p>321</text:p>
              </table:table-cell>
              <table:table-cell office:value-type="float" office:value="55.0831757435971">
                <text:p>55.0831757435971</text:p>
              </table:table-cell>
              <table:table-cell office:value-type="float" office:value="55.0831757435971">
                <text:p>55.08317574359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26.25">
                <text:p>326.25</text:p>
              </table:table-cell>
              <table:table-cell office:value-type="float" office:value="50.6914687102278">
                <text:p>50.6914687102278</text:p>
              </table:table-cell>
              <table:table-cell office:value-type="float" office:value="50.6914687102278">
                <text:p>50.69146871022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2">
                <text:p>252</text:p>
              </table:table-cell>
              <table:table-cell office:value-type="float" office:value="41.296564627097">
                <text:p>41.296564627097</text:p>
              </table:table-cell>
              <table:table-cell office:value-type="float" office:value="41.296564627097">
                <text:p>41.2965646270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7.25">
                <text:p>317.25</text:p>
              </table:table-cell>
              <table:table-cell office:value-type="float" office:value="49.8224974283706">
                <text:p>49.8224974283706</text:p>
              </table:table-cell>
              <table:table-cell office:value-type="float" office:value="49.8224974283706">
                <text:p>49.82249742837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1">
                <text:p>301</text:p>
              </table:table-cell>
              <table:table-cell office:value-type="float" office:value="42.8303338768215">
                <text:p>42.8303338768215</text:p>
              </table:table-cell>
              <table:table-cell office:value-type="float" office:value="42.8303338768215">
                <text:p>42.83033387682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7">
                <text:p>267</text:p>
              </table:table-cell>
              <table:table-cell office:value-type="float" office:value="41.3623470078766">
                <text:p>41.3623470078766</text:p>
              </table:table-cell>
              <table:table-cell office:value-type="float" office:value="41.3623470078766">
                <text:p>41.36234700787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2.75">
                <text:p>322.75</text:p>
              </table:table-cell>
              <table:table-cell office:value-type="float" office:value="94.1853226357483">
                <text:p>94.1853226357483</text:p>
              </table:table-cell>
              <table:table-cell office:value-type="float" office:value="94.1853226357483">
                <text:p>94.18532263574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80.75">
                <text:p>380.75</text:p>
              </table:table-cell>
              <table:table-cell office:value-type="float" office:value="48.7874855880071">
                <text:p>48.7874855880071</text:p>
              </table:table-cell>
              <table:table-cell office:value-type="float" office:value="48.7874855880071">
                <text:p>48.78748558800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26.25">
                <text:p>326.25</text:p>
              </table:table-cell>
              <table:table-cell office:value-type="float" office:value="54.339787448977">
                <text:p>54.339787448977</text:p>
              </table:table-cell>
              <table:table-cell office:value-type="float" office:value="54.339787448977">
                <text:p>54.3397874489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9.75">
                <text:p>289.75</text:p>
              </table:table-cell>
              <table:table-cell office:value-type="float" office:value="40.8208739494881">
                <text:p>40.8208739494881</text:p>
              </table:table-cell>
              <table:table-cell office:value-type="float" office:value="40.8208739494881">
                <text:p>40.82087394948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5.5">
                <text:p>345.5</text:p>
              </table:table-cell>
              <table:table-cell office:value-type="float" office:value="70.7564043037802">
                <text:p>70.7564043037802</text:p>
              </table:table-cell>
              <table:table-cell office:value-type="float" office:value="70.7564043037802">
                <text:p>70.75640430378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8.75">
                <text:p>348.75</text:p>
              </table:table-cell>
              <table:table-cell office:value-type="float" office:value="56.7293464619504">
                <text:p>56.7293464619504</text:p>
              </table:table-cell>
              <table:table-cell office:value-type="float" office:value="56.7293464619504">
                <text:p>56.72934646195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21.5">
                <text:p>321.5</text:p>
              </table:table-cell>
              <table:table-cell office:value-type="float" office:value="61.63577492009">
                <text:p>61.63577492009</text:p>
              </table:table-cell>
              <table:table-cell office:value-type="float" office:value="61.63577492009">
                <text:p>61.635774920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2">
                <text:p>292</text:p>
              </table:table-cell>
              <table:table-cell office:value-type="float" office:value="69.4003332124565">
                <text:p>69.4003332124565</text:p>
              </table:table-cell>
              <table:table-cell office:value-type="float" office:value="69.4003332124565">
                <text:p>69.40033321245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8">
                <text:p>338</text:p>
              </table:table-cell>
              <table:table-cell office:value-type="float" office:value="74.9228770136332">
                <text:p>74.9228770136332</text:p>
              </table:table-cell>
              <table:table-cell office:value-type="float" office:value="74.9228770136332">
                <text:p>74.92287701363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5.25">
                <text:p>345.25</text:p>
              </table:table-cell>
              <table:table-cell office:value-type="float" office:value="62.8472851442288">
                <text:p>62.8472851442288</text:p>
              </table:table-cell>
              <table:table-cell office:value-type="float" office:value="62.8472851442288">
                <text:p>62.84728514422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4.5">
                <text:p>304.5</text:p>
              </table:table-cell>
              <table:table-cell office:value-type="float" office:value="67.8889258274131">
                <text:p>67.8889258274131</text:p>
              </table:table-cell>
              <table:table-cell office:value-type="float" office:value="67.8889258274131">
                <text:p>67.88892582741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03.25">
                <text:p>303.25</text:p>
              </table:table-cell>
              <table:table-cell office:value-type="float" office:value="55.9679037484879">
                <text:p>55.9679037484879</text:p>
              </table:table-cell>
              <table:table-cell office:value-type="float" office:value="55.9679037484879">
                <text:p>55.96790374848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05.5">
                <text:p>305.5</text:p>
              </table:table-cell>
              <table:table-cell office:value-type="float" office:value="89.7069883008007">
                <text:p>89.7069883008007</text:p>
              </table:table-cell>
              <table:table-cell office:value-type="float" office:value="89.7069883008007">
                <text:p>89.70698830080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29.75">
                <text:p>329.75</text:p>
              </table:table-cell>
              <table:table-cell office:value-type="float" office:value="49.7515703269756">
                <text:p>49.7515703269756</text:p>
              </table:table-cell>
              <table:table-cell office:value-type="float" office:value="49.7515703269756">
                <text:p>49.75157032697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26.75">
                <text:p>326.75</text:p>
              </table:table-cell>
              <table:table-cell office:value-type="float" office:value="69.7786679437205">
                <text:p>69.7786679437205</text:p>
              </table:table-cell>
              <table:table-cell office:value-type="float" office:value="69.7786679437205">
                <text:p>69.77866794372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6.5">
                <text:p>366.5</text:p>
              </table:table-cell>
              <table:table-cell office:value-type="float" office:value="51.139209516769">
                <text:p>51.139209516769</text:p>
              </table:table-cell>
              <table:table-cell office:value-type="float" office:value="51.139209516769">
                <text:p>51.1392095167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29.75">
                <text:p>429.75</text:p>
              </table:table-cell>
              <table:table-cell office:value-type="float" office:value="50.8204560192055">
                <text:p>50.8204560192055</text:p>
              </table:table-cell>
              <table:table-cell office:value-type="float" office:value="50.8204560192055">
                <text:p>50.82045601920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21.25">
                <text:p>421.25</text:p>
              </table:table-cell>
              <table:table-cell office:value-type="float" office:value="96.096793650985">
                <text:p>96.096793650985</text:p>
              </table:table-cell>
              <table:table-cell office:value-type="float" office:value="96.096793650985">
                <text:p>96.096793650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output sigmoid'.I2:'output sigmoid'.I231" chart:error-lower-range="'output sigmoid'.I2:'output sigmoid'.I231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error-category="cell-range" chart:error-upper-range="'output sigmoid'.I2:'output sigmoid'.I231" chart:error-lower-range="'output sigmoid'.I2:'output sigmoid'.I231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'output sigmoid'.I2:'output sigmoid'.I231" chart:error-lower-range="'output sigmoid'.I2:'output sigmoid'.I231" char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84cm" svg:height="12.969cm" xlink:href=".." xlink:type="simple" chart:class="chart:line" chart:style-name="ch1">
        <chart:legend chart:legend-position="end" svg:x="21.523cm" svg:y="6.185cm" style:legend-expansion="high" chart:style-name="ch2"/>
        <chart:plot-area chart:style-name="ch3" table:cell-range-address="'output sigmoid'.H1:'output sigmoid'.H231" chart:data-source-has-labels="row" svg:x="0.481cm" svg:y="0.259cm" svg:width="20.561cm" svg:height="12.451cm">
          <chartooo:coordinate-region svg:x="1.393cm" svg:y="0.458cm" svg:width="19.649cm" svg:height="12.0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utput sigmoid'.H2:'output sigmoid'.H231" chart:label-cell-address="'output sigmoid'.H1:'output sigmoid'.H1" chart:class="chart:line">
            <chart:error-indicator chart:style-name="ch7" chart:dimension="y"/>
            <chart:data-point chart:repeated="2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'output sigmoid'.H1:'output sigmoid'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8">
                <text:p>-28</text:p>
                <draw:g>
                  <svg:desc>'output sigmoid'.H2:'output sigmoid'.H231</svg:desc>
                </draw:g>
              </table:table-cell>
              <table:table-cell office:value-type="float" office:value="67.582819562371">
                <text:p>67.582819562371</text:p>
                <draw:g>
                  <svg:desc>'output sigmoid'.I2:'output sigmoid'.I231</svg:desc>
                </draw:g>
              </table:table-cell>
              <table:table-cell office:value-type="float" office:value="67.582819562371">
                <text:p>67.582819562371</text:p>
                <draw:g>
                  <svg:desc>'output sigmoid'.I2:'output sigmoid'.I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36.0446771382405">
                <text:p>36.0446771382405</text:p>
              </table:table-cell>
              <table:table-cell office:value-type="float" office:value="36.0446771382405">
                <text:p>36.0446771382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.25">
                <text:p>58.25</text:p>
              </table:table-cell>
              <table:table-cell office:value-type="float" office:value="57.4382820947841">
                <text:p>57.4382820947841</text:p>
              </table:table-cell>
              <table:table-cell office:value-type="float" office:value="57.4382820947841">
                <text:p>57.43828209478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.75">
                <text:p>78.75</text:p>
              </table:table-cell>
              <table:table-cell office:value-type="float" office:value="79.9355208902776">
                <text:p>79.9355208902776</text:p>
              </table:table-cell>
              <table:table-cell office:value-type="float" office:value="79.9355208902776">
                <text:p>79.9355208902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3.5">
                <text:p>233.5</text:p>
              </table:table-cell>
              <table:table-cell office:value-type="float" office:value="62.6091546820431">
                <text:p>62.6091546820431</text:p>
              </table:table-cell>
              <table:table-cell office:value-type="float" office:value="62.6091546820431">
                <text:p>62.6091546820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8.75">
                <text:p>158.75</text:p>
              </table:table-cell>
              <table:table-cell office:value-type="float" office:value="66.9047830876089">
                <text:p>66.9047830876089</text:p>
              </table:table-cell>
              <table:table-cell office:value-type="float" office:value="66.9047830876089">
                <text:p>66.90478308760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.5">
                <text:p>205.5</text:p>
              </table:table-cell>
              <table:table-cell office:value-type="float" office:value="43.4680198536809">
                <text:p>43.4680198536809</text:p>
              </table:table-cell>
              <table:table-cell office:value-type="float" office:value="43.4680198536809">
                <text:p>43.4680198536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2">
                <text:p>232</text:p>
              </table:table-cell>
              <table:table-cell office:value-type="float" office:value="78.3078859374967">
                <text:p>78.3078859374967</text:p>
              </table:table-cell>
              <table:table-cell office:value-type="float" office:value="78.3078859374967">
                <text:p>78.30788593749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.25">
                <text:p>200.25</text:p>
              </table:table-cell>
              <table:table-cell office:value-type="float" office:value="55.0133506523644">
                <text:p>55.0133506523644</text:p>
              </table:table-cell>
              <table:table-cell office:value-type="float" office:value="55.0133506523644">
                <text:p>55.0133506523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.75">
                <text:p>280.75</text:p>
              </table:table-cell>
              <table:table-cell office:value-type="float" office:value="67.4960647000994">
                <text:p>67.4960647000994</text:p>
              </table:table-cell>
              <table:table-cell office:value-type="float" office:value="67.4960647000994">
                <text:p>67.4960647000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3">
                <text:p>263</text:p>
              </table:table-cell>
              <table:table-cell office:value-type="float" office:value="78.0630754582472">
                <text:p>78.0630754582472</text:p>
              </table:table-cell>
              <table:table-cell office:value-type="float" office:value="78.0630754582472">
                <text:p>78.0630754582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.5">
                <text:p>190.5</text:p>
              </table:table-cell>
              <table:table-cell office:value-type="float" office:value="56.7210829410018">
                <text:p>56.7210829410018</text:p>
              </table:table-cell>
              <table:table-cell office:value-type="float" office:value="56.7210829410018">
                <text:p>56.7210829410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2">
                <text:p>162</text:p>
              </table:table-cell>
              <table:table-cell office:value-type="float" office:value="71.588668796116">
                <text:p>71.588668796116</text:p>
              </table:table-cell>
              <table:table-cell office:value-type="float" office:value="71.588668796116">
                <text:p>71.588668796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1">
                <text:p>211</text:p>
              </table:table-cell>
              <table:table-cell office:value-type="float" office:value="66.8667050930431">
                <text:p>66.8667050930431</text:p>
              </table:table-cell>
              <table:table-cell office:value-type="float" office:value="66.8667050930431">
                <text:p>66.86670509304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3.75">
                <text:p>243.75</text:p>
              </table:table-cell>
              <table:table-cell office:value-type="float" office:value="75.6244834693104">
                <text:p>75.6244834693104</text:p>
              </table:table-cell>
              <table:table-cell office:value-type="float" office:value="75.6244834693104">
                <text:p>75.62448346931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8.75">
                <text:p>178.75</text:p>
              </table:table-cell>
              <table:table-cell office:value-type="float" office:value="54.590807376334">
                <text:p>54.590807376334</text:p>
              </table:table-cell>
              <table:table-cell office:value-type="float" office:value="54.590807376334">
                <text:p>54.590807376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9">
                <text:p>179</text:p>
              </table:table-cell>
              <table:table-cell office:value-type="float" office:value="55.3686508775498">
                <text:p>55.3686508775498</text:p>
              </table:table-cell>
              <table:table-cell office:value-type="float" office:value="55.3686508775498">
                <text:p>55.36865087754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5.5">
                <text:p>205.5</text:p>
              </table:table-cell>
              <table:table-cell office:value-type="float" office:value="60.0775540447512">
                <text:p>60.0775540447512</text:p>
              </table:table-cell>
              <table:table-cell office:value-type="float" office:value="60.0775540447512">
                <text:p>60.07755404475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4.25">
                <text:p>214.25</text:p>
              </table:table-cell>
              <table:table-cell office:value-type="float" office:value="60.0268169237717">
                <text:p>60.0268169237717</text:p>
              </table:table-cell>
              <table:table-cell office:value-type="float" office:value="60.0268169237717">
                <text:p>60.02681692377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9.75">
                <text:p>229.75</text:p>
              </table:table-cell>
              <table:table-cell office:value-type="float" office:value="86.314649683585">
                <text:p>86.314649683585</text:p>
              </table:table-cell>
              <table:table-cell office:value-type="float" office:value="86.314649683585">
                <text:p>86.3146496835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2">
                <text:p>272</text:p>
              </table:table-cell>
              <table:table-cell office:value-type="float" office:value="71.5897600917897">
                <text:p>71.5897600917897</text:p>
              </table:table-cell>
              <table:table-cell office:value-type="float" office:value="71.5897600917897">
                <text:p>71.58976009178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0.75">
                <text:p>270.75</text:p>
              </table:table-cell>
              <table:table-cell office:value-type="float" office:value="57.9514883329152">
                <text:p>57.9514883329152</text:p>
              </table:table-cell>
              <table:table-cell office:value-type="float" office:value="57.9514883329152">
                <text:p>57.9514883329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4">
                <text:p>254</text:p>
              </table:table-cell>
              <table:table-cell office:value-type="float" office:value="66.1135387042624">
                <text:p>66.1135387042624</text:p>
              </table:table-cell>
              <table:table-cell office:value-type="float" office:value="66.1135387042624">
                <text:p>66.11353870426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3.75">
                <text:p>183.75</text:p>
              </table:table-cell>
              <table:table-cell office:value-type="float" office:value="80.2223472605982">
                <text:p>80.2223472605982</text:p>
              </table:table-cell>
              <table:table-cell office:value-type="float" office:value="80.2223472605982">
                <text:p>80.22234726059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3.75">
                <text:p>303.75</text:p>
              </table:table-cell>
              <table:table-cell office:value-type="float" office:value="77.5483720009647">
                <text:p>77.5483720009647</text:p>
              </table:table-cell>
              <table:table-cell office:value-type="float" office:value="77.5483720009647">
                <text:p>77.54837200096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.25">
                <text:p>260.25</text:p>
              </table:table-cell>
              <table:table-cell office:value-type="float" office:value="76.8464377834132">
                <text:p>76.8464377834132</text:p>
              </table:table-cell>
              <table:table-cell office:value-type="float" office:value="76.8464377834132">
                <text:p>76.84643778341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9">
                <text:p>259</text:p>
              </table:table-cell>
              <table:table-cell office:value-type="float" office:value="53.0659966456864">
                <text:p>53.0659966456864</text:p>
              </table:table-cell>
              <table:table-cell office:value-type="float" office:value="53.0659966456864">
                <text:p>53.06599664568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1.5">
                <text:p>261.5</text:p>
              </table:table-cell>
              <table:table-cell office:value-type="float" office:value="78.2557905205743">
                <text:p>78.2557905205743</text:p>
              </table:table-cell>
              <table:table-cell office:value-type="float" office:value="78.2557905205743">
                <text:p>78.25579052057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1.75">
                <text:p>251.75</text:p>
              </table:table-cell>
              <table:table-cell office:value-type="float" office:value="59.9382494739378">
                <text:p>59.9382494739378</text:p>
              </table:table-cell>
              <table:table-cell office:value-type="float" office:value="59.9382494739378">
                <text:p>59.93824947393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8">
                <text:p>268</text:p>
              </table:table-cell>
              <table:table-cell office:value-type="float" office:value="74.5251635355468">
                <text:p>74.5251635355468</text:p>
              </table:table-cell>
              <table:table-cell office:value-type="float" office:value="74.5251635355468">
                <text:p>74.52516353554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4.75">
                <text:p>274.75</text:p>
              </table:table-cell>
              <table:table-cell office:value-type="float" office:value="82.4587017845903">
                <text:p>82.4587017845903</text:p>
              </table:table-cell>
              <table:table-cell office:value-type="float" office:value="82.4587017845903">
                <text:p>82.45870178459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1">
                <text:p>311</text:p>
              </table:table-cell>
              <table:table-cell office:value-type="float" office:value="72.8294239988207">
                <text:p>72.8294239988207</text:p>
              </table:table-cell>
              <table:table-cell office:value-type="float" office:value="72.8294239988207">
                <text:p>72.82942399882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4.75">
                <text:p>274.75</text:p>
              </table:table-cell>
              <table:table-cell office:value-type="float" office:value="70.262232031156">
                <text:p>70.262232031156</text:p>
              </table:table-cell>
              <table:table-cell office:value-type="float" office:value="70.262232031156">
                <text:p>70.2622320311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4.5">
                <text:p>284.5</text:p>
              </table:table-cell>
              <table:table-cell office:value-type="float" office:value="70.0017856915093">
                <text:p>70.0017856915093</text:p>
              </table:table-cell>
              <table:table-cell office:value-type="float" office:value="70.0017856915093">
                <text:p>70.00178569150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5">
                <text:p>295</text:p>
              </table:table-cell>
              <table:table-cell office:value-type="float" office:value="71.6948830112721">
                <text:p>71.6948830112721</text:p>
              </table:table-cell>
              <table:table-cell office:value-type="float" office:value="71.6948830112721">
                <text:p>71.69488301127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5.25">
                <text:p>285.25</text:p>
              </table:table-cell>
              <table:table-cell office:value-type="float" office:value="66.8421648362768">
                <text:p>66.8421648362768</text:p>
              </table:table-cell>
              <table:table-cell office:value-type="float" office:value="66.8421648362768">
                <text:p>66.84216483627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6.5">
                <text:p>326.5</text:p>
              </table:table-cell>
              <table:table-cell office:value-type="float" office:value="77.9256456501966">
                <text:p>77.9256456501966</text:p>
              </table:table-cell>
              <table:table-cell office:value-type="float" office:value="77.9256456501966">
                <text:p>77.92564565019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4">
                <text:p>254</text:p>
              </table:table-cell>
              <table:table-cell office:value-type="float" office:value="56.2199919957305">
                <text:p>56.2199919957305</text:p>
              </table:table-cell>
              <table:table-cell office:value-type="float" office:value="56.2199919957305">
                <text:p>56.21999199573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6.75">
                <text:p>216.75</text:p>
              </table:table-cell>
              <table:table-cell office:value-type="float" office:value="45.5823430727294">
                <text:p>45.5823430727294</text:p>
              </table:table-cell>
              <table:table-cell office:value-type="float" office:value="45.5823430727294">
                <text:p>45.58234307272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6">
                <text:p>246</text:p>
              </table:table-cell>
              <table:table-cell office:value-type="float" office:value="68.0640782645295">
                <text:p>68.0640782645295</text:p>
              </table:table-cell>
              <table:table-cell office:value-type="float" office:value="68.0640782645295">
                <text:p>68.0640782645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7.5">
                <text:p>257.5</text:p>
              </table:table-cell>
              <table:table-cell office:value-type="float" office:value="92.619011277383">
                <text:p>92.619011277383</text:p>
              </table:table-cell>
              <table:table-cell office:value-type="float" office:value="92.619011277383">
                <text:p>92.6190112773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4.5">
                <text:p>304.5</text:p>
              </table:table-cell>
              <table:table-cell office:value-type="float" office:value="82.942562957748">
                <text:p>82.942562957748</text:p>
              </table:table-cell>
              <table:table-cell office:value-type="float" office:value="82.942562957748">
                <text:p>82.9425629577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6.5">
                <text:p>266.5</text:p>
              </table:table-cell>
              <table:table-cell office:value-type="float" office:value="76.6102147236255">
                <text:p>76.6102147236255</text:p>
              </table:table-cell>
              <table:table-cell office:value-type="float" office:value="76.6102147236255">
                <text:p>76.61021472362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6.5">
                <text:p>286.5</text:p>
              </table:table-cell>
              <table:table-cell office:value-type="float" office:value="65.3851569547707">
                <text:p>65.3851569547707</text:p>
              </table:table-cell>
              <table:table-cell office:value-type="float" office:value="65.3851569547707">
                <text:p>65.38515695477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8">
                <text:p>328</text:p>
              </table:table-cell>
              <table:table-cell office:value-type="float" office:value="87.6138544980187">
                <text:p>87.6138544980187</text:p>
              </table:table-cell>
              <table:table-cell office:value-type="float" office:value="87.6138544980187">
                <text:p>87.61385449801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8">
                <text:p>288</text:p>
              </table:table-cell>
              <table:table-cell office:value-type="float" office:value="65.7939491898761">
                <text:p>65.7939491898761</text:p>
              </table:table-cell>
              <table:table-cell office:value-type="float" office:value="65.7939491898761">
                <text:p>65.79394918987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6.75">
                <text:p>286.75</text:p>
              </table:table-cell>
              <table:table-cell office:value-type="float" office:value="36.8730931710373">
                <text:p>36.8730931710373</text:p>
              </table:table-cell>
              <table:table-cell office:value-type="float" office:value="36.8730931710373">
                <text:p>36.87309317103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5">
                <text:p>325</text:p>
              </table:table-cell>
              <table:table-cell office:value-type="float" office:value="73.3090632186771">
                <text:p>73.3090632186771</text:p>
              </table:table-cell>
              <table:table-cell office:value-type="float" office:value="73.3090632186771">
                <text:p>73.30906321867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0">
                <text:p>330</text:p>
              </table:table-cell>
              <table:table-cell office:value-type="float" office:value="85.5396472403294">
                <text:p>85.5396472403294</text:p>
              </table:table-cell>
              <table:table-cell office:value-type="float" office:value="85.5396472403294">
                <text:p>85.53964724032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0">
                <text:p>310</text:p>
              </table:table-cell>
              <table:table-cell office:value-type="float" office:value="82.7552868401772">
                <text:p>82.7552868401772</text:p>
              </table:table-cell>
              <table:table-cell office:value-type="float" office:value="82.7552868401772">
                <text:p>82.75528684017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4">
                <text:p>284</text:p>
              </table:table-cell>
              <table:table-cell office:value-type="float" office:value="71.622273071999">
                <text:p>71.622273071999</text:p>
              </table:table-cell>
              <table:table-cell office:value-type="float" office:value="71.622273071999">
                <text:p>71.622273071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8.75">
                <text:p>368.75</text:p>
              </table:table-cell>
              <table:table-cell office:value-type="float" office:value="77.8991736156424">
                <text:p>77.8991736156424</text:p>
              </table:table-cell>
              <table:table-cell office:value-type="float" office:value="77.8991736156424">
                <text:p>77.89917361564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1.25">
                <text:p>311.25</text:p>
              </table:table-cell>
              <table:table-cell office:value-type="float" office:value="66.8931050258545">
                <text:p>66.8931050258545</text:p>
              </table:table-cell>
              <table:table-cell office:value-type="float" office:value="66.8931050258545">
                <text:p>66.89310502585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6">
                <text:p>256</text:p>
              </table:table-cell>
              <table:table-cell office:value-type="float" office:value="43.9555883819111">
                <text:p>43.9555883819111</text:p>
              </table:table-cell>
              <table:table-cell office:value-type="float" office:value="43.9555883819111">
                <text:p>43.95558838191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4">
                <text:p>344</text:p>
              </table:table-cell>
              <table:table-cell office:value-type="float" office:value="59.3090423122815">
                <text:p>59.3090423122815</text:p>
              </table:table-cell>
              <table:table-cell office:value-type="float" office:value="59.3090423122815">
                <text:p>59.30904231228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8.5">
                <text:p>308.5</text:p>
              </table:table-cell>
              <table:table-cell office:value-type="float" office:value="84.885400688222">
                <text:p>84.885400688222</text:p>
              </table:table-cell>
              <table:table-cell office:value-type="float" office:value="84.885400688222">
                <text:p>84.8854006882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0">
                <text:p>240</text:p>
              </table:table-cell>
              <table:table-cell office:value-type="float" office:value="62.1955082783315">
                <text:p>62.1955082783315</text:p>
              </table:table-cell>
              <table:table-cell office:value-type="float" office:value="62.1955082783315">
                <text:p>62.19550827833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2.25">
                <text:p>272.25</text:p>
              </table:table-cell>
              <table:table-cell office:value-type="float" office:value="74.3885491860138">
                <text:p>74.3885491860138</text:p>
              </table:table-cell>
              <table:table-cell office:value-type="float" office:value="74.3885491860138">
                <text:p>74.38854918601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7.75">
                <text:p>287.75</text:p>
              </table:table-cell>
              <table:table-cell office:value-type="float" office:value="69.3196851550842">
                <text:p>69.3196851550842</text:p>
              </table:table-cell>
              <table:table-cell office:value-type="float" office:value="69.3196851550842">
                <text:p>69.31968515508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8.5">
                <text:p>338.5</text:p>
              </table:table-cell>
              <table:table-cell office:value-type="float" office:value="67.0720228560314">
                <text:p>67.0720228560314</text:p>
              </table:table-cell>
              <table:table-cell office:value-type="float" office:value="67.0720228560314">
                <text:p>67.07202285603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3.75">
                <text:p>293.75</text:p>
              </table:table-cell>
              <table:table-cell office:value-type="float" office:value="60.1222712478496">
                <text:p>60.1222712478496</text:p>
              </table:table-cell>
              <table:table-cell office:value-type="float" office:value="60.1222712478496">
                <text:p>60.12227124784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9.5">
                <text:p>299.5</text:p>
              </table:table-cell>
              <table:table-cell office:value-type="float" office:value="54.9013319510556">
                <text:p>54.9013319510556</text:p>
              </table:table-cell>
              <table:table-cell office:value-type="float" office:value="54.9013319510556">
                <text:p>54.90133195105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0.75">
                <text:p>320.75</text:p>
              </table:table-cell>
              <table:table-cell office:value-type="float" office:value="78.4912415496149">
                <text:p>78.4912415496149</text:p>
              </table:table-cell>
              <table:table-cell office:value-type="float" office:value="78.4912415496149">
                <text:p>78.49124154961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3.25">
                <text:p>323.25</text:p>
              </table:table-cell>
              <table:table-cell office:value-type="float" office:value="76.6776939533265">
                <text:p>76.6776939533265</text:p>
              </table:table-cell>
              <table:table-cell office:value-type="float" office:value="76.6776939533265">
                <text:p>76.67769395332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2.75">
                <text:p>322.75</text:p>
              </table:table-cell>
              <table:table-cell office:value-type="float" office:value="76.0503533851093">
                <text:p>76.0503533851093</text:p>
              </table:table-cell>
              <table:table-cell office:value-type="float" office:value="76.0503533851093">
                <text:p>76.05035338510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8.75">
                <text:p>308.75</text:p>
              </table:table-cell>
              <table:table-cell office:value-type="float" office:value="59.1634388790915">
                <text:p>59.1634388790915</text:p>
              </table:table-cell>
              <table:table-cell office:value-type="float" office:value="59.1634388790915">
                <text:p>59.1634388790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4.25">
                <text:p>294.25</text:p>
              </table:table-cell>
              <table:table-cell office:value-type="float" office:value="54.0075226241678">
                <text:p>54.0075226241678</text:p>
              </table:table-cell>
              <table:table-cell office:value-type="float" office:value="54.0075226241678">
                <text:p>54.00752262416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7">
                <text:p>277</text:p>
              </table:table-cell>
              <table:table-cell office:value-type="float" office:value="74.2068477298423">
                <text:p>74.2068477298423</text:p>
              </table:table-cell>
              <table:table-cell office:value-type="float" office:value="74.2068477298423">
                <text:p>74.20684772984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7.75">
                <text:p>317.75</text:p>
              </table:table-cell>
              <table:table-cell office:value-type="float" office:value="54.9906242008581">
                <text:p>54.9906242008581</text:p>
              </table:table-cell>
              <table:table-cell office:value-type="float" office:value="54.9906242008581">
                <text:p>54.99062420085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6.5">
                <text:p>386.5</text:p>
              </table:table-cell>
              <table:table-cell office:value-type="float" office:value="83.8799365164281">
                <text:p>83.8799365164281</text:p>
              </table:table-cell>
              <table:table-cell office:value-type="float" office:value="83.8799365164281">
                <text:p>83.87993651642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1.25">
                <text:p>321.25</text:p>
              </table:table-cell>
              <table:table-cell office:value-type="float" office:value="62.5512290047126">
                <text:p>62.5512290047126</text:p>
              </table:table-cell>
              <table:table-cell office:value-type="float" office:value="62.5512290047126">
                <text:p>62.55122900471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7.75">
                <text:p>367.75</text:p>
              </table:table-cell>
              <table:table-cell office:value-type="float" office:value="67.7050127390875">
                <text:p>67.7050127390875</text:p>
              </table:table-cell>
              <table:table-cell office:value-type="float" office:value="67.7050127390875">
                <text:p>67.7050127390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1">
                <text:p>281</text:p>
              </table:table-cell>
              <table:table-cell office:value-type="float" office:value="67.4703638644405">
                <text:p>67.4703638644405</text:p>
              </table:table-cell>
              <table:table-cell office:value-type="float" office:value="67.4703638644405">
                <text:p>67.47036386444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6.5">
                <text:p>356.5</text:p>
              </table:table-cell>
              <table:table-cell office:value-type="float" office:value="52.8816485181769">
                <text:p>52.8816485181769</text:p>
              </table:table-cell>
              <table:table-cell office:value-type="float" office:value="52.8816485181769">
                <text:p>52.88164851817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2">
                <text:p>242</text:p>
              </table:table-cell>
              <table:table-cell office:value-type="float" office:value="63.4780966160769">
                <text:p>63.4780966160769</text:p>
              </table:table-cell>
              <table:table-cell office:value-type="float" office:value="63.4780966160769">
                <text:p>63.47809661607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9.25">
                <text:p>279.25</text:p>
              </table:table-cell>
              <table:table-cell office:value-type="float" office:value="65.746435264583">
                <text:p>65.746435264583</text:p>
              </table:table-cell>
              <table:table-cell office:value-type="float" office:value="65.746435264583">
                <text:p>65.7464352645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3">
                <text:p>293</text:p>
              </table:table-cell>
              <table:table-cell office:value-type="float" office:value="93.6779723307459">
                <text:p>93.6779723307459</text:p>
              </table:table-cell>
              <table:table-cell office:value-type="float" office:value="93.6779723307459">
                <text:p>93.67797233074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6.25">
                <text:p>386.25</text:p>
              </table:table-cell>
              <table:table-cell office:value-type="float" office:value="77.3567223969579">
                <text:p>77.3567223969579</text:p>
              </table:table-cell>
              <table:table-cell office:value-type="float" office:value="77.3567223969579">
                <text:p>77.35672239695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4">
                <text:p>364</text:p>
              </table:table-cell>
              <table:table-cell office:value-type="float" office:value="57.5765794399077">
                <text:p>57.5765794399077</text:p>
              </table:table-cell>
              <table:table-cell office:value-type="float" office:value="57.5765794399077">
                <text:p>57.57657943990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3.25">
                <text:p>333.25</text:p>
              </table:table-cell>
              <table:table-cell office:value-type="float" office:value="68.8256402077017">
                <text:p>68.8256402077017</text:p>
              </table:table-cell>
              <table:table-cell office:value-type="float" office:value="68.8256402077017">
                <text:p>68.82564020770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3">
                <text:p>363</text:p>
              </table:table-cell>
              <table:table-cell office:value-type="float" office:value="83.4908303348338">
                <text:p>83.4908303348338</text:p>
              </table:table-cell>
              <table:table-cell office:value-type="float" office:value="83.4908303348338">
                <text:p>83.49083033483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8.75">
                <text:p>318.75</text:p>
              </table:table-cell>
              <table:table-cell office:value-type="float" office:value="100.172507455888">
                <text:p>100.172507455888</text:p>
              </table:table-cell>
              <table:table-cell office:value-type="float" office:value="100.172507455888">
                <text:p>100.1725074558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9.25">
                <text:p>269.25</text:p>
              </table:table-cell>
              <table:table-cell office:value-type="float" office:value="54.3219568866955">
                <text:p>54.3219568866955</text:p>
              </table:table-cell>
              <table:table-cell office:value-type="float" office:value="54.3219568866955">
                <text:p>54.32195688669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5.75">
                <text:p>325.75</text:p>
              </table:table-cell>
              <table:table-cell office:value-type="float" office:value="45.5120176436949">
                <text:p>45.5120176436949</text:p>
              </table:table-cell>
              <table:table-cell office:value-type="float" office:value="45.5120176436949">
                <text:p>45.51201764369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4.75">
                <text:p>344.75</text:p>
              </table:table-cell>
              <table:table-cell office:value-type="float" office:value="55.2768599867974">
                <text:p>55.2768599867974</text:p>
              </table:table-cell>
              <table:table-cell office:value-type="float" office:value="55.2768599867974">
                <text:p>55.27685998679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2.25">
                <text:p>332.25</text:p>
              </table:table-cell>
              <table:table-cell office:value-type="float" office:value="69.8160529534576">
                <text:p>69.8160529534576</text:p>
              </table:table-cell>
              <table:table-cell office:value-type="float" office:value="69.8160529534576">
                <text:p>69.81605295345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5.75">
                <text:p>365.75</text:p>
              </table:table-cell>
              <table:table-cell office:value-type="float" office:value="48.1121736154167">
                <text:p>48.1121736154167</text:p>
              </table:table-cell>
              <table:table-cell office:value-type="float" office:value="48.1121736154167">
                <text:p>48.11217361541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3.5">
                <text:p>413.5</text:p>
              </table:table-cell>
              <table:table-cell office:value-type="float" office:value="67.1779353657136">
                <text:p>67.1779353657136</text:p>
              </table:table-cell>
              <table:table-cell office:value-type="float" office:value="67.1779353657136">
                <text:p>67.17793536571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6">
                <text:p>346</text:p>
              </table:table-cell>
              <table:table-cell office:value-type="float" office:value="71.6538990565063">
                <text:p>71.6538990565063</text:p>
              </table:table-cell>
              <table:table-cell office:value-type="float" office:value="71.6538990565063">
                <text:p>71.6538990565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6">
                <text:p>326</text:p>
              </table:table-cell>
              <table:table-cell office:value-type="float" office:value="97.5035255772836">
                <text:p>97.5035255772836</text:p>
              </table:table-cell>
              <table:table-cell office:value-type="float" office:value="97.5035255772836">
                <text:p>97.50352557728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9">
                <text:p>359</text:p>
              </table:table-cell>
              <table:table-cell office:value-type="float" office:value="75.492549301239">
                <text:p>75.492549301239</text:p>
              </table:table-cell>
              <table:table-cell office:value-type="float" office:value="75.492549301239">
                <text:p>75.4925493012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7.75">
                <text:p>407.75</text:p>
              </table:table-cell>
              <table:table-cell office:value-type="float" office:value="84.5109090591268">
                <text:p>84.5109090591268</text:p>
              </table:table-cell>
              <table:table-cell office:value-type="float" office:value="84.5109090591268">
                <text:p>84.51090905912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7.75">
                <text:p>417.75</text:p>
              </table:table-cell>
              <table:table-cell office:value-type="float" office:value="75.7074963263216">
                <text:p>75.7074963263216</text:p>
              </table:table-cell>
              <table:table-cell office:value-type="float" office:value="75.7074963263216">
                <text:p>75.70749632632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7.25">
                <text:p>387.25</text:p>
              </table:table-cell>
              <table:table-cell office:value-type="float" office:value="85.0325305397881">
                <text:p>85.0325305397881</text:p>
              </table:table-cell>
              <table:table-cell office:value-type="float" office:value="85.0325305397881">
                <text:p>85.03253053978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0.75">
                <text:p>380.75</text:p>
              </table:table-cell>
              <table:table-cell office:value-type="float" office:value="66.8377232556586">
                <text:p>66.8377232556586</text:p>
              </table:table-cell>
              <table:table-cell office:value-type="float" office:value="66.8377232556586">
                <text:p>66.83772325565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0.25">
                <text:p>290.25</text:p>
              </table:table-cell>
              <table:table-cell office:value-type="float" office:value="55.1750056637967">
                <text:p>55.1750056637967</text:p>
              </table:table-cell>
              <table:table-cell office:value-type="float" office:value="55.1750056637967">
                <text:p>55.17500566379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0">
                <text:p>410</text:p>
              </table:table-cell>
              <table:table-cell office:value-type="float" office:value="57.8859330925917">
                <text:p>57.8859330925917</text:p>
              </table:table-cell>
              <table:table-cell office:value-type="float" office:value="57.8859330925917">
                <text:p>57.88593309259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2.75">
                <text:p>402.75</text:p>
              </table:table-cell>
              <table:table-cell office:value-type="float" office:value="71.9476806436455">
                <text:p>71.9476806436455</text:p>
              </table:table-cell>
              <table:table-cell office:value-type="float" office:value="71.9476806436455">
                <text:p>71.94768064364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5">
                <text:p>365</text:p>
              </table:table-cell>
              <table:table-cell office:value-type="float" office:value="92.2284866513595">
                <text:p>92.2284866513595</text:p>
              </table:table-cell>
              <table:table-cell office:value-type="float" office:value="92.2284866513595">
                <text:p>92.22848665135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4">
                <text:p>384</text:p>
              </table:table-cell>
              <table:table-cell office:value-type="float" office:value="73.0404425643766">
                <text:p>73.0404425643766</text:p>
              </table:table-cell>
              <table:table-cell office:value-type="float" office:value="73.0404425643766">
                <text:p>73.04044256437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8">
                <text:p>248</text:p>
              </table:table-cell>
              <table:table-cell office:value-type="float" office:value="98.2253467797391">
                <text:p>98.2253467797391</text:p>
              </table:table-cell>
              <table:table-cell office:value-type="float" office:value="98.2253467797391">
                <text:p>98.22534677973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5.5">
                <text:p>375.5</text:p>
              </table:table-cell>
              <table:table-cell office:value-type="float" office:value="101.773799427947">
                <text:p>101.773799427947</text:p>
              </table:table-cell>
              <table:table-cell office:value-type="float" office:value="101.773799427947">
                <text:p>101.7737994279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9">
                <text:p>339</text:p>
              </table:table-cell>
              <table:table-cell office:value-type="float" office:value="80.2198151954989">
                <text:p>80.2198151954989</text:p>
              </table:table-cell>
              <table:table-cell office:value-type="float" office:value="80.2198151954989">
                <text:p>80.21981519549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6.5">
                <text:p>346.5</text:p>
              </table:table-cell>
              <table:table-cell office:value-type="float" office:value="72.0258200231001">
                <text:p>72.0258200231001</text:p>
              </table:table-cell>
              <table:table-cell office:value-type="float" office:value="72.0258200231001">
                <text:p>72.0258200231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1.5">
                <text:p>361.5</text:p>
              </table:table-cell>
              <table:table-cell office:value-type="float" office:value="80.7865629297348">
                <text:p>80.7865629297348</text:p>
              </table:table-cell>
              <table:table-cell office:value-type="float" office:value="80.7865629297348">
                <text:p>80.78656292973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1.75">
                <text:p>231.75</text:p>
              </table:table-cell>
              <table:table-cell office:value-type="float" office:value="58.4561801694226">
                <text:p>58.4561801694226</text:p>
              </table:table-cell>
              <table:table-cell office:value-type="float" office:value="58.4561801694226">
                <text:p>58.45618016942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4.75">
                <text:p>334.75</text:p>
              </table:table-cell>
              <table:table-cell office:value-type="float" office:value="81.7383401470815">
                <text:p>81.7383401470815</text:p>
              </table:table-cell>
              <table:table-cell office:value-type="float" office:value="81.7383401470815">
                <text:p>81.73834014708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6.5">
                <text:p>366.5</text:p>
              </table:table-cell>
              <table:table-cell office:value-type="float" office:value="48.6864971013524">
                <text:p>48.6864971013524</text:p>
              </table:table-cell>
              <table:table-cell office:value-type="float" office:value="48.6864971013524">
                <text:p>48.68649710135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1.25">
                <text:p>281.25</text:p>
              </table:table-cell>
              <table:table-cell office:value-type="float" office:value="102.446632448314">
                <text:p>102.446632448314</text:p>
              </table:table-cell>
              <table:table-cell office:value-type="float" office:value="102.446632448314">
                <text:p>102.4466324483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.5">
                <text:p>380.5</text:p>
              </table:table-cell>
              <table:table-cell office:value-type="float" office:value="67.7167815242278">
                <text:p>67.7167815242278</text:p>
              </table:table-cell>
              <table:table-cell office:value-type="float" office:value="67.7167815242278">
                <text:p>67.71678152422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1.75">
                <text:p>351.75</text:p>
              </table:table-cell>
              <table:table-cell office:value-type="float" office:value="59.348810013344">
                <text:p>59.348810013344</text:p>
              </table:table-cell>
              <table:table-cell office:value-type="float" office:value="59.348810013344">
                <text:p>59.3488100133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2">
                <text:p>332</text:p>
              </table:table-cell>
              <table:table-cell office:value-type="float" office:value="36.5880786595853">
                <text:p>36.5880786595853</text:p>
              </table:table-cell>
              <table:table-cell office:value-type="float" office:value="36.5880786595853">
                <text:p>36.58807865958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5.75">
                <text:p>405.75</text:p>
              </table:table-cell>
              <table:table-cell office:value-type="float" office:value="77.0588249326448">
                <text:p>77.0588249326448</text:p>
              </table:table-cell>
              <table:table-cell office:value-type="float" office:value="77.0588249326448">
                <text:p>77.05882493264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8.25">
                <text:p>288.25</text:p>
              </table:table-cell>
              <table:table-cell office:value-type="float" office:value="63.8156524686538">
                <text:p>63.8156524686538</text:p>
              </table:table-cell>
              <table:table-cell office:value-type="float" office:value="63.8156524686538">
                <text:p>63.81565246865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9.75">
                <text:p>419.75</text:p>
              </table:table-cell>
              <table:table-cell office:value-type="float" office:value="48.8834711328891">
                <text:p>48.8834711328891</text:p>
              </table:table-cell>
              <table:table-cell office:value-type="float" office:value="48.8834711328891">
                <text:p>48.88347113288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8.5">
                <text:p>318.5</text:p>
              </table:table-cell>
              <table:table-cell office:value-type="float" office:value="59.178490602583">
                <text:p>59.178490602583</text:p>
              </table:table-cell>
              <table:table-cell office:value-type="float" office:value="59.178490602583">
                <text:p>59.1784906025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8.5">
                <text:p>298.5</text:p>
              </table:table-cell>
              <table:table-cell office:value-type="float" office:value="84.7232627440657">
                <text:p>84.7232627440657</text:p>
              </table:table-cell>
              <table:table-cell office:value-type="float" office:value="84.7232627440657">
                <text:p>84.72326274406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9">
                <text:p>409</text:p>
              </table:table-cell>
              <table:table-cell office:value-type="float" office:value="23.6986286523081">
                <text:p>23.6986286523081</text:p>
              </table:table-cell>
              <table:table-cell office:value-type="float" office:value="23.6986286523081">
                <text:p>23.69862865230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9.75">
                <text:p>319.75</text:p>
              </table:table-cell>
              <table:table-cell office:value-type="float" office:value="65.8423780706621">
                <text:p>65.8423780706621</text:p>
              </table:table-cell>
              <table:table-cell office:value-type="float" office:value="65.8423780706621">
                <text:p>65.84237807066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3.5">
                <text:p>323.5</text:p>
              </table:table-cell>
              <table:table-cell office:value-type="float" office:value="87.9865046470196">
                <text:p>87.9865046470196</text:p>
              </table:table-cell>
              <table:table-cell office:value-type="float" office:value="87.9865046470196">
                <text:p>87.98650464701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1">
                <text:p>291</text:p>
              </table:table-cell>
              <table:table-cell office:value-type="float" office:value="90.4082753402585">
                <text:p>90.4082753402585</text:p>
              </table:table-cell>
              <table:table-cell office:value-type="float" office:value="90.4082753402585">
                <text:p>90.40827534025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0.5">
                <text:p>370.5</text:p>
              </table:table-cell>
              <table:table-cell office:value-type="float" office:value="70.607409313754">
                <text:p>70.607409313754</text:p>
              </table:table-cell>
              <table:table-cell office:value-type="float" office:value="70.607409313754">
                <text:p>70.6074093137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4.25">
                <text:p>384.25</text:p>
              </table:table-cell>
              <table:table-cell office:value-type="float" office:value="47.5108540230546">
                <text:p>47.5108540230546</text:p>
              </table:table-cell>
              <table:table-cell office:value-type="float" office:value="47.5108540230546">
                <text:p>47.51085402305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4">
                <text:p>424</text:p>
              </table:table-cell>
              <table:table-cell office:value-type="float" office:value="76.2545080634581">
                <text:p>76.2545080634581</text:p>
              </table:table-cell>
              <table:table-cell office:value-type="float" office:value="76.2545080634581">
                <text:p>76.25450806345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7">
                <text:p>387</text:p>
              </table:table-cell>
              <table:table-cell office:value-type="float" office:value="44.3998170041274">
                <text:p>44.3998170041274</text:p>
              </table:table-cell>
              <table:table-cell office:value-type="float" office:value="44.3998170041274">
                <text:p>44.39981700412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2.5">
                <text:p>382.5</text:p>
              </table:table-cell>
              <table:table-cell office:value-type="float" office:value="52.430012874307">
                <text:p>52.430012874307</text:p>
              </table:table-cell>
              <table:table-cell office:value-type="float" office:value="52.430012874307">
                <text:p>52.4300128743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4.75">
                <text:p>374.75</text:p>
              </table:table-cell>
              <table:table-cell office:value-type="float" office:value="64.4440164018352">
                <text:p>64.4440164018352</text:p>
              </table:table-cell>
              <table:table-cell office:value-type="float" office:value="64.4440164018352">
                <text:p>64.44401640183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8.75">
                <text:p>398.75</text:p>
              </table:table-cell>
              <table:table-cell office:value-type="float" office:value="36.0706771491748">
                <text:p>36.0706771491748</text:p>
              </table:table-cell>
              <table:table-cell office:value-type="float" office:value="36.0706771491748">
                <text:p>36.07067714917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8">
                <text:p>368</text:p>
              </table:table-cell>
              <table:table-cell office:value-type="float" office:value="73.8617796969448">
                <text:p>73.8617796969448</text:p>
              </table:table-cell>
              <table:table-cell office:value-type="float" office:value="73.8617796969448">
                <text:p>73.86177969694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5.5">
                <text:p>315.5</text:p>
              </table:table-cell>
              <table:table-cell office:value-type="float" office:value="53.1045548893878">
                <text:p>53.1045548893878</text:p>
              </table:table-cell>
              <table:table-cell office:value-type="float" office:value="53.1045548893878">
                <text:p>53.10455488938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3">
                <text:p>403</text:p>
              </table:table-cell>
              <table:table-cell office:value-type="float" office:value="65.3555181296882">
                <text:p>65.3555181296882</text:p>
              </table:table-cell>
              <table:table-cell office:value-type="float" office:value="65.3555181296882">
                <text:p>65.35551812968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8.25">
                <text:p>398.25</text:p>
              </table:table-cell>
              <table:table-cell office:value-type="float" office:value="49.6638701673561">
                <text:p>49.6638701673561</text:p>
              </table:table-cell>
              <table:table-cell office:value-type="float" office:value="49.6638701673561">
                <text:p>49.66387016735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1.25">
                <text:p>361.25</text:p>
              </table:table-cell>
              <table:table-cell office:value-type="float" office:value="55.6425534101375">
                <text:p>55.6425534101375</text:p>
              </table:table-cell>
              <table:table-cell office:value-type="float" office:value="55.6425534101375">
                <text:p>55.6425534101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0.75">
                <text:p>310.75</text:p>
              </table:table-cell>
              <table:table-cell office:value-type="float" office:value="40.8763378985936">
                <text:p>40.8763378985936</text:p>
              </table:table-cell>
              <table:table-cell office:value-type="float" office:value="40.8763378985936">
                <text:p>40.87633789859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1.5">
                <text:p>421.5</text:p>
              </table:table-cell>
              <table:table-cell office:value-type="float" office:value="60.734308673105">
                <text:p>60.734308673105</text:p>
              </table:table-cell>
              <table:table-cell office:value-type="float" office:value="60.734308673105">
                <text:p>60.7343086731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8.5">
                <text:p>388.5</text:p>
              </table:table-cell>
              <table:table-cell office:value-type="float" office:value="71.1132459531978">
                <text:p>71.1132459531978</text:p>
              </table:table-cell>
              <table:table-cell office:value-type="float" office:value="71.1132459531978">
                <text:p>71.11324595319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2">
                <text:p>322</text:p>
              </table:table-cell>
              <table:table-cell office:value-type="float" office:value="76.6980687501322">
                <text:p>76.6980687501322</text:p>
              </table:table-cell>
              <table:table-cell office:value-type="float" office:value="76.6980687501322">
                <text:p>76.69806875013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5.5">
                <text:p>335.5</text:p>
              </table:table-cell>
              <table:table-cell office:value-type="float" office:value="83.5497606220389">
                <text:p>83.5497606220389</text:p>
              </table:table-cell>
              <table:table-cell office:value-type="float" office:value="83.5497606220389">
                <text:p>83.54976062203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6">
                <text:p>386</text:p>
              </table:table-cell>
              <table:table-cell office:value-type="float" office:value="60.9782235720261">
                <text:p>60.9782235720261</text:p>
              </table:table-cell>
              <table:table-cell office:value-type="float" office:value="60.9782235720261">
                <text:p>60.97822357202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8.25">
                <text:p>378.25</text:p>
              </table:table-cell>
              <table:table-cell office:value-type="float" office:value="60.6534726953041">
                <text:p>60.6534726953041</text:p>
              </table:table-cell>
              <table:table-cell office:value-type="float" office:value="60.6534726953041">
                <text:p>60.65347269530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3">
                <text:p>373</text:p>
              </table:table-cell>
              <table:table-cell office:value-type="float" office:value="49.5662435534508">
                <text:p>49.5662435534508</text:p>
              </table:table-cell>
              <table:table-cell office:value-type="float" office:value="49.5662435534508">
                <text:p>49.56624355345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3.25">
                <text:p>343.25</text:p>
              </table:table-cell>
              <table:table-cell office:value-type="float" office:value="70.3746669619118">
                <text:p>70.3746669619118</text:p>
              </table:table-cell>
              <table:table-cell office:value-type="float" office:value="70.3746669619118">
                <text:p>70.37466696191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3.5">
                <text:p>363.5</text:p>
              </table:table-cell>
              <table:table-cell office:value-type="float" office:value="86.8137373921893">
                <text:p>86.8137373921893</text:p>
              </table:table-cell>
              <table:table-cell office:value-type="float" office:value="86.8137373921893">
                <text:p>86.81373739218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8.75">
                <text:p>378.75</text:p>
              </table:table-cell>
              <table:table-cell office:value-type="float" office:value="51.4189289075531">
                <text:p>51.4189289075531</text:p>
              </table:table-cell>
              <table:table-cell office:value-type="float" office:value="51.4189289075531">
                <text:p>51.41892890755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5">
                <text:p>325</text:p>
              </table:table-cell>
              <table:table-cell office:value-type="float" office:value="64.3865280940043">
                <text:p>64.3865280940043</text:p>
              </table:table-cell>
              <table:table-cell office:value-type="float" office:value="64.3865280940043">
                <text:p>64.38652809400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5.5">
                <text:p>345.5</text:p>
              </table:table-cell>
              <table:table-cell office:value-type="float" office:value="56.6245860912025">
                <text:p>56.6245860912025</text:p>
              </table:table-cell>
              <table:table-cell office:value-type="float" office:value="56.6245860912025">
                <text:p>56.62458609120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0">
                <text:p>340</text:p>
              </table:table-cell>
              <table:table-cell office:value-type="float" office:value="44.8817891800227">
                <text:p>44.8817891800227</text:p>
              </table:table-cell>
              <table:table-cell office:value-type="float" office:value="44.8817891800227">
                <text:p>44.88178918002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4.25">
                <text:p>394.25</text:p>
              </table:table-cell>
              <table:table-cell office:value-type="float" office:value="67.8804095450226">
                <text:p>67.8804095450226</text:p>
              </table:table-cell>
              <table:table-cell office:value-type="float" office:value="67.8804095450226">
                <text:p>67.88040954502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2.75">
                <text:p>362.75</text:p>
              </table:table-cell>
              <table:table-cell office:value-type="float" office:value="75.5432409286231">
                <text:p>75.5432409286231</text:p>
              </table:table-cell>
              <table:table-cell office:value-type="float" office:value="75.5432409286231">
                <text:p>75.54324092862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7.5">
                <text:p>357.5</text:p>
              </table:table-cell>
              <table:table-cell office:value-type="float" office:value="75.0895298959848">
                <text:p>75.0895298959848</text:p>
              </table:table-cell>
              <table:table-cell office:value-type="float" office:value="75.0895298959848">
                <text:p>75.08952989598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8.75">
                <text:p>358.75</text:p>
              </table:table-cell>
              <table:table-cell office:value-type="float" office:value="70.0368206731288">
                <text:p>70.0368206731288</text:p>
              </table:table-cell>
              <table:table-cell office:value-type="float" office:value="70.0368206731288">
                <text:p>70.03682067312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30.25">
                <text:p>330.25</text:p>
              </table:table-cell>
              <table:table-cell office:value-type="float" office:value="48.7906881484572">
                <text:p>48.7906881484572</text:p>
              </table:table-cell>
              <table:table-cell office:value-type="float" office:value="48.7906881484572">
                <text:p>48.79068814845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5">
                <text:p>395</text:p>
              </table:table-cell>
              <table:table-cell office:value-type="float" office:value="70.7570667848802">
                <text:p>70.7570667848802</text:p>
              </table:table-cell>
              <table:table-cell office:value-type="float" office:value="70.7570667848802">
                <text:p>70.75706678488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6.25">
                <text:p>366.25</text:p>
              </table:table-cell>
              <table:table-cell office:value-type="float" office:value="68.8102009152713">
                <text:p>68.8102009152713</text:p>
              </table:table-cell>
              <table:table-cell office:value-type="float" office:value="68.8102009152713">
                <text:p>68.81020091527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2.5">
                <text:p>332.5</text:p>
              </table:table-cell>
              <table:table-cell office:value-type="float" office:value="61.5743960587516">
                <text:p>61.5743960587516</text:p>
              </table:table-cell>
              <table:table-cell office:value-type="float" office:value="61.5743960587516">
                <text:p>61.57439605875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6">
                <text:p>316</text:p>
              </table:table-cell>
              <table:table-cell office:value-type="float" office:value="76.8555869797375">
                <text:p>76.8555869797375</text:p>
              </table:table-cell>
              <table:table-cell office:value-type="float" office:value="76.8555869797375">
                <text:p>76.8555869797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2.25">
                <text:p>282.25</text:p>
              </table:table-cell>
              <table:table-cell office:value-type="float" office:value="40.4648767451478">
                <text:p>40.4648767451478</text:p>
              </table:table-cell>
              <table:table-cell office:value-type="float" office:value="40.4648767451478">
                <text:p>40.46487674514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8.5">
                <text:p>308.5</text:p>
              </table:table-cell>
              <table:table-cell office:value-type="float" office:value="56.9942431303373">
                <text:p>56.9942431303373</text:p>
              </table:table-cell>
              <table:table-cell office:value-type="float" office:value="56.9942431303373">
                <text:p>56.99424313033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1.75">
                <text:p>251.75</text:p>
              </table:table-cell>
              <table:table-cell office:value-type="float" office:value="75.0224966260121">
                <text:p>75.0224966260121</text:p>
              </table:table-cell>
              <table:table-cell office:value-type="float" office:value="75.0224966260121">
                <text:p>75.02249662601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69.25">
                <text:p>369.25</text:p>
              </table:table-cell>
              <table:table-cell office:value-type="float" office:value="69.5460728582139">
                <text:p>69.5460728582139</text:p>
              </table:table-cell>
              <table:table-cell office:value-type="float" office:value="69.5460728582139">
                <text:p>69.54607285821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3.25">
                <text:p>363.25</text:p>
              </table:table-cell>
              <table:table-cell office:value-type="float" office:value="55.7261720379213">
                <text:p>55.7261720379213</text:p>
              </table:table-cell>
              <table:table-cell office:value-type="float" office:value="55.7261720379213">
                <text:p>55.72617203792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4.75">
                <text:p>354.75</text:p>
              </table:table-cell>
              <table:table-cell office:value-type="float" office:value="74.758360736442">
                <text:p>74.758360736442</text:p>
              </table:table-cell>
              <table:table-cell office:value-type="float" office:value="74.758360736442">
                <text:p>74.7583607364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5.75">
                <text:p>355.75</text:p>
              </table:table-cell>
              <table:table-cell office:value-type="float" office:value="67.8424185152623">
                <text:p>67.8424185152623</text:p>
              </table:table-cell>
              <table:table-cell office:value-type="float" office:value="67.8424185152623">
                <text:p>67.84241851526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6">
                <text:p>336</text:p>
              </table:table-cell>
              <table:table-cell office:value-type="float" office:value="72.9955049985956">
                <text:p>72.9955049985956</text:p>
              </table:table-cell>
              <table:table-cell office:value-type="float" office:value="72.9955049985956">
                <text:p>72.99550499859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6.75">
                <text:p>336.75</text:p>
              </table:table-cell>
              <table:table-cell office:value-type="float" office:value="77.0679489152267">
                <text:p>77.0679489152267</text:p>
              </table:table-cell>
              <table:table-cell office:value-type="float" office:value="77.0679489152267">
                <text:p>77.06794891522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6.75">
                <text:p>386.75</text:p>
              </table:table-cell>
              <table:table-cell office:value-type="float" office:value="65.3088814787085">
                <text:p>65.3088814787085</text:p>
              </table:table-cell>
              <table:table-cell office:value-type="float" office:value="65.3088814787085">
                <text:p>65.30888147870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4.75">
                <text:p>354.75</text:p>
              </table:table-cell>
              <table:table-cell office:value-type="float" office:value="65.6332137716873">
                <text:p>65.6332137716873</text:p>
              </table:table-cell>
              <table:table-cell office:value-type="float" office:value="65.6332137716873">
                <text:p>65.63321377168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6.75">
                <text:p>336.75</text:p>
              </table:table-cell>
              <table:table-cell office:value-type="float" office:value="85.5502410867439">
                <text:p>85.5502410867439</text:p>
              </table:table-cell>
              <table:table-cell office:value-type="float" office:value="85.5502410867439">
                <text:p>85.55024108674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3">
                <text:p>283</text:p>
              </table:table-cell>
              <table:table-cell office:value-type="float" office:value="45.5463362961281">
                <text:p>45.5463362961281</text:p>
              </table:table-cell>
              <table:table-cell office:value-type="float" office:value="45.5463362961281">
                <text:p>45.54633629612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3.25">
                <text:p>383.25</text:p>
              </table:table-cell>
              <table:table-cell office:value-type="float" office:value="84.6653338149682">
                <text:p>84.6653338149682</text:p>
              </table:table-cell>
              <table:table-cell office:value-type="float" office:value="84.6653338149682">
                <text:p>84.66533381496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7.25">
                <text:p>347.25</text:p>
              </table:table-cell>
              <table:table-cell office:value-type="float" office:value="55.602383042456">
                <text:p>55.602383042456</text:p>
              </table:table-cell>
              <table:table-cell office:value-type="float" office:value="55.602383042456">
                <text:p>55.6023830424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9.75">
                <text:p>429.75</text:p>
              </table:table-cell>
              <table:table-cell office:value-type="float" office:value="87.7206147379281">
                <text:p>87.7206147379281</text:p>
              </table:table-cell>
              <table:table-cell office:value-type="float" office:value="87.7206147379281">
                <text:p>87.72061473792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1.75">
                <text:p>411.75</text:p>
              </table:table-cell>
              <table:table-cell office:value-type="float" office:value="64.9044971477324">
                <text:p>64.9044971477324</text:p>
              </table:table-cell>
              <table:table-cell office:value-type="float" office:value="64.9044971477324">
                <text:p>64.90449714773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97.25">
                <text:p>397.25</text:p>
              </table:table-cell>
              <table:table-cell office:value-type="float" office:value="74.6349448984857">
                <text:p>74.6349448984857</text:p>
              </table:table-cell>
              <table:table-cell office:value-type="float" office:value="74.6349448984857">
                <text:p>74.63494489848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0.5">
                <text:p>400.5</text:p>
              </table:table-cell>
              <table:table-cell office:value-type="float" office:value="61.9092077158156">
                <text:p>61.9092077158156</text:p>
              </table:table-cell>
              <table:table-cell office:value-type="float" office:value="61.9092077158156">
                <text:p>61.90920771581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34.75">
                <text:p>334.75</text:p>
              </table:table-cell>
              <table:table-cell office:value-type="float" office:value="45.7701458376527">
                <text:p>45.7701458376527</text:p>
              </table:table-cell>
              <table:table-cell office:value-type="float" office:value="45.7701458376527">
                <text:p>45.77014583765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9.5">
                <text:p>399.5</text:p>
              </table:table-cell>
              <table:table-cell office:value-type="float" office:value="81.3005611911751">
                <text:p>81.3005611911751</text:p>
              </table:table-cell>
              <table:table-cell office:value-type="float" office:value="81.3005611911751">
                <text:p>81.30056119117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6.25">
                <text:p>396.25</text:p>
              </table:table-cell>
              <table:table-cell office:value-type="float" office:value="79.6574698317741">
                <text:p>79.6574698317741</text:p>
              </table:table-cell>
              <table:table-cell office:value-type="float" office:value="79.6574698317741">
                <text:p>79.65746983177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1">
                <text:p>381</text:p>
              </table:table-cell>
              <table:table-cell office:value-type="float" office:value="71.6124552714121">
                <text:p>71.6124552714121</text:p>
              </table:table-cell>
              <table:table-cell office:value-type="float" office:value="71.6124552714121">
                <text:p>71.61245527141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6.75">
                <text:p>376.75</text:p>
              </table:table-cell>
              <table:table-cell office:value-type="float" office:value="84.8432377977173">
                <text:p>84.8432377977173</text:p>
              </table:table-cell>
              <table:table-cell office:value-type="float" office:value="84.8432377977173">
                <text:p>84.84323779771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7">
                <text:p>347</text:p>
              </table:table-cell>
              <table:table-cell office:value-type="float" office:value="77.4844742512976">
                <text:p>77.4844742512976</text:p>
              </table:table-cell>
              <table:table-cell office:value-type="float" office:value="77.4844742512976">
                <text:p>77.48447425129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2.5">
                <text:p>352.5</text:p>
              </table:table-cell>
              <table:table-cell office:value-type="float" office:value="51.2240788106531">
                <text:p>51.2240788106531</text:p>
              </table:table-cell>
              <table:table-cell office:value-type="float" office:value="51.2240788106531">
                <text:p>51.22407881065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1.25">
                <text:p>401.25</text:p>
              </table:table-cell>
              <table:table-cell office:value-type="float" office:value="85.2386356061616">
                <text:p>85.2386356061616</text:p>
              </table:table-cell>
              <table:table-cell office:value-type="float" office:value="85.2386356061616">
                <text:p>85.23863560616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3.25">
                <text:p>333.25</text:p>
              </table:table-cell>
              <table:table-cell office:value-type="float" office:value="79.7903502937542">
                <text:p>79.7903502937542</text:p>
              </table:table-cell>
              <table:table-cell office:value-type="float" office:value="79.7903502937542">
                <text:p>79.79035029375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8.25">
                <text:p>318.25</text:p>
              </table:table-cell>
              <table:table-cell office:value-type="float" office:value="84.5462151725315">
                <text:p>84.5462151725315</text:p>
              </table:table-cell>
              <table:table-cell office:value-type="float" office:value="84.5462151725315">
                <text:p>84.54621517253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4">
                <text:p>334</text:p>
              </table:table-cell>
              <table:table-cell office:value-type="float" office:value="37.519578222576">
                <text:p>37.519578222576</text:p>
              </table:table-cell>
              <table:table-cell office:value-type="float" office:value="37.519578222576">
                <text:p>37.5195782225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4.75">
                <text:p>364.75</text:p>
              </table:table-cell>
              <table:table-cell office:value-type="float" office:value="90.4506080687134">
                <text:p>90.4506080687134</text:p>
              </table:table-cell>
              <table:table-cell office:value-type="float" office:value="90.4506080687134">
                <text:p>90.45060806871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9.5">
                <text:p>369.5</text:p>
              </table:table-cell>
              <table:table-cell office:value-type="float" office:value="61.0770517461346">
                <text:p>61.0770517461346</text:p>
              </table:table-cell>
              <table:table-cell office:value-type="float" office:value="61.0770517461346">
                <text:p>61.07705174613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0.25">
                <text:p>350.25</text:p>
              </table:table-cell>
              <table:table-cell office:value-type="float" office:value="41.0590276309608">
                <text:p>41.0590276309608</text:p>
              </table:table-cell>
              <table:table-cell office:value-type="float" office:value="41.0590276309608">
                <text:p>41.05902763096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8.25">
                <text:p>358.25</text:p>
              </table:table-cell>
              <table:table-cell office:value-type="float" office:value="74.6906118598583">
                <text:p>74.6906118598583</text:p>
              </table:table-cell>
              <table:table-cell office:value-type="float" office:value="74.6906118598583">
                <text:p>74.69061185985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4.5">
                <text:p>384.5</text:p>
              </table:table-cell>
              <table:table-cell office:value-type="float" office:value="78.5350240338666">
                <text:p>78.5350240338666</text:p>
              </table:table-cell>
              <table:table-cell office:value-type="float" office:value="78.5350240338666">
                <text:p>78.53502403386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5.25">
                <text:p>345.25</text:p>
              </table:table-cell>
              <table:table-cell office:value-type="float" office:value="39.1459608388912">
                <text:p>39.1459608388912</text:p>
              </table:table-cell>
              <table:table-cell office:value-type="float" office:value="39.1459608388912">
                <text:p>39.14596083889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13.75">
                <text:p>413.75</text:p>
              </table:table-cell>
              <table:table-cell office:value-type="float" office:value="44.1216358490934">
                <text:p>44.1216358490934</text:p>
              </table:table-cell>
              <table:table-cell office:value-type="float" office:value="44.1216358490934">
                <text:p>44.12163584909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11.25">
                <text:p>411.25</text:p>
              </table:table-cell>
              <table:table-cell office:value-type="float" office:value="62.7221053536949">
                <text:p>62.7221053536949</text:p>
              </table:table-cell>
              <table:table-cell office:value-type="float" office:value="62.7221053536949">
                <text:p>62.72210535369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63.75">
                <text:p>363.75</text:p>
              </table:table-cell>
              <table:table-cell office:value-type="float" office:value="96.7018614091787">
                <text:p>96.7018614091787</text:p>
              </table:table-cell>
              <table:table-cell office:value-type="float" office:value="96.7018614091787">
                <text:p>96.70186140917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13">
                <text:p>413</text:p>
              </table:table-cell>
              <table:table-cell office:value-type="float" office:value="71.2561400863112">
                <text:p>71.2561400863112</text:p>
              </table:table-cell>
              <table:table-cell office:value-type="float" office:value="71.2561400863112">
                <text:p>71.25614008631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37.5">
                <text:p>337.5</text:p>
              </table:table-cell>
              <table:table-cell office:value-type="float" office:value="72.4514923931868">
                <text:p>72.4514923931868</text:p>
              </table:table-cell>
              <table:table-cell office:value-type="float" office:value="72.4514923931868">
                <text:p>72.45149239318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6.5">
                <text:p>376.5</text:p>
              </table:table-cell>
              <table:table-cell office:value-type="float" office:value="68.2600725168088">
                <text:p>68.2600725168088</text:p>
              </table:table-cell>
              <table:table-cell office:value-type="float" office:value="68.2600725168088">
                <text:p>68.26007251680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6.5">
                <text:p>316.5</text:p>
              </table:table-cell>
              <table:table-cell office:value-type="float" office:value="55.5686512343066">
                <text:p>55.5686512343066</text:p>
              </table:table-cell>
              <table:table-cell office:value-type="float" office:value="55.5686512343066">
                <text:p>55.56865123430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8.75">
                <text:p>308.75</text:p>
              </table:table-cell>
              <table:table-cell office:value-type="float" office:value="84.2086322772196">
                <text:p>84.2086322772196</text:p>
              </table:table-cell>
              <table:table-cell office:value-type="float" office:value="84.2086322772196">
                <text:p>84.20863227721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63.25">
                <text:p>363.25</text:p>
              </table:table-cell>
              <table:table-cell office:value-type="float" office:value="65.7891993415332">
                <text:p>65.7891993415332</text:p>
              </table:table-cell>
              <table:table-cell office:value-type="float" office:value="65.7891993415332">
                <text:p>65.78919934153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8.25">
                <text:p>378.25</text:p>
              </table:table-cell>
              <table:table-cell office:value-type="float" office:value="78.8259554334738">
                <text:p>78.8259554334738</text:p>
              </table:table-cell>
              <table:table-cell office:value-type="float" office:value="78.8259554334738">
                <text:p>78.82595543347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6.5">
                <text:p>346.5</text:p>
              </table:table-cell>
              <table:table-cell office:value-type="float" office:value="70.0707232016339">
                <text:p>70.0707232016339</text:p>
              </table:table-cell>
              <table:table-cell office:value-type="float" office:value="70.0707232016339">
                <text:p>70.07072320163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3.75">
                <text:p>353.75</text:p>
              </table:table-cell>
              <table:table-cell office:value-type="float" office:value="70.7018387313937">
                <text:p>70.7018387313937</text:p>
              </table:table-cell>
              <table:table-cell office:value-type="float" office:value="70.7018387313937">
                <text:p>70.70183873139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77">
                <text:p>377</text:p>
              </table:table-cell>
              <table:table-cell office:value-type="float" office:value="91.4215852520618">
                <text:p>91.4215852520618</text:p>
              </table:table-cell>
              <table:table-cell office:value-type="float" office:value="91.4215852520618">
                <text:p>91.42158525206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7">
                <text:p>307</text:p>
              </table:table-cell>
              <table:table-cell office:value-type="float" office:value="64.1721318018967">
                <text:p>64.1721318018967</text:p>
              </table:table-cell>
              <table:table-cell office:value-type="float" office:value="64.1721318018967">
                <text:p>64.17213180189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4.5">
                <text:p>334.5</text:p>
              </table:table-cell>
              <table:table-cell office:value-type="float" office:value="55.0831757435971">
                <text:p>55.0831757435971</text:p>
              </table:table-cell>
              <table:table-cell office:value-type="float" office:value="55.0831757435971">
                <text:p>55.08317574359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69.25">
                <text:p>369.25</text:p>
              </table:table-cell>
              <table:table-cell office:value-type="float" office:value="50.6914687102278">
                <text:p>50.6914687102278</text:p>
              </table:table-cell>
              <table:table-cell office:value-type="float" office:value="50.6914687102278">
                <text:p>50.69146871022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4.25">
                <text:p>354.25</text:p>
              </table:table-cell>
              <table:table-cell office:value-type="float" office:value="41.296564627097">
                <text:p>41.296564627097</text:p>
              </table:table-cell>
              <table:table-cell office:value-type="float" office:value="41.296564627097">
                <text:p>41.2965646270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2">
                <text:p>342</text:p>
              </table:table-cell>
              <table:table-cell office:value-type="float" office:value="49.8224974283706">
                <text:p>49.8224974283706</text:p>
              </table:table-cell>
              <table:table-cell office:value-type="float" office:value="49.8224974283706">
                <text:p>49.82249742837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0.25">
                <text:p>380.25</text:p>
              </table:table-cell>
              <table:table-cell office:value-type="float" office:value="42.8303338768215">
                <text:p>42.8303338768215</text:p>
              </table:table-cell>
              <table:table-cell office:value-type="float" office:value="42.8303338768215">
                <text:p>42.83033387682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6">
                <text:p>326</text:p>
              </table:table-cell>
              <table:table-cell office:value-type="float" office:value="41.3623470078766">
                <text:p>41.3623470078766</text:p>
              </table:table-cell>
              <table:table-cell office:value-type="float" office:value="41.3623470078766">
                <text:p>41.36234700787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06.75">
                <text:p>306.75</text:p>
              </table:table-cell>
              <table:table-cell office:value-type="float" office:value="94.1853226357483">
                <text:p>94.1853226357483</text:p>
              </table:table-cell>
              <table:table-cell office:value-type="float" office:value="94.1853226357483">
                <text:p>94.18532263574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82.25">
                <text:p>382.25</text:p>
              </table:table-cell>
              <table:table-cell office:value-type="float" office:value="48.7874855880071">
                <text:p>48.7874855880071</text:p>
              </table:table-cell>
              <table:table-cell office:value-type="float" office:value="48.7874855880071">
                <text:p>48.78748558800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6.25">
                <text:p>346.25</text:p>
              </table:table-cell>
              <table:table-cell office:value-type="float" office:value="54.339787448977">
                <text:p>54.339787448977</text:p>
              </table:table-cell>
              <table:table-cell office:value-type="float" office:value="54.339787448977">
                <text:p>54.3397874489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5.75">
                <text:p>395.75</text:p>
              </table:table-cell>
              <table:table-cell office:value-type="float" office:value="40.8208739494881">
                <text:p>40.8208739494881</text:p>
              </table:table-cell>
              <table:table-cell office:value-type="float" office:value="40.8208739494881">
                <text:p>40.82087394948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33.5">
                <text:p>333.5</text:p>
              </table:table-cell>
              <table:table-cell office:value-type="float" office:value="70.7564043037802">
                <text:p>70.7564043037802</text:p>
              </table:table-cell>
              <table:table-cell office:value-type="float" office:value="70.7564043037802">
                <text:p>70.75640430378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3">
                <text:p>393</text:p>
              </table:table-cell>
              <table:table-cell office:value-type="float" office:value="56.7293464619504">
                <text:p>56.7293464619504</text:p>
              </table:table-cell>
              <table:table-cell office:value-type="float" office:value="56.7293464619504">
                <text:p>56.72934646195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7.75">
                <text:p>347.75</text:p>
              </table:table-cell>
              <table:table-cell office:value-type="float" office:value="61.63577492009">
                <text:p>61.63577492009</text:p>
              </table:table-cell>
              <table:table-cell office:value-type="float" office:value="61.63577492009">
                <text:p>61.635774920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1.25">
                <text:p>361.25</text:p>
              </table:table-cell>
              <table:table-cell office:value-type="float" office:value="69.4003332124565">
                <text:p>69.4003332124565</text:p>
              </table:table-cell>
              <table:table-cell office:value-type="float" office:value="69.4003332124565">
                <text:p>69.40033321245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70">
                <text:p>370</text:p>
              </table:table-cell>
              <table:table-cell office:value-type="float" office:value="74.9228770136332">
                <text:p>74.9228770136332</text:p>
              </table:table-cell>
              <table:table-cell office:value-type="float" office:value="74.9228770136332">
                <text:p>74.92287701363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3.25">
                <text:p>353.25</text:p>
              </table:table-cell>
              <table:table-cell office:value-type="float" office:value="62.8472851442288">
                <text:p>62.8472851442288</text:p>
              </table:table-cell>
              <table:table-cell office:value-type="float" office:value="62.8472851442288">
                <text:p>62.84728514422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22.5">
                <text:p>422.5</text:p>
              </table:table-cell>
              <table:table-cell office:value-type="float" office:value="67.8889258274131">
                <text:p>67.8889258274131</text:p>
              </table:table-cell>
              <table:table-cell office:value-type="float" office:value="67.8889258274131">
                <text:p>67.88892582741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93.5">
                <text:p>393.5</text:p>
              </table:table-cell>
              <table:table-cell office:value-type="float" office:value="55.9679037484879">
                <text:p>55.9679037484879</text:p>
              </table:table-cell>
              <table:table-cell office:value-type="float" office:value="55.9679037484879">
                <text:p>55.96790374848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26.25">
                <text:p>426.25</text:p>
              </table:table-cell>
              <table:table-cell office:value-type="float" office:value="89.7069883008007">
                <text:p>89.7069883008007</text:p>
              </table:table-cell>
              <table:table-cell office:value-type="float" office:value="89.7069883008007">
                <text:p>89.70698830080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3.5">
                <text:p>353.5</text:p>
              </table:table-cell>
              <table:table-cell office:value-type="float" office:value="49.7515703269756">
                <text:p>49.7515703269756</text:p>
              </table:table-cell>
              <table:table-cell office:value-type="float" office:value="49.7515703269756">
                <text:p>49.75157032697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1.25">
                <text:p>351.25</text:p>
              </table:table-cell>
              <table:table-cell office:value-type="float" office:value="69.7786679437205">
                <text:p>69.7786679437205</text:p>
              </table:table-cell>
              <table:table-cell office:value-type="float" office:value="69.7786679437205">
                <text:p>69.77866794372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82.25">
                <text:p>382.25</text:p>
              </table:table-cell>
              <table:table-cell office:value-type="float" office:value="51.139209516769">
                <text:p>51.139209516769</text:p>
              </table:table-cell>
              <table:table-cell office:value-type="float" office:value="51.139209516769">
                <text:p>51.1392095167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71.5">
                <text:p>371.5</text:p>
              </table:table-cell>
              <table:table-cell office:value-type="float" office:value="50.8204560192055">
                <text:p>50.8204560192055</text:p>
              </table:table-cell>
              <table:table-cell office:value-type="float" office:value="50.8204560192055">
                <text:p>50.82045601920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2.25">
                <text:p>352.25</text:p>
              </table:table-cell>
              <table:table-cell office:value-type="float" office:value="96.096793650985">
                <text:p>96.096793650985</text:p>
              </table:table-cell>
              <table:table-cell office:value-type="float" office:value="96.096793650985">
                <text:p>96.0967936509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902cm" svg:height="15.334cm" xlink:href=".." xlink:type="simple" chart:class="chart:line" chart:style-name="ch1">
        <chart:legend chart:legend-position="end" svg:x="25.314cm" svg:y="7.119cm" style:legend-expansion="high" chart:style-name="ch2"/>
        <chart:plot-area chart:style-name="ch3" table:cell-range-address="'total output'.A1:'total output'.B231" chart:data-source-has-labels="row" svg:x="0.558cm" svg:y="0.306cm" svg:width="24.198cm" svg:height="14.722cm">
          <chartooo:coordinate-region svg:x="1.47cm" svg:y="0.505cm" svg:width="23.246cm" svg:height="14.3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otal output'.A2:'total output'.A231" chart:label-cell-address="'total output'.A1:'total output'.A1" chart:class="chart:line">
            <chart:data-point chart:repeated="230"/>
          </chart:series>
          <chart:series chart:style-name="ch7" chart:values-cell-range-address="'total output'.B2:'total output'.B231" chart:label-cell-address="'total output'.B1:'total output'.B1" chart:class="chart:line">
            <chart:data-point chart:repeated="2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gmoid</text:p>
                <draw:g>
                  <svg:desc>'total output'.A1:'total output'.A1</svg:desc>
                </draw:g>
              </table:table-cell>
              <table:table-cell office:value-type="string">
                <text:p>Linear</text:p>
                <draw:g>
                  <svg:desc>'total output'.B1:'total outpu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8">
                <text:p>-28</text:p>
                <draw:g>
                  <svg:desc>'total output'.A2:'total output'.A231</svg:desc>
                </draw:g>
              </table:table-cell>
              <table:table-cell office:value-type="float" office:value="-219.75">
                <text:p>-219.75</text:p>
                <draw:g>
                  <svg:desc>'total output'.B2:'total output'.B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-114.25">
                <text:p>-114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.25">
                <text:p>58.25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.75">
                <text:p>78.75</text:p>
              </table:table-cell>
              <table:table-cell office:value-type="float" office:value="142.5">
                <text:p>14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3.5">
                <text:p>233.5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8.75">
                <text:p>158.75</text:p>
              </table:table-cell>
              <table:table-cell office:value-type="float" office:value="190.25">
                <text:p>19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.5">
                <text:p>205.5</text:p>
              </table:table-cell>
              <table:table-cell office:value-type="float" office:value="236.25">
                <text:p>236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2">
                <text:p>232</text:p>
              </table:table-cell>
              <table:table-cell office:value-type="float" office:value="258.75">
                <text:p>258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.25">
                <text:p>200.25</text:p>
              </table:table-cell>
              <table:table-cell office:value-type="float" office:value="309.75">
                <text:p>309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.75">
                <text:p>280.75</text:p>
              </table:table-cell>
              <table:table-cell office:value-type="float" office:value="223.75">
                <text:p>223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3">
                <text:p>263</text:p>
              </table:table-cell>
              <table:table-cell office:value-type="float" office:value="188.75">
                <text:p>188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.5">
                <text:p>190.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2">
                <text:p>162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1">
                <text:p>21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3.75">
                <text:p>243.75</text:p>
              </table:table-cell>
              <table:table-cell office:value-type="float" office:value="200.25">
                <text:p>200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8.75">
                <text:p>178.75</text:p>
              </table:table-cell>
              <table:table-cell office:value-type="float" office:value="289.25">
                <text:p>289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9">
                <text:p>179</text:p>
              </table:table-cell>
              <table:table-cell office:value-type="float" office:value="353.5">
                <text:p>353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5.5">
                <text:p>205.5</text:p>
              </table:table-cell>
              <table:table-cell office:value-type="float" office:value="313.25">
                <text:p>313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4.25">
                <text:p>214.25</text:p>
              </table:table-cell>
              <table:table-cell office:value-type="float" office:value="327.25">
                <text:p>327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9.75">
                <text:p>229.75</text:p>
              </table:table-cell>
              <table:table-cell office:value-type="float" office:value="345.25">
                <text:p>345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2">
                <text:p>272</text:p>
              </table:table-cell>
              <table:table-cell office:value-type="float" office:value="248.75">
                <text:p>248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0.75">
                <text:p>270.75</text:p>
              </table:table-cell>
              <table:table-cell office:value-type="float" office:value="239.75">
                <text:p>239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4">
                <text:p>254</text:p>
              </table:table-cell>
              <table:table-cell office:value-type="float" office:value="297.75">
                <text:p>297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3.75">
                <text:p>183.7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3.75">
                <text:p>303.7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.25">
                <text:p>260.25</text:p>
              </table:table-cell>
              <table:table-cell office:value-type="float" office:value="264.25">
                <text:p>264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9">
                <text:p>259</text:p>
              </table:table-cell>
              <table:table-cell office:value-type="float" office:value="316.25">
                <text:p>316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1.5">
                <text:p>261.5</text:p>
              </table:table-cell>
              <table:table-cell office:value-type="float" office:value="336.5">
                <text:p>336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1.75">
                <text:p>251.75</text:p>
              </table:table-cell>
              <table:table-cell office:value-type="float" office:value="425.75">
                <text:p>425.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8">
                <text:p>26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4.75">
                <text:p>274.7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1">
                <text:p>311</text:p>
              </table:table-cell>
              <table:table-cell office:value-type="float" office:value="315.5">
                <text:p>315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4.75">
                <text:p>274.75</text:p>
              </table:table-cell>
              <table:table-cell office:value-type="float" office:value="312.5">
                <text:p>312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4.5">
                <text:p>284.5</text:p>
              </table:table-cell>
              <table:table-cell office:value-type="float" office:value="304.5">
                <text:p>304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5">
                <text:p>295</text:p>
              </table:table-cell>
              <table:table-cell office:value-type="float" office:value="358.25">
                <text:p>358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5.25">
                <text:p>285.25</text:p>
              </table:table-cell>
              <table:table-cell office:value-type="float" office:value="296.75">
                <text:p>296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6.5">
                <text:p>326.5</text:p>
              </table:table-cell>
              <table:table-cell office:value-type="float" office:value="358.75">
                <text:p>358.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4">
                <text:p>254</text:p>
              </table:table-cell>
              <table:table-cell office:value-type="float" office:value="336.5">
                <text:p>336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6.75">
                <text:p>216.75</text:p>
              </table:table-cell>
              <table:table-cell office:value-type="float" office:value="386.25">
                <text:p>386.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6">
                <text:p>246</text:p>
              </table:table-cell>
              <table:table-cell office:value-type="float" office:value="303.5">
                <text:p>303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7.5">
                <text:p>257.5</text:p>
              </table:table-cell>
              <table:table-cell office:value-type="float" office:value="234.25">
                <text:p>234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4.5">
                <text:p>304.5</text:p>
              </table:table-cell>
              <table:table-cell office:value-type="float" office:value="240.5">
                <text:p>24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6.5">
                <text:p>266.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6.5">
                <text:p>286.5</text:p>
              </table:table-cell>
              <table:table-cell office:value-type="float" office:value="317.5">
                <text:p>317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8">
                <text:p>328</text:p>
              </table:table-cell>
              <table:table-cell office:value-type="float" office:value="314.5">
                <text:p>314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8">
                <text:p>288</text:p>
              </table:table-cell>
              <table:table-cell office:value-type="float" office:value="234.75">
                <text:p>234.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6.75">
                <text:p>286.75</text:p>
              </table:table-cell>
              <table:table-cell office:value-type="float" office:value="351.5">
                <text:p>351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5">
                <text:p>3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0">
                <text:p>33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0">
                <text:p>31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4">
                <text:p>284</text:p>
              </table:table-cell>
              <table:table-cell office:value-type="float" office:value="323.75">
                <text:p>323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8.75">
                <text:p>368.75</text:p>
              </table:table-cell>
              <table:table-cell office:value-type="float" office:value="307.5">
                <text:p>307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1.25">
                <text:p>311.25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6">
                <text:p>256</text:p>
              </table:table-cell>
              <table:table-cell office:value-type="float" office:value="318.5">
                <text:p>318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4">
                <text:p>344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8.5">
                <text:p>308.5</text:p>
              </table:table-cell>
              <table:table-cell office:value-type="float" office:value="310.5">
                <text:p>310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0">
                <text:p>240</text:p>
              </table:table-cell>
              <table:table-cell office:value-type="float" office:value="198.75">
                <text:p>198.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2.25">
                <text:p>272.25</text:p>
              </table:table-cell>
              <table:table-cell office:value-type="float" office:value="288.75">
                <text:p>288.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7.75">
                <text:p>287.75</text:p>
              </table:table-cell>
              <table:table-cell office:value-type="float" office:value="202.5">
                <text:p>202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8.5">
                <text:p>338.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3.75">
                <text:p>293.75</text:p>
              </table:table-cell>
              <table:table-cell office:value-type="float" office:value="327.25">
                <text:p>327.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9.5">
                <text:p>299.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0.75">
                <text:p>320.7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3.25">
                <text:p>323.25</text:p>
              </table:table-cell>
              <table:table-cell office:value-type="float" office:value="293.25">
                <text:p>293.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2.75">
                <text:p>322.7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8.75">
                <text:p>308.75</text:p>
              </table:table-cell>
              <table:table-cell office:value-type="float" office:value="243.75">
                <text:p>243.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4.25">
                <text:p>294.25</text:p>
              </table:table-cell>
              <table:table-cell office:value-type="float" office:value="352.25">
                <text:p>352.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7">
                <text:p>27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7.75">
                <text:p>317.75</text:p>
              </table:table-cell>
              <table:table-cell office:value-type="float" office:value="291.75">
                <text:p>291.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6.5">
                <text:p>386.5</text:p>
              </table:table-cell>
              <table:table-cell office:value-type="float" office:value="276.75">
                <text:p>276.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1.25">
                <text:p>321.25</text:p>
              </table:table-cell>
              <table:table-cell office:value-type="float" office:value="127.5">
                <text:p>127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7.75">
                <text:p>367.75</text:p>
              </table:table-cell>
              <table:table-cell office:value-type="float" office:value="192.75">
                <text:p>192.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1">
                <text:p>281</text:p>
              </table:table-cell>
              <table:table-cell office:value-type="float" office:value="290.75">
                <text:p>290.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6.5">
                <text:p>356.5</text:p>
              </table:table-cell>
              <table:table-cell office:value-type="float" office:value="294.25">
                <text:p>294.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2">
                <text:p>242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9.25">
                <text:p>279.25</text:p>
              </table:table-cell>
              <table:table-cell office:value-type="float" office:value="295.25">
                <text:p>295.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3">
                <text:p>29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6.25">
                <text:p>386.25</text:p>
              </table:table-cell>
              <table:table-cell office:value-type="float" office:value="367.25">
                <text:p>367.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4">
                <text:p>364</text:p>
              </table:table-cell>
              <table:table-cell office:value-type="float" office:value="240.75">
                <text:p>240.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3.25">
                <text:p>333.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3">
                <text:p>36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8.75">
                <text:p>318.7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9.25">
                <text:p>269.2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5.75">
                <text:p>325.75</text:p>
              </table:table-cell>
              <table:table-cell office:value-type="float" office:value="340.5">
                <text:p>340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4.75">
                <text:p>344.7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2.25">
                <text:p>332.25</text:p>
              </table:table-cell>
              <table:table-cell office:value-type="float" office:value="335.75">
                <text:p>335.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5.75">
                <text:p>365.7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3.5">
                <text:p>413.5</text:p>
              </table:table-cell>
              <table:table-cell office:value-type="float" office:value="257.25">
                <text:p>257.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6">
                <text:p>346</text:p>
              </table:table-cell>
              <table:table-cell office:value-type="float" office:value="308.5">
                <text:p>308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6">
                <text:p>326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9">
                <text:p>359</text:p>
              </table:table-cell>
              <table:table-cell office:value-type="float" office:value="303.5">
                <text:p>303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7.75">
                <text:p>407.75</text:p>
              </table:table-cell>
              <table:table-cell office:value-type="float" office:value="291.75">
                <text:p>291.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7.75">
                <text:p>417.75</text:p>
              </table:table-cell>
              <table:table-cell office:value-type="float" office:value="301.75">
                <text:p>301.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7.25">
                <text:p>387.25</text:p>
              </table:table-cell>
              <table:table-cell office:value-type="float" office:value="337.25">
                <text:p>337.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0.75">
                <text:p>380.75</text:p>
              </table:table-cell>
              <table:table-cell office:value-type="float" office:value="248.75">
                <text:p>248.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0.25">
                <text:p>290.25</text:p>
              </table:table-cell>
              <table:table-cell office:value-type="float" office:value="281.25">
                <text:p>281.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0">
                <text:p>410</text:p>
              </table:table-cell>
              <table:table-cell office:value-type="float" office:value="324.5">
                <text:p>324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2.75">
                <text:p>402.75</text:p>
              </table:table-cell>
              <table:table-cell office:value-type="float" office:value="346.75">
                <text:p>346.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5">
                <text:p>365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4">
                <text:p>384</text:p>
              </table:table-cell>
              <table:table-cell office:value-type="float" office:value="232.25">
                <text:p>232.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8">
                <text:p>24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5.5">
                <text:p>375.5</text:p>
              </table:table-cell>
              <table:table-cell office:value-type="float" office:value="244.5">
                <text:p>244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9">
                <text:p>339</text:p>
              </table:table-cell>
              <table:table-cell office:value-type="float" office:value="307.5">
                <text:p>307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6.5">
                <text:p>346.5</text:p>
              </table:table-cell>
              <table:table-cell office:value-type="float" office:value="269.5">
                <text:p>269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1.5">
                <text:p>361.5</text:p>
              </table:table-cell>
              <table:table-cell office:value-type="float" office:value="275.5">
                <text:p>275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1.75">
                <text:p>231.75</text:p>
              </table:table-cell>
              <table:table-cell office:value-type="float" office:value="248.25">
                <text:p>248.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4.75">
                <text:p>334.75</text:p>
              </table:table-cell>
              <table:table-cell office:value-type="float" office:value="277.75">
                <text:p>277.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6.5">
                <text:p>366.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1.25">
                <text:p>281.25</text:p>
              </table:table-cell>
              <table:table-cell office:value-type="float" office:value="307.75">
                <text:p>307.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.5">
                <text:p>380.5</text:p>
              </table:table-cell>
              <table:table-cell office:value-type="float" office:value="166.75">
                <text:p>166.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1.75">
                <text:p>351.7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2">
                <text:p>332</text:p>
              </table:table-cell>
              <table:table-cell office:value-type="float" office:value="279.75">
                <text:p>279.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5.75">
                <text:p>405.7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8.25">
                <text:p>288.25</text:p>
              </table:table-cell>
              <table:table-cell office:value-type="float" office:value="361.75">
                <text:p>361.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9.75">
                <text:p>419.75</text:p>
              </table:table-cell>
              <table:table-cell office:value-type="float" office:value="219.5">
                <text:p>219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8.5">
                <text:p>318.5</text:p>
              </table:table-cell>
              <table:table-cell office:value-type="float" office:value="334.5">
                <text:p>334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8.5">
                <text:p>298.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9">
                <text:p>409</text:p>
              </table:table-cell>
              <table:table-cell office:value-type="float" office:value="246.25">
                <text:p>246.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9.75">
                <text:p>319.75</text:p>
              </table:table-cell>
              <table:table-cell office:value-type="float" office:value="255.5">
                <text:p>255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3.5">
                <text:p>323.5</text:p>
              </table:table-cell>
              <table:table-cell office:value-type="float" office:value="347.5">
                <text:p>347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1">
                <text:p>291</text:p>
              </table:table-cell>
              <table:table-cell office:value-type="float" office:value="309.75">
                <text:p>309.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0.5">
                <text:p>370.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4.25">
                <text:p>384.25</text:p>
              </table:table-cell>
              <table:table-cell office:value-type="float" office:value="285.25">
                <text:p>285.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4">
                <text:p>42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7">
                <text:p>387</text:p>
              </table:table-cell>
              <table:table-cell office:value-type="float" office:value="235.5">
                <text:p>235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2.5">
                <text:p>382.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4.75">
                <text:p>374.75</text:p>
              </table:table-cell>
              <table:table-cell office:value-type="float" office:value="279.25">
                <text:p>279.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8.75">
                <text:p>398.75</text:p>
              </table:table-cell>
              <table:table-cell office:value-type="float" office:value="256.25">
                <text:p>256.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8">
                <text:p>368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5.5">
                <text:p>315.5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3">
                <text:p>403</text:p>
              </table:table-cell>
              <table:table-cell office:value-type="float" office:value="271.25">
                <text:p>271.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8.25">
                <text:p>398.25</text:p>
              </table:table-cell>
              <table:table-cell office:value-type="float" office:value="407.25">
                <text:p>407.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1.25">
                <text:p>361.25</text:p>
              </table:table-cell>
              <table:table-cell office:value-type="float" office:value="311.5">
                <text:p>311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0.75">
                <text:p>310.75</text:p>
              </table:table-cell>
              <table:table-cell office:value-type="float" office:value="305.5">
                <text:p>305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1.5">
                <text:p>421.5</text:p>
              </table:table-cell>
              <table:table-cell office:value-type="float" office:value="313.75">
                <text:p>313.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8.5">
                <text:p>388.5</text:p>
              </table:table-cell>
              <table:table-cell office:value-type="float" office:value="389.5">
                <text:p>389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2">
                <text:p>322</text:p>
              </table:table-cell>
              <table:table-cell office:value-type="float" office:value="292.25">
                <text:p>292.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5.5">
                <text:p>335.5</text:p>
              </table:table-cell>
              <table:table-cell office:value-type="float" office:value="235.75">
                <text:p>235.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6">
                <text:p>386</text:p>
              </table:table-cell>
              <table:table-cell office:value-type="float" office:value="311.5">
                <text:p>31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8.25">
                <text:p>378.25</text:p>
              </table:table-cell>
              <table:table-cell office:value-type="float" office:value="245.25">
                <text:p>245.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3">
                <text:p>373</text:p>
              </table:table-cell>
              <table:table-cell office:value-type="float" office:value="308.75">
                <text:p>308.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3.25">
                <text:p>343.25</text:p>
              </table:table-cell>
              <table:table-cell office:value-type="float" office:value="365.25">
                <text:p>365.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3.5">
                <text:p>363.5</text:p>
              </table:table-cell>
              <table:table-cell office:value-type="float" office:value="305.5">
                <text:p>305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8.75">
                <text:p>378.7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5">
                <text:p>325</text:p>
              </table:table-cell>
              <table:table-cell office:value-type="float" office:value="290.5">
                <text:p>290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5.5">
                <text:p>345.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0">
                <text:p>340</text:p>
              </table:table-cell>
              <table:table-cell office:value-type="float" office:value="299.25">
                <text:p>299.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4.25">
                <text:p>394.25</text:p>
              </table:table-cell>
              <table:table-cell office:value-type="float" office:value="323.25">
                <text:p>323.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2.75">
                <text:p>362.75</text:p>
              </table:table-cell>
              <table:table-cell office:value-type="float" office:value="320.5">
                <text:p>320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7.5">
                <text:p>357.5</text:p>
              </table:table-cell>
              <table:table-cell office:value-type="float" office:value="348.5">
                <text:p>348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8.75">
                <text:p>358.75</text:p>
              </table:table-cell>
              <table:table-cell office:value-type="float" office:value="254.75">
                <text:p>254.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30.25">
                <text:p>330.2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5">
                <text:p>395</text:p>
              </table:table-cell>
              <table:table-cell office:value-type="float" office:value="313.25">
                <text:p>313.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6.25">
                <text:p>366.25</text:p>
              </table:table-cell>
              <table:table-cell office:value-type="float" office:value="289.5">
                <text:p>289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2.5">
                <text:p>332.5</text:p>
              </table:table-cell>
              <table:table-cell office:value-type="float" office:value="263.75">
                <text:p>263.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6">
                <text:p>316</text:p>
              </table:table-cell>
              <table:table-cell office:value-type="float" office:value="319.25">
                <text:p>319.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2.25">
                <text:p>282.25</text:p>
              </table:table-cell>
              <table:table-cell office:value-type="float" office:value="331.75">
                <text:p>331.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8.5">
                <text:p>308.5</text:p>
              </table:table-cell>
              <table:table-cell office:value-type="float" office:value="388.25">
                <text:p>388.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1.75">
                <text:p>251.75</text:p>
              </table:table-cell>
              <table:table-cell office:value-type="float" office:value="372.5">
                <text:p>372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69.25">
                <text:p>369.25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3.25">
                <text:p>363.25</text:p>
              </table:table-cell>
              <table:table-cell office:value-type="float" office:value="260.25">
                <text:p>260.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4.75">
                <text:p>354.75</text:p>
              </table:table-cell>
              <table:table-cell office:value-type="float" office:value="202.25">
                <text:p>202.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5.75">
                <text:p>355.75</text:p>
              </table:table-cell>
              <table:table-cell office:value-type="float" office:value="292.25">
                <text:p>292.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6">
                <text:p>336</text:p>
              </table:table-cell>
              <table:table-cell office:value-type="float" office:value="279.25">
                <text:p>279.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6.75">
                <text:p>336.75</text:p>
              </table:table-cell>
              <table:table-cell office:value-type="float" office:value="348.75">
                <text:p>348.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6.75">
                <text:p>386.7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4.75">
                <text:p>354.75</text:p>
              </table:table-cell>
              <table:table-cell office:value-type="float" office:value="286.5">
                <text:p>286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6.75">
                <text:p>336.7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3">
                <text:p>283</text:p>
              </table:table-cell>
              <table:table-cell office:value-type="float" office:value="292.75">
                <text:p>292.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3.25">
                <text:p>383.2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7.25">
                <text:p>347.25</text:p>
              </table:table-cell>
              <table:table-cell office:value-type="float" office:value="353.25">
                <text:p>353.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9.75">
                <text:p>429.75</text:p>
              </table:table-cell>
              <table:table-cell office:value-type="float" office:value="345.75">
                <text:p>345.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1.75">
                <text:p>411.75</text:p>
              </table:table-cell>
              <table:table-cell office:value-type="float" office:value="241.5">
                <text:p>241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97.25">
                <text:p>397.25</text:p>
              </table:table-cell>
              <table:table-cell office:value-type="float" office:value="287.5">
                <text:p>287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0.5">
                <text:p>400.5</text:p>
              </table:table-cell>
              <table:table-cell office:value-type="float" office:value="361.25">
                <text:p>361.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34.75">
                <text:p>334.75</text:p>
              </table:table-cell>
              <table:table-cell office:value-type="float" office:value="291.25">
                <text:p>291.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9.5">
                <text:p>399.5</text:p>
              </table:table-cell>
              <table:table-cell office:value-type="float" office:value="320.5">
                <text:p>320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6.25">
                <text:p>396.25</text:p>
              </table:table-cell>
              <table:table-cell office:value-type="float" office:value="340.25">
                <text:p>340.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1">
                <text:p>381</text:p>
              </table:table-cell>
              <table:table-cell office:value-type="float" office:value="342.75">
                <text:p>342.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6.75">
                <text:p>376.7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7">
                <text:p>347</text:p>
              </table:table-cell>
              <table:table-cell office:value-type="float" office:value="246.75">
                <text:p>246.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2.5">
                <text:p>352.5</text:p>
              </table:table-cell>
              <table:table-cell office:value-type="float" office:value="291.75">
                <text:p>291.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1.25">
                <text:p>401.2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3.25">
                <text:p>333.25</text:p>
              </table:table-cell>
              <table:table-cell office:value-type="float" office:value="264.75">
                <text:p>264.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8.25">
                <text:p>318.2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4">
                <text:p>334</text:p>
              </table:table-cell>
              <table:table-cell office:value-type="float" office:value="431.75">
                <text:p>431.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4.75">
                <text:p>364.75</text:p>
              </table:table-cell>
              <table:table-cell office:value-type="float" office:value="372.5">
                <text:p>372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9.5">
                <text:p>369.5</text:p>
              </table:table-cell>
              <table:table-cell office:value-type="float" office:value="378.25">
                <text:p>378.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0.25">
                <text:p>350.2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8.25">
                <text:p>358.25</text:p>
              </table:table-cell>
              <table:table-cell office:value-type="float" office:value="359.25">
                <text:p>359.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4.5">
                <text:p>384.5</text:p>
              </table:table-cell>
              <table:table-cell office:value-type="float" office:value="265.25">
                <text:p>265.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5.25">
                <text:p>345.25</text:p>
              </table:table-cell>
              <table:table-cell office:value-type="float" office:value="303.5">
                <text:p>303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13.75">
                <text:p>413.75</text:p>
              </table:table-cell>
              <table:table-cell office:value-type="float" office:value="289.5">
                <text:p>289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11.25">
                <text:p>411.25</text:p>
              </table:table-cell>
              <table:table-cell office:value-type="float" office:value="338.25">
                <text:p>338.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63.75">
                <text:p>363.75</text:p>
              </table:table-cell>
              <table:table-cell office:value-type="float" office:value="419.75">
                <text:p>419.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13">
                <text:p>413</text:p>
              </table:table-cell>
              <table:table-cell office:value-type="float" office:value="386.25">
                <text:p>386.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37.5">
                <text:p>337.5</text:p>
              </table:table-cell>
              <table:table-cell office:value-type="float" office:value="361.75">
                <text:p>361.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6.5">
                <text:p>376.5</text:p>
              </table:table-cell>
              <table:table-cell office:value-type="float" office:value="347.75">
                <text:p>347.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6.5">
                <text:p>316.5</text:p>
              </table:table-cell>
              <table:table-cell office:value-type="float" office:value="309.5">
                <text:p>309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8.75">
                <text:p>308.75</text:p>
              </table:table-cell>
              <table:table-cell office:value-type="float" office:value="311.75">
                <text:p>311.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63.25">
                <text:p>363.25</text:p>
              </table:table-cell>
              <table:table-cell office:value-type="float" office:value="414.5">
                <text:p>414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8.25">
                <text:p>378.25</text:p>
              </table:table-cell>
              <table:table-cell office:value-type="float" office:value="360.75">
                <text:p>360.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6.5">
                <text:p>346.5</text:p>
              </table:table-cell>
              <table:table-cell office:value-type="float" office:value="334.25">
                <text:p>334.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3.75">
                <text:p>353.75</text:p>
              </table:table-cell>
              <table:table-cell office:value-type="float" office:value="267.5">
                <text:p>267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77">
                <text:p>377</text:p>
              </table:table-cell>
              <table:table-cell office:value-type="float" office:value="250.5">
                <text:p>250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7">
                <text:p>307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4.5">
                <text:p>334.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69.25">
                <text:p>369.25</text:p>
              </table:table-cell>
              <table:table-cell office:value-type="float" office:value="326.25">
                <text:p>326.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4.25">
                <text:p>354.2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2">
                <text:p>342</text:p>
              </table:table-cell>
              <table:table-cell office:value-type="float" office:value="317.25">
                <text:p>317.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0.25">
                <text:p>380.25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6">
                <text:p>32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06.75">
                <text:p>306.75</text:p>
              </table:table-cell>
              <table:table-cell office:value-type="float" office:value="322.75">
                <text:p>322.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82.25">
                <text:p>382.25</text:p>
              </table:table-cell>
              <table:table-cell office:value-type="float" office:value="380.75">
                <text:p>380.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6.25">
                <text:p>346.25</text:p>
              </table:table-cell>
              <table:table-cell office:value-type="float" office:value="326.25">
                <text:p>326.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5.75">
                <text:p>395.75</text:p>
              </table:table-cell>
              <table:table-cell office:value-type="float" office:value="289.75">
                <text:p>289.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33.5">
                <text:p>333.5</text:p>
              </table:table-cell>
              <table:table-cell office:value-type="float" office:value="345.5">
                <text:p>345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3">
                <text:p>393</text:p>
              </table:table-cell>
              <table:table-cell office:value-type="float" office:value="348.75">
                <text:p>348.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7.75">
                <text:p>347.75</text:p>
              </table:table-cell>
              <table:table-cell office:value-type="float" office:value="321.5">
                <text:p>321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1.25">
                <text:p>361.2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70">
                <text:p>37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3.25">
                <text:p>353.25</text:p>
              </table:table-cell>
              <table:table-cell office:value-type="float" office:value="345.25">
                <text:p>345.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22.5">
                <text:p>422.5</text:p>
              </table:table-cell>
              <table:table-cell office:value-type="float" office:value="304.5">
                <text:p>304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93.5">
                <text:p>393.5</text:p>
              </table:table-cell>
              <table:table-cell office:value-type="float" office:value="303.25">
                <text:p>303.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26.25">
                <text:p>426.25</text:p>
              </table:table-cell>
              <table:table-cell office:value-type="float" office:value="305.5">
                <text:p>305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3.5">
                <text:p>353.5</text:p>
              </table:table-cell>
              <table:table-cell office:value-type="float" office:value="329.75">
                <text:p>329.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1.25">
                <text:p>351.25</text:p>
              </table:table-cell>
              <table:table-cell office:value-type="float" office:value="326.75">
                <text:p>326.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82.25">
                <text:p>382.25</text:p>
              </table:table-cell>
              <table:table-cell office:value-type="float" office:value="366.5">
                <text:p>366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71.5">
                <text:p>371.5</text:p>
              </table:table-cell>
              <table:table-cell office:value-type="float" office:value="429.75">
                <text:p>429.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2.25">
                <text:p>352.25</text:p>
              </table:table-cell>
              <table:table-cell office:value-type="float" office:value="421.25">
                <text:p>421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